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6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1.526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8358in" svg:y="375.4756in">
            <draw:object draw:notify-on-update-of-ranges="Sheet1.A2:Sheet1.E2271 Sheet1.A2272:Sheet1.E2272 Sheet1.A2:Sheet1.A2272 Sheet1.E2:Sheet1.E22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 office:value-type="string">
            <text:p>time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4" office:value-type="string">
            <text:p>0.000000000000e+00</text:p>
          </table:table-cell>
          <table:table-cell office:value-type="string">
            <text:p>5.354911312603e-08</text:p>
          </table:table-cell>
        </table:table-row>
        <table:table-row table:style-name="ro1">
          <table:table-cell office:value-type="string">
            <text:p>1.464376871305e-10</text:p>
          </table:table-cell>
          <table:table-cell table:number-columns-repeated="3" office:value-type="string">
            <text:p>4.832443675305e-01</text:p>
          </table:table-cell>
          <table:table-cell office:value-type="string">
            <text:p>2.259788065000e-03</text:p>
          </table:table-cell>
        </table:table-row>
        <table:table-row table:style-name="ro1">
          <table:table-cell office:value-type="string">
            <text:p>2.311804341489e-10</text:p>
          </table:table-cell>
          <table:table-cell table:number-columns-repeated="3" office:value-type="string">
            <text:p>7.628954326914e-01</text:p>
          </table:table-cell>
          <table:table-cell office:value-type="string">
            <text:p>2.076549415920e-03</text:p>
          </table:table-cell>
        </table:table-row>
        <table:table-row table:style-name="ro1">
          <table:table-cell office:value-type="string">
            <text:p>2.819533481349e-10</text:p>
          </table:table-cell>
          <table:table-cell table:number-columns-repeated="3" office:value-type="string">
            <text:p>9.304460488451e-01</text:p>
          </table:table-cell>
          <table:table-cell office:value-type="string">
            <text:p>1.835028867104e-03</text:p>
          </table:table-cell>
        </table:table-row>
        <table:table-row table:style-name="ro1">
          <table:table-cell office:value-type="string">
            <text:p>3.251158402487e-10</text:p>
          </table:table-cell>
          <table:table-cell table:number-columns-repeated="3" office:value-type="string">
            <text:p>1.072882272821e+00</text:p>
          </table:table-cell>
          <table:table-cell office:value-type="string">
            <text:p>1.266243556282e-03</text:p>
          </table:table-cell>
        </table:table-row>
        <table:table-row table:style-name="ro1">
          <table:table-cell office:value-type="string">
            <text:p>3.661295996107e-10</text:p>
          </table:table-cell>
          <table:table-cell table:number-columns-repeated="3" office:value-type="string">
            <text:p>1.208227678715e+00</text:p>
          </table:table-cell>
          <table:table-cell office:value-type="string">
            <text:p>6.818456957978e-05</text:p>
          </table:table-cell>
        </table:table-row>
        <table:table-row table:style-name="ro1">
          <table:table-cell office:value-type="string">
            <text:p>4.080993874776e-10</text:p>
          </table:table-cell>
          <table:table-cell table:number-columns-repeated="3" office:value-type="string">
            <text:p>1.346727978676e+00</text:p>
          </table:table-cell>
          <table:table-cell office:value-type="string">
            <text:p>-1.758916364464e-03</text:p>
          </table:table-cell>
        </table:table-row>
        <table:table-row table:style-name="ro1">
          <table:table-cell office:value-type="string">
            <text:p>4.552751546858e-10</text:p>
          </table:table-cell>
          <table:table-cell table:number-columns-repeated="3" office:value-type="string">
            <text:p>1.502408010463e+00</text:p>
          </table:table-cell>
          <table:table-cell office:value-type="string">
            <text:p>-4.232708124205e-03</text:p>
          </table:table-cell>
        </table:table-row>
        <table:table-row table:style-name="ro1">
          <table:table-cell office:value-type="string">
            <text:p>5.185815367174e-10</text:p>
          </table:table-cell>
          <table:table-cell table:number-columns-repeated="3" office:value-type="string">
            <text:p>1.711319071168e+00</text:p>
          </table:table-cell>
          <table:table-cell office:value-type="string">
            <text:p>-8.486338457706e-03</text:p>
          </table:table-cell>
        </table:table-row>
        <table:table-row table:style-name="ro1">
          <table:table-cell office:value-type="string">
            <text:p>5.397799491990e-10</text:p>
          </table:table-cell>
          <table:table-cell table:number-columns-repeated="3" office:value-type="string">
            <text:p>1.781273832357e+00</text:p>
          </table:table-cell>
          <table:table-cell office:value-type="string">
            <text:p>-1.064905183942e-02</text:p>
          </table:table-cell>
        </table:table-row>
        <table:table-row table:style-name="ro1">
          <table:table-cell office:value-type="string">
            <text:p>5.657328189718e-10</text:p>
          </table:table-cell>
          <table:table-cell table:number-columns-repeated="3" office:value-type="string">
            <text:p>1.866918302607e+00</text:p>
          </table:table-cell>
          <table:table-cell office:value-type="string">
            <text:p>-1.874844136135e-02</text:p>
          </table:table-cell>
        </table:table-row>
        <table:table-row table:style-name="ro1">
          <table:table-cell office:value-type="string">
            <text:p>5.919789997025e-10</text:p>
          </table:table-cell>
          <table:table-cell table:number-columns-repeated="3" office:value-type="string">
            <text:p>1.953530699018e+00</text:p>
          </table:table-cell>
          <table:table-cell office:value-type="string">
            <text:p>-3.029344979530e-02</text:p>
          </table:table-cell>
        </table:table-row>
        <table:table-row table:style-name="ro1">
          <table:table-cell office:value-type="string">
            <text:p>6.199005774755e-10</text:p>
          </table:table-cell>
          <table:table-cell table:number-columns-repeated="3" office:value-type="string">
            <text:p>2.045671905669e+00</text:p>
          </table:table-cell>
          <table:table-cell office:value-type="string">
            <text:p>-4.350476239511e-02</text:p>
          </table:table-cell>
        </table:table-row>
        <table:table-row table:style-name="ro1">
          <table:table-cell office:value-type="string">
            <text:p>6.467627923721e-10</text:p>
          </table:table-cell>
          <table:table-cell table:number-columns-repeated="3" office:value-type="string">
            <text:p>2.134317214828e+00</text:p>
          </table:table-cell>
          <table:table-cell office:value-type="string">
            <text:p>-5.820459580261e-02</text:p>
          </table:table-cell>
        </table:table-row>
        <table:table-row table:style-name="ro1">
          <table:table-cell office:value-type="string">
            <text:p>6.820919380446e-10</text:p>
          </table:table-cell>
          <table:table-cell table:number-columns-repeated="3" office:value-type="string">
            <text:p>2.250903395547e+00</text:p>
          </table:table-cell>
          <table:table-cell office:value-type="string">
            <text:p>-8.031953993467e-02</text:p>
          </table:table-cell>
        </table:table-row>
        <table:table-row table:style-name="ro1">
          <table:table-cell office:value-type="string">
            <text:p>7.198524300726e-10</text:p>
          </table:table-cell>
          <table:table-cell table:number-columns-repeated="3" office:value-type="string">
            <text:p>2.375513019240e+00</text:p>
          </table:table-cell>
          <table:table-cell office:value-type="string">
            <text:p>-9.323756215340e-02</text:p>
          </table:table-cell>
        </table:table-row>
        <table:table-row table:style-name="ro1">
          <table:table-cell office:value-type="string">
            <text:p>7.585739749461e-10</text:p>
          </table:table-cell>
          <table:table-cell table:number-columns-repeated="3" office:value-type="string">
            <text:p>2.503294117322e+00</text:p>
          </table:table-cell>
          <table:table-cell office:value-type="string">
            <text:p>-9.214052506662e-02</text:p>
          </table:table-cell>
        </table:table-row>
        <table:table-row table:style-name="ro1">
          <table:table-cell office:value-type="string">
            <text:p>7.938538596911e-10</text:p>
          </table:table-cell>
          <table:table-cell table:number-columns-repeated="3" office:value-type="string">
            <text:p>2.619717736981e+00</text:p>
          </table:table-cell>
          <table:table-cell office:value-type="string">
            <text:p>-8.121104543775e-02</text:p>
          </table:table-cell>
        </table:table-row>
        <table:table-row table:style-name="ro1">
          <table:table-cell office:value-type="string">
            <text:p>8.275931660854e-10</text:p>
          </table:table-cell>
          <table:table-cell table:number-columns-repeated="3" office:value-type="string">
            <text:p>2.731057448082e+00</text:p>
          </table:table-cell>
          <table:table-cell office:value-type="string">
            <text:p>-5.716078195423e-02</text:p>
          </table:table-cell>
        </table:table-row>
        <table:table-row table:style-name="ro1">
          <table:table-cell office:value-type="string">
            <text:p>8.564421478357e-10</text:p>
          </table:table-cell>
          <table:table-cell table:number-columns-repeated="3" office:value-type="string">
            <text:p>2.826259087858e+00</text:p>
          </table:table-cell>
          <table:table-cell office:value-type="string">
            <text:p>-2.192035374175e-02</text:p>
          </table:table-cell>
        </table:table-row>
        <table:table-row table:style-name="ro1">
          <table:table-cell office:value-type="string">
            <text:p>8.886627218575e-10</text:p>
          </table:table-cell>
          <table:table-cell table:number-columns-repeated="3" office:value-type="string">
            <text:p>2.932586982130e+00</text:p>
          </table:table-cell>
          <table:table-cell office:value-type="string">
            <text:p>4.247383967619e-02</text:p>
          </table:table-cell>
        </table:table-row>
        <table:table-row table:style-name="ro1">
          <table:table-cell office:value-type="string">
            <text:p>9.252803616566e-10</text:p>
          </table:table-cell>
          <table:table-cell table:number-columns-repeated="3" office:value-type="string">
            <text:p>3.053425193467e+00</text:p>
          </table:table-cell>
          <table:table-cell office:value-type="string">
            <text:p>1.983988405599e-01</text:p>
          </table:table-cell>
        </table:table-row>
        <table:table-row table:style-name="ro1">
          <table:table-cell office:value-type="string">
            <text:p>9.592311488607e-10</text:p>
          </table:table-cell>
          <table:table-cell table:number-columns-repeated="3" office:value-type="string">
            <text:p>3.165462791240e+00</text:p>
          </table:table-cell>
          <table:table-cell office:value-type="string">
            <text:p>4.799357213915e-01</text:p>
          </table:table-cell>
        </table:table-row>
        <table:table-row table:style-name="ro1">
          <table:table-cell office:value-type="string">
            <text:p>9.796155744303e-10</text:p>
          </table:table-cell>
          <table:table-cell table:number-columns-repeated="3" office:value-type="string">
            <text:p>3.232731395620e+00</text:p>
          </table:table-cell>
          <table:table-cell office:value-type="string">
            <text:p>7.065043259199e-01</text:p>
          </table:table-cell>
        </table:table-row>
        <table:table-row table:style-name="ro1">
          <table:table-cell office:value-type="string">
            <text:p>1.000000000000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9.609460475278e-01</text:p>
          </table:table-cell>
        </table:table-row>
        <table:table-row table:style-name="ro1">
          <table:table-cell office:value-type="string">
            <text:p>1.013510778296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1.143780100047e+00</text:p>
          </table:table-cell>
        </table:table-row>
        <table:table-row table:style-name="ro1">
          <table:table-cell office:value-type="string">
            <text:p>1.030007862722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1.372029511185e+00</text:p>
          </table:table-cell>
        </table:table-row>
        <table:table-row table:style-name="ro1">
          <table:table-cell office:value-type="string">
            <text:p>1.046101329170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1.601459359493e+00</text:p>
          </table:table-cell>
        </table:table-row>
        <table:table-row table:style-name="ro1">
          <table:table-cell office:value-type="string">
            <text:p>1.078288262067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053782755215e+00</text:p>
          </table:table-cell>
        </table:table-row>
        <table:table-row table:style-name="ro1">
          <table:table-cell office:value-type="string">
            <text:p>1.109532042728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432952584536e+00</text:p>
          </table:table-cell>
        </table:table-row>
        <table:table-row table:style-name="ro1">
          <table:table-cell office:value-type="string">
            <text:p>1.138620874633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700964471987e+00</text:p>
          </table:table-cell>
        </table:table-row>
        <table:table-row table:style-name="ro1">
          <table:table-cell office:value-type="string">
            <text:p>1.173078176458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923556623858e+00</text:p>
          </table:table-cell>
        </table:table-row>
        <table:table-row table:style-name="ro1">
          <table:table-cell office:value-type="string">
            <text:p>1.226160617127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24296898723e+00</text:p>
          </table:table-cell>
        </table:table-row>
        <table:table-row table:style-name="ro1">
          <table:table-cell office:value-type="string">
            <text:p>1.268093748423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03778473120e+00</text:p>
          </table:table-cell>
        </table:table-row>
        <table:table-row table:style-name="ro1">
          <table:table-cell office:value-type="string">
            <text:p>1.314049173065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50335184549e+00</text:p>
          </table:table-cell>
        </table:table-row>
        <table:table-row table:style-name="ro1">
          <table:table-cell office:value-type="string">
            <text:p>1.362776398900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75082675553e+00</text:p>
          </table:table-cell>
        </table:table-row>
        <table:table-row table:style-name="ro1">
          <table:table-cell office:value-type="string">
            <text:p>1.424389793340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9550293578e+00</text:p>
          </table:table-cell>
        </table:table-row>
        <table:table-row table:style-name="ro1">
          <table:table-cell office:value-type="string">
            <text:p>1.500444909705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6368524878e+00</text:p>
          </table:table-cell>
        </table:table-row>
        <table:table-row table:style-name="ro1">
          <table:table-cell office:value-type="string">
            <text:p>1.602305326983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135293733e+00</text:p>
          </table:table-cell>
        </table:table-row>
        <table:table-row table:style-name="ro1">
          <table:table-cell office:value-type="string">
            <text:p>1.742287436125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03193542e+00</text:p>
          </table:table-cell>
        </table:table-row>
        <table:table-row table:style-name="ro1">
          <table:table-cell office:value-type="string">
            <text:p>1.956188819375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19806310e+00</text:p>
          </table:table-cell>
        </table:table-row>
        <table:table-row table:style-name="ro1">
          <table:table-cell office:value-type="string">
            <text:p>2.271656004091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2888763e+00</text:p>
          </table:table-cell>
        </table:table-row>
        <table:table-row table:style-name="ro1">
          <table:table-cell office:value-type="string">
            <text:p>2.810596746015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777475e+00</text:p>
          </table:table-cell>
        </table:table-row>
        <table:table-row table:style-name="ro1">
          <table:table-cell office:value-type="string">
            <text:p>3.607383235027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02009e+00</text:p>
          </table:table-cell>
        </table:table-row>
        <table:table-row table:style-name="ro1">
          <table:table-cell office:value-type="string">
            <text:p>4.733434839412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468424e+00</text:p>
          </table:table-cell>
        </table:table-row>
        <table:table-row table:style-name="ro1">
          <table:table-cell office:value-type="string">
            <text:p>6.342294857845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30115e+00</text:p>
          </table:table-cell>
        </table:table-row>
        <table:table-row table:style-name="ro1">
          <table:table-cell office:value-type="string">
            <text:p>8.726127908830e-09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225363e+00</text:p>
          </table:table-cell>
        </table:table-row>
        <table:table-row table:style-name="ro1">
          <table:table-cell office:value-type="string">
            <text:p>1.228774470029e-08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3897e+00</text:p>
          </table:table-cell>
        </table:table-row>
        <table:table-row table:style-name="ro1">
          <table:table-cell office:value-type="string">
            <text:p>1.754394750094e-08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65588e+00</text:p>
          </table:table-cell>
        </table:table-row>
        <table:table-row table:style-name="ro1">
          <table:table-cell office:value-type="string">
            <text:p>2.529496554022e-08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5269e+00</text:p>
          </table:table-cell>
        </table:table-row>
        <table:table-row table:style-name="ro1">
          <table:table-cell office:value-type="string">
            <text:p>3.681385380547e-08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48561e+00</text:p>
          </table:table-cell>
        </table:table-row>
        <table:table-row table:style-name="ro1">
          <table:table-cell office:value-type="string">
            <text:p>5.402629414814e-08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9245e+00</text:p>
          </table:table-cell>
        </table:table-row>
        <table:table-row table:style-name="ro1">
          <table:table-cell office:value-type="string">
            <text:p>7.975427028375e-08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42778e+00</text:p>
          </table:table-cell>
        </table:table-row>
        <table:table-row table:style-name="ro1">
          <table:table-cell office:value-type="string">
            <text:p>1.182143378582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01662e+00</text:p>
          </table:table-cell>
        </table:table-row>
        <table:table-row table:style-name="ro1">
          <table:table-cell office:value-type="string">
            <text:p>1.490000000000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39872e+00</text:p>
          </table:table-cell>
        </table:table-row>
        <table:table-row table:style-name="ro1">
          <table:table-cell office:value-type="string">
            <text:p>1.493328816417e-07</text:p>
          </table:table-cell>
          <table:table-cell office:value-type="string">
            <text:p>2.201490582317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04283900e+00</text:p>
          </table:table-cell>
        </table:table-row>
        <table:table-row table:style-name="ro1">
          <table:table-cell office:value-type="string">
            <text:p>1.496330342018e-07</text:p>
          </table:table-cell>
          <table:table-cell office:value-type="string">
            <text:p>1.210987134002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887771606e+00</text:p>
          </table:table-cell>
        </table:table-row>
        <table:table-row table:style-name="ro1">
          <table:table-cell office:value-type="string">
            <text:p>1.500000000000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177884703e+00</text:p>
          </table:table-cell>
        </table:table-row>
        <table:table-row table:style-name="ro1">
          <table:table-cell office:value-type="string">
            <text:p>1.500532357756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273342702e+00</text:p>
          </table:table-cell>
        </table:table-row>
        <table:table-row table:style-name="ro1">
          <table:table-cell office:value-type="string">
            <text:p>1.501416694925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211940882e+00</text:p>
          </table:table-cell>
        </table:table-row>
        <table:table-row table:style-name="ro1">
          <table:table-cell office:value-type="string">
            <text:p>1.502221647345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52925483e+00</text:p>
          </table:table-cell>
        </table:table-row>
        <table:table-row table:style-name="ro1">
          <table:table-cell office:value-type="string">
            <text:p>1.503831552184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6986799e+00</text:p>
          </table:table-cell>
        </table:table-row>
        <table:table-row table:style-name="ro1">
          <table:table-cell office:value-type="string">
            <text:p>1.505694223662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183152e+00</text:p>
          </table:table-cell>
        </table:table-row>
        <table:table-row table:style-name="ro1">
          <table:table-cell office:value-type="string">
            <text:p>1.509419566618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829417e+00</text:p>
          </table:table-cell>
        </table:table-row>
        <table:table-row table:style-name="ro1">
          <table:table-cell office:value-type="string">
            <text:p>1.516870252530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166201e+00</text:p>
          </table:table-cell>
        </table:table-row>
        <table:table-row table:style-name="ro1">
          <table:table-cell office:value-type="string">
            <text:p>1.531771624354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740844e+00</text:p>
          </table:table-cell>
        </table:table-row>
        <table:table-row table:style-name="ro1">
          <table:table-cell office:value-type="string">
            <text:p>1.561574368001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218540e+00</text:p>
          </table:table-cell>
        </table:table-row>
        <table:table-row table:style-name="ro1">
          <table:table-cell office:value-type="string">
            <text:p>1.621179855296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714751e+00</text:p>
          </table:table-cell>
        </table:table-row>
        <table:table-row table:style-name="ro1">
          <table:table-cell office:value-type="string">
            <text:p>1.740390829887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232279e+00</text:p>
          </table:table-cell>
        </table:table-row>
        <table:table-row table:style-name="ro1">
          <table:table-cell office:value-type="string">
            <text:p>1.978812779067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708130e+00</text:p>
          </table:table-cell>
        </table:table-row>
        <table:table-row table:style-name="ro1">
          <table:table-cell office:value-type="string">
            <text:p>2.234406389534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236681e+00</text:p>
          </table:table-cell>
        </table:table-row>
        <table:table-row table:style-name="ro1">
          <table:table-cell office:value-type="string">
            <text:p>2.490000000000e-07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703900e+00</text:p>
          </table:table-cell>
        </table:table-row>
        <table:table-row table:style-name="ro1">
          <table:table-cell office:value-type="string">
            <text:p>2.492500000000e-07</text:p>
          </table:table-cell>
          <table:table-cell office:value-type="string">
            <text:p>0.000000000000e+00</text:p>
          </table:table-cell>
          <table:table-cell office:value-type="string">
            <text:p>2.475000000000e+00</text:p>
          </table:table-cell>
          <table:table-cell office:value-type="string">
            <text:p>3.300000000000e+00</text:p>
          </table:table-cell>
          <table:table-cell office:value-type="string">
            <text:p>3.298898005018e+00</text:p>
          </table:table-cell>
        </table:table-row>
        <table:table-row table:style-name="ro1">
          <table:table-cell office:value-type="string">
            <text:p>2.493119986410e-07</text:p>
          </table:table-cell>
          <table:table-cell office:value-type="string">
            <text:p>0.000000000000e+00</text:p>
          </table:table-cell>
          <table:table-cell office:value-type="string">
            <text:p>2.270404484694e+00</text:p>
          </table:table-cell>
          <table:table-cell office:value-type="string">
            <text:p>3.300000000000e+00</text:p>
          </table:table-cell>
          <table:table-cell office:value-type="string">
            <text:p>3.299176653059e+00</text:p>
          </table:table-cell>
        </table:table-row>
        <table:table-row table:style-name="ro1">
          <table:table-cell office:value-type="string">
            <text:p>2.494359959230e-07</text:p>
          </table:table-cell>
          <table:table-cell office:value-type="string">
            <text:p>0.000000000000e+00</text:p>
          </table:table-cell>
          <table:table-cell office:value-type="string">
            <text:p>1.861213454082e+00</text:p>
          </table:table-cell>
          <table:table-cell office:value-type="string">
            <text:p>3.300000000000e+00</text:p>
          </table:table-cell>
          <table:table-cell office:value-type="string">
            <text:p>3.304337647972e+00</text:p>
          </table:table-cell>
        </table:table-row>
        <table:table-row table:style-name="ro1">
          <table:table-cell office:value-type="string">
            <text:p>2.495479046679e-07</text:p>
          </table:table-cell>
          <table:table-cell office:value-type="string">
            <text:p>0.000000000000e+00</text:p>
          </table:table-cell>
          <table:table-cell office:value-type="string">
            <text:p>1.491914595794e+00</text:p>
          </table:table-cell>
          <table:table-cell office:value-type="string">
            <text:p>3.300000000000e+00</text:p>
          </table:table-cell>
          <table:table-cell office:value-type="string">
            <text:p>3.312370631895e+00</text:p>
          </table:table-cell>
        </table:table-row>
        <table:table-row table:style-name="ro1">
          <table:table-cell office:value-type="string">
            <text:p>2.496134121523e-07</text:p>
          </table:table-cell>
          <table:table-cell office:value-type="string">
            <text:p>0.000000000000e+00</text:p>
          </table:table-cell>
          <table:table-cell office:value-type="string">
            <text:p>1.275739897379e+00</text:p>
          </table:table-cell>
          <table:table-cell office:value-type="string">
            <text:p>3.300000000000e+00</text:p>
          </table:table-cell>
          <table:table-cell office:value-type="string">
            <text:p>3.322491054864e+00</text:p>
          </table:table-cell>
        </table:table-row>
        <table:table-row table:style-name="ro1">
          <table:table-cell office:value-type="string">
            <text:p>2.496975152353e-07</text:p>
          </table:table-cell>
          <table:table-cell office:value-type="string">
            <text:p>0.000000000000e+00</text:p>
          </table:table-cell>
          <table:table-cell office:value-type="string">
            <text:p>9.981997235073e-01</text:p>
          </table:table-cell>
          <table:table-cell office:value-type="string">
            <text:p>3.300000000000e+00</text:p>
          </table:table-cell>
          <table:table-cell office:value-type="string">
            <text:p>3.347904118289e+00</text:p>
          </table:table-cell>
        </table:table-row>
        <table:table-row table:style-name="ro1">
          <table:table-cell office:value-type="string">
            <text:p>2.497626897911e-07</text:p>
          </table:table-cell>
          <table:table-cell office:value-type="string">
            <text:p>0.000000000000e+00</text:p>
          </table:table-cell>
          <table:table-cell office:value-type="string">
            <text:p>7.831236892356e-01</text:p>
          </table:table-cell>
          <table:table-cell office:value-type="string">
            <text:p>3.300000000000e+00</text:p>
          </table:table-cell>
          <table:table-cell office:value-type="string">
            <text:p>3.354951340093e+00</text:p>
          </table:table-cell>
        </table:table-row>
        <table:table-row table:style-name="ro1">
          <table:table-cell office:value-type="string">
            <text:p>2.498147052686e-07</text:p>
          </table:table-cell>
          <table:table-cell office:value-type="string">
            <text:p>0.000000000000e+00</text:p>
          </table:table-cell>
          <table:table-cell office:value-type="string">
            <text:p>6.114726136154e-01</text:p>
          </table:table-cell>
          <table:table-cell office:value-type="string">
            <text:p>3.300000000000e+00</text:p>
          </table:table-cell>
          <table:table-cell office:value-type="string">
            <text:p>3.293021342169e+00</text:p>
          </table:table-cell>
        </table:table-row>
        <table:table-row table:style-name="ro1">
          <table:table-cell office:value-type="string">
            <text:p>2.498696420042e-07</text:p>
          </table:table-cell>
          <table:table-cell office:value-type="string">
            <text:p>0.000000000000e+00</text:p>
          </table:table-cell>
          <table:table-cell office:value-type="string">
            <text:p>4.301813860907e-01</text:p>
          </table:table-cell>
          <table:table-cell office:value-type="string">
            <text:p>3.300000000000e+00</text:p>
          </table:table-cell>
          <table:table-cell office:value-type="string">
            <text:p>3.087060237670e+00</text:p>
          </table:table-cell>
        </table:table-row>
        <table:table-row table:style-name="ro1">
          <table:table-cell office:value-type="string">
            <text:p>2.499172675498e-07</text:p>
          </table:table-cell>
          <table:table-cell office:value-type="string">
            <text:p>0.000000000000e+00</text:p>
          </table:table-cell>
          <table:table-cell office:value-type="string">
            <text:p>2.730170857721e-01</text:p>
          </table:table-cell>
          <table:table-cell office:value-type="string">
            <text:p>3.300000000000e+00</text:p>
          </table:table-cell>
          <table:table-cell office:value-type="string">
            <text:p>2.702406224451e+00</text:p>
          </table:table-cell>
        </table:table-row>
        <table:table-row table:style-name="ro1">
          <table:table-cell office:value-type="string">
            <text:p>2.499581164782e-07</text:p>
          </table:table-cell>
          <table:table-cell office:value-type="string">
            <text:p>0.000000000000e+00</text:p>
          </table:table-cell>
          <table:table-cell office:value-type="string">
            <text:p>1.382156219647e-01</text:p>
          </table:table-cell>
          <table:table-cell office:value-type="string">
            <text:p>3.300000000000e+00</text:p>
          </table:table-cell>
          <table:table-cell office:value-type="string">
            <text:p>2.207944302049e+00</text:p>
          </table:table-cell>
        </table:table-row>
        <table:table-row table:style-name="ro1">
          <table:table-cell office:value-type="string">
            <text:p>2.50000000000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92478173761e+00</text:p>
          </table:table-cell>
        </table:table-row>
        <table:table-row table:style-name="ro1">
          <table:table-cell office:value-type="string">
            <text:p>2.500171011418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26194493954e+00</text:p>
          </table:table-cell>
        </table:table-row>
        <table:table-row table:style-name="ro1">
          <table:table-cell office:value-type="string">
            <text:p>2.500414177628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906758271885e-01</text:p>
          </table:table-cell>
        </table:table-row>
        <table:table-row table:style-name="ro1">
          <table:table-cell office:value-type="string">
            <text:p>2.500640799727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514784600371e-01</text:p>
          </table:table-cell>
        </table:table-row>
        <table:table-row table:style-name="ro1">
          <table:table-cell office:value-type="string">
            <text:p>2.50091084560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396098694635e-01</text:p>
          </table:table-cell>
        </table:table-row>
        <table:table-row table:style-name="ro1">
          <table:table-cell office:value-type="string">
            <text:p>2.50119450790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801213238116e-01</text:p>
          </table:table-cell>
        </table:table-row>
        <table:table-row table:style-name="ro1">
          <table:table-cell office:value-type="string">
            <text:p>2.501511894887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566903079032e-01</text:p>
          </table:table-cell>
        </table:table-row>
        <table:table-row table:style-name="ro1">
          <table:table-cell office:value-type="string">
            <text:p>2.50190781939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75742944960e-01</text:p>
          </table:table-cell>
        </table:table-row>
        <table:table-row table:style-name="ro1">
          <table:table-cell office:value-type="string">
            <text:p>2.50234803152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232661557873e-02</text:p>
          </table:table-cell>
        </table:table-row>
        <table:table-row table:style-name="ro1">
          <table:table-cell office:value-type="string">
            <text:p>2.502853175198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055051381825e-02</text:p>
          </table:table-cell>
        </table:table-row>
        <table:table-row table:style-name="ro1">
          <table:table-cell office:value-type="string">
            <text:p>2.503442397504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538507984374e-02</text:p>
          </table:table-cell>
        </table:table-row>
        <table:table-row table:style-name="ro1">
          <table:table-cell office:value-type="string">
            <text:p>2.504165078502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02055827684e-02</text:p>
          </table:table-cell>
        </table:table-row>
        <table:table-row table:style-name="ro1">
          <table:table-cell office:value-type="string">
            <text:p>2.50507965094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825200982378e-03</text:p>
          </table:table-cell>
        </table:table-row>
        <table:table-row table:style-name="ro1">
          <table:table-cell office:value-type="string">
            <text:p>2.50629194426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8.759694255034e-04</text:p>
          </table:table-cell>
        </table:table-row>
        <table:table-row table:style-name="ro1">
          <table:table-cell office:value-type="string">
            <text:p>2.507979246597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220617856752e-05</text:p>
          </table:table-cell>
        </table:table-row>
        <table:table-row table:style-name="ro1">
          <table:table-cell office:value-type="string">
            <text:p>2.510426424286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244212551422e-05</text:p>
          </table:table-cell>
        </table:table-row>
        <table:table-row table:style-name="ro1">
          <table:table-cell office:value-type="string">
            <text:p>2.514213011036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481897051550e-06</text:p>
          </table:table-cell>
        </table:table-row>
        <table:table-row table:style-name="ro1">
          <table:table-cell office:value-type="string">
            <text:p>2.521360522216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55417465335e-06</text:p>
          </table:table-cell>
        </table:table-row>
        <table:table-row table:style-name="ro1">
          <table:table-cell office:value-type="string">
            <text:p>2.53565554457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247499068120e-06</text:p>
          </table:table-cell>
        </table:table-row>
        <table:table-row table:style-name="ro1">
          <table:table-cell office:value-type="string">
            <text:p>2.56424558929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010047014556e-06</text:p>
          </table:table-cell>
        </table:table-row>
        <table:table-row table:style-name="ro1">
          <table:table-cell office:value-type="string">
            <text:p>2.621425678729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61428299718e-06</text:p>
          </table:table-cell>
        </table:table-row>
        <table:table-row table:style-name="ro1">
          <table:table-cell office:value-type="string">
            <text:p>2.735785857601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9.267933701846e-07</text:p>
          </table:table-cell>
        </table:table-row>
        <table:table-row table:style-name="ro1">
          <table:table-cell office:value-type="string">
            <text:p>2.86789292880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11912727317e-06</text:p>
          </table:table-cell>
        </table:table-row>
        <table:table-row table:style-name="ro1">
          <table:table-cell office:value-type="string">
            <text:p>3.00000000000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8.818809758810e-07</text:p>
          </table:table-cell>
        </table:table-row>
        <table:table-row table:style-name="ro1">
          <table:table-cell office:value-type="string">
            <text:p>3.002500000000e-07</text:p>
          </table:table-cell>
          <table:table-cell office:value-type="string">
            <text:p>8.250000000001e-01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99528969327e-04</text:p>
          </table:table-cell>
        </table:table-row>
        <table:table-row table:style-name="ro1">
          <table:table-cell office:value-type="string">
            <text:p>3.004980416610e-07</text:p>
          </table:table-cell>
          <table:table-cell office:value-type="string">
            <text:p>1.643537481225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80903437680e-04</text:p>
          </table:table-cell>
        </table:table-row>
        <table:table-row table:style-name="ro1">
          <table:table-cell office:value-type="string">
            <text:p>3.007490208305e-07</text:p>
          </table:table-cell>
          <table:table-cell office:value-type="string">
            <text:p>2.471768740612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8.164285984316e-05</text:p>
          </table:table-cell>
        </table:table-row>
        <table:table-row table:style-name="ro1">
          <table:table-cell office:value-type="string">
            <text:p>3.01000000000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678372002423e-04</text:p>
          </table:table-cell>
        </table:table-row>
        <table:table-row table:style-name="ro1">
          <table:table-cell office:value-type="string">
            <text:p>3.010324471618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123311443460e-04</text:p>
          </table:table-cell>
        </table:table-row>
        <table:table-row table:style-name="ro1">
          <table:table-cell office:value-type="string">
            <text:p>3.010960313456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966077332667e-04</text:p>
          </table:table-cell>
        </table:table-row>
        <table:table-row table:style-name="ro1">
          <table:table-cell office:value-type="string">
            <text:p>3.011581886591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288314052277e-04</text:p>
          </table:table-cell>
        </table:table-row>
        <table:table-row table:style-name="ro1">
          <table:table-cell office:value-type="string">
            <text:p>3.01282503286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79583945533e-04</text:p>
          </table:table-cell>
        </table:table-row>
        <table:table-row table:style-name="ro1">
          <table:table-cell office:value-type="string">
            <text:p>3.014829464646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579946431230e-06</text:p>
          </table:table-cell>
        </table:table-row>
        <table:table-row table:style-name="ro1">
          <table:table-cell office:value-type="string">
            <text:p>3.017954071925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28547709382e-06</text:p>
          </table:table-cell>
        </table:table-row>
        <table:table-row table:style-name="ro1">
          <table:table-cell office:value-type="string">
            <text:p>3.022976614921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723291378158e-06</text:p>
          </table:table-cell>
        </table:table-row>
        <table:table-row table:style-name="ro1">
          <table:table-cell office:value-type="string">
            <text:p>3.033021700912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75118066356e-06</text:p>
          </table:table-cell>
        </table:table-row>
        <table:table-row table:style-name="ro1">
          <table:table-cell office:value-type="string">
            <text:p>3.053111872894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595905151094e-06</text:p>
          </table:table-cell>
        </table:table-row>
        <table:table-row table:style-name="ro1">
          <table:table-cell office:value-type="string">
            <text:p>3.093292216858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91670648342e-06</text:p>
          </table:table-cell>
        </table:table-row>
        <table:table-row table:style-name="ro1">
          <table:table-cell office:value-type="string">
            <text:p>3.173652904786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569305172703e-06</text:p>
          </table:table-cell>
        </table:table-row>
        <table:table-row table:style-name="ro1">
          <table:table-cell office:value-type="string">
            <text:p>3.334374280642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73892627004e-06</text:p>
          </table:table-cell>
        </table:table-row>
        <table:table-row table:style-name="ro1">
          <table:table-cell office:value-type="string">
            <text:p>3.49000000000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557547265905e-06</text:p>
          </table:table-cell>
        </table:table-row>
        <table:table-row table:style-name="ro1">
          <table:table-cell office:value-type="string">
            <text:p>3.49250000000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75000000000e+00</text:p>
          </table:table-cell>
          <table:table-cell office:value-type="string">
            <text:p>-3.054736406556e-04</text:p>
          </table:table-cell>
        </table:table-row>
        <table:table-row table:style-name="ro1">
          <table:table-cell office:value-type="string">
            <text:p>3.49498041661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56462518775e+00</text:p>
          </table:table-cell>
          <table:table-cell office:value-type="string">
            <text:p>-8.028873343508e-04</text:p>
          </table:table-cell>
        </table:table-row>
        <table:table-row table:style-name="ro1">
          <table:table-cell office:value-type="string">
            <text:p>3.49573364800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07896160158e+00</text:p>
          </table:table-cell>
          <table:table-cell office:value-type="string">
            <text:p>3.002553162600e-04</text:p>
          </table:table-cell>
        </table:table-row>
        <table:table-row table:style-name="ro1">
          <table:table-cell office:value-type="string">
            <text:p>3.496395947813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89337221851e+00</text:p>
          </table:table-cell>
          <table:table-cell office:value-type="string">
            <text:p>8.086856044857e-04</text:p>
          </table:table-cell>
        </table:table-row>
        <table:table-row table:style-name="ro1">
          <table:table-cell office:value-type="string">
            <text:p>3.497134893803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454850451125e-01</text:p>
          </table:table-cell>
          <table:table-cell office:value-type="string">
            <text:p>1.293556825703e-03</text:p>
          </table:table-cell>
        </table:table-row>
        <table:table-row table:style-name="ro1">
          <table:table-cell office:value-type="string">
            <text:p>3.49762361699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842063931422e-01</text:p>
          </table:table-cell>
          <table:table-cell office:value-type="string">
            <text:p>1.526159425518e-03</text:p>
          </table:table-cell>
        </table:table-row>
        <table:table-row table:style-name="ro1">
          <table:table-cell office:value-type="string">
            <text:p>3.497880446332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994527106026e-01</text:p>
          </table:table-cell>
          <table:table-cell office:value-type="string">
            <text:p>1.595412442410e-03</text:p>
          </table:table-cell>
        </table:table-row>
        <table:table-row table:style-name="ro1">
          <table:table-cell office:value-type="string">
            <text:p>3.49822219667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866750987405e-01</text:p>
          </table:table-cell>
          <table:table-cell office:value-type="string">
            <text:p>1.708912418258e-03</text:p>
          </table:table-cell>
        </table:table-row>
        <table:table-row table:style-name="ro1">
          <table:table-cell office:value-type="string">
            <text:p>3.498487311359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991872516090e-01</text:p>
          </table:table-cell>
          <table:table-cell office:value-type="string">
            <text:p>1.836753146286e-03</text:p>
          </table:table-cell>
        </table:table-row>
        <table:table-row table:style-name="ro1">
          <table:table-cell office:value-type="string">
            <text:p>3.49875910110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094966369461e-01</text:p>
          </table:table-cell>
          <table:table-cell office:value-type="string">
            <text:p>9.899022723620e-05</text:p>
          </table:table-cell>
        </table:table-row>
        <table:table-row table:style-name="ro1">
          <table:table-cell office:value-type="string">
            <text:p>3.499021497297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29058918353e-01</text:p>
          </table:table-cell>
          <table:table-cell office:value-type="string">
            <text:p>-4.929069367461e-03</text:p>
          </table:table-cell>
        </table:table-row>
        <table:table-row table:style-name="ro1">
          <table:table-cell office:value-type="string">
            <text:p>3.499295941299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23393713378e-01</text:p>
          </table:table-cell>
          <table:table-cell office:value-type="string">
            <text:p>-1.396166523093e-02</text:p>
          </table:table-cell>
        </table:table-row>
        <table:table-row table:style-name="ro1">
          <table:table-cell office:value-type="string">
            <text:p>3.499688684322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27341736418e-01</text:p>
          </table:table-cell>
          <table:table-cell office:value-type="string">
            <text:p>-3.154909062087e-02</text:p>
          </table:table-cell>
        </table:table-row>
        <table:table-row table:style-name="ro1">
          <table:table-cell office:value-type="string">
            <text:p>3.500000000000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4.825124973207e-02</text:p>
          </table:table-cell>
        </table:table-row>
        <table:table-row table:style-name="ro1">
          <table:table-cell office:value-type="string">
            <text:p>3.50015319669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5.361228805234e-02</text:p>
          </table:table-cell>
        </table:table-row>
        <table:table-row table:style-name="ro1">
          <table:table-cell office:value-type="string">
            <text:p>3.500366893792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5.338382018204e-02</text:p>
          </table:table-cell>
        </table:table-row>
        <table:table-row table:style-name="ro1">
          <table:table-cell office:value-type="string">
            <text:p>3.50056453758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3.923586872381e-02</text:p>
          </table:table-cell>
        </table:table-row>
        <table:table-row table:style-name="ro1">
          <table:table-cell office:value-type="string">
            <text:p>3.500959825159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544552289230e-02</text:p>
          </table:table-cell>
        </table:table-row>
        <table:table-row table:style-name="ro1">
          <table:table-cell office:value-type="string">
            <text:p>3.501309510295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566536499909e-01</text:p>
          </table:table-cell>
        </table:table-row>
        <table:table-row table:style-name="ro1">
          <table:table-cell office:value-type="string">
            <text:p>3.501679237079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555192503676e-01</text:p>
          </table:table-cell>
        </table:table-row>
        <table:table-row table:style-name="ro1">
          <table:table-cell office:value-type="string">
            <text:p>3.502046805984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282876460082e-01</text:p>
          </table:table-cell>
        </table:table-row>
        <table:table-row table:style-name="ro1">
          <table:table-cell office:value-type="string">
            <text:p>3.502443162282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784235476295e-01</text:p>
          </table:table-cell>
        </table:table-row>
        <table:table-row table:style-name="ro1">
          <table:table-cell office:value-type="string">
            <text:p>3.502906759170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34845314273e+00</text:p>
          </table:table-cell>
        </table:table-row>
        <table:table-row table:style-name="ro1">
          <table:table-cell office:value-type="string">
            <text:p>3.50339616811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68213163178e+00</text:p>
          </table:table-cell>
        </table:table-row>
        <table:table-row table:style-name="ro1">
          <table:table-cell office:value-type="string">
            <text:p>3.503790623634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393618274306e+00</text:p>
          </table:table-cell>
        </table:table-row>
        <table:table-row table:style-name="ro1">
          <table:table-cell office:value-type="string">
            <text:p>3.504170382273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718627044739e+00</text:p>
          </table:table-cell>
        </table:table-row>
        <table:table-row table:style-name="ro1">
          <table:table-cell office:value-type="string">
            <text:p>3.504504631194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18349920181e+00</text:p>
          </table:table-cell>
        </table:table-row>
        <table:table-row table:style-name="ro1">
          <table:table-cell office:value-type="string">
            <text:p>3.504880625184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065789767420e+00</text:p>
          </table:table-cell>
        </table:table-row>
        <table:table-row table:style-name="ro1">
          <table:table-cell office:value-type="string">
            <text:p>3.505371389599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77444489607e+00</text:p>
          </table:table-cell>
        </table:table-row>
        <table:table-row table:style-name="ro1">
          <table:table-cell office:value-type="string">
            <text:p>3.505832789579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31959392178e+00</text:p>
          </table:table-cell>
        </table:table-row>
        <table:table-row table:style-name="ro1">
          <table:table-cell office:value-type="string">
            <text:p>3.506356481656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63837577166e+00</text:p>
          </table:table-cell>
        </table:table-row>
        <table:table-row table:style-name="ro1">
          <table:table-cell office:value-type="string">
            <text:p>3.506952077068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1003027570e+00</text:p>
          </table:table-cell>
        </table:table-row>
        <table:table-row table:style-name="ro1">
          <table:table-cell office:value-type="string">
            <text:p>3.507709684564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0365620292e+00</text:p>
          </table:table-cell>
        </table:table-row>
        <table:table-row table:style-name="ro1">
          <table:table-cell office:value-type="string">
            <text:p>3.50868408462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4818785972e+00</text:p>
          </table:table-cell>
        </table:table-row>
        <table:table-row table:style-name="ro1">
          <table:table-cell office:value-type="string">
            <text:p>3.510034730608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6939543890e+00</text:p>
          </table:table-cell>
        </table:table-row>
        <table:table-row table:style-name="ro1">
          <table:table-cell office:value-type="string">
            <text:p>3.512018383418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068350712e+00</text:p>
          </table:table-cell>
        </table:table-row>
        <table:table-row table:style-name="ro1">
          <table:table-cell office:value-type="string">
            <text:p>3.51529973009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827226733e+00</text:p>
          </table:table-cell>
        </table:table-row>
        <table:table-row table:style-name="ro1">
          <table:table-cell office:value-type="string">
            <text:p>3.520495994053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293295577e+00</text:p>
          </table:table-cell>
        </table:table-row>
        <table:table-row table:style-name="ro1">
          <table:table-cell office:value-type="string">
            <text:p>3.527592654239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544149859e+00</text:p>
          </table:table-cell>
        </table:table-row>
        <table:table-row table:style-name="ro1">
          <table:table-cell office:value-type="string">
            <text:p>3.537569091860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00299699e+00</text:p>
          </table:table-cell>
        </table:table-row>
        <table:table-row table:style-name="ro1">
          <table:table-cell office:value-type="string">
            <text:p>3.552165449845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02207243e+00</text:p>
          </table:table-cell>
        </table:table-row>
        <table:table-row table:style-name="ro1">
          <table:table-cell office:value-type="string">
            <text:p>3.57408852242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71975394e+00</text:p>
          </table:table-cell>
        </table:table-row>
        <table:table-row table:style-name="ro1">
          <table:table-cell office:value-type="string">
            <text:p>3.606402428430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15294454e+00</text:p>
          </table:table-cell>
        </table:table-row>
        <table:table-row table:style-name="ro1">
          <table:table-cell office:value-type="string">
            <text:p>3.653776143289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44851710e+00</text:p>
          </table:table-cell>
        </table:table-row>
        <table:table-row table:style-name="ro1">
          <table:table-cell office:value-type="string">
            <text:p>3.723857120716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62881880e+00</text:p>
          </table:table-cell>
        </table:table-row>
        <table:table-row table:style-name="ro1">
          <table:table-cell office:value-type="string">
            <text:p>3.828429305231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6239862e+00</text:p>
          </table:table-cell>
        </table:table-row>
        <table:table-row table:style-name="ro1">
          <table:table-cell office:value-type="string">
            <text:p>3.984567132784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3661853e+00</text:p>
          </table:table-cell>
        </table:table-row>
        <table:table-row table:style-name="ro1">
          <table:table-cell office:value-type="string">
            <text:p>4.217524594503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9889894e+00</text:p>
          </table:table-cell>
        </table:table-row>
        <table:table-row table:style-name="ro1">
          <table:table-cell office:value-type="string">
            <text:p>4.490000000000e-07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1919568e+00</text:p>
          </table:table-cell>
        </table:table-row>
        <table:table-row table:style-name="ro1">
          <table:table-cell office:value-type="string">
            <text:p>4.492500000000e-07</text:p>
          </table:table-cell>
          <table:table-cell office:value-type="string">
            <text:p>2.475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72832024e+00</text:p>
          </table:table-cell>
        </table:table-row>
        <table:table-row table:style-name="ro1">
          <table:table-cell office:value-type="string">
            <text:p>4.493121654969e-07</text:p>
          </table:table-cell>
          <table:table-cell office:value-type="string">
            <text:p>2.269853860266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383241282e+00</text:p>
          </table:table-cell>
        </table:table-row>
        <table:table-row table:style-name="ro1">
          <table:table-cell office:value-type="string">
            <text:p>4.494364964907e-07</text:p>
          </table:table-cell>
          <table:table-cell office:value-type="string">
            <text:p>1.8595615807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3239050512e+00</text:p>
          </table:table-cell>
        </table:table-row>
        <table:table-row table:style-name="ro1">
          <table:table-cell office:value-type="string">
            <text:p>4.495487258388e-07</text:p>
          </table:table-cell>
          <table:table-cell office:value-type="string">
            <text:p>1.48920473197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9253218870e+00</text:p>
          </table:table-cell>
        </table:table-row>
        <table:table-row table:style-name="ro1">
          <table:table-cell office:value-type="string">
            <text:p>4.496145219519e-07</text:p>
          </table:table-cell>
          <table:table-cell office:value-type="string">
            <text:p>1.272077558591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16914872063e+00</text:p>
          </table:table-cell>
        </table:table-row>
        <table:table-row table:style-name="ro1">
          <table:table-cell office:value-type="string">
            <text:p>4.496984206473e-07</text:p>
          </table:table-cell>
          <table:table-cell office:value-type="string">
            <text:p>9.952118638684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35985943636e+00</text:p>
          </table:table-cell>
        </table:table-row>
        <table:table-row table:style-name="ro1">
          <table:table-cell office:value-type="string">
            <text:p>4.497640462143e-07</text:p>
          </table:table-cell>
          <table:table-cell office:value-type="string">
            <text:p>7.78647492702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083647526e+00</text:p>
          </table:table-cell>
        </table:table-row>
        <table:table-row table:style-name="ro1">
          <table:table-cell office:value-type="string">
            <text:p>4.497955439423e-07</text:p>
          </table:table-cell>
          <table:table-cell office:value-type="string">
            <text:p>6.747049904557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63464194536e+00</text:p>
          </table:table-cell>
        </table:table-row>
        <table:table-row table:style-name="ro1">
          <table:table-cell office:value-type="string">
            <text:p>4.498303945674e-07</text:p>
          </table:table-cell>
          <table:table-cell office:value-type="string">
            <text:p>5.59697927642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74262670257e+00</text:p>
          </table:table-cell>
        </table:table-row>
        <table:table-row table:style-name="ro1">
          <table:table-cell office:value-type="string">
            <text:p>4.498663168316e-07</text:p>
          </table:table-cell>
          <table:table-cell office:value-type="string">
            <text:p>4.41154455636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33006977693e+00</text:p>
          </table:table-cell>
        </table:table-row>
        <table:table-row table:style-name="ro1">
          <table:table-cell office:value-type="string">
            <text:p>4.498921506294e-07</text:p>
          </table:table-cell>
          <table:table-cell office:value-type="string">
            <text:p>3.559029231129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26338234650e+00</text:p>
          </table:table-cell>
        </table:table-row>
        <table:table-row table:style-name="ro1">
          <table:table-cell office:value-type="string">
            <text:p>4.499204095362e-07</text:p>
          </table:table-cell>
          <table:table-cell office:value-type="string">
            <text:p>2.626485305392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92277984795e+00</text:p>
          </table:table-cell>
        </table:table-row>
        <table:table-row table:style-name="ro1">
          <table:table-cell office:value-type="string">
            <text:p>4.499498890321e-07</text:p>
          </table:table-cell>
          <table:table-cell office:value-type="string">
            <text:p>1.653661939305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625923858145e+00</text:p>
          </table:table-cell>
        </table:table-row>
        <table:table-row table:style-name="ro1">
          <table:table-cell office:value-type="string">
            <text:p>4.499749445161e-07</text:p>
          </table:table-cell>
          <table:table-cell office:value-type="string">
            <text:p>8.268309696527e-02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43739035589e+00</text:p>
          </table:table-cell>
        </table:table-row>
        <table:table-row table:style-name="ro1">
          <table:table-cell office:value-type="string">
            <text:p>4.500000000000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24675475763e+00</text:p>
          </table:table-cell>
        </table:table-row>
        <table:table-row table:style-name="ro1">
          <table:table-cell office:value-type="string">
            <text:p>4.500139912894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87415042118e+00</text:p>
          </table:table-cell>
        </table:table-row>
        <table:table-row table:style-name="ro1">
          <table:table-cell office:value-type="string">
            <text:p>4.500323201536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97778276098e+00</text:p>
          </table:table-cell>
        </table:table-row>
        <table:table-row table:style-name="ro1">
          <table:table-cell office:value-type="string">
            <text:p>4.500499840681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61926923519e+00</text:p>
          </table:table-cell>
        </table:table-row>
        <table:table-row table:style-name="ro1">
          <table:table-cell office:value-type="string">
            <text:p>4.500732262909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8.105177730879e-01</text:p>
          </table:table-cell>
        </table:table-row>
        <table:table-row table:style-name="ro1">
          <table:table-cell office:value-type="string">
            <text:p>4.501038089960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611967015346e-01</text:p>
          </table:table-cell>
        </table:table-row>
        <table:table-row table:style-name="ro1">
          <table:table-cell office:value-type="string">
            <text:p>4.501340205190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865915350990e-01</text:p>
          </table:table-cell>
        </table:table-row>
        <table:table-row table:style-name="ro1">
          <table:table-cell office:value-type="string">
            <text:p>4.501742582375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326965220362e-01</text:p>
          </table:table-cell>
        </table:table-row>
        <table:table-row table:style-name="ro1">
          <table:table-cell office:value-type="string">
            <text:p>4.502159907578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371313908313e-01</text:p>
          </table:table-cell>
        </table:table-row>
        <table:table-row table:style-name="ro1">
          <table:table-cell office:value-type="string">
            <text:p>4.502625477322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7.592848036268e-02</text:p>
          </table:table-cell>
        </table:table-row>
        <table:table-row table:style-name="ro1">
          <table:table-cell office:value-type="string">
            <text:p>4.503139662833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962766057494e-02</text:p>
          </table:table-cell>
        </table:table-row>
        <table:table-row table:style-name="ro1">
          <table:table-cell office:value-type="string">
            <text:p>4.503756366807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08278265469e-02</text:p>
          </table:table-cell>
        </table:table-row>
        <table:table-row table:style-name="ro1">
          <table:table-cell office:value-type="string">
            <text:p>4.504507506275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6.872324781811e-03</text:p>
          </table:table-cell>
        </table:table-row>
        <table:table-row table:style-name="ro1">
          <table:table-cell office:value-type="string">
            <text:p>4.505474335166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63243675135e-03</text:p>
          </table:table-cell>
        </table:table-row>
        <table:table-row table:style-name="ro1">
          <table:table-cell office:value-type="string">
            <text:p>4.506758123973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627776271134e-04</text:p>
          </table:table-cell>
        </table:table-row>
        <table:table-row table:style-name="ro1">
          <table:table-cell office:value-type="string">
            <text:p>4.508596297935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625263400017e-05</text:p>
          </table:table-cell>
        </table:table-row>
        <table:table-row table:style-name="ro1">
          <table:table-cell office:value-type="string">
            <text:p>4.511470920118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152399881337e-06</text:p>
          </table:table-cell>
        </table:table-row>
        <table:table-row table:style-name="ro1">
          <table:table-cell office:value-type="string">
            <text:p>4.516541175155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991013870143e-06</text:p>
          </table:table-cell>
        </table:table-row>
        <table:table-row table:style-name="ro1">
          <table:table-cell office:value-type="string">
            <text:p>4.526681685229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034892672725e-06</text:p>
          </table:table-cell>
        </table:table-row>
        <table:table-row table:style-name="ro1">
          <table:table-cell office:value-type="string">
            <text:p>4.546962705377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41379890290e-06</text:p>
          </table:table-cell>
        </table:table-row>
        <table:table-row table:style-name="ro1">
          <table:table-cell office:value-type="string">
            <text:p>4.587524745674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35511051637e-06</text:p>
          </table:table-cell>
        </table:table-row>
        <table:table-row table:style-name="ro1">
          <table:table-cell office:value-type="string">
            <text:p>4.668648826268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10073774504e-06</text:p>
          </table:table-cell>
        </table:table-row>
        <table:table-row table:style-name="ro1">
          <table:table-cell office:value-type="string">
            <text:p>4.830896987455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14878046490e-06</text:p>
          </table:table-cell>
        </table:table-row>
        <table:table-row table:style-name="ro1">
          <table:table-cell office:value-type="string">
            <text:p>5.000000000000e-07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98067873490e-06</text:p>
          </table:table-cell>
        </table:table-row>
        <table:table-row table:style-name="ro1">
          <table:table-cell office:value-type="string">
            <text:p>5.000625000000e-07</text:p>
          </table:table-cell>
          <table:table-cell office:value-type="string">
            <text:p>0.000000000000e+00</text:p>
          </table:table-cell>
          <table:table-cell office:value-type="string">
            <text:p>2.062500000001e-01</text:p>
          </table:table-cell>
          <table:table-cell office:value-type="string">
            <text:p>0.000000000000e+00</text:p>
          </table:table-cell>
          <table:table-cell office:value-type="string">
            <text:p>1.041477293555e-03</text:p>
          </table:table-cell>
        </table:table-row>
        <table:table-row table:style-name="ro1">
          <table:table-cell office:value-type="string">
            <text:p>5.001611815752e-07</text:p>
          </table:table-cell>
          <table:table-cell office:value-type="string">
            <text:p>0.000000000000e+00</text:p>
          </table:table-cell>
          <table:table-cell office:value-type="string">
            <text:p>5.318991980205e-01</text:p>
          </table:table-cell>
          <table:table-cell office:value-type="string">
            <text:p>0.000000000000e+00</text:p>
          </table:table-cell>
          <table:table-cell office:value-type="string">
            <text:p>1.148060344891e-03</text:p>
          </table:table-cell>
        </table:table-row>
        <table:table-row table:style-name="ro1">
          <table:table-cell office:value-type="string">
            <text:p>5.002516170198e-07</text:p>
          </table:table-cell>
          <table:table-cell office:value-type="string">
            <text:p>0.000000000000e+00</text:p>
          </table:table-cell>
          <table:table-cell office:value-type="string">
            <text:p>8.303361652659e-01</text:p>
          </table:table-cell>
          <table:table-cell office:value-type="string">
            <text:p>0.000000000000e+00</text:p>
          </table:table-cell>
          <table:table-cell office:value-type="string">
            <text:p>1.848193366338e-04</text:p>
          </table:table-cell>
        </table:table-row>
        <table:table-row table:style-name="ro1">
          <table:table-cell office:value-type="string">
            <text:p>5.003765536520e-07</text:p>
          </table:table-cell>
          <table:table-cell office:value-type="string">
            <text:p>0.000000000000e+00</text:p>
          </table:table-cell>
          <table:table-cell office:value-type="string">
            <text:p>1.242627051441e+00</text:p>
          </table:table-cell>
          <table:table-cell office:value-type="string">
            <text:p>0.000000000000e+00</text:p>
          </table:table-cell>
          <table:table-cell office:value-type="string">
            <text:p>-1.558069786111e-03</text:p>
          </table:table-cell>
        </table:table-row>
        <table:table-row table:style-name="ro1">
          <table:table-cell office:value-type="string">
            <text:p>5.004666982101e-07</text:p>
          </table:table-cell>
          <table:table-cell office:value-type="string">
            <text:p>0.000000000000e+00</text:p>
          </table:table-cell>
          <table:table-cell office:value-type="string">
            <text:p>1.540104093198e+00</text:p>
          </table:table-cell>
          <table:table-cell office:value-type="string">
            <text:p>0.000000000000e+00</text:p>
          </table:table-cell>
          <table:table-cell office:value-type="string">
            <text:p>-2.288596079622e-03</text:p>
          </table:table-cell>
        </table:table-row>
        <table:table-row table:style-name="ro1">
          <table:table-cell office:value-type="string">
            <text:p>5.005069111915e-07</text:p>
          </table:table-cell>
          <table:table-cell office:value-type="string">
            <text:p>0.000000000000e+00</text:p>
          </table:table-cell>
          <table:table-cell office:value-type="string">
            <text:p>1.672806932010e+00</text:p>
          </table:table-cell>
          <table:table-cell office:value-type="string">
            <text:p>0.000000000000e+00</text:p>
          </table:table-cell>
          <table:table-cell office:value-type="string">
            <text:p>-1.850561532908e-03</text:p>
          </table:table-cell>
        </table:table-row>
        <table:table-row table:style-name="ro1">
          <table:table-cell office:value-type="string">
            <text:p>5.005873371544e-07</text:p>
          </table:table-cell>
          <table:table-cell office:value-type="string">
            <text:p>0.000000000000e+00</text:p>
          </table:table-cell>
          <table:table-cell office:value-type="string">
            <text:p>1.938212609633e+00</text:p>
          </table:table-cell>
          <table:table-cell office:value-type="string">
            <text:p>0.000000000000e+00</text:p>
          </table:table-cell>
          <table:table-cell office:value-type="string">
            <text:p>-1.033625185907e-03</text:p>
          </table:table-cell>
        </table:table-row>
        <table:table-row table:style-name="ro1">
          <table:table-cell office:value-type="string">
            <text:p>5.007018185444e-07</text:p>
          </table:table-cell>
          <table:table-cell office:value-type="string">
            <text:p>0.000000000000e+00</text:p>
          </table:table-cell>
          <table:table-cell office:value-type="string">
            <text:p>2.316001196619e+00</text:p>
          </table:table-cell>
          <table:table-cell office:value-type="string">
            <text:p>0.000000000000e+00</text:p>
          </table:table-cell>
          <table:table-cell office:value-type="string">
            <text:p>-5.461707726220e-04</text:p>
          </table:table-cell>
        </table:table-row>
        <table:table-row table:style-name="ro1">
          <table:table-cell office:value-type="string">
            <text:p>5.008509092722e-07</text:p>
          </table:table-cell>
          <table:table-cell office:value-type="string">
            <text:p>0.000000000000e+00</text:p>
          </table:table-cell>
          <table:table-cell office:value-type="string">
            <text:p>2.808000598309e+00</text:p>
          </table:table-cell>
          <table:table-cell office:value-type="string">
            <text:p>0.000000000000e+00</text:p>
          </table:table-cell>
          <table:table-cell office:value-type="string">
            <text:p>-1.346999382679e-03</text:p>
          </table:table-cell>
        </table:table-row>
        <table:table-row table:style-name="ro1">
          <table:table-cell office:value-type="string">
            <text:p>5.010000000000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703587833517e-04</text:p>
          </table:table-cell>
        </table:table-row>
        <table:table-row table:style-name="ro1">
          <table:table-cell office:value-type="string">
            <text:p>5.010262923711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3.225497495402e-04</text:p>
          </table:table-cell>
        </table:table-row>
        <table:table-row table:style-name="ro1">
          <table:table-cell office:value-type="string">
            <text:p>5.010782168163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39549659837e-04</text:p>
          </table:table-cell>
        </table:table-row>
        <table:table-row table:style-name="ro1">
          <table:table-cell office:value-type="string">
            <text:p>5.011243326351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32737046381e-03</text:p>
          </table:table-cell>
        </table:table-row>
        <table:table-row table:style-name="ro1">
          <table:table-cell office:value-type="string">
            <text:p>5.012165642728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98814446117e-03</text:p>
          </table:table-cell>
        </table:table-row>
        <table:table-row table:style-name="ro1">
          <table:table-cell office:value-type="string">
            <text:p>5.013001163063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17660659732e-03</text:p>
          </table:table-cell>
        </table:table-row>
        <table:table-row table:style-name="ro1">
          <table:table-cell office:value-type="string">
            <text:p>5.014308198499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274937258146e-04</text:p>
          </table:table-cell>
        </table:table-row>
        <table:table-row table:style-name="ro1">
          <table:table-cell office:value-type="string">
            <text:p>5.015989129717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61222424994e-04</text:p>
          </table:table-cell>
        </table:table-row>
        <table:table-row table:style-name="ro1">
          <table:table-cell office:value-type="string">
            <text:p>5.018539079790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560650296426e-05</text:p>
          </table:table-cell>
        </table:table-row>
        <table:table-row table:style-name="ro1">
          <table:table-cell office:value-type="string">
            <text:p>5.022223263325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57599577243e-05</text:p>
          </table:table-cell>
        </table:table-row>
        <table:table-row table:style-name="ro1">
          <table:table-cell office:value-type="string">
            <text:p>5.027375596973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337239736420e-06</text:p>
          </table:table-cell>
        </table:table-row>
        <table:table-row table:style-name="ro1">
          <table:table-cell office:value-type="string">
            <text:p>5.034668203217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83028424295e-06</text:p>
          </table:table-cell>
        </table:table-row>
        <table:table-row table:style-name="ro1">
          <table:table-cell office:value-type="string">
            <text:p>5.045299347025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80082036129e-06</text:p>
          </table:table-cell>
        </table:table-row>
        <table:table-row table:style-name="ro1">
          <table:table-cell office:value-type="string">
            <text:p>5.060989848675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96045714792e-08</text:p>
          </table:table-cell>
        </table:table-row>
        <table:table-row table:style-name="ro1">
          <table:table-cell office:value-type="string">
            <text:p>5.084025052778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176883697629e-07</text:p>
          </table:table-cell>
        </table:table-row>
        <table:table-row table:style-name="ro1">
          <table:table-cell office:value-type="string">
            <text:p>5.117853108244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222852864102e-07</text:p>
          </table:table-cell>
        </table:table-row>
        <table:table-row table:style-name="ro1">
          <table:table-cell office:value-type="string">
            <text:p>5.167857215758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879647231313e-07</text:p>
          </table:table-cell>
        </table:table-row>
        <table:table-row table:style-name="ro1">
          <table:table-cell office:value-type="string">
            <text:p>5.242164024826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5.008415246118e-07</text:p>
          </table:table-cell>
        </table:table-row>
        <table:table-row table:style-name="ro1">
          <table:table-cell office:value-type="string">
            <text:p>5.352763796975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374737851063e-07</text:p>
          </table:table-cell>
        </table:table-row>
        <table:table-row table:style-name="ro1">
          <table:table-cell office:value-type="string">
            <text:p>5.517562669515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5.129124261179e-07</text:p>
          </table:table-cell>
        </table:table-row>
        <table:table-row table:style-name="ro1">
          <table:table-cell office:value-type="string">
            <text:p>5.763695854366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251865552670e-07</text:p>
          </table:table-cell>
        </table:table-row>
        <table:table-row table:style-name="ro1">
          <table:table-cell office:value-type="string">
            <text:p>6.000000000000e-07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5.128416885842e-07</text:p>
          </table:table-cell>
        </table:table-row>
        <table:table-row table:style-name="ro1">
          <table:table-cell office:value-type="string">
            <text:p>6.002500000000e-07</text:p>
          </table:table-cell>
          <table:table-cell office:value-type="string">
            <text:p>8.250000000001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590419801340e-04</text:p>
          </table:table-cell>
        </table:table-row>
        <table:table-row table:style-name="ro1">
          <table:table-cell office:value-type="string">
            <text:p>6.004986619876e-07</text:p>
          </table:table-cell>
          <table:table-cell office:value-type="string">
            <text:p>1.645584558935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830864915723e-03</text:p>
          </table:table-cell>
        </table:table-row>
        <table:table-row table:style-name="ro1">
          <table:table-cell office:value-type="string">
            <text:p>6.005613292391e-07</text:p>
          </table:table-cell>
          <table:table-cell office:value-type="string">
            <text:p>1.852386489068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248822858725e-02</text:p>
          </table:table-cell>
        </table:table-row>
        <table:table-row table:style-name="ro1">
          <table:table-cell office:value-type="string">
            <text:p>6.006704503216e-07</text:p>
          </table:table-cell>
          <table:table-cell office:value-type="string">
            <text:p>2.21248606117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2.974468902555e-02</text:p>
          </table:table-cell>
        </table:table-row>
        <table:table-row table:style-name="ro1">
          <table:table-cell office:value-type="string">
            <text:p>6.007477644317e-07</text:p>
          </table:table-cell>
          <table:table-cell office:value-type="string">
            <text:p>2.46762262467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399680917829e-02</text:p>
          </table:table-cell>
        </table:table-row>
        <table:table-row table:style-name="ro1">
          <table:table-cell office:value-type="string">
            <text:p>6.008106064680e-07</text:p>
          </table:table-cell>
          <table:table-cell office:value-type="string">
            <text:p>2.67500134455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955661045207e-02</text:p>
          </table:table-cell>
        </table:table-row>
        <table:table-row table:style-name="ro1">
          <table:table-cell office:value-type="string">
            <text:p>6.008760270460e-07</text:p>
          </table:table-cell>
          <table:table-cell office:value-type="string">
            <text:p>2.890889251925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58632931106e-01</text:p>
          </table:table-cell>
        </table:table-row>
        <table:table-row table:style-name="ro1">
          <table:table-cell office:value-type="string">
            <text:p>6.009260884209e-07</text:p>
          </table:table-cell>
          <table:table-cell office:value-type="string">
            <text:p>3.05609178889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606840242043e-01</text:p>
          </table:table-cell>
        </table:table-row>
        <table:table-row table:style-name="ro1">
          <table:table-cell office:value-type="string">
            <text:p>6.009630442104e-07</text:p>
          </table:table-cell>
          <table:table-cell office:value-type="string">
            <text:p>3.178045894447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767758697691e-01</text:p>
          </table:table-cell>
        </table:table-row>
        <table:table-row table:style-name="ro1">
          <table:table-cell office:value-type="string">
            <text:p>6.01000000000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22990170308e+00</text:p>
          </table:table-cell>
        </table:table-row>
        <table:table-row table:style-name="ro1">
          <table:table-cell office:value-type="string">
            <text:p>6.010169510535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92057354834e+00</text:p>
          </table:table-cell>
        </table:table-row>
        <table:table-row table:style-name="ro1">
          <table:table-cell office:value-type="string">
            <text:p>6.010399747312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28484898036e+00</text:p>
          </table:table-cell>
        </table:table-row>
        <table:table-row table:style-name="ro1">
          <table:table-cell office:value-type="string">
            <text:p>6.010617707362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66052705976e+00</text:p>
          </table:table-cell>
        </table:table-row>
        <table:table-row table:style-name="ro1">
          <table:table-cell office:value-type="string">
            <text:p>6.01094091569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15213115625e+00</text:p>
          </table:table-cell>
        </table:table-row>
        <table:table-row table:style-name="ro1">
          <table:table-cell office:value-type="string">
            <text:p>6.01127403312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619713678868e+00</text:p>
          </table:table-cell>
        </table:table-row>
        <table:table-row table:style-name="ro1">
          <table:table-cell office:value-type="string">
            <text:p>6.011587084383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834826270553e+00</text:p>
          </table:table-cell>
        </table:table-row>
        <table:table-row table:style-name="ro1">
          <table:table-cell office:value-type="string">
            <text:p>6.011959032164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10412788267e+00</text:p>
          </table:table-cell>
        </table:table-row>
        <table:table-row table:style-name="ro1">
          <table:table-cell office:value-type="string">
            <text:p>6.012407677303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39032426968e+00</text:p>
          </table:table-cell>
        </table:table-row>
        <table:table-row table:style-name="ro1">
          <table:table-cell office:value-type="string">
            <text:p>6.012881428132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13168238405e+00</text:p>
          </table:table-cell>
        </table:table-row>
        <table:table-row table:style-name="ro1">
          <table:table-cell office:value-type="string">
            <text:p>6.013382907665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53827104702e+00</text:p>
          </table:table-cell>
        </table:table-row>
        <table:table-row table:style-name="ro1">
          <table:table-cell office:value-type="string">
            <text:p>6.013951940196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76413645581e+00</text:p>
          </table:table-cell>
        </table:table-row>
        <table:table-row table:style-name="ro1">
          <table:table-cell office:value-type="string">
            <text:p>6.01464289217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88560277894e+00</text:p>
          </table:table-cell>
        </table:table-row>
        <table:table-row table:style-name="ro1">
          <table:table-cell office:value-type="string">
            <text:p>6.015526216415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4484195864e+00</text:p>
          </table:table-cell>
        </table:table-row>
        <table:table-row table:style-name="ro1">
          <table:table-cell office:value-type="string">
            <text:p>6.016711018182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7041402121e+00</text:p>
          </table:table-cell>
        </table:table-row>
        <table:table-row table:style-name="ro1">
          <table:table-cell office:value-type="string">
            <text:p>6.01840263243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134732711e+00</text:p>
          </table:table-cell>
        </table:table-row>
        <table:table-row table:style-name="ro1">
          <table:table-cell office:value-type="string">
            <text:p>6.021050092496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758800617e+00</text:p>
          </table:table-cell>
        </table:table-row>
        <table:table-row table:style-name="ro1">
          <table:table-cell office:value-type="string">
            <text:p>6.02578044218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240807530e+00</text:p>
          </table:table-cell>
        </table:table-row>
        <table:table-row table:style-name="ro1">
          <table:table-cell office:value-type="string">
            <text:p>6.03307375586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531262505e+00</text:p>
          </table:table-cell>
        </table:table-row>
        <table:table-row table:style-name="ro1">
          <table:table-cell office:value-type="string">
            <text:p>6.04309277454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695835001e+00</text:p>
          </table:table-cell>
        </table:table-row>
        <table:table-row table:style-name="ro1">
          <table:table-cell office:value-type="string">
            <text:p>6.057304062957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797239317e+00</text:p>
          </table:table-cell>
        </table:table-row>
        <table:table-row table:style-name="ro1">
          <table:table-cell office:value-type="string">
            <text:p>6.078350912853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867825837e+00</text:p>
          </table:table-cell>
        </table:table-row>
        <table:table-row table:style-name="ro1">
          <table:table-cell office:value-type="string">
            <text:p>6.110087774571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13033539e+00</text:p>
          </table:table-cell>
        </table:table-row>
        <table:table-row table:style-name="ro1">
          <table:table-cell office:value-type="string">
            <text:p>6.156941450906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43758473e+00</text:p>
          </table:table-cell>
        </table:table-row>
        <table:table-row table:style-name="ro1">
          <table:table-cell office:value-type="string">
            <text:p>6.225892051634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62111707e+00</text:p>
          </table:table-cell>
        </table:table-row>
        <table:table-row table:style-name="ro1">
          <table:table-cell office:value-type="string">
            <text:p>6.328406802421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75774435e+00</text:p>
          </table:table-cell>
        </table:table-row>
        <table:table-row table:style-name="ro1">
          <table:table-cell office:value-type="string">
            <text:p>6.481987038909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3313706e+00</text:p>
          </table:table-cell>
        </table:table-row>
        <table:table-row table:style-name="ro1">
          <table:table-cell office:value-type="string">
            <text:p>6.71199393056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9750546e+00</text:p>
          </table:table-cell>
        </table:table-row>
        <table:table-row table:style-name="ro1">
          <table:table-cell office:value-type="string">
            <text:p>7.00000000000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1943135e+00</text:p>
          </table:table-cell>
        </table:table-row>
        <table:table-row table:style-name="ro1">
          <table:table-cell office:value-type="string">
            <text:p>7.00250000000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8.250000000001e-01</text:p>
          </table:table-cell>
          <table:table-cell office:value-type="string">
            <text:p>3.300375695914e+00</text:p>
          </table:table-cell>
        </table:table-row>
        <table:table-row table:style-name="ro1">
          <table:table-cell office:value-type="string">
            <text:p>7.003125235527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031327723816e+00</text:p>
          </table:table-cell>
          <table:table-cell office:value-type="string">
            <text:p>3.300379973439e+00</text:p>
          </table:table-cell>
        </table:table-row>
        <table:table-row table:style-name="ro1">
          <table:table-cell office:value-type="string">
            <text:p>7.00343785329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134491585723e+00</text:p>
          </table:table-cell>
          <table:table-cell office:value-type="string">
            <text:p>3.300310538559e+00</text:p>
          </table:table-cell>
        </table:table-row>
        <table:table-row table:style-name="ro1">
          <table:table-cell office:value-type="string">
            <text:p>7.003860419040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273938283259e+00</text:p>
          </table:table-cell>
          <table:table-cell office:value-type="string">
            <text:p>3.300181251865e+00</text:p>
          </table:table-cell>
        </table:table-row>
        <table:table-row table:style-name="ro1">
          <table:table-cell office:value-type="string">
            <text:p>7.004274106062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410455000486e+00</text:p>
          </table:table-cell>
          <table:table-cell office:value-type="string">
            <text:p>3.300056866942e+00</text:p>
          </table:table-cell>
        </table:table-row>
        <table:table-row table:style-name="ro1">
          <table:table-cell office:value-type="string">
            <text:p>7.004593483221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515849463067e+00</text:p>
          </table:table-cell>
          <table:table-cell office:value-type="string">
            <text:p>3.299317836810e+00</text:p>
          </table:table-cell>
        </table:table-row>
        <table:table-row table:style-name="ro1">
          <table:table-cell office:value-type="string">
            <text:p>7.004940497776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630364266229e+00</text:p>
          </table:table-cell>
          <table:table-cell office:value-type="string">
            <text:p>3.296601518244e+00</text:p>
          </table:table-cell>
        </table:table-row>
        <table:table-row table:style-name="ro1">
          <table:table-cell office:value-type="string">
            <text:p>7.005343704855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763422602295e+00</text:p>
          </table:table-cell>
          <table:table-cell office:value-type="string">
            <text:p>3.291842460749e+00</text:p>
          </table:table-cell>
        </table:table-row>
        <table:table-row table:style-name="ro1">
          <table:table-cell office:value-type="string">
            <text:p>7.005993044053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977704537361e+00</text:p>
          </table:table-cell>
          <table:table-cell office:value-type="string">
            <text:p>3.281162336119e+00</text:p>
          </table:table-cell>
        </table:table-row>
        <table:table-row table:style-name="ro1">
          <table:table-cell office:value-type="string">
            <text:p>7.006543509681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159358194797e+00</text:p>
          </table:table-cell>
          <table:table-cell office:value-type="string">
            <text:p>3.269348520568e+00</text:p>
          </table:table-cell>
        </table:table-row>
        <table:table-row table:style-name="ro1">
          <table:table-cell office:value-type="string">
            <text:p>7.007215874906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381238718952e+00</text:p>
          </table:table-cell>
          <table:table-cell office:value-type="string">
            <text:p>3.245228978342e+00</text:p>
          </table:table-cell>
        </table:table-row>
        <table:table-row table:style-name="ro1">
          <table:table-cell office:value-type="string">
            <text:p>7.007824194882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581984310982e+00</text:p>
          </table:table-cell>
          <table:table-cell office:value-type="string">
            <text:p>3.243939105949e+00</text:p>
          </table:table-cell>
        </table:table-row>
        <table:table-row table:style-name="ro1">
          <table:table-cell office:value-type="string">
            <text:p>7.008338379714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751665305612e+00</text:p>
          </table:table-cell>
          <table:table-cell office:value-type="string">
            <text:p>3.265860160002e+00</text:p>
          </table:table-cell>
        </table:table-row>
        <table:table-row table:style-name="ro1">
          <table:table-cell office:value-type="string">
            <text:p>7.008718090704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876969932259e+00</text:p>
          </table:table-cell>
          <table:table-cell office:value-type="string">
            <text:p>3.284883210230e+00</text:p>
          </table:table-cell>
        </table:table-row>
        <table:table-row table:style-name="ro1">
          <table:table-cell office:value-type="string">
            <text:p>7.009054334088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987930248954e+00</text:p>
          </table:table-cell>
          <table:table-cell office:value-type="string">
            <text:p>3.297493089821e+00</text:p>
          </table:table-cell>
        </table:table-row>
        <table:table-row table:style-name="ro1">
          <table:table-cell office:value-type="string">
            <text:p>7.009434962213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113537530143e+00</text:p>
          </table:table-cell>
          <table:table-cell office:value-type="string">
            <text:p>3.308901806785e+00</text:p>
          </table:table-cell>
        </table:table-row>
        <table:table-row table:style-name="ro1">
          <table:table-cell office:value-type="string">
            <text:p>7.009710377679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04424634059e+00</text:p>
          </table:table-cell>
          <table:table-cell office:value-type="string">
            <text:p>3.315442990234e+00</text:p>
          </table:table-cell>
        </table:table-row>
        <table:table-row table:style-name="ro1">
          <table:table-cell office:value-type="string">
            <text:p>7.009855188839e-07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52212317029e+00</text:p>
          </table:table-cell>
          <table:table-cell office:value-type="string">
            <text:p>3.318518790114e+00</text:p>
          </table:table-cell>
        </table:table-row>
        <table:table-row table:style-name="ro1">
          <table:table-cell office:value-type="string">
            <text:p>7.010000000000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1504140864e+00</text:p>
          </table:table-cell>
        </table:table-row>
        <table:table-row table:style-name="ro1">
          <table:table-cell office:value-type="string">
            <text:p>7.010103179649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3285420149e+00</text:p>
          </table:table-cell>
        </table:table-row>
        <table:table-row table:style-name="ro1">
          <table:table-cell office:value-type="string">
            <text:p>7.010237769831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5546257243e+00</text:p>
          </table:table-cell>
        </table:table-row>
        <table:table-row table:style-name="ro1">
          <table:table-cell office:value-type="string">
            <text:p>7.010371182362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7497168912e+00</text:p>
          </table:table-cell>
        </table:table-row>
        <table:table-row table:style-name="ro1">
          <table:table-cell office:value-type="string">
            <text:p>7.010527838028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9383557933e+00</text:p>
          </table:table-cell>
        </table:table-row>
        <table:table-row table:style-name="ro1">
          <table:table-cell office:value-type="string">
            <text:p>7.010665030839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30774256874e+00</text:p>
          </table:table-cell>
        </table:table-row>
        <table:table-row table:style-name="ro1">
          <table:table-cell office:value-type="string">
            <text:p>7.010883381481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9231216708e+00</text:p>
          </table:table-cell>
        </table:table-row>
        <table:table-row table:style-name="ro1">
          <table:table-cell office:value-type="string">
            <text:p>7.011080243412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4742376101e+00</text:p>
          </table:table-cell>
        </table:table-row>
        <table:table-row table:style-name="ro1">
          <table:table-cell office:value-type="string">
            <text:p>7.011297953761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20479858811e+00</text:p>
          </table:table-cell>
        </table:table-row>
        <table:table-row table:style-name="ro1">
          <table:table-cell office:value-type="string">
            <text:p>7.011545363008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16631334625e+00</text:p>
          </table:table-cell>
        </table:table-row>
        <table:table-row table:style-name="ro1">
          <table:table-cell office:value-type="string">
            <text:p>7.011877284428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12597919028e+00</text:p>
          </table:table-cell>
        </table:table-row>
        <table:table-row table:style-name="ro1">
          <table:table-cell office:value-type="string">
            <text:p>7.012336621141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8501425690e+00</text:p>
          </table:table-cell>
        </table:table-row>
        <table:table-row table:style-name="ro1">
          <table:table-cell office:value-type="string">
            <text:p>7.012937600935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4961640648e+00</text:p>
          </table:table-cell>
        </table:table-row>
        <table:table-row table:style-name="ro1">
          <table:table-cell office:value-type="string">
            <text:p>7.013572623173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2739441041e+00</text:p>
          </table:table-cell>
        </table:table-row>
        <table:table-row table:style-name="ro1">
          <table:table-cell office:value-type="string">
            <text:p>7.014291306362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1364038330e+00</text:p>
          </table:table-cell>
        </table:table-row>
        <table:table-row table:style-name="ro1">
          <table:table-cell office:value-type="string">
            <text:p>7.015128142119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592187049e+00</text:p>
          </table:table-cell>
        </table:table-row>
        <table:table-row table:style-name="ro1">
          <table:table-cell office:value-type="string">
            <text:p>7.016179158884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203790816e+00</text:p>
          </table:table-cell>
        </table:table-row>
        <table:table-row table:style-name="ro1">
          <table:table-cell office:value-type="string">
            <text:p>7.017548282602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52263149e+00</text:p>
          </table:table-cell>
        </table:table-row>
        <table:table-row table:style-name="ro1">
          <table:table-cell office:value-type="string">
            <text:p>7.019452846788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11530053e+00</text:p>
          </table:table-cell>
        </table:table-row>
        <table:table-row table:style-name="ro1">
          <table:table-cell office:value-type="string">
            <text:p>7.022310693185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4412928e+00</text:p>
          </table:table-cell>
        </table:table-row>
        <table:table-row table:style-name="ro1">
          <table:table-cell office:value-type="string">
            <text:p>7.027189809399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624955e+00</text:p>
          </table:table-cell>
        </table:table-row>
        <table:table-row table:style-name="ro1">
          <table:table-cell office:value-type="string">
            <text:p>7.034400037584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583585e+00</text:p>
          </table:table-cell>
        </table:table-row>
        <table:table-row table:style-name="ro1">
          <table:table-cell office:value-type="string">
            <text:p>7.044556738436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270079e+00</text:p>
          </table:table-cell>
        </table:table-row>
        <table:table-row table:style-name="ro1">
          <table:table-cell office:value-type="string">
            <text:p>7.059055706996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64245e+00</text:p>
          </table:table-cell>
        </table:table-row>
        <table:table-row table:style-name="ro1">
          <table:table-cell office:value-type="string">
            <text:p>7.080579142940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53449e+00</text:p>
          </table:table-cell>
        </table:table-row>
        <table:table-row table:style-name="ro1">
          <table:table-cell office:value-type="string">
            <text:p>7.112801448830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65925e+00</text:p>
          </table:table-cell>
        </table:table-row>
        <table:table-row table:style-name="ro1">
          <table:table-cell office:value-type="string">
            <text:p>7.160374274879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09718e+00</text:p>
          </table:table-cell>
        </table:table-row>
        <table:table-row table:style-name="ro1">
          <table:table-cell office:value-type="string">
            <text:p>7.230566394493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47891e+00</text:p>
          </table:table-cell>
        </table:table-row>
        <table:table-row table:style-name="ro1">
          <table:table-cell office:value-type="string">
            <text:p>7.335020173744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01175e+00</text:p>
          </table:table-cell>
        </table:table-row>
        <table:table-row table:style-name="ro1">
          <table:table-cell office:value-type="string">
            <text:p>7.490000000000e-07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44605e+00</text:p>
          </table:table-cell>
        </table:table-row>
        <table:table-row table:style-name="ro1">
          <table:table-cell office:value-type="string">
            <text:p>7.492500000000e-07</text:p>
          </table:table-cell>
          <table:table-cell table:number-columns-repeated="2" office:value-type="string">
            <text:p>2.475000000000e+00</text:p>
          </table:table-cell>
          <table:table-cell office:value-type="string">
            <text:p>3.300000000000e+00</text:p>
          </table:table-cell>
          <table:table-cell office:value-type="string">
            <text:p>3.298791105926e+00</text:p>
          </table:table-cell>
        </table:table-row>
        <table:table-row table:style-name="ro1">
          <table:table-cell office:value-type="string">
            <text:p>7.493125235527e-07</text:p>
          </table:table-cell>
          <table:table-cell table:number-columns-repeated="2" office:value-type="string">
            <text:p>2.268672276184e+00</text:p>
          </table:table-cell>
          <table:table-cell office:value-type="string">
            <text:p>3.300000000000e+00</text:p>
          </table:table-cell>
          <table:table-cell office:value-type="string">
            <text:p>3.298985795513e+00</text:p>
          </table:table-cell>
        </table:table-row>
        <table:table-row table:style-name="ro1">
          <table:table-cell office:value-type="string">
            <text:p>7.494375706580e-07</text:p>
          </table:table-cell>
          <table:table-cell table:number-columns-repeated="2" office:value-type="string">
            <text:p>1.856016828553e+00</text:p>
          </table:table-cell>
          <table:table-cell office:value-type="string">
            <text:p>3.300000000000e+00</text:p>
          </table:table-cell>
          <table:table-cell office:value-type="string">
            <text:p>3.304260822906e+00</text:p>
          </table:table-cell>
        </table:table-row>
        <table:table-row table:style-name="ro1">
          <table:table-cell office:value-type="string">
            <text:p>7.495505616647e-07</text:p>
          </table:table-cell>
          <table:table-cell table:number-columns-repeated="2" office:value-type="string">
            <text:p>1.483146506355e+00</text:p>
          </table:table-cell>
          <table:table-cell office:value-type="string">
            <text:p>3.300000000000e+00</text:p>
          </table:table-cell>
          <table:table-cell office:value-type="string">
            <text:p>3.312681713858e+00</text:p>
          </table:table-cell>
        </table:table-row>
        <table:table-row table:style-name="ro1">
          <table:table-cell office:value-type="string">
            <text:p>7.496168298896e-07</text:p>
          </table:table-cell>
          <table:table-cell table:number-columns-repeated="2" office:value-type="string">
            <text:p>1.264461364184e+00</text:p>
          </table:table-cell>
          <table:table-cell office:value-type="string">
            <text:p>3.300000000000e+00</text:p>
          </table:table-cell>
          <table:table-cell office:value-type="string">
            <text:p>3.323377437022e+00</text:p>
          </table:table-cell>
        </table:table-row>
        <table:table-row table:style-name="ro1">
          <table:table-cell office:value-type="string">
            <text:p>7.497002161239e-07</text:p>
          </table:table-cell>
          <table:table-cell office:value-type="string">
            <text:p>9.892867910929e-01</text:p>
          </table:table-cell>
          <table:table-cell office:value-type="string">
            <text:p>9.892867910930e-01</text:p>
          </table:table-cell>
          <table:table-cell office:value-type="string">
            <text:p>3.300000000000e+00</text:p>
          </table:table-cell>
          <table:table-cell office:value-type="string">
            <text:p>3.348970688601e+00</text:p>
          </table:table-cell>
        </table:table-row>
        <table:table-row table:style-name="ro1">
          <table:table-cell office:value-type="string">
            <text:p>7.497667653549e-07</text:p>
          </table:table-cell>
          <table:table-cell office:value-type="string">
            <text:p>7.696743286745e-01</text:p>
          </table:table-cell>
          <table:table-cell office:value-type="string">
            <text:p>7.696743286746e-01</text:p>
          </table:table-cell>
          <table:table-cell office:value-type="string">
            <text:p>3.300000000000e+00</text:p>
          </table:table-cell>
          <table:table-cell office:value-type="string">
            <text:p>3.352787974069e+00</text:p>
          </table:table-cell>
        </table:table-row>
        <table:table-row table:style-name="ro1">
          <table:table-cell office:value-type="string">
            <text:p>7.498189981016e-07</text:p>
          </table:table-cell>
          <table:table-cell table:number-columns-repeated="2" office:value-type="string">
            <text:p>5.973062646469e-01</text:p>
          </table:table-cell>
          <table:table-cell office:value-type="string">
            <text:p>3.300000000000e+00</text:p>
          </table:table-cell>
          <table:table-cell office:value-type="string">
            <text:p>3.282630742410e+00</text:p>
          </table:table-cell>
        </table:table-row>
        <table:table-row table:style-name="ro1">
          <table:table-cell office:value-type="string">
            <text:p>7.498738345915e-07</text:p>
          </table:table-cell>
          <table:table-cell table:number-columns-repeated="2" office:value-type="string">
            <text:p>4.163458479671e-01</text:p>
          </table:table-cell>
          <table:table-cell office:value-type="string">
            <text:p>3.300000000000e+00</text:p>
          </table:table-cell>
          <table:table-cell office:value-type="string">
            <text:p>3.062181832457e+00</text:p>
          </table:table-cell>
        </table:table-row>
        <table:table-row table:style-name="ro1">
          <table:table-cell office:value-type="string">
            <text:p>7.499215360614e-07</text:p>
          </table:table-cell>
          <table:table-cell office:value-type="string">
            <text:p>2.589309974301e-01</text:p>
          </table:table-cell>
          <table:table-cell office:value-type="string">
            <text:p>2.589309974302e-01</text:p>
          </table:table-cell>
          <table:table-cell office:value-type="string">
            <text:p>3.300000000000e+00</text:p>
          </table:table-cell>
          <table:table-cell office:value-type="string">
            <text:p>2.658923234769e+00</text:p>
          </table:table-cell>
        </table:table-row>
        <table:table-row table:style-name="ro1">
          <table:table-cell office:value-type="string">
            <text:p>7.499627670156e-07</text:p>
          </table:table-cell>
          <table:table-cell office:value-type="string">
            <text:p>1.228688484735e-01</text:p>
          </table:table-cell>
          <table:table-cell office:value-type="string">
            <text:p>1.228688484736e-01</text:p>
          </table:table-cell>
          <table:table-cell office:value-type="string">
            <text:p>3.300000000000e+00</text:p>
          </table:table-cell>
          <table:table-cell office:value-type="string">
            <text:p>2.146736342078e+00</text:p>
          </table:table-cell>
        </table:table-row>
        <table:table-row table:style-name="ro1">
          <table:table-cell office:value-type="string">
            <text:p>7.500000000000e-07</text:p>
          </table:table-cell>
          <table:table-cell office:value-type="string">
            <text:p>1.887379141863e-13</text:p>
          </table:table-cell>
          <table:table-cell office:value-type="string">
            <text:p>2.766675777366e-13</text:p>
          </table:table-cell>
          <table:table-cell office:value-type="string">
            <text:p>3.300000000000e+00</text:p>
          </table:table-cell>
          <table:table-cell office:value-type="string">
            <text:p>1.595369154343e+00</text:p>
          </table:table-cell>
        </table:table-row>
        <table:table-row table:style-name="ro1">
          <table:table-cell office:value-type="string">
            <text:p>7.50016815752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33896760502e+00</text:p>
          </table:table-cell>
        </table:table-row>
        <table:table-row table:style-name="ro1">
          <table:table-cell office:value-type="string">
            <text:p>7.50040261941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08256742551e+00</text:p>
          </table:table-cell>
        </table:table-row>
        <table:table-row table:style-name="ro1">
          <table:table-cell office:value-type="string">
            <text:p>7.500621477824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726967680218e-01</text:p>
          </table:table-cell>
        </table:table-row>
        <table:table-row table:style-name="ro1">
          <table:table-cell office:value-type="string">
            <text:p>7.500886068448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90792465315e-01</text:p>
          </table:table-cell>
        </table:table-row>
        <table:table-row table:style-name="ro1">
          <table:table-cell office:value-type="string">
            <text:p>7.501172932896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24597259696e-01</text:p>
          </table:table-cell>
        </table:table-row>
        <table:table-row table:style-name="ro1">
          <table:table-cell office:value-type="string">
            <text:p>7.501486207788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64272632595e-01</text:p>
          </table:table-cell>
        </table:table-row>
        <table:table-row table:style-name="ro1">
          <table:table-cell office:value-type="string">
            <text:p>7.50188419274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30475185406e-01</text:p>
          </table:table-cell>
        </table:table-row>
        <table:table-row table:style-name="ro1">
          <table:table-cell office:value-type="string">
            <text:p>7.502323773612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553933766078e-02</text:p>
          </table:table-cell>
        </table:table-row>
        <table:table-row table:style-name="ro1">
          <table:table-cell office:value-type="string">
            <text:p>7.50282915079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223277761116e-02</text:p>
          </table:table-cell>
        </table:table-row>
        <table:table-row table:style-name="ro1">
          <table:table-cell office:value-type="string">
            <text:p>7.50341578876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28332287893e-02</text:p>
          </table:table-cell>
        </table:table-row>
        <table:table-row table:style-name="ro1">
          <table:table-cell office:value-type="string">
            <text:p>7.504135925022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42873339862e-02</text:p>
          </table:table-cell>
        </table:table-row>
        <table:table-row table:style-name="ro1">
          <table:table-cell office:value-type="string">
            <text:p>7.505045351794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88880381958e-03</text:p>
          </table:table-cell>
        </table:table-row>
        <table:table-row table:style-name="ro1">
          <table:table-cell office:value-type="string">
            <text:p>7.506251684212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199090456362e-04</text:p>
          </table:table-cell>
        </table:table-row>
        <table:table-row table:style-name="ro1">
          <table:table-cell office:value-type="string">
            <text:p>7.50792783885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858431341486e-05</text:p>
          </table:table-cell>
        </table:table-row>
        <table:table-row table:style-name="ro1">
          <table:table-cell office:value-type="string">
            <text:p>7.510366517279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77614374983e-05</text:p>
          </table:table-cell>
        </table:table-row>
        <table:table-row table:style-name="ro1">
          <table:table-cell office:value-type="string">
            <text:p>7.51412754638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00682700749e-06</text:p>
          </table:table-cell>
        </table:table-row>
        <table:table-row table:style-name="ro1">
          <table:table-cell office:value-type="string">
            <text:p>7.521201375939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899080267099e-06</text:p>
          </table:table-cell>
        </table:table-row>
        <table:table-row table:style-name="ro1">
          <table:table-cell office:value-type="string">
            <text:p>7.535349035057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68532775605e-06</text:p>
          </table:table-cell>
        </table:table-row>
        <table:table-row table:style-name="ro1">
          <table:table-cell office:value-type="string">
            <text:p>7.563644353293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15413526335e-06</text:p>
          </table:table-cell>
        </table:table-row>
        <table:table-row table:style-name="ro1">
          <table:table-cell office:value-type="string">
            <text:p>7.620234989764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63596081749e-06</text:p>
          </table:table-cell>
        </table:table-row>
        <table:table-row table:style-name="ro1">
          <table:table-cell office:value-type="string">
            <text:p>7.733416262708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26030232453e-06</text:p>
          </table:table-cell>
        </table:table-row>
        <table:table-row table:style-name="ro1">
          <table:table-cell office:value-type="string">
            <text:p>7.959778808595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19395961582e-06</text:p>
          </table:table-cell>
        </table:table-row>
        <table:table-row table:style-name="ro1">
          <table:table-cell office:value-type="string">
            <text:p>8.41250390037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05985295017e-06</text:p>
          </table:table-cell>
        </table:table-row>
        <table:table-row table:style-name="ro1">
          <table:table-cell office:value-type="string">
            <text:p>9.000000000000e-07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07941993729e-06</text:p>
          </table:table-cell>
        </table:table-row>
        <table:table-row table:style-name="ro1">
          <table:table-cell office:value-type="string">
            <text:p>9.002500000000e-07</text:p>
          </table:table-cell>
          <table:table-cell office:value-type="string">
            <text:p>8.250000000001e-01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87368387110e-04</text:p>
          </table:table-cell>
        </table:table-row>
        <table:table-row table:style-name="ro1">
          <table:table-cell office:value-type="string">
            <text:p>9.005000942107e-07</text:p>
          </table:table-cell>
          <table:table-cell office:value-type="string">
            <text:p>1.650310895263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31290016329e-04</text:p>
          </table:table-cell>
        </table:table-row>
        <table:table-row table:style-name="ro1">
          <table:table-cell office:value-type="string">
            <text:p>9.01000000000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051401119392e-04</text:p>
          </table:table-cell>
        </table:table-row>
        <table:table-row table:style-name="ro1">
          <table:table-cell office:value-type="string">
            <text:p>9.010472678141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402517213070e-04</text:p>
          </table:table-cell>
        </table:table-row>
        <table:table-row table:style-name="ro1">
          <table:table-cell office:value-type="string">
            <text:p>9.011296539205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549424047772e-04</text:p>
          </table:table-cell>
        </table:table-row>
        <table:table-row table:style-name="ro1">
          <table:table-cell office:value-type="string">
            <text:p>9.012248306961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856222764830e-04</text:p>
          </table:table-cell>
        </table:table-row>
        <table:table-row table:style-name="ro1">
          <table:table-cell office:value-type="string">
            <text:p>9.014151842473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9.938400319927e-06</text:p>
          </table:table-cell>
        </table:table-row>
        <table:table-row table:style-name="ro1">
          <table:table-cell office:value-type="string">
            <text:p>9.016451067697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962447467562e-06</text:p>
          </table:table-cell>
        </table:table-row>
        <table:table-row table:style-name="ro1">
          <table:table-cell office:value-type="string">
            <text:p>9.020484884675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03764915414e-06</text:p>
          </table:table-cell>
        </table:table-row>
        <table:table-row table:style-name="ro1">
          <table:table-cell office:value-type="string">
            <text:p>9.02785891126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735919949766e-06</text:p>
          </table:table-cell>
        </table:table-row>
        <table:table-row table:style-name="ro1">
          <table:table-cell office:value-type="string">
            <text:p>9.042606964430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32880950377e-06</text:p>
          </table:table-cell>
        </table:table-row>
        <table:table-row table:style-name="ro1">
          <table:table-cell office:value-type="string">
            <text:p>9.072103070769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891283919061e-06</text:p>
          </table:table-cell>
        </table:table-row>
        <table:table-row table:style-name="ro1">
          <table:table-cell office:value-type="string">
            <text:p>9.131095283449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46486152193e-06</text:p>
          </table:table-cell>
        </table:table-row>
        <table:table-row table:style-name="ro1">
          <table:table-cell office:value-type="string">
            <text:p>9.249079708808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938150976374e-06</text:p>
          </table:table-cell>
        </table:table-row>
        <table:table-row table:style-name="ro1">
          <table:table-cell office:value-type="string">
            <text:p>9.485048559527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66008182280e-06</text:p>
          </table:table-cell>
        </table:table-row>
        <table:table-row table:style-name="ro1">
          <table:table-cell office:value-type="string">
            <text:p>9.742524279764e-07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954652020569e-06</text:p>
          </table:table-cell>
        </table:table-row>
        <table:table-row table:style-name="ro1">
          <table:table-cell office:value-type="string">
            <text:p>1.000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70101653697e-06</text:p>
          </table:table-cell>
        </table:table-row>
        <table:table-row table:style-name="ro1">
          <table:table-cell office:value-type="string">
            <text:p>1.000250000000e-06</text:p>
          </table:table-cell>
          <table:table-cell office:value-type="string">
            <text:p>3.300000000000e+00</text:p>
          </table:table-cell>
          <table:table-cell office:value-type="string">
            <text:p>8.249999999997e-01</text:p>
          </table:table-cell>
          <table:table-cell office:value-type="string">
            <text:p>3.300000000000e+00</text:p>
          </table:table-cell>
          <table:table-cell office:value-type="string">
            <text:p>1.266023601510e-03</text:p>
          </table:table-cell>
        </table:table-row>
        <table:table-row table:style-name="ro1">
          <table:table-cell office:value-type="string">
            <text:p>1.000500094211e-06</text:p>
          </table:table-cell>
          <table:table-cell office:value-type="string">
            <text:p>3.300000000000e+00</text:p>
          </table:table-cell>
          <table:table-cell office:value-type="string">
            <text:p>1.650310895263e+00</text:p>
          </table:table-cell>
          <table:table-cell office:value-type="string">
            <text:p>3.300000000000e+00</text:p>
          </table:table-cell>
          <table:table-cell office:value-type="string">
            <text:p>-1.594368502882e-02</text:p>
          </table:table-cell>
        </table:table-row>
        <table:table-row table:style-name="ro1">
          <table:table-cell office:value-type="string">
            <text:p>1.000562582434e-06</text:p>
          </table:table-cell>
          <table:table-cell office:value-type="string">
            <text:p>3.300000000000e+00</text:p>
          </table:table-cell>
          <table:table-cell office:value-type="string">
            <text:p>1.856522033355e+00</text:p>
          </table:table-cell>
          <table:table-cell office:value-type="string">
            <text:p>3.300000000000e+00</text:p>
          </table:table-cell>
          <table:table-cell office:value-type="string">
            <text:p>-2.908609396184e-02</text:p>
          </table:table-cell>
        </table:table-row>
        <table:table-row table:style-name="ro1">
          <table:table-cell office:value-type="string">
            <text:p>1.000671654076e-06</text:p>
          </table:table-cell>
          <table:table-cell office:value-type="string">
            <text:p>3.300000000000e+00</text:p>
          </table:table-cell>
          <table:table-cell office:value-type="string">
            <text:p>2.216458450404e+00</text:p>
          </table:table-cell>
          <table:table-cell office:value-type="string">
            <text:p>3.300000000000e+00</text:p>
          </table:table-cell>
          <table:table-cell office:value-type="string">
            <text:p>-6.609369687455e-02</text:p>
          </table:table-cell>
        </table:table-row>
        <table:table-row table:style-name="ro1">
          <table:table-cell office:value-type="string">
            <text:p>1.000749485784e-06</text:p>
          </table:table-cell>
          <table:table-cell office:value-type="string">
            <text:p>3.300000000000e+00</text:p>
          </table:table-cell>
          <table:table-cell office:value-type="string">
            <text:p>2.473303087403e+00</text:p>
          </table:table-cell>
          <table:table-cell office:value-type="string">
            <text:p>3.300000000000e+00</text:p>
          </table:table-cell>
          <table:table-cell office:value-type="string">
            <text:p>-5.997942688369e-02</text:p>
          </table:table-cell>
        </table:table-row>
        <table:table-row table:style-name="ro1">
          <table:table-cell office:value-type="string">
            <text:p>1.000805444792e-06</text:p>
          </table:table-cell>
          <table:table-cell office:value-type="string">
            <text:p>3.300000000000e+00</text:p>
          </table:table-cell>
          <table:table-cell office:value-type="string">
            <text:p>2.657967813261e+00</text:p>
          </table:table-cell>
          <table:table-cell office:value-type="string">
            <text:p>3.300000000000e+00</text:p>
          </table:table-cell>
          <table:table-cell office:value-type="string">
            <text:p>2.373122093893e-02</text:p>
          </table:table-cell>
        </table:table-row>
        <table:table-row table:style-name="ro1">
          <table:table-cell office:value-type="string">
            <text:p>1.000846468425e-06</text:p>
          </table:table-cell>
          <table:table-cell office:value-type="string">
            <text:p>3.300000000000e+00</text:p>
          </table:table-cell>
          <table:table-cell office:value-type="string">
            <text:p>2.793345801942e+00</text:p>
          </table:table-cell>
          <table:table-cell office:value-type="string">
            <text:p>3.300000000000e+00</text:p>
          </table:table-cell>
          <table:table-cell office:value-type="string">
            <text:p>1.869181762835e-01</text:p>
          </table:table-cell>
        </table:table-row>
        <table:table-row table:style-name="ro1">
          <table:table-cell office:value-type="string">
            <text:p>1.000892300058e-06</text:p>
          </table:table-cell>
          <table:table-cell office:value-type="string">
            <text:p>3.300000000000e+00</text:p>
          </table:table-cell>
          <table:table-cell office:value-type="string">
            <text:p>2.944590192703e+00</text:p>
          </table:table-cell>
          <table:table-cell office:value-type="string">
            <text:p>3.300000000000e+00</text:p>
          </table:table-cell>
          <table:table-cell office:value-type="string">
            <text:p>5.851501664741e-01</text:p>
          </table:table-cell>
        </table:table-row>
        <table:table-row table:style-name="ro1">
          <table:table-cell office:value-type="string">
            <text:p>1.000926830262e-06</text:p>
          </table:table-cell>
          <table:table-cell office:value-type="string">
            <text:p>3.300000000000e+00</text:p>
          </table:table-cell>
          <table:table-cell office:value-type="string">
            <text:p>3.058539866146e+00</text:p>
          </table:table-cell>
          <table:table-cell office:value-type="string">
            <text:p>3.300000000000e+00</text:p>
          </table:table-cell>
          <table:table-cell office:value-type="string">
            <text:p>1.012398264587e+00</text:p>
          </table:table-cell>
        </table:table-row>
        <table:table-row table:style-name="ro1">
          <table:table-cell office:value-type="string">
            <text:p>1.000963415131e-06</text:p>
          </table:table-cell>
          <table:table-cell office:value-type="string">
            <text:p>3.300000000000e+00</text:p>
          </table:table-cell>
          <table:table-cell office:value-type="string">
            <text:p>3.179269933073e+00</text:p>
          </table:table-cell>
          <table:table-cell office:value-type="string">
            <text:p>3.300000000000e+00</text:p>
          </table:table-cell>
          <table:table-cell office:value-type="string">
            <text:p>1.520405669251e+00</text:p>
          </table:table-cell>
        </table:table-row>
        <table:table-row table:style-name="ro1">
          <table:table-cell office:value-type="string">
            <text:p>1.000981707566e-06</text:p>
          </table:table-cell>
          <table:table-cell office:value-type="string">
            <text:p>3.300000000000e+00</text:p>
          </table:table-cell>
          <table:table-cell office:value-type="string">
            <text:p>3.239634966537e+00</text:p>
          </table:table-cell>
          <table:table-cell office:value-type="string">
            <text:p>3.300000000000e+00</text:p>
          </table:table-cell>
          <table:table-cell office:value-type="string">
            <text:p>1.782162908840e+00</text:p>
          </table:table-cell>
        </table:table-row>
        <table:table-row table:style-name="ro1">
          <table:table-cell office:value-type="string">
            <text:p>1.001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037079632624e+00</text:p>
          </table:table-cell>
        </table:table-row>
        <table:table-row table:style-name="ro1">
          <table:table-cell office:value-type="string">
            <text:p>1.00101344865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207312434381e+00</text:p>
          </table:table-cell>
        </table:table-row>
        <table:table-row table:style-name="ro1">
          <table:table-cell office:value-type="string">
            <text:p>1.00102928924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392368665775e+00</text:p>
          </table:table-cell>
        </table:table-row>
        <table:table-row table:style-name="ro1">
          <table:table-cell office:value-type="string">
            <text:p>1.00104486673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550211919914e+00</text:p>
          </table:table-cell>
        </table:table-row>
        <table:table-row table:style-name="ro1">
          <table:table-cell office:value-type="string">
            <text:p>1.00107336260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780572888343e+00</text:p>
          </table:table-cell>
        </table:table-row>
        <table:table-row table:style-name="ro1">
          <table:table-cell office:value-type="string">
            <text:p>1.00112501806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045964809321e+00</text:p>
          </table:table-cell>
        </table:table-row>
        <table:table-row table:style-name="ro1">
          <table:table-cell office:value-type="string">
            <text:p>1.00116833706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62673210797e+00</text:p>
          </table:table-cell>
        </table:table-row>
        <table:table-row table:style-name="ro1">
          <table:table-cell office:value-type="string">
            <text:p>1.00121355467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28089201873e+00</text:p>
          </table:table-cell>
        </table:table-row>
        <table:table-row table:style-name="ro1">
          <table:table-cell office:value-type="string">
            <text:p>1.00125989075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62607928449e+00</text:p>
          </table:table-cell>
        </table:table-row>
        <table:table-row table:style-name="ro1">
          <table:table-cell office:value-type="string">
            <text:p>1.00131565136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2873971447e+00</text:p>
          </table:table-cell>
        </table:table-row>
        <table:table-row table:style-name="ro1">
          <table:table-cell office:value-type="string">
            <text:p>1.00138331340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3254837941e+00</text:p>
          </table:table-cell>
        </table:table-row>
        <table:table-row table:style-name="ro1">
          <table:table-cell office:value-type="string">
            <text:p>1.00147163366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7983849341e+00</text:p>
          </table:table-cell>
        </table:table-row>
        <table:table-row table:style-name="ro1">
          <table:table-cell office:value-type="string">
            <text:p>1.00158974669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605526145e+00</text:p>
          </table:table-cell>
        </table:table-row>
        <table:table-row table:style-name="ro1">
          <table:table-cell office:value-type="string">
            <text:p>1.00176141883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85863842e+00</text:p>
          </table:table-cell>
        </table:table-row>
        <table:table-row table:style-name="ro1">
          <table:table-cell office:value-type="string">
            <text:p>1.00201925950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6159732e+00</text:p>
          </table:table-cell>
        </table:table-row>
        <table:table-row table:style-name="ro1">
          <table:table-cell office:value-type="string">
            <text:p>1.00242087889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198210e+00</text:p>
          </table:table-cell>
        </table:table-row>
        <table:table-row table:style-name="ro1">
          <table:table-cell office:value-type="string">
            <text:p>1.00318384044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366328e+00</text:p>
          </table:table-cell>
        </table:table-row>
        <table:table-row table:style-name="ro1">
          <table:table-cell office:value-type="string">
            <text:p>1.00470976355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07854e+00</text:p>
          </table:table-cell>
        </table:table-row>
        <table:table-row table:style-name="ro1">
          <table:table-cell office:value-type="string">
            <text:p>1.00776160977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85371e+00</text:p>
          </table:table-cell>
        </table:table-row>
        <table:table-row table:style-name="ro1">
          <table:table-cell office:value-type="string">
            <text:p>1.01386530220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79718e+00</text:p>
          </table:table-cell>
        </table:table-row>
        <table:table-row table:style-name="ro1">
          <table:table-cell office:value-type="string">
            <text:p>1.02607268707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52916e+00</text:p>
          </table:table-cell>
        </table:table-row>
        <table:table-row table:style-name="ro1">
          <table:table-cell office:value-type="string">
            <text:p>1.049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5431e+00</text:p>
          </table:table-cell>
        </table:table-row>
        <table:table-row table:style-name="ro1">
          <table:table-cell office:value-type="string">
            <text:p>1.049250000000e-06</text:p>
          </table:table-cell>
          <table:table-cell office:value-type="string">
            <text:p>2.474999999999e+00</text:p>
          </table:table-cell>
          <table:table-cell office:value-type="string">
            <text:p>3.300000000000e+00</text:p>
          </table:table-cell>
          <table:table-cell office:value-type="string">
            <text:p>2.474999999999e+00</text:p>
          </table:table-cell>
          <table:table-cell office:value-type="string">
            <text:p>3.299397307920e+00</text:p>
          </table:table-cell>
        </table:table-row>
        <table:table-row table:style-name="ro1">
          <table:table-cell office:value-type="string">
            <text:p>1.049500094211e-06</text:p>
          </table:table-cell>
          <table:table-cell office:value-type="string">
            <text:p>1.649689104736e+00</text:p>
          </table:table-cell>
          <table:table-cell office:value-type="string">
            <text:p>3.300000000000e+00</text:p>
          </table:table-cell>
          <table:table-cell office:value-type="string">
            <text:p>1.649689104736e+00</text:p>
          </table:table-cell>
          <table:table-cell office:value-type="string">
            <text:p>3.306463208186e+00</text:p>
          </table:table-cell>
        </table:table-row>
        <table:table-row table:style-name="ro1">
          <table:table-cell office:value-type="string">
            <text:p>1.049576564539e-06</text:p>
          </table:table-cell>
          <table:table-cell office:value-type="string">
            <text:p>1.397337019898e+00</text:p>
          </table:table-cell>
          <table:table-cell office:value-type="string">
            <text:p>3.300000000000e+00</text:p>
          </table:table-cell>
          <table:table-cell office:value-type="string">
            <text:p>1.397337019898e+00</text:p>
          </table:table-cell>
          <table:table-cell office:value-type="string">
            <text:p>3.312603201001e+00</text:p>
          </table:table-cell>
        </table:table-row>
        <table:table-row table:style-name="ro1">
          <table:table-cell office:value-type="string">
            <text:p>1.049643915339e-06</text:p>
          </table:table-cell>
          <table:table-cell office:value-type="string">
            <text:p>1.175079380772e+00</text:p>
          </table:table-cell>
          <table:table-cell office:value-type="string">
            <text:p>3.300000000000e+00</text:p>
          </table:table-cell>
          <table:table-cell office:value-type="string">
            <text:p>1.175079380772e+00</text:p>
          </table:table-cell>
          <table:table-cell office:value-type="string">
            <text:p>3.320477919325e+00</text:p>
          </table:table-cell>
        </table:table-row>
        <table:table-row table:style-name="ro1">
          <table:table-cell office:value-type="string">
            <text:p>1.049717948017e-06</text:p>
          </table:table-cell>
          <table:table-cell office:value-type="string">
            <text:p>9.307715428987e-01</text:p>
          </table:table-cell>
          <table:table-cell office:value-type="string">
            <text:p>3.300000000000e+00</text:p>
          </table:table-cell>
          <table:table-cell office:value-type="string">
            <text:p>9.307715428988e-01</text:p>
          </table:table-cell>
          <table:table-cell office:value-type="string">
            <text:p>3.335030876803e+00</text:p>
          </table:table-cell>
        </table:table-row>
        <table:table-row table:style-name="ro1">
          <table:table-cell office:value-type="string">
            <text:p>1.049763190382e-06</text:p>
          </table:table-cell>
          <table:table-cell office:value-type="string">
            <text:p>7.814717396047e-01</text:p>
          </table:table-cell>
          <table:table-cell office:value-type="string">
            <text:p>3.300000000000e+00</text:p>
          </table:table-cell>
          <table:table-cell office:value-type="string">
            <text:p>7.814717396048e-01</text:p>
          </table:table-cell>
          <table:table-cell office:value-type="string">
            <text:p>3.346413869821e+00</text:p>
          </table:table-cell>
        </table:table-row>
        <table:table-row table:style-name="ro1">
          <table:table-cell office:value-type="string">
            <text:p>1.049787898907e-06</text:p>
          </table:table-cell>
          <table:table-cell office:value-type="string">
            <text:p>6.999336059546e-01</text:p>
          </table:table-cell>
          <table:table-cell office:value-type="string">
            <text:p>3.300000000000e+00</text:p>
          </table:table-cell>
          <table:table-cell office:value-type="string">
            <text:p>6.999336059546e-01</text:p>
          </table:table-cell>
          <table:table-cell office:value-type="string">
            <text:p>3.352806711144e+00</text:p>
          </table:table-cell>
        </table:table-row>
        <table:table-row table:style-name="ro1">
          <table:table-cell office:value-type="string">
            <text:p>1.049821783551e-06</text:p>
          </table:table-cell>
          <table:table-cell office:value-type="string">
            <text:p>5.881142813203e-01</text:p>
          </table:table-cell>
          <table:table-cell office:value-type="string">
            <text:p>3.300000000000e+00</text:p>
          </table:table-cell>
          <table:table-cell office:value-type="string">
            <text:p>5.881142813204e-01</text:p>
          </table:table-cell>
          <table:table-cell office:value-type="string">
            <text:p>3.349630702962e+00</text:p>
          </table:table-cell>
        </table:table-row>
        <table:table-row table:style-name="ro1">
          <table:table-cell office:value-type="string">
            <text:p>1.049848560775e-06</text:p>
          </table:table-cell>
          <table:table-cell office:value-type="string">
            <text:p>4.997494427128e-01</text:p>
          </table:table-cell>
          <table:table-cell office:value-type="string">
            <text:p>3.300000000000e+00</text:p>
          </table:table-cell>
          <table:table-cell office:value-type="string">
            <text:p>4.997494427129e-01</text:p>
          </table:table-cell>
          <table:table-cell office:value-type="string">
            <text:p>3.328914451474e+00</text:p>
          </table:table-cell>
        </table:table-row>
        <table:table-row table:style-name="ro1">
          <table:table-cell office:value-type="string">
            <text:p>1.049886733892e-06</text:p>
          </table:table-cell>
          <table:table-cell office:value-type="string">
            <text:p>3.737781552952e-01</text:p>
          </table:table-cell>
          <table:table-cell office:value-type="string">
            <text:p>3.300000000000e+00</text:p>
          </table:table-cell>
          <table:table-cell office:value-type="string">
            <text:p>3.737781552953e-01</text:p>
          </table:table-cell>
          <table:table-cell office:value-type="string">
            <text:p>3.264038383433e+00</text:p>
          </table:table-cell>
        </table:table-row>
        <table:table-row table:style-name="ro1">
          <table:table-cell office:value-type="string">
            <text:p>1.049897674689e-06</text:p>
          </table:table-cell>
          <table:table-cell office:value-type="string">
            <text:p>3.376735252285e-01</text:p>
          </table:table-cell>
          <table:table-cell office:value-type="string">
            <text:p>3.300000000000e+00</text:p>
          </table:table-cell>
          <table:table-cell office:value-type="string">
            <text:p>3.376735252286e-01</text:p>
          </table:table-cell>
          <table:table-cell office:value-type="string">
            <text:p>3.237014297262e+00</text:p>
          </table:table-cell>
        </table:table-row>
        <table:table-row table:style-name="ro1">
          <table:table-cell office:value-type="string">
            <text:p>1.049917780583e-06</text:p>
          </table:table-cell>
          <table:table-cell office:value-type="string">
            <text:p>2.713240749361e-01</text:p>
          </table:table-cell>
          <table:table-cell office:value-type="string">
            <text:p>3.300000000000e+00</text:p>
          </table:table-cell>
          <table:table-cell office:value-type="string">
            <text:p>2.713240749362e-01</text:p>
          </table:table-cell>
          <table:table-cell office:value-type="string">
            <text:p>3.173764410410e+00</text:p>
          </table:table-cell>
        </table:table-row>
        <table:table-row table:style-name="ro1">
          <table:table-cell office:value-type="string">
            <text:p>1.049932152755e-06</text:p>
          </table:table-cell>
          <table:table-cell office:value-type="string">
            <text:p>2.238959091766e-01</text:p>
          </table:table-cell>
          <table:table-cell office:value-type="string">
            <text:p>3.300000000000e+00</text:p>
          </table:table-cell>
          <table:table-cell office:value-type="string">
            <text:p>2.238959091767e-01</text:p>
          </table:table-cell>
          <table:table-cell office:value-type="string">
            <text:p>3.114403017615e+00</text:p>
          </table:table-cell>
        </table:table-row>
        <table:table-row table:style-name="ro1">
          <table:table-cell office:value-type="string">
            <text:p>1.049952486995e-06</text:p>
          </table:table-cell>
          <table:table-cell office:value-type="string">
            <text:p>1.567929171113e-01</text:p>
          </table:table-cell>
          <table:table-cell office:value-type="string">
            <text:p>3.300000000000e+00</text:p>
          </table:table-cell>
          <table:table-cell office:value-type="string">
            <text:p>1.567929171114e-01</text:p>
          </table:table-cell>
          <table:table-cell office:value-type="string">
            <text:p>2.997060713464e+00</text:p>
          </table:table-cell>
        </table:table-row>
        <table:table-row table:style-name="ro1">
          <table:table-cell office:value-type="string">
            <text:p>1.049972881949e-06</text:p>
          </table:table-cell>
          <table:table-cell office:value-type="string">
            <text:p>8.948956876688e-02</text:p>
          </table:table-cell>
          <table:table-cell office:value-type="string">
            <text:p>3.300000000000e+00</text:p>
          </table:table-cell>
          <table:table-cell office:value-type="string">
            <text:p>8.948956876697e-02</text:p>
          </table:table-cell>
          <table:table-cell office:value-type="string">
            <text:p>2.836278786356e+00</text:p>
          </table:table-cell>
        </table:table-row>
        <table:table-row table:style-name="ro1">
          <table:table-cell office:value-type="string">
            <text:p>1.049986440974e-06</text:p>
          </table:table-cell>
          <table:table-cell office:value-type="string">
            <text:p>4.474478438319e-02</text:p>
          </table:table-cell>
          <table:table-cell office:value-type="string">
            <text:p>3.300000000000e+00</text:p>
          </table:table-cell>
          <table:table-cell office:value-type="string">
            <text:p>4.474478438327e-02</text:p>
          </table:table-cell>
          <table:table-cell office:value-type="string">
            <text:p>2.706589086511e+00</text:p>
          </table:table-cell>
        </table:table-row>
        <table:table-row table:style-name="ro1">
          <table:table-cell office:value-type="string">
            <text:p>1.05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59751883872e+00</text:p>
          </table:table-cell>
        </table:table-row>
        <table:table-row table:style-name="ro1">
          <table:table-cell office:value-type="string">
            <text:p>1.05001205983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11517601861e+00</text:p>
          </table:table-cell>
        </table:table-row>
        <table:table-row table:style-name="ro1">
          <table:table-cell office:value-type="string">
            <text:p>1.05002565372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36081034612e+00</text:p>
          </table:table-cell>
        </table:table-row>
        <table:table-row table:style-name="ro1">
          <table:table-cell office:value-type="string">
            <text:p>1.05003925165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47769536932e+00</text:p>
          </table:table-cell>
        </table:table-row>
        <table:table-row table:style-name="ro1">
          <table:table-cell office:value-type="string">
            <text:p>1.05006644750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41742105412e+00</text:p>
          </table:table-cell>
        </table:table-row>
        <table:table-row table:style-name="ro1">
          <table:table-cell office:value-type="string">
            <text:p>1.05010446458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82071681588e+00</text:p>
          </table:table-cell>
        </table:table-row>
        <table:table-row table:style-name="ro1">
          <table:table-cell office:value-type="string">
            <text:p>1.05013245050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675467833688e-01</text:p>
          </table:table-cell>
        </table:table-row>
        <table:table-row table:style-name="ro1">
          <table:table-cell office:value-type="string">
            <text:p>1.05015739811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656407208034e-01</text:p>
          </table:table-cell>
        </table:table-row>
        <table:table-row table:style-name="ro1">
          <table:table-cell office:value-type="string">
            <text:p>1.05019700759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456940334643e-01</text:p>
          </table:table-cell>
        </table:table-row>
        <table:table-row table:style-name="ro1">
          <table:table-cell office:value-type="string">
            <text:p>1.05022648150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05363596856e-01</text:p>
          </table:table-cell>
        </table:table-row>
        <table:table-row table:style-name="ro1">
          <table:table-cell office:value-type="string">
            <text:p>1.05026830507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38650162669e-01</text:p>
          </table:table-cell>
        </table:table-row>
        <table:table-row table:style-name="ro1">
          <table:table-cell office:value-type="string">
            <text:p>1.05031182648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543001428110e-02</text:p>
          </table:table-cell>
        </table:table-row>
        <table:table-row table:style-name="ro1">
          <table:table-cell office:value-type="string">
            <text:p>1.05036510264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565465867866e-02</text:p>
          </table:table-cell>
        </table:table-row>
        <table:table-row table:style-name="ro1">
          <table:table-cell office:value-type="string">
            <text:p>1.05042551490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96204143057e-02</text:p>
          </table:table-cell>
        </table:table-row>
        <table:table-row table:style-name="ro1">
          <table:table-cell office:value-type="string">
            <text:p>1.05050206045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741551017007e-03</text:p>
          </table:table-cell>
        </table:table-row>
        <table:table-row table:style-name="ro1">
          <table:table-cell office:value-type="string">
            <text:p>1.05059796244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98079761087e-03</text:p>
          </table:table-cell>
        </table:table-row>
        <table:table-row table:style-name="ro1">
          <table:table-cell office:value-type="string">
            <text:p>1.05072855150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662642852431e-04</text:p>
          </table:table-cell>
        </table:table-row>
        <table:table-row table:style-name="ro1">
          <table:table-cell office:value-type="string">
            <text:p>1.05091058883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080520047924e-05</text:p>
          </table:table-cell>
        </table:table-row>
        <table:table-row table:style-name="ro1">
          <table:table-cell office:value-type="string">
            <text:p>1.05117218680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74415180686e-05</text:p>
          </table:table-cell>
        </table:table-row>
        <table:table-row table:style-name="ro1">
          <table:table-cell office:value-type="string">
            <text:p>1.05158166432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31007075407e-05</text:p>
          </table:table-cell>
        </table:table-row>
        <table:table-row table:style-name="ro1">
          <table:table-cell office:value-type="string">
            <text:p>1.05231848113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765356736435e-06</text:p>
          </table:table-cell>
        </table:table-row>
        <table:table-row table:style-name="ro1">
          <table:table-cell office:value-type="string">
            <text:p>1.05333115222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813137943352e-06</text:p>
          </table:table-cell>
        </table:table-row>
        <table:table-row table:style-name="ro1">
          <table:table-cell office:value-type="string">
            <text:p>1.05477721792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021955146292e-06</text:p>
          </table:table-cell>
        </table:table-row>
        <table:table-row table:style-name="ro1">
          <table:table-cell office:value-type="string">
            <text:p>1.05686284787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020293015708e-06</text:p>
          </table:table-cell>
        </table:table-row>
        <table:table-row table:style-name="ro1">
          <table:table-cell office:value-type="string">
            <text:p>1.06000676013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313643345797e-06</text:p>
          </table:table-cell>
        </table:table-row>
        <table:table-row table:style-name="ro1">
          <table:table-cell office:value-type="string">
            <text:p>1.06470341227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583574352269e-06</text:p>
          </table:table-cell>
        </table:table-row>
        <table:table-row table:style-name="ro1">
          <table:table-cell office:value-type="string">
            <text:p>1.07162527460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332623408895e-06</text:p>
          </table:table-cell>
        </table:table-row>
        <table:table-row table:style-name="ro1">
          <table:table-cell office:value-type="string">
            <text:p>1.08187328843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466497027502e-06</text:p>
          </table:table-cell>
        </table:table-row>
        <table:table-row table:style-name="ro1">
          <table:table-cell office:value-type="string">
            <text:p>1.09719576897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320267270076e-06</text:p>
          </table:table-cell>
        </table:table-row>
        <table:table-row table:style-name="ro1">
          <table:table-cell office:value-type="string">
            <text:p>1.12018092716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431572530308e-06</text:p>
          </table:table-cell>
        </table:table-row>
        <table:table-row table:style-name="ro1">
          <table:table-cell office:value-type="string">
            <text:p>1.15461138143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314611032556e-06</text:p>
          </table:table-cell>
        </table:table-row>
        <table:table-row table:style-name="ro1">
          <table:table-cell office:value-type="string">
            <text:p>1.20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421968386879e-06</text:p>
          </table:table-cell>
        </table:table-row>
        <table:table-row table:style-name="ro1">
          <table:table-cell office:value-type="string">
            <text:p>1.200250000000e-06</text:p>
          </table:table-cell>
          <table:table-cell office:value-type="string">
            <text:p>8.25000000000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566962857701e-04</text:p>
          </table:table-cell>
        </table:table-row>
        <table:table-row table:style-name="ro1">
          <table:table-cell office:value-type="string">
            <text:p>1.200500094211e-06</text:p>
          </table:table-cell>
          <table:table-cell office:value-type="string">
            <text:p>1.65031089526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916371232353e-03</text:p>
          </table:table-cell>
        </table:table-row>
        <table:table-row table:style-name="ro1">
          <table:table-cell office:value-type="string">
            <text:p>1.200562582434e-06</text:p>
          </table:table-cell>
          <table:table-cell office:value-type="string">
            <text:p>1.85652203335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261986468571e-02</text:p>
          </table:table-cell>
        </table:table-row>
        <table:table-row table:style-name="ro1">
          <table:table-cell office:value-type="string">
            <text:p>1.200672094482e-06</text:p>
          </table:table-cell>
          <table:table-cell office:value-type="string">
            <text:p>2.217911790697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2.991028399706e-02</text:p>
          </table:table-cell>
        </table:table-row>
        <table:table-row table:style-name="ro1">
          <table:table-cell office:value-type="string">
            <text:p>1.200750050965e-06</text:p>
          </table:table-cell>
          <table:table-cell office:value-type="string">
            <text:p>2.47516818592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206655540531e-02</text:p>
          </table:table-cell>
        </table:table-row>
        <table:table-row table:style-name="ro1">
          <table:table-cell office:value-type="string">
            <text:p>1.200813521602e-06</text:p>
          </table:table-cell>
          <table:table-cell office:value-type="string">
            <text:p>2.68462128523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723556362546e-02</text:p>
          </table:table-cell>
        </table:table-row>
        <table:table-row table:style-name="ro1">
          <table:table-cell office:value-type="string">
            <text:p>1.200879005618e-06</text:p>
          </table:table-cell>
          <table:table-cell office:value-type="string">
            <text:p>2.900718538957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423664203308e-01</text:p>
          </table:table-cell>
        </table:table-row>
        <table:table-row table:style-name="ro1">
          <table:table-cell office:value-type="string">
            <text:p>1.200928682671e-06</text:p>
          </table:table-cell>
          <table:table-cell office:value-type="string">
            <text:p>3.06465281490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815600506390e-01</text:p>
          </table:table-cell>
        </table:table-row>
        <table:table-row table:style-name="ro1">
          <table:table-cell office:value-type="string">
            <text:p>1.200964341336e-06</text:p>
          </table:table-cell>
          <table:table-cell office:value-type="string">
            <text:p>3.182326407451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887426151559e-01</text:p>
          </table:table-cell>
        </table:table-row>
        <table:table-row table:style-name="ro1">
          <table:table-cell office:value-type="string">
            <text:p>1.201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23440889327e+00</text:p>
          </table:table-cell>
        </table:table-row>
        <table:table-row table:style-name="ro1">
          <table:table-cell office:value-type="string">
            <text:p>1.20101694216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92405873840e+00</text:p>
          </table:table-cell>
        </table:table-row>
        <table:table-row table:style-name="ro1">
          <table:table-cell office:value-type="string">
            <text:p>1.20103959182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24878559691e+00</text:p>
          </table:table-cell>
        </table:table-row>
        <table:table-row table:style-name="ro1">
          <table:table-cell office:value-type="string">
            <text:p>1.20106106902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58686953403e+00</text:p>
          </table:table-cell>
        </table:table-row>
        <table:table-row table:style-name="ro1">
          <table:table-cell office:value-type="string">
            <text:p>1.20109338652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08410107702e+00</text:p>
          </table:table-cell>
        </table:table-row>
        <table:table-row table:style-name="ro1">
          <table:table-cell office:value-type="string">
            <text:p>1.20112650009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612801409229e+00</text:p>
          </table:table-cell>
        </table:table-row>
        <table:table-row table:style-name="ro1">
          <table:table-cell office:value-type="string">
            <text:p>1.20115767472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829020931393e+00</text:p>
          </table:table-cell>
        </table:table-row>
        <table:table-row table:style-name="ro1">
          <table:table-cell office:value-type="string">
            <text:p>1.20119479798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06389564501e+00</text:p>
          </table:table-cell>
        </table:table-row>
        <table:table-row table:style-name="ro1">
          <table:table-cell office:value-type="string">
            <text:p>1.20123939555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36174714070e+00</text:p>
          </table:table-cell>
        </table:table-row>
        <table:table-row table:style-name="ro1">
          <table:table-cell office:value-type="string">
            <text:p>1.20128682182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11723154016e+00</text:p>
          </table:table-cell>
        </table:table-row>
        <table:table-row table:style-name="ro1">
          <table:table-cell office:value-type="string">
            <text:p>1.20133680692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52996347799e+00</text:p>
          </table:table-cell>
        </table:table-row>
        <table:table-row table:style-name="ro1">
          <table:table-cell office:value-type="string">
            <text:p>1.20139349994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75967763836e+00</text:p>
          </table:table-cell>
        </table:table-row>
        <table:table-row table:style-name="ro1">
          <table:table-cell office:value-type="string">
            <text:p>1.20146214767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88325198552e+00</text:p>
          </table:table-cell>
        </table:table-row>
        <table:table-row table:style-name="ro1">
          <table:table-cell office:value-type="string">
            <text:p>1.20154986682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4378821399e+00</text:p>
          </table:table-cell>
        </table:table-row>
        <table:table-row table:style-name="ro1">
          <table:table-cell office:value-type="string">
            <text:p>1.20166729945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6997281560e+00</text:p>
          </table:table-cell>
        </table:table-row>
        <table:table-row table:style-name="ro1">
          <table:table-cell office:value-type="string">
            <text:p>1.20183468893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113932597e+00</text:p>
          </table:table-cell>
        </table:table-row>
        <table:table-row table:style-name="ro1">
          <table:table-cell office:value-type="string">
            <text:p>1.20209580161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744119415e+00</text:p>
          </table:table-cell>
        </table:table-row>
        <table:table-row table:style-name="ro1">
          <table:table-cell office:value-type="string">
            <text:p>1.20256052051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229108995e+00</text:p>
          </table:table-cell>
        </table:table-row>
        <table:table-row table:style-name="ro1">
          <table:table-cell office:value-type="string">
            <text:p>1.20328421605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525756418e+00</text:p>
          </table:table-cell>
        </table:table-row>
        <table:table-row table:style-name="ro1">
          <table:table-cell office:value-type="string">
            <text:p>1.20427662284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692031812e+00</text:p>
          </table:table-cell>
        </table:table-row>
        <table:table-row table:style-name="ro1">
          <table:table-cell office:value-type="string">
            <text:p>1.20568352495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795162897e+00</text:p>
          </table:table-cell>
        </table:table-row>
        <table:table-row table:style-name="ro1">
          <table:table-cell office:value-type="string">
            <text:p>1.20776402088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866017208e+00</text:p>
          </table:table-cell>
        </table:table-row>
        <table:table-row table:style-name="ro1">
          <table:table-cell office:value-type="string">
            <text:p>1.21090254595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12206472e+00</text:p>
          </table:table-cell>
        </table:table-row>
        <table:table-row table:style-name="ro1">
          <table:table-cell office:value-type="string">
            <text:p>1.21553851680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42905199e+00</text:p>
          </table:table-cell>
        </table:table-row>
        <table:table-row table:style-name="ro1">
          <table:table-cell office:value-type="string">
            <text:p>1.22235927448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61864246e+00</text:p>
          </table:table-cell>
        </table:table-row>
        <table:table-row table:style-name="ro1">
          <table:table-cell office:value-type="string">
            <text:p>1.232497123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75305665e+00</text:p>
          </table:table-cell>
        </table:table-row>
        <table:table-row table:style-name="ro1">
          <table:table-cell office:value-type="string">
            <text:p>1.2407485615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79588281e+00</text:p>
          </table:table-cell>
        </table:table-row>
        <table:table-row table:style-name="ro1">
          <table:table-cell office:value-type="string">
            <text:p>1.249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4317126e+00</text:p>
          </table:table-cell>
        </table:table-row>
        <table:table-row table:style-name="ro1">
          <table:table-cell office:value-type="string">
            <text:p>1.249181875821e-06</text:p>
          </table:table-cell>
          <table:table-cell office:value-type="string">
            <text:p>3.300000000000e+00</text:p>
          </table:table-cell>
          <table:table-cell office:value-type="string">
            <text:p>2.699809789148e+00</text:p>
          </table:table-cell>
          <table:table-cell office:value-type="string">
            <text:p>0.000000000000e+00</text:p>
          </table:table-cell>
          <table:table-cell office:value-type="string">
            <text:p>3.299734043276e+00</text:p>
          </table:table-cell>
        </table:table-row>
        <table:table-row table:style-name="ro1">
          <table:table-cell office:value-type="string">
            <text:p>1.249384175976e-06</text:p>
          </table:table-cell>
          <table:table-cell office:value-type="string">
            <text:p>3.300000000000e+00</text:p>
          </table:table-cell>
          <table:table-cell office:value-type="string">
            <text:p>2.032219278222e+00</text:p>
          </table:table-cell>
          <table:table-cell office:value-type="string">
            <text:p>0.000000000000e+00</text:p>
          </table:table-cell>
          <table:table-cell office:value-type="string">
            <text:p>3.299671650476e+00</text:p>
          </table:table-cell>
        </table:table-row>
        <table:table-row table:style-name="ro1">
          <table:table-cell office:value-type="string">
            <text:p>1.249692087988e-06</text:p>
          </table:table-cell>
          <table:table-cell office:value-type="string">
            <text:p>3.300000000000e+00</text:p>
          </table:table-cell>
          <table:table-cell office:value-type="string">
            <text:p>1.016109639111e+00</text:p>
          </table:table-cell>
          <table:table-cell office:value-type="string">
            <text:p>0.000000000000e+00</text:p>
          </table:table-cell>
          <table:table-cell office:value-type="string">
            <text:p>3.300152018833e+00</text:p>
          </table:table-cell>
        </table:table-row>
        <table:table-row table:style-name="ro1">
          <table:table-cell office:value-type="string">
            <text:p>1.25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77122154e+00</text:p>
          </table:table-cell>
        </table:table-row>
        <table:table-row table:style-name="ro1">
          <table:table-cell office:value-type="string">
            <text:p>1.25003585893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430116990e+00</text:p>
          </table:table-cell>
        </table:table-row>
        <table:table-row table:style-name="ro1">
          <table:table-cell office:value-type="string">
            <text:p>1.25010438846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532575394e+00</text:p>
          </table:table-cell>
        </table:table-row>
        <table:table-row table:style-name="ro1">
          <table:table-cell office:value-type="string">
            <text:p>1.25017517879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184211931e+00</text:p>
          </table:table-cell>
        </table:table-row>
        <table:table-row table:style-name="ro1">
          <table:table-cell office:value-type="string">
            <text:p>1.25031675944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2943444e+00</text:p>
          </table:table-cell>
        </table:table-row>
        <table:table-row table:style-name="ro1">
          <table:table-cell office:value-type="string">
            <text:p>1.25046922654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9541980e+00</text:p>
          </table:table-cell>
        </table:table-row>
        <table:table-row table:style-name="ro1">
          <table:table-cell office:value-type="string">
            <text:p>1.25077416075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7114730e+00</text:p>
          </table:table-cell>
        </table:table-row>
        <table:table-row table:style-name="ro1">
          <table:table-cell office:value-type="string">
            <text:p>1.25138402917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2029830e+00</text:p>
          </table:table-cell>
        </table:table-row>
        <table:table-row table:style-name="ro1">
          <table:table-cell office:value-type="string">
            <text:p>1.25260376601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6926076e+00</text:p>
          </table:table-cell>
        </table:table-row>
        <table:table-row table:style-name="ro1">
          <table:table-cell office:value-type="string">
            <text:p>1.25504323969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3511803e+00</text:p>
          </table:table-cell>
        </table:table-row>
        <table:table-row table:style-name="ro1">
          <table:table-cell office:value-type="string">
            <text:p>1.25992218704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8744545e+00</text:p>
          </table:table-cell>
        </table:table-row>
        <table:table-row table:style-name="ro1">
          <table:table-cell office:value-type="string">
            <text:p>1.26968008174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6824802e+00</text:p>
          </table:table-cell>
        </table:table-row>
        <table:table-row table:style-name="ro1">
          <table:table-cell office:value-type="string">
            <text:p>1.28919587116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3282751e+00</text:p>
          </table:table-cell>
        </table:table-row>
        <table:table-row table:style-name="ro1">
          <table:table-cell office:value-type="string">
            <text:p>1.31909793558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1745954e+00</text:p>
          </table:table-cell>
        </table:table-row>
        <table:table-row table:style-name="ro1">
          <table:table-cell office:value-type="string">
            <text:p>1.349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6865922e+00</text:p>
          </table:table-cell>
        </table:table-row>
        <table:table-row table:style-name="ro1">
          <table:table-cell office:value-type="string">
            <text:p>1.349250000000e-06</text:p>
          </table:table-cell>
          <table:table-cell office:value-type="string">
            <text:p>2.4749999999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76023312e+00</text:p>
          </table:table-cell>
        </table:table-row>
        <table:table-row table:style-name="ro1">
          <table:table-cell office:value-type="string">
            <text:p>1.349312523928e-06</text:p>
          </table:table-cell>
          <table:table-cell office:value-type="string">
            <text:p>2.268671039163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391656138e+00</text:p>
          </table:table-cell>
        </table:table-row>
        <table:table-row table:style-name="ro1">
          <table:table-cell office:value-type="string">
            <text:p>1.349437571783e-06</text:p>
          </table:table-cell>
          <table:table-cell office:value-type="string">
            <text:p>1.85601311749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3284699920e+00</text:p>
          </table:table-cell>
        </table:table-row>
        <table:table-row table:style-name="ro1">
          <table:table-cell office:value-type="string">
            <text:p>1.349550558605e-06</text:p>
          </table:table-cell>
          <table:table-cell office:value-type="string">
            <text:p>1.483156603621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9393690000e+00</text:p>
          </table:table-cell>
        </table:table-row>
        <table:table-row table:style-name="ro1">
          <table:table-cell office:value-type="string">
            <text:p>1.349616884839e-06</text:p>
          </table:table-cell>
          <table:table-cell office:value-type="string">
            <text:p>1.26428003237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17342680052e+00</text:p>
          </table:table-cell>
        </table:table-row>
        <table:table-row table:style-name="ro1">
          <table:table-cell office:value-type="string">
            <text:p>1.349700289935e-06</text:p>
          </table:table-cell>
          <table:table-cell office:value-type="string">
            <text:p>9.890432147649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36526670468e+00</text:p>
          </table:table-cell>
        </table:table-row>
        <table:table-row table:style-name="ro1">
          <table:table-cell office:value-type="string">
            <text:p>1.349766874677e-06</text:p>
          </table:table-cell>
          <table:table-cell office:value-type="string">
            <text:p>7.693135649303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892536837e+00</text:p>
          </table:table-cell>
        </table:table-row>
        <table:table-row table:style-name="ro1">
          <table:table-cell office:value-type="string">
            <text:p>1.349799037798e-06</text:p>
          </table:table-cell>
          <table:table-cell office:value-type="string">
            <text:p>6.631752655541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64571652890e+00</text:p>
          </table:table-cell>
        </table:table-row>
        <table:table-row table:style-name="ro1">
          <table:table-cell office:value-type="string">
            <text:p>1.349833541844e-06</text:p>
          </table:table-cell>
          <table:table-cell office:value-type="string">
            <text:p>5.493119150314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74141028315e+00</text:p>
          </table:table-cell>
        </table:table-row>
        <table:table-row table:style-name="ro1">
          <table:table-cell office:value-type="string">
            <text:p>1.349858457932e-06</text:p>
          </table:table-cell>
          <table:table-cell office:value-type="string">
            <text:p>4.670888255198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280762866e+00</text:p>
          </table:table-cell>
        </table:table-row>
        <table:table-row table:style-name="ro1">
          <table:table-cell office:value-type="string">
            <text:p>1.349885211497e-06</text:p>
          </table:table-cell>
          <table:table-cell office:value-type="string">
            <text:p>3.788020607209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65401406527e+00</text:p>
          </table:table-cell>
        </table:table-row>
        <table:table-row table:style-name="ro1">
          <table:table-cell office:value-type="string">
            <text:p>1.349910947745e-06</text:p>
          </table:table-cell>
          <table:table-cell office:value-type="string">
            <text:p>2.938724423832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086000932877e+00</text:p>
          </table:table-cell>
        </table:table-row>
        <table:table-row table:style-name="ro1">
          <table:table-cell office:value-type="string">
            <text:p>1.349942352788e-06</text:p>
          </table:table-cell>
          <table:table-cell office:value-type="string">
            <text:p>1.902358006497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731400873364e+00</text:p>
          </table:table-cell>
        </table:table-row>
        <table:table-row table:style-name="ro1">
          <table:table-cell office:value-type="string">
            <text:p>1.349971176394e-06</text:p>
          </table:table-cell>
          <table:table-cell office:value-type="string">
            <text:p>9.511790032475e-02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306435910645e+00</text:p>
          </table:table-cell>
        </table:table-row>
        <table:table-row table:style-name="ro1">
          <table:table-cell office:value-type="string">
            <text:p>1.35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27161850263e+00</text:p>
          </table:table-cell>
        </table:table-row>
        <table:table-row table:style-name="ro1">
          <table:table-cell office:value-type="string">
            <text:p>1.35001462801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9286823093e+00</text:p>
          </table:table-cell>
        </table:table-row>
        <table:table-row table:style-name="ro1">
          <table:table-cell office:value-type="string">
            <text:p>1.35003451083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68313897519e+00</text:p>
          </table:table-cell>
        </table:table-row>
        <table:table-row table:style-name="ro1">
          <table:table-cell office:value-type="string">
            <text:p>1.35005353745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21143856851e+00</text:p>
          </table:table-cell>
        </table:table-row>
        <table:table-row table:style-name="ro1">
          <table:table-cell office:value-type="string">
            <text:p>1.35007797973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7.674627743606e-01</text:p>
          </table:table-cell>
        </table:table-row>
        <table:table-row table:style-name="ro1">
          <table:table-cell office:value-type="string">
            <text:p>1.35010804359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338389831448e-01</text:p>
          </table:table-cell>
        </table:table-row>
        <table:table-row table:style-name="ro1">
          <table:table-cell office:value-type="string">
            <text:p>1.35013923394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628330375648e-01</text:p>
          </table:table-cell>
        </table:table-row>
        <table:table-row table:style-name="ro1">
          <table:table-cell office:value-type="string">
            <text:p>1.35017994706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169140771018e-01</text:p>
          </table:table-cell>
        </table:table-row>
        <table:table-row table:style-name="ro1">
          <table:table-cell office:value-type="string">
            <text:p>1.35022247124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64996733203e-01</text:p>
          </table:table-cell>
        </table:table-row>
        <table:table-row table:style-name="ro1">
          <table:table-cell office:value-type="string">
            <text:p>1.35026984445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6.932456526461e-02</text:p>
          </table:table-cell>
        </table:table-row>
        <table:table-row table:style-name="ro1">
          <table:table-cell office:value-type="string">
            <text:p>1.35032274027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549332882700e-02</text:p>
          </table:table-cell>
        </table:table-row>
        <table:table-row table:style-name="ro1">
          <table:table-cell office:value-type="string">
            <text:p>1.35038641733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6613700427e-02</text:p>
          </table:table-cell>
        </table:table-row>
        <table:table-row table:style-name="ro1">
          <table:table-cell office:value-type="string">
            <text:p>1.35046464082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725505738193e-03</text:p>
          </table:table-cell>
        </table:table-row>
        <table:table-row table:style-name="ro1">
          <table:table-cell office:value-type="string">
            <text:p>1.35056588521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433015428467e-03</text:p>
          </table:table-cell>
        </table:table-row>
        <table:table-row table:style-name="ro1">
          <table:table-cell office:value-type="string">
            <text:p>1.35070181049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610039943717e-04</text:p>
          </table:table-cell>
        </table:table-row>
        <table:table-row table:style-name="ro1">
          <table:table-cell office:value-type="string">
            <text:p>1.35089901443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34561703650e-05</text:p>
          </table:table-cell>
        </table:table-row>
        <table:table-row table:style-name="ro1">
          <table:table-cell office:value-type="string">
            <text:p>1.35121478704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582237960241e-06</text:p>
          </table:table-cell>
        </table:table-row>
        <table:table-row table:style-name="ro1">
          <table:table-cell office:value-type="string">
            <text:p>1.35178149242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215956935814e-06</text:p>
          </table:table-cell>
        </table:table-row>
        <table:table-row table:style-name="ro1">
          <table:table-cell office:value-type="string">
            <text:p>1.35291490316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082329244891e-06</text:p>
          </table:table-cell>
        </table:table-row>
        <table:table-row table:style-name="ro1">
          <table:table-cell office:value-type="string">
            <text:p>1.35518172465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39312205661e-06</text:p>
          </table:table-cell>
        </table:table-row>
        <table:table-row table:style-name="ro1">
          <table:table-cell office:value-type="string">
            <text:p>1.35971536763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04010146373e-06</text:p>
          </table:table-cell>
        </table:table-row>
        <table:table-row table:style-name="ro1">
          <table:table-cell office:value-type="string">
            <text:p>1.36878265358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68197403704e-06</text:p>
          </table:table-cell>
        </table:table-row>
        <table:table-row table:style-name="ro1">
          <table:table-cell office:value-type="string">
            <text:p>1.38691722548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66242031629e-06</text:p>
          </table:table-cell>
        </table:table-row>
        <table:table-row table:style-name="ro1">
          <table:table-cell office:value-type="string">
            <text:p>1.4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38593476939e-06</text:p>
          </table:table-cell>
        </table:table-row>
        <table:table-row table:style-name="ro1">
          <table:table-cell office:value-type="string">
            <text:p>1.40025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8.249999999997e-01</text:p>
          </table:table-cell>
          <table:table-cell office:value-type="string">
            <text:p>5.291549054239e-04</text:p>
          </table:table-cell>
        </table:table-row>
        <table:table-row table:style-name="ro1">
          <table:table-cell office:value-type="string">
            <text:p>1.40031252392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031328960836e+00</text:p>
          </table:table-cell>
          <table:table-cell office:value-type="string">
            <text:p>4.900062820334e-04</text:p>
          </table:table-cell>
        </table:table-row>
        <table:table-row table:style-name="ro1">
          <table:table-cell office:value-type="string">
            <text:p>1.40035600536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174817707456e+00</text:p>
          </table:table-cell>
          <table:table-cell office:value-type="string">
            <text:p>3.487493929859e-04</text:p>
          </table:table-cell>
        </table:table-row>
        <table:table-row table:style-name="ro1">
          <table:table-cell office:value-type="string">
            <text:p>1.40041670725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75133956051e+00</text:p>
          </table:table-cell>
          <table:table-cell office:value-type="string">
            <text:p>1.890855195767e-04</text:p>
          </table:table-cell>
        </table:table-row>
        <table:table-row table:style-name="ro1">
          <table:table-cell office:value-type="string">
            <text:p>1.40046121767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522018317826e+00</text:p>
          </table:table-cell>
          <table:table-cell office:value-type="string">
            <text:p>1.085696687131e-04</text:p>
          </table:table-cell>
        </table:table-row>
        <table:table-row table:style-name="ro1">
          <table:table-cell office:value-type="string">
            <text:p>1.40052898133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45638410203e+00</text:p>
          </table:table-cell>
          <table:table-cell office:value-type="string">
            <text:p>1.536920614865e-05</text:p>
          </table:table-cell>
        </table:table-row>
        <table:table-row table:style-name="ro1">
          <table:table-cell office:value-type="string">
            <text:p>1.40054240193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89926387428e+00</text:p>
          </table:table-cell>
          <table:table-cell office:value-type="string">
            <text:p>-3.605351856386e-06</text:p>
          </table:table-cell>
        </table:table-row>
        <table:table-row table:style-name="ro1">
          <table:table-cell office:value-type="string">
            <text:p>1.40056924313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878502341878e+00</text:p>
          </table:table-cell>
          <table:table-cell office:value-type="string">
            <text:p>-4.766234821291e-05</text:p>
          </table:table-cell>
        </table:table-row>
        <table:table-row table:style-name="ro1">
          <table:table-cell office:value-type="string">
            <text:p>1.40059188602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53223886863e+00</text:p>
          </table:table-cell>
          <table:table-cell office:value-type="string">
            <text:p>-8.721068986969e-05</text:p>
          </table:table-cell>
        </table:table-row>
        <table:table-row table:style-name="ro1">
          <table:table-cell office:value-type="string">
            <text:p>1.40061890147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042374864804e+00</text:p>
          </table:table-cell>
          <table:table-cell office:value-type="string">
            <text:p>-1.443073689027e-04</text:p>
          </table:table-cell>
        </table:table-row>
        <table:table-row table:style-name="ro1">
          <table:table-cell office:value-type="string">
            <text:p>1.40064751401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136796235798e+00</text:p>
          </table:table-cell>
          <table:table-cell office:value-type="string">
            <text:p>-4.851936321959e-04</text:p>
          </table:table-cell>
        </table:table-row>
        <table:table-row table:style-name="ro1">
          <table:table-cell office:value-type="string">
            <text:p>1.40068077666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46562997120e+00</text:p>
          </table:table-cell>
          <table:table-cell office:value-type="string">
            <text:p>-1.006419519161e-03</text:p>
          </table:table-cell>
        </table:table-row>
        <table:table-row table:style-name="ro1">
          <table:table-cell office:value-type="string">
            <text:p>1.40072180940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381971045247e+00</text:p>
          </table:table-cell>
          <table:table-cell office:value-type="string">
            <text:p>-1.283727339613e-03</text:p>
          </table:table-cell>
        </table:table-row>
        <table:table-row table:style-name="ro1">
          <table:table-cell office:value-type="string">
            <text:p>1.40077984521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573489207851e+00</text:p>
          </table:table-cell>
          <table:table-cell office:value-type="string">
            <text:p>-1.612001440519e-03</text:p>
          </table:table-cell>
        </table:table-row>
        <table:table-row table:style-name="ro1">
          <table:table-cell office:value-type="string">
            <text:p>1.40081241876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680981912029e+00</text:p>
          </table:table-cell>
          <table:table-cell office:value-type="string">
            <text:p>-1.295657017405e-03</text:p>
          </table:table-cell>
        </table:table-row>
        <table:table-row table:style-name="ro1">
          <table:table-cell office:value-type="string">
            <text:p>1.40084939117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802990888085e+00</text:p>
          </table:table-cell>
          <table:table-cell office:value-type="string">
            <text:p>-4.388987068313e-04</text:p>
          </table:table-cell>
        </table:table-row>
        <table:table-row table:style-name="ro1">
          <table:table-cell office:value-type="string">
            <text:p>1.40088023344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04770361154e+00</text:p>
          </table:table-cell>
          <table:table-cell office:value-type="string">
            <text:p>2.818027229432e-04</text:p>
          </table:table-cell>
        </table:table-row>
        <table:table-row table:style-name="ro1">
          <table:table-cell office:value-type="string">
            <text:p>1.40093217675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076183283081e+00</text:p>
          </table:table-cell>
          <table:table-cell office:value-type="string">
            <text:p>8.986304548167e-04</text:p>
          </table:table-cell>
        </table:table-row>
        <table:table-row table:style-name="ro1">
          <table:table-cell office:value-type="string">
            <text:p>1.40096962292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99755662689e+00</text:p>
          </table:table-cell>
          <table:table-cell office:value-type="string">
            <text:p>9.108951867033e-04</text:p>
          </table:table-cell>
        </table:table-row>
        <table:table-row table:style-name="ro1">
          <table:table-cell office:value-type="string">
            <text:p>1.401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901205119635e-04</text:p>
          </table:table-cell>
        </table:table-row>
        <table:table-row table:style-name="ro1">
          <table:table-cell office:value-type="string">
            <text:p>1.40101682454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656776504365e-04</text:p>
          </table:table-cell>
        </table:table-row>
        <table:table-row table:style-name="ro1">
          <table:table-cell office:value-type="string">
            <text:p>1.40103836907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245273730637e-04</text:p>
          </table:table-cell>
        </table:table-row>
        <table:table-row table:style-name="ro1">
          <table:table-cell office:value-type="string">
            <text:p>1.40105846993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7.416502468304e-05</text:p>
          </table:table-cell>
        </table:table-row>
        <table:table-row table:style-name="ro1">
          <table:table-cell office:value-type="string">
            <text:p>1.40109867165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546844776323e-04</text:p>
          </table:table-cell>
        </table:table-row>
        <table:table-row table:style-name="ro1">
          <table:table-cell office:value-type="string">
            <text:p>1.40115835666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697533467742e-04</text:p>
          </table:table-cell>
        </table:table-row>
        <table:table-row table:style-name="ro1">
          <table:table-cell office:value-type="string">
            <text:p>1.40125971831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547237361204e-04</text:p>
          </table:table-cell>
        </table:table-row>
        <table:table-row table:style-name="ro1">
          <table:table-cell office:value-type="string">
            <text:p>1.40139952437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980114728927e-05</text:p>
          </table:table-cell>
        </table:table-row>
        <table:table-row table:style-name="ro1">
          <table:table-cell office:value-type="string">
            <text:p>1.40163903450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728702108821e-06</text:p>
          </table:table-cell>
        </table:table-row>
        <table:table-row table:style-name="ro1">
          <table:table-cell office:value-type="string">
            <text:p>1.40211805477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01756633202e-06</text:p>
          </table:table-cell>
        </table:table-row>
        <table:table-row table:style-name="ro1">
          <table:table-cell office:value-type="string">
            <text:p>1.40307609531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012253808872e-07</text:p>
          </table:table-cell>
        </table:table-row>
        <table:table-row table:style-name="ro1">
          <table:table-cell office:value-type="string">
            <text:p>1.40499217638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903366520712e-07</text:p>
          </table:table-cell>
        </table:table-row>
        <table:table-row table:style-name="ro1">
          <table:table-cell office:value-type="string">
            <text:p>1.40882433853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122491526298e-07</text:p>
          </table:table-cell>
        </table:table-row>
        <table:table-row table:style-name="ro1">
          <table:table-cell office:value-type="string">
            <text:p>1.41648866284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648057942526e-07</text:p>
          </table:table-cell>
        </table:table-row>
        <table:table-row table:style-name="ro1">
          <table:table-cell office:value-type="string">
            <text:p>1.43181731144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30940261569e-07</text:p>
          </table:table-cell>
        </table:table-row>
        <table:table-row table:style-name="ro1">
          <table:table-cell office:value-type="string">
            <text:p>1.46247460865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366040422328e-07</text:p>
          </table:table-cell>
        </table:table-row>
        <table:table-row table:style-name="ro1">
          <table:table-cell office:value-type="string">
            <text:p>1.50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362814401091e-07</text:p>
          </table:table-cell>
        </table:table-row>
        <table:table-row table:style-name="ro1">
          <table:table-cell office:value-type="string">
            <text:p>1.500062500000e-06</text:p>
          </table:table-cell>
          <table:table-cell table:number-columns-repeated="2" office:value-type="string">
            <text:p>2.062500000005e-01</text:p>
          </table:table-cell>
          <table:table-cell office:value-type="string">
            <text:p>3.300000000000e+00</text:p>
          </table:table-cell>
          <table:table-cell office:value-type="string">
            <text:p>1.916537441990e-03</text:p>
          </table:table-cell>
        </table:table-row>
        <table:table-row table:style-name="ro1">
          <table:table-cell office:value-type="string">
            <text:p>1.500161750548e-06</text:p>
          </table:table-cell>
          <table:table-cell table:number-columns-repeated="2" office:value-type="string">
            <text:p>5.337768094838e-01</text:p>
          </table:table-cell>
          <table:table-cell office:value-type="string">
            <text:p>3.300000000000e+00</text:p>
          </table:table-cell>
          <table:table-cell office:value-type="string">
            <text:p>2.662744055593e-03</text:p>
          </table:table-cell>
        </table:table-row>
        <table:table-row table:style-name="ro1">
          <table:table-cell office:value-type="string">
            <text:p>1.500211375822e-06</text:p>
          </table:table-cell>
          <table:table-cell table:number-columns-repeated="2" office:value-type="string">
            <text:p>6.975402142255e-01</text:p>
          </table:table-cell>
          <table:table-cell office:value-type="string">
            <text:p>3.300000000000e+00</text:p>
          </table:table-cell>
          <table:table-cell office:value-type="string">
            <text:p>1.906476583461e-03</text:p>
          </table:table-cell>
        </table:table-row>
        <table:table-row table:style-name="ro1">
          <table:table-cell office:value-type="string">
            <text:p>1.500310626371e-06</text:p>
          </table:table-cell>
          <table:table-cell table:number-columns-repeated="2" office:value-type="string">
            <text:p>1.025067023709e+00</text:p>
          </table:table-cell>
          <table:table-cell office:value-type="string">
            <text:p>3.300000000000e+00</text:p>
          </table:table-cell>
          <table:table-cell office:value-type="string">
            <text:p>-3.090106945623e-04</text:p>
          </table:table-cell>
        </table:table-row>
        <table:table-row table:style-name="ro1">
          <table:table-cell office:value-type="string">
            <text:p>1.500390008817e-06</text:p>
          </table:table-cell>
          <table:table-cell table:number-columns-repeated="2" office:value-type="string">
            <text:p>1.287029096024e+00</text:p>
          </table:table-cell>
          <table:table-cell office:value-type="string">
            <text:p>3.300000000000e+00</text:p>
          </table:table-cell>
          <table:table-cell office:value-type="string">
            <text:p>-5.525241077507e-03</text:p>
          </table:table-cell>
        </table:table-row>
        <table:table-row table:style-name="ro1">
          <table:table-cell office:value-type="string">
            <text:p>1.500491514358e-06</text:p>
          </table:table-cell>
          <table:table-cell table:number-columns-repeated="2" office:value-type="string">
            <text:p>1.621997381872e+00</text:p>
          </table:table-cell>
          <table:table-cell office:value-type="string">
            <text:p>3.300000000000e+00</text:p>
          </table:table-cell>
          <table:table-cell office:value-type="string">
            <text:p>-1.777299851455e-02</text:p>
          </table:table-cell>
        </table:table-row>
        <table:table-row table:style-name="ro1">
          <table:table-cell office:value-type="string">
            <text:p>1.500586054284e-06</text:p>
          </table:table-cell>
          <table:table-cell table:number-columns-repeated="2" office:value-type="string">
            <text:p>1.933979135698e+00</text:p>
          </table:table-cell>
          <table:table-cell office:value-type="string">
            <text:p>3.300000000000e+00</text:p>
          </table:table-cell>
          <table:table-cell office:value-type="string">
            <text:p>-3.768581108567e-02</text:p>
          </table:table-cell>
        </table:table-row>
        <table:table-row table:style-name="ro1">
          <table:table-cell office:value-type="string">
            <text:p>1.500678330988e-06</text:p>
          </table:table-cell>
          <table:table-cell table:number-columns-repeated="2" office:value-type="string">
            <text:p>2.238492261088e+00</text:p>
          </table:table-cell>
          <table:table-cell office:value-type="string">
            <text:p>3.300000000000e+00</text:p>
          </table:table-cell>
          <table:table-cell office:value-type="string">
            <text:p>-7.003839235101e-02</text:p>
          </table:table-cell>
        </table:table-row>
        <table:table-row table:style-name="ro1">
          <table:table-cell office:value-type="string">
            <text:p>1.500760045420e-06</text:p>
          </table:table-cell>
          <table:table-cell table:number-columns-repeated="2" office:value-type="string">
            <text:p>2.508149885767e+00</text:p>
          </table:table-cell>
          <table:table-cell office:value-type="string">
            <text:p>3.300000000000e+00</text:p>
          </table:table-cell>
          <table:table-cell office:value-type="string">
            <text:p>-5.440951966739e-02</text:p>
          </table:table-cell>
        </table:table-row>
        <table:table-row table:style-name="ro1">
          <table:table-cell office:value-type="string">
            <text:p>1.500814832753e-06</text:p>
          </table:table-cell>
          <table:table-cell table:number-columns-repeated="2" office:value-type="string">
            <text:p>2.688948085647e+00</text:p>
          </table:table-cell>
          <table:table-cell office:value-type="string">
            <text:p>3.300000000000e+00</text:p>
          </table:table-cell>
          <table:table-cell office:value-type="string">
            <text:p>4.252759329672e-02</text:p>
          </table:table-cell>
        </table:table-row>
        <table:table-row table:style-name="ro1">
          <table:table-cell office:value-type="string">
            <text:p>1.500854019777e-06</text:p>
          </table:table-cell>
          <table:table-cell table:number-columns-repeated="2" office:value-type="string">
            <text:p>2.818265264768e+00</text:p>
          </table:table-cell>
          <table:table-cell office:value-type="string">
            <text:p>3.300000000000e+00</text:p>
          </table:table-cell>
          <table:table-cell office:value-type="string">
            <text:p>2.255352996442e-01</text:p>
          </table:table-cell>
        </table:table-row>
        <table:table-row table:style-name="ro1">
          <table:table-cell office:value-type="string">
            <text:p>1.500896221283e-06</text:p>
          </table:table-cell>
          <table:table-cell table:number-columns-repeated="2" office:value-type="string">
            <text:p>2.957530233087e+00</text:p>
          </table:table-cell>
          <table:table-cell office:value-type="string">
            <text:p>3.300000000000e+00</text:p>
          </table:table-cell>
          <table:table-cell office:value-type="string">
            <text:p>6.143024274795e-01</text:p>
          </table:table-cell>
        </table:table-row>
        <table:table-row table:style-name="ro1">
          <table:table-cell office:value-type="string">
            <text:p>1.500931816323e-06</text:p>
          </table:table-cell>
          <table:table-cell table:number-columns-repeated="2" office:value-type="string">
            <text:p>3.074993866439e+00</text:p>
          </table:table-cell>
          <table:table-cell office:value-type="string">
            <text:p>3.300000000000e+00</text:p>
          </table:table-cell>
          <table:table-cell office:value-type="string">
            <text:p>1.060842292542e+00</text:p>
          </table:table-cell>
        </table:table-row>
        <table:table-row table:style-name="ro1">
          <table:table-cell office:value-type="string">
            <text:p>1.500965908162e-06</text:p>
          </table:table-cell>
          <table:table-cell table:number-columns-repeated="2" office:value-type="string">
            <text:p>3.187496933220e+00</text:p>
          </table:table-cell>
          <table:table-cell office:value-type="string">
            <text:p>3.300000000000e+00</text:p>
          </table:table-cell>
          <table:table-cell office:value-type="string">
            <text:p>1.536778393615e+00</text:p>
          </table:table-cell>
        </table:table-row>
        <table:table-row table:style-name="ro1">
          <table:table-cell office:value-type="string">
            <text:p>1.501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015794945329e+00</text:p>
          </table:table-cell>
        </table:table-row>
        <table:table-row table:style-name="ro1">
          <table:table-cell office:value-type="string">
            <text:p>1.50101578648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215238747246e+00</text:p>
          </table:table-cell>
        </table:table-row>
        <table:table-row table:style-name="ro1">
          <table:table-cell office:value-type="string">
            <text:p>1.50103767208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462792031289e+00</text:p>
          </table:table-cell>
        </table:table-row>
        <table:table-row table:style-name="ro1">
          <table:table-cell office:value-type="string">
            <text:p>1.50105844124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654894232369e+00</text:p>
          </table:table-cell>
        </table:table-row>
        <table:table-row table:style-name="ro1">
          <table:table-cell office:value-type="string">
            <text:p>1.50109160825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884143232116e+00</text:p>
          </table:table-cell>
        </table:table-row>
        <table:table-row table:style-name="ro1">
          <table:table-cell office:value-type="string">
            <text:p>1.50114163890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094436815076e+00</text:p>
          </table:table-cell>
        </table:table-row>
        <table:table-row table:style-name="ro1">
          <table:table-cell office:value-type="string">
            <text:p>1.50118466589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88805795593e+00</text:p>
          </table:table-cell>
        </table:table-row>
        <table:table-row table:style-name="ro1">
          <table:table-cell office:value-type="string">
            <text:p>1.50123031879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42195689431e+00</text:p>
          </table:table-cell>
        </table:table-row>
        <table:table-row table:style-name="ro1">
          <table:table-cell office:value-type="string">
            <text:p>1.50127879794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70884646913e+00</text:p>
          </table:table-cell>
        </table:table-row>
        <table:table-row table:style-name="ro1">
          <table:table-cell office:value-type="string">
            <text:p>1.50133818957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7369535297e+00</text:p>
          </table:table-cell>
        </table:table-row>
        <table:table-row table:style-name="ro1">
          <table:table-cell office:value-type="string">
            <text:p>1.50141145571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5434616890e+00</text:p>
          </table:table-cell>
        </table:table-row>
        <table:table-row table:style-name="ro1">
          <table:table-cell office:value-type="string">
            <text:p>1.50150823715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8822372182e+00</text:p>
          </table:table-cell>
        </table:table-row>
        <table:table-row table:style-name="ro1">
          <table:table-cell office:value-type="string">
            <text:p>1.50164039336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842147456e+00</text:p>
          </table:table-cell>
        </table:table-row>
        <table:table-row table:style-name="ro1">
          <table:table-cell office:value-type="string">
            <text:p>1.50183824065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20093708e+00</text:p>
          </table:table-cell>
        </table:table-row>
        <table:table-row table:style-name="ro1">
          <table:table-cell office:value-type="string">
            <text:p>1.50213153459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5700624e+00</text:p>
          </table:table-cell>
        </table:table-row>
        <table:table-row table:style-name="ro1">
          <table:table-cell office:value-type="string">
            <text:p>1.50261541886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646419e+00</text:p>
          </table:table-cell>
        </table:table-row>
        <table:table-row table:style-name="ro1">
          <table:table-cell office:value-type="string">
            <text:p>1.50333264060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531550e+00</text:p>
          </table:table-cell>
        </table:table-row>
        <table:table-row table:style-name="ro1">
          <table:table-cell office:value-type="string">
            <text:p>1.50434558437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329720e+00</text:p>
          </table:table-cell>
        </table:table-row>
        <table:table-row table:style-name="ro1">
          <table:table-cell office:value-type="string">
            <text:p>1.50579920095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08329e+00</text:p>
          </table:table-cell>
        </table:table-row>
        <table:table-row table:style-name="ro1">
          <table:table-cell office:value-type="string">
            <text:p>1.50795323830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06706e+00</text:p>
          </table:table-cell>
        </table:table-row>
        <table:table-row table:style-name="ro1">
          <table:table-cell office:value-type="string">
            <text:p>1.51116950712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14447e+00</text:p>
          </table:table-cell>
        </table:table-row>
        <table:table-row table:style-name="ro1">
          <table:table-cell office:value-type="string">
            <text:p>1.51592048348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59871e+00</text:p>
          </table:table-cell>
        </table:table-row>
        <table:table-row table:style-name="ro1">
          <table:table-cell office:value-type="string">
            <text:p>1.52293804794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98668e+00</text:p>
          </table:table-cell>
        </table:table-row>
        <table:table-row table:style-name="ro1">
          <table:table-cell office:value-type="string">
            <text:p>1.53338200381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49751e+00</text:p>
          </table:table-cell>
        </table:table-row>
        <table:table-row table:style-name="ro1">
          <table:table-cell office:value-type="string">
            <text:p>1.54900593445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96443e+00</text:p>
          </table:table-cell>
        </table:table-row>
        <table:table-row table:style-name="ro1">
          <table:table-cell office:value-type="string">
            <text:p>1.57238880875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47233e+00</text:p>
          </table:table-cell>
        </table:table-row>
        <table:table-row table:style-name="ro1">
          <table:table-cell office:value-type="string">
            <text:p>1.60739570966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96377e+00</text:p>
          </table:table-cell>
        </table:table-row>
        <table:table-row table:style-name="ro1">
          <table:table-cell office:value-type="string">
            <text:p>1.649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046465e+00</text:p>
          </table:table-cell>
        </table:table-row>
        <table:table-row table:style-name="ro1">
          <table:table-cell office:value-type="string">
            <text:p>1.649390298608e-06</text:p>
          </table:table-cell>
          <table:table-cell office:value-type="string">
            <text:p>2.012014592775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13148889e+00</text:p>
          </table:table-cell>
        </table:table-row>
        <table:table-row table:style-name="ro1">
          <table:table-cell office:value-type="string">
            <text:p>1.649726870289e-06</text:p>
          </table:table-cell>
          <table:table-cell office:value-type="string">
            <text:p>9.013280459041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27320276e+00</text:p>
          </table:table-cell>
        </table:table-row>
        <table:table-row table:style-name="ro1">
          <table:table-cell office:value-type="string">
            <text:p>1.65000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149557052e+00</text:p>
          </table:table-cell>
        </table:table-row>
        <table:table-row table:style-name="ro1">
          <table:table-cell office:value-type="string">
            <text:p>1.65003430963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269509856e+00</text:p>
          </table:table-cell>
        </table:table-row>
        <table:table-row table:style-name="ro1">
          <table:table-cell office:value-type="string">
            <text:p>1.65010085079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279332590e+00</text:p>
          </table:table-cell>
        </table:table-row>
        <table:table-row table:style-name="ro1">
          <table:table-cell office:value-type="string">
            <text:p>1.65016687183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120790732e+00</text:p>
          </table:table-cell>
        </table:table-row>
        <table:table-row table:style-name="ro1">
          <table:table-cell office:value-type="string">
            <text:p>1.65029891391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7395547e+00</text:p>
          </table:table-cell>
        </table:table-row>
        <table:table-row table:style-name="ro1">
          <table:table-cell office:value-type="string">
            <text:p>1.65045559703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7551687e+00</text:p>
          </table:table-cell>
        </table:table-row>
        <table:table-row table:style-name="ro1">
          <table:table-cell office:value-type="string">
            <text:p>1.65076896325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1564665e+00</text:p>
          </table:table-cell>
        </table:table-row>
        <table:table-row table:style-name="ro1">
          <table:table-cell office:value-type="string">
            <text:p>1.65139569569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8693801e+00</text:p>
          </table:table-cell>
        </table:table-row>
        <table:table-row table:style-name="ro1">
          <table:table-cell office:value-type="string">
            <text:p>1.65264916058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1107527e+00</text:p>
          </table:table-cell>
        </table:table-row>
        <table:table-row table:style-name="ro1">
          <table:table-cell office:value-type="string">
            <text:p>1.65515609036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8896478e+00</text:p>
          </table:table-cell>
        </table:table-row>
        <table:table-row table:style-name="ro1">
          <table:table-cell office:value-type="string">
            <text:p>1.66016994992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1015345e+00</text:p>
          </table:table-cell>
        </table:table-row>
        <table:table-row table:style-name="ro1">
          <table:table-cell office:value-type="string">
            <text:p>1.670197669036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8941767e+00</text:p>
          </table:table-cell>
        </table:table-row>
        <table:table-row table:style-name="ro1">
          <table:table-cell office:value-type="string">
            <text:p>1.69025310726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993587e+00</text:p>
          </table:table-cell>
        </table:table-row>
        <table:table-row table:style-name="ro1">
          <table:table-cell office:value-type="string">
            <text:p>1.71962655363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8954024e+00</text:p>
          </table:table-cell>
        </table:table-row>
        <table:table-row table:style-name="ro1">
          <table:table-cell office:value-type="string">
            <text:p>1.749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299999999999e+00</text:p>
          </table:table-cell>
          <table:table-cell office:value-type="string">
            <text:p>3.300000983730e+00</text:p>
          </table:table-cell>
        </table:table-row>
        <table:table-row table:style-name="ro1">
          <table:table-cell office:value-type="string">
            <text:p>1.74925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474999999999e+00</text:p>
          </table:table-cell>
          <table:table-cell office:value-type="string">
            <text:p>3.298318373285e+00</text:p>
          </table:table-cell>
        </table:table-row>
        <table:table-row table:style-name="ro1">
          <table:table-cell office:value-type="string">
            <text:p>1.74931252392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268671039163e+00</text:p>
          </table:table-cell>
          <table:table-cell office:value-type="string">
            <text:p>3.298849980749e+00</text:p>
          </table:table-cell>
        </table:table-row>
        <table:table-row table:style-name="ro1">
          <table:table-cell office:value-type="string">
            <text:p>1.74943757178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856013117490e+00</text:p>
          </table:table-cell>
          <table:table-cell office:value-type="string">
            <text:p>3.309308403047e+00</text:p>
          </table:table-cell>
        </table:table-row>
        <table:table-row table:style-name="ro1">
          <table:table-cell office:value-type="string">
            <text:p>1.74952707773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560643463185e+00</text:p>
          </table:table-cell>
          <table:table-cell office:value-type="string">
            <text:p>3.324195050284e+00</text:p>
          </table:table-cell>
        </table:table-row>
        <table:table-row table:style-name="ro1">
          <table:table-cell office:value-type="string">
            <text:p>1.74955131617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480656625572e+00</text:p>
          </table:table-cell>
          <table:table-cell office:value-type="string">
            <text:p>3.331024932963e+00</text:p>
          </table:table-cell>
        </table:table-row>
        <table:table-row table:style-name="ro1">
          <table:table-cell office:value-type="string">
            <text:p>1.74959979304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320682950346e+00</text:p>
          </table:table-cell>
          <table:table-cell office:value-type="string">
            <text:p>3.352360973631e+00</text:p>
          </table:table-cell>
        </table:table-row>
        <table:table-row table:style-name="ro1">
          <table:table-cell office:value-type="string">
            <text:p>1.749646648178e-06</text:p>
          </table:table-cell>
          <table:table-cell office:value-type="string">
            <text:p>0.000000000000e+00</text:p>
          </table:table-cell>
          <table:table-cell office:value-type="string">
            <text:p>1.166061011823e+00</text:p>
          </table:table-cell>
          <table:table-cell office:value-type="string">
            <text:p>1.166061011822e+00</text:p>
          </table:table-cell>
          <table:table-cell office:value-type="string">
            <text:p>3.373320518249e+00</text:p>
          </table:table-cell>
        </table:table-row>
        <table:table-row table:style-name="ro1">
          <table:table-cell office:value-type="string">
            <text:p>1.749704094134e-06</text:p>
          </table:table-cell>
          <table:table-cell office:value-type="string">
            <text:p>0.000000000000e+00</text:p>
          </table:table-cell>
          <table:table-cell office:value-type="string">
            <text:p>9.764893562001e-01</text:p>
          </table:table-cell>
          <table:table-cell office:value-type="string">
            <text:p>9.764893561997e-01</text:p>
          </table:table-cell>
          <table:table-cell office:value-type="string">
            <text:p>3.310570095346e+00</text:p>
          </table:table-cell>
        </table:table-row>
        <table:table-row table:style-name="ro1">
          <table:table-cell office:value-type="string">
            <text:p>1.749748070574e-06</text:p>
          </table:table-cell>
          <table:table-cell office:value-type="string">
            <text:p>0.000000000000e+00</text:p>
          </table:table-cell>
          <table:table-cell office:value-type="string">
            <text:p>8.313671059987e-01</text:p>
          </table:table-cell>
          <table:table-cell office:value-type="string">
            <text:p>8.313671059984e-01</text:p>
          </table:table-cell>
          <table:table-cell office:value-type="string">
            <text:p>3.111677210704e+00</text:p>
          </table:table-cell>
        </table:table-row>
        <table:table-row table:style-name="ro1">
          <table:table-cell office:value-type="string">
            <text:p>1.749788122916e-06</text:p>
          </table:table-cell>
          <table:table-cell office:value-type="string">
            <text:p>0.000000000000e+00</text:p>
          </table:table-cell>
          <table:table-cell office:value-type="string">
            <text:p>6.991943756764e-01</text:p>
          </table:table-cell>
          <table:table-cell office:value-type="string">
            <text:p>6.991943756760e-01</text:p>
          </table:table-cell>
          <table:table-cell office:value-type="string">
            <text:p>2.719171062898e+00</text:p>
          </table:table-cell>
        </table:table-row>
        <table:table-row table:style-name="ro1">
          <table:table-cell office:value-type="string">
            <text:p>1.749822414271e-06</text:p>
          </table:table-cell>
          <table:table-cell office:value-type="string">
            <text:p>0.000000000000e+00</text:p>
          </table:table-cell>
          <table:table-cell office:value-type="string">
            <text:p>5.860329043107e-01</text:p>
          </table:table-cell>
          <table:table-cell office:value-type="string">
            <text:p>5.860329043103e-01</text:p>
          </table:table-cell>
          <table:table-cell office:value-type="string">
            <text:p>2.230352892595e+00</text:p>
          </table:table-cell>
        </table:table-row>
        <table:table-row table:style-name="ro1">
          <table:table-cell office:value-type="string">
            <text:p>1.749850249679e-06</text:p>
          </table:table-cell>
          <table:table-cell office:value-type="string">
            <text:p>0.000000000000e+00</text:p>
          </table:table-cell>
          <table:table-cell office:value-type="string">
            <text:p>4.941760604572e-01</text:p>
          </table:table-cell>
          <table:table-cell office:value-type="string">
            <text:p>4.941760604569e-01</text:p>
          </table:table-cell>
          <table:table-cell office:value-type="string">
            <text:p>1.766508496855e+00</text:p>
          </table:table-cell>
        </table:table-row>
        <table:table-row table:style-name="ro1">
          <table:table-cell office:value-type="string">
            <text:p>1.749884421763e-06</text:p>
          </table:table-cell>
          <table:table-cell office:value-type="string">
            <text:p>0.000000000000e+00</text:p>
          </table:table-cell>
          <table:table-cell office:value-type="string">
            <text:p>3.814081805322e-01</text:p>
          </table:table-cell>
          <table:table-cell office:value-type="string">
            <text:p>3.814081805318e-01</text:p>
          </table:table-cell>
          <table:table-cell office:value-type="string">
            <text:p>1.200983090204e+00</text:p>
          </table:table-cell>
        </table:table-row>
        <table:table-row table:style-name="ro1">
          <table:table-cell office:value-type="string">
            <text:p>1.749901806398e-06</text:p>
          </table:table-cell>
          <table:table-cell office:value-type="string">
            <text:p>0.000000000000e+00</text:p>
          </table:table-cell>
          <table:table-cell office:value-type="string">
            <text:p>3.240388878888e-01</text:p>
          </table:table-cell>
          <table:table-cell office:value-type="string">
            <text:p>3.240388878885e-01</text:p>
          </table:table-cell>
          <table:table-cell office:value-type="string">
            <text:p>9.653009383414e-01</text:p>
          </table:table-cell>
        </table:table-row>
        <table:table-row table:style-name="ro1">
          <table:table-cell office:value-type="string">
            <text:p>1.749920442366e-06</text:p>
          </table:table-cell>
          <table:table-cell office:value-type="string">
            <text:p>0.000000000000e+00</text:p>
          </table:table-cell>
          <table:table-cell office:value-type="string">
            <text:p>2.625401918089e-01</text:p>
          </table:table-cell>
          <table:table-cell office:value-type="string">
            <text:p>2.625401918086e-01</text:p>
          </table:table-cell>
          <table:table-cell office:value-type="string">
            <text:p>7.640386394479e-01</text:p>
          </table:table-cell>
        </table:table-row>
        <table:table-row table:style-name="ro1">
          <table:table-cell office:value-type="string">
            <text:p>1.749936358802e-06</text:p>
          </table:table-cell>
          <table:table-cell office:value-type="string">
            <text:p>0.000000000000e+00</text:p>
          </table:table-cell>
          <table:table-cell office:value-type="string">
            <text:p>2.100159524814e-01</text:p>
          </table:table-cell>
          <table:table-cell office:value-type="string">
            <text:p>2.100159524811e-01</text:p>
          </table:table-cell>
          <table:table-cell office:value-type="string">
            <text:p>6.251189227759e-01</text:p>
          </table:table-cell>
        </table:table-row>
        <table:table-row table:style-name="ro1">
          <table:table-cell office:value-type="string">
            <text:p>1.749958772010e-06</text:p>
          </table:table-cell>
          <table:table-cell office:value-type="string">
            <text:p>0.000000000000e+00</text:p>
          </table:table-cell>
          <table:table-cell office:value-type="string">
            <text:p>1.360523660736e-01</text:p>
          </table:table-cell>
          <table:table-cell office:value-type="string">
            <text:p>1.360523660733e-01</text:p>
          </table:table-cell>
          <table:table-cell office:value-type="string">
            <text:p>4.696814334042e-01</text:p>
          </table:table-cell>
        </table:table-row>
        <table:table-row table:style-name="ro1">
          <table:table-cell office:value-type="string">
            <text:p>1.749979818899e-06</text:p>
          </table:table-cell>
          <table:table-cell office:value-type="string">
            <text:p>0.000000000000e+00</text:p>
          </table:table-cell>
          <table:table-cell office:value-type="string">
            <text:p>6.659763487761e-02</text:p>
          </table:table-cell>
          <table:table-cell office:value-type="string">
            <text:p>6.659763487726e-02</text:p>
          </table:table-cell>
          <table:table-cell office:value-type="string">
            <text:p>3.583907615601e-01</text:p>
          </table:table-cell>
        </table:table-row>
        <table:table-row table:style-name="ro1">
          <table:table-cell office:value-type="string">
            <text:p>1.75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763369875630e-01</text:p>
          </table:table-cell>
        </table:table-row>
        <table:table-row table:style-name="ro1">
          <table:table-cell office:value-type="string">
            <text:p>1.75001319240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372601624895e-01</text:p>
          </table:table-cell>
        </table:table-row>
        <table:table-row table:style-name="ro1">
          <table:table-cell office:value-type="string">
            <text:p>1.75002975776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28720153365e-01</text:p>
          </table:table-cell>
        </table:table-row>
        <table:table-row table:style-name="ro1">
          <table:table-cell office:value-type="string">
            <text:p>1.75004585531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6180758629e-01</text:p>
          </table:table-cell>
        </table:table-row>
        <table:table-row table:style-name="ro1">
          <table:table-cell office:value-type="string">
            <text:p>1.75007805041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46836938890e-01</text:p>
          </table:table-cell>
        </table:table-row>
        <table:table-row table:style-name="ro1">
          <table:table-cell office:value-type="string">
            <text:p>1.75013062939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266430517313e-02</text:p>
          </table:table-cell>
        </table:table-row>
        <table:table-row table:style-name="ro1">
          <table:table-cell office:value-type="string">
            <text:p>1.75019055953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375071342731e-02</text:p>
          </table:table-cell>
        </table:table-row>
        <table:table-row table:style-name="ro1">
          <table:table-cell office:value-type="string">
            <text:p>1.75025736695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9.633103256535e-03</text:p>
          </table:table-cell>
        </table:table-row>
        <table:table-row table:style-name="ro1">
          <table:table-cell office:value-type="string">
            <text:p>1.75033279783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410650053121e-03</text:p>
          </table:table-cell>
        </table:table-row>
        <table:table-row table:style-name="ro1">
          <table:table-cell office:value-type="string">
            <text:p>1.75042417506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9.096759335078e-04</text:p>
          </table:table-cell>
        </table:table-row>
        <table:table-row table:style-name="ro1">
          <table:table-cell office:value-type="string">
            <text:p>1.75053953373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385362773580e-04</text:p>
          </table:table-cell>
        </table:table-row>
        <table:table-row table:style-name="ro1">
          <table:table-cell office:value-type="string">
            <text:p>1.75069349884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595019244176e-06</text:p>
          </table:table-cell>
        </table:table-row>
        <table:table-row table:style-name="ro1">
          <table:table-cell office:value-type="string">
            <text:p>1.75091206657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7.195834070912e-07</text:p>
          </table:table-cell>
        </table:table-row>
        <table:table-row table:style-name="ro1">
          <table:table-cell office:value-type="string">
            <text:p>1.75125667924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15651362451e-07</text:p>
          </table:table-cell>
        </table:table-row>
        <table:table-row table:style-name="ro1">
          <table:table-cell office:value-type="string">
            <text:p>1.75190213750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638558204702e-08</text:p>
          </table:table-cell>
        </table:table-row>
        <table:table-row table:style-name="ro1">
          <table:table-cell office:value-type="string">
            <text:p>1.75319305402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975083671386e-08</text:p>
          </table:table-cell>
        </table:table-row>
        <table:table-row table:style-name="ro1">
          <table:table-cell office:value-type="string">
            <text:p>1.75577488705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8.311195589740e-08</text:p>
          </table:table-cell>
        </table:table-row>
        <table:table-row table:style-name="ro1">
          <table:table-cell office:value-type="string">
            <text:p>1.76093855312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76068980111e-08</text:p>
          </table:table-cell>
        </table:table-row>
        <table:table-row table:style-name="ro1">
          <table:table-cell office:value-type="string">
            <text:p>1.77126588527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9.172252939440e-08</text:p>
          </table:table-cell>
        </table:table-row>
        <table:table-row table:style-name="ro1">
          <table:table-cell office:value-type="string">
            <text:p>1.78563294263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369255258855e-08</text:p>
          </table:table-cell>
        </table:table-row>
        <table:table-row table:style-name="ro1">
          <table:table-cell office:value-type="string">
            <text:p>1.800000000000e-06</text:p>
          </table:table-cell>
          <table:table-cell office:value-type="string">
            <text:p>6.988021814848e-13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572023212122e-08</text:p>
          </table:table-cell>
        </table:table-row>
        <table:table-row table:style-name="ro1">
          <table:table-cell office:value-type="string">
            <text:p>1.800250000000e-06</text:p>
          </table:table-cell>
          <table:table-cell office:value-type="string">
            <text:p>8.250000000004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596585816821e-04</text:p>
          </table:table-cell>
        </table:table-row>
        <table:table-row table:style-name="ro1">
          <table:table-cell office:value-type="string">
            <text:p>1.800500095710e-06</text:p>
          </table:table-cell>
          <table:table-cell office:value-type="string">
            <text:p>1.650315843346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6.904919164849e-03</text:p>
          </table:table-cell>
        </table:table-row>
        <table:table-row table:style-name="ro1">
          <table:table-cell office:value-type="string">
            <text:p>1.800562583746e-06</text:p>
          </table:table-cell>
          <table:table-cell office:value-type="string">
            <text:p>1.85652636292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58911753694e-02</text:p>
          </table:table-cell>
        </table:table-row>
        <table:table-row table:style-name="ro1">
          <table:table-cell office:value-type="string">
            <text:p>1.800672155353e-06</text:p>
          </table:table-cell>
          <table:table-cell office:value-type="string">
            <text:p>2.21811266515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2.984108615778e-02</text:p>
          </table:table-cell>
        </table:table-row>
        <table:table-row table:style-name="ro1">
          <table:table-cell office:value-type="string">
            <text:p>1.800750112952e-06</text:p>
          </table:table-cell>
          <table:table-cell office:value-type="string">
            <text:p>2.475372743053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05964169977e-02</text:p>
          </table:table-cell>
        </table:table-row>
        <table:table-row table:style-name="ro1">
          <table:table-cell office:value-type="string">
            <text:p>1.800813698310e-06</text:p>
          </table:table-cell>
          <table:table-cell office:value-type="string">
            <text:p>2.68520442378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8.714816796673e-02</text:p>
          </table:table-cell>
        </table:table-row>
        <table:table-row table:style-name="ro1">
          <table:table-cell office:value-type="string">
            <text:p>1.800879272711e-06</text:p>
          </table:table-cell>
          <table:table-cell office:value-type="string">
            <text:p>2.90159994762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416085979404e-01</text:p>
          </table:table-cell>
        </table:table-row>
        <table:table-row table:style-name="ro1">
          <table:table-cell office:value-type="string">
            <text:p>1.800929109321e-06</text:p>
          </table:table-cell>
          <table:table-cell office:value-type="string">
            <text:p>3.066060759333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801464568174e-01</text:p>
          </table:table-cell>
        </table:table-row>
        <table:table-row table:style-name="ro1">
          <table:table-cell office:value-type="string">
            <text:p>1.800964554661e-06</text:p>
          </table:table-cell>
          <table:table-cell office:value-type="string">
            <text:p>3.18303037966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839250662169e-01</text:p>
          </table:table-cell>
        </table:table-row>
        <table:table-row table:style-name="ro1">
          <table:table-cell office:value-type="string">
            <text:p>1.801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15573165377e+00</text:p>
          </table:table-cell>
        </table:table-row>
        <table:table-row table:style-name="ro1">
          <table:table-cell office:value-type="string">
            <text:p>1.80101692204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84668248462e+00</text:p>
          </table:table-cell>
        </table:table-row>
        <table:table-row table:style-name="ro1">
          <table:table-cell office:value-type="string">
            <text:p>1.80103950006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18485940039e+00</text:p>
          </table:table-cell>
        </table:table-row>
        <table:table-row table:style-name="ro1">
          <table:table-cell office:value-type="string">
            <text:p>1.80106091654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56880807374e+00</text:p>
          </table:table-cell>
        </table:table-row>
        <table:table-row table:style-name="ro1">
          <table:table-cell office:value-type="string">
            <text:p>1.80109186472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98949626471e+00</text:p>
          </table:table-cell>
        </table:table-row>
        <table:table-row table:style-name="ro1">
          <table:table-cell office:value-type="string">
            <text:p>1.80112373476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598237020225e+00</text:p>
          </table:table-cell>
        </table:table-row>
        <table:table-row table:style-name="ro1">
          <table:table-cell office:value-type="string">
            <text:p>1.8011540546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814381624630e+00</text:p>
          </table:table-cell>
        </table:table-row>
        <table:table-row table:style-name="ro1">
          <table:table-cell office:value-type="string">
            <text:p>1.80119106609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97013334794e+00</text:p>
          </table:table-cell>
        </table:table-row>
        <table:table-row table:style-name="ro1">
          <table:table-cell office:value-type="string">
            <text:p>1.80123692113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33845374460e+00</text:p>
          </table:table-cell>
        </table:table-row>
        <table:table-row table:style-name="ro1">
          <table:table-cell office:value-type="string">
            <text:p>1.80128383633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09534401114e+00</text:p>
          </table:table-cell>
        </table:table-row>
        <table:table-row table:style-name="ro1">
          <table:table-cell office:value-type="string">
            <text:p>1.80133347890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51134472425e+00</text:p>
          </table:table-cell>
        </table:table-row>
        <table:table-row table:style-name="ro1">
          <table:table-cell office:value-type="string">
            <text:p>1.80138934669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74185068077e+00</text:p>
          </table:table-cell>
        </table:table-row>
        <table:table-row table:style-name="ro1">
          <table:table-cell office:value-type="string">
            <text:p>1.80145738124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6816771969e+00</text:p>
          </table:table-cell>
        </table:table-row>
        <table:table-row table:style-name="ro1">
          <table:table-cell office:value-type="string">
            <text:p>1.80154406907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3168936668e+00</text:p>
          </table:table-cell>
        </table:table-row>
        <table:table-row table:style-name="ro1">
          <table:table-cell office:value-type="string">
            <text:p>1.80166039162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6154327184e+00</text:p>
          </table:table-cell>
        </table:table-row>
        <table:table-row table:style-name="ro1">
          <table:table-cell office:value-type="string">
            <text:p>1.80182611420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7624669827e+00</text:p>
          </table:table-cell>
        </table:table-row>
        <table:table-row table:style-name="ro1">
          <table:table-cell office:value-type="string">
            <text:p>1.80208526401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520604154e+00</text:p>
          </table:table-cell>
        </table:table-row>
        <table:table-row table:style-name="ro1">
          <table:table-cell office:value-type="string">
            <text:p>1.80254239651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46580446e+00</text:p>
          </table:table-cell>
        </table:table-row>
        <table:table-row table:style-name="ro1">
          <table:table-cell office:value-type="string">
            <text:p>1.80316121854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451037227e+00</text:p>
          </table:table-cell>
        </table:table-row>
        <table:table-row table:style-name="ro1">
          <table:table-cell office:value-type="string">
            <text:p>1.80402722019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648103415e+00</text:p>
          </table:table-cell>
        </table:table-row>
        <table:table-row table:style-name="ro1">
          <table:table-cell office:value-type="string">
            <text:p>1.80526786583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61243808e+00</text:p>
          </table:table-cell>
        </table:table-row>
        <table:table-row table:style-name="ro1">
          <table:table-cell office:value-type="string">
            <text:p>1.80713772297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50463217e+00</text:p>
          </table:table-cell>
        </table:table-row>
        <table:table-row table:style-name="ro1">
          <table:table-cell office:value-type="string">
            <text:p>1.80991919983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97314863e+00</text:p>
          </table:table-cell>
        </table:table-row>
        <table:table-row table:style-name="ro1">
          <table:table-cell office:value-type="string">
            <text:p>1.81399179746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37263530e+00</text:p>
          </table:table-cell>
        </table:table-row>
        <table:table-row table:style-name="ro1">
          <table:table-cell office:value-type="string">
            <text:p>1.81999629613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54002003e+00</text:p>
          </table:table-cell>
        </table:table-row>
        <table:table-row table:style-name="ro1">
          <table:table-cell office:value-type="string">
            <text:p>1.82895175137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4170380e+00</text:p>
          </table:table-cell>
        </table:table-row>
        <table:table-row table:style-name="ro1">
          <table:table-cell office:value-type="string">
            <text:p>1.84235171955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8666870e+00</text:p>
          </table:table-cell>
        </table:table-row>
        <table:table-row table:style-name="ro1">
          <table:table-cell office:value-type="string">
            <text:p>1.86236371863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0230659e+00</text:p>
          </table:table-cell>
        </table:table-row>
        <table:table-row table:style-name="ro1">
          <table:table-cell office:value-type="string">
            <text:p>1.89228091060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9311708e+00</text:p>
          </table:table-cell>
        </table:table-row>
        <table:table-row table:style-name="ro1">
          <table:table-cell office:value-type="string">
            <text:p>1.92064045530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6182544e+00</text:p>
          </table:table-cell>
        </table:table-row>
        <table:table-row table:style-name="ro1">
          <table:table-cell office:value-type="string">
            <text:p>1.949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2575932e+00</text:p>
          </table:table-cell>
        </table:table-row>
        <table:table-row table:style-name="ro1">
          <table:table-cell office:value-type="string">
            <text:p>1.949250000000e-06</text:p>
          </table:table-cell>
          <table:table-cell office:value-type="string">
            <text:p>2.475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75265120e+00</text:p>
          </table:table-cell>
        </table:table-row>
        <table:table-row table:style-name="ro1">
          <table:table-cell office:value-type="string">
            <text:p>1.949312523928e-06</text:p>
          </table:table-cell>
          <table:table-cell office:value-type="string">
            <text:p>2.268671039163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391485111e+00</text:p>
          </table:table-cell>
        </table:table-row>
        <table:table-row table:style-name="ro1">
          <table:table-cell office:value-type="string">
            <text:p>1.949437571783e-06</text:p>
          </table:table-cell>
          <table:table-cell office:value-type="string">
            <text:p>1.856013117488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3284709181e+00</text:p>
          </table:table-cell>
        </table:table-row>
        <table:table-row table:style-name="ro1">
          <table:table-cell office:value-type="string">
            <text:p>1.949550559344e-06</text:p>
          </table:table-cell>
          <table:table-cell office:value-type="string">
            <text:p>1.483154164528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9393758871e+00</text:p>
          </table:table-cell>
        </table:table-row>
        <table:table-row table:style-name="ro1">
          <table:table-cell office:value-type="string">
            <text:p>1.949616886364e-06</text:p>
          </table:table-cell>
          <table:table-cell office:value-type="string">
            <text:p>1.26427499997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17342961191e+00</text:p>
          </table:table-cell>
        </table:table-row>
        <table:table-row table:style-name="ro1">
          <table:table-cell office:value-type="string">
            <text:p>1.949700291122e-06</text:p>
          </table:table-cell>
          <table:table-cell office:value-type="string">
            <text:p>9.890392965042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36527020839e+00</text:p>
          </table:table-cell>
        </table:table-row>
        <table:table-row table:style-name="ro1">
          <table:table-cell office:value-type="string">
            <text:p>1.949766876213e-06</text:p>
          </table:table-cell>
          <table:table-cell office:value-type="string">
            <text:p>7.693084965894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892975475e+00</text:p>
          </table:table-cell>
        </table:table-row>
        <table:table-row table:style-name="ro1">
          <table:table-cell office:value-type="string">
            <text:p>1.949799038442e-06</text:p>
          </table:table-cell>
          <table:table-cell office:value-type="string">
            <text:p>6.631731413436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64571853891e+00</text:p>
          </table:table-cell>
        </table:table-row>
        <table:table-row table:style-name="ro1">
          <table:table-cell office:value-type="string">
            <text:p>1.949833542196e-06</text:p>
          </table:table-cell>
          <table:table-cell office:value-type="string">
            <text:p>5.493107546969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74143247356e+00</text:p>
          </table:table-cell>
        </table:table-row>
        <table:table-row table:style-name="ro1">
          <table:table-cell office:value-type="string">
            <text:p>1.949858457345e-06</text:p>
          </table:table-cell>
          <table:table-cell office:value-type="string">
            <text:p>4.67090761227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290633857e+00</text:p>
          </table:table-cell>
        </table:table-row>
        <table:table-row table:style-name="ro1">
          <table:table-cell office:value-type="string">
            <text:p>1.949885208547e-06</text:p>
          </table:table-cell>
          <table:table-cell office:value-type="string">
            <text:p>3.78811794150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65429989347e+00</text:p>
          </table:table-cell>
        </table:table-row>
        <table:table-row table:style-name="ro1">
          <table:table-cell office:value-type="string">
            <text:p>1.949910944152e-06</text:p>
          </table:table-cell>
          <table:table-cell office:value-type="string">
            <text:p>2.938842995216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086052420866e+00</text:p>
          </table:table-cell>
        </table:table-row>
        <table:table-row table:style-name="ro1">
          <table:table-cell office:value-type="string">
            <text:p>1.949942349952e-06</text:p>
          </table:table-cell>
          <table:table-cell office:value-type="string">
            <text:p>1.902451575424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731460700518e+00</text:p>
          </table:table-cell>
        </table:table-row>
        <table:table-row table:style-name="ro1">
          <table:table-cell office:value-type="string">
            <text:p>1.949971174976e-06</text:p>
          </table:table-cell>
          <table:table-cell office:value-type="string">
            <text:p>9.512257877112e-02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306481946203e+00</text:p>
          </table:table-cell>
        </table:table-row>
        <table:table-row table:style-name="ro1">
          <table:table-cell office:value-type="string">
            <text:p>1.95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27185585225e+00</text:p>
          </table:table-cell>
        </table:table-row>
        <table:table-row table:style-name="ro1">
          <table:table-cell office:value-type="string">
            <text:p>1.95001462819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9306159882e+00</text:p>
          </table:table-cell>
        </table:table-row>
        <table:table-row table:style-name="ro1">
          <table:table-cell office:value-type="string">
            <text:p>1.95003451153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68322626195e+00</text:p>
          </table:table-cell>
        </table:table-row>
        <table:table-row table:style-name="ro1">
          <table:table-cell office:value-type="string">
            <text:p>1.95005353859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21145446770e+00</text:p>
          </table:table-cell>
        </table:table-row>
        <table:table-row table:style-name="ro1">
          <table:table-cell office:value-type="string">
            <text:p>1.95007798068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7.674655742333e-01</text:p>
          </table:table-cell>
        </table:table-row>
        <table:table-row table:style-name="ro1">
          <table:table-cell office:value-type="string">
            <text:p>1.95010804514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338367910016e-01</text:p>
          </table:table-cell>
        </table:table-row>
        <table:table-row table:style-name="ro1">
          <table:table-cell office:value-type="string">
            <text:p>1.95013923529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628324240930e-01</text:p>
          </table:table-cell>
        </table:table-row>
        <table:table-row table:style-name="ro1">
          <table:table-cell office:value-type="string">
            <text:p>1.95017994845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169135054248e-01</text:p>
          </table:table-cell>
        </table:table-row>
        <table:table-row table:style-name="ro1">
          <table:table-cell office:value-type="string">
            <text:p>1.95022247248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64995785330e-01</text:p>
          </table:table-cell>
        </table:table-row>
        <table:table-row table:style-name="ro1">
          <table:table-cell office:value-type="string">
            <text:p>1.95026984573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6.932445662512e-02</text:p>
          </table:table-cell>
        </table:table-row>
        <table:table-row table:style-name="ro1">
          <table:table-cell office:value-type="string">
            <text:p>1.95032274150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549329002403e-02</text:p>
          </table:table-cell>
        </table:table-row>
        <table:table-row table:style-name="ro1">
          <table:table-cell office:value-type="string">
            <text:p>1.95038641862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6610242523e-02</text:p>
          </table:table-cell>
        </table:table-row>
        <table:table-row table:style-name="ro1">
          <table:table-cell office:value-type="string">
            <text:p>1.95046464209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725494072457e-03</text:p>
          </table:table-cell>
        </table:table-row>
        <table:table-row table:style-name="ro1">
          <table:table-cell office:value-type="string">
            <text:p>1.95056588654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433009582104e-03</text:p>
          </table:table-cell>
        </table:table-row>
        <table:table-row table:style-name="ro1">
          <table:table-cell office:value-type="string">
            <text:p>1.95070181181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610034418782e-04</text:p>
          </table:table-cell>
        </table:table-row>
        <table:table-row table:style-name="ro1">
          <table:table-cell office:value-type="string">
            <text:p>1.95089901593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34587214991e-05</text:p>
          </table:table-cell>
        </table:table-row>
        <table:table-row table:style-name="ro1">
          <table:table-cell office:value-type="string">
            <text:p>1.95121478869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582493283677e-06</text:p>
          </table:table-cell>
        </table:table-row>
        <table:table-row table:style-name="ro1">
          <table:table-cell office:value-type="string">
            <text:p>1.95178149543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216180682135e-06</text:p>
          </table:table-cell>
        </table:table-row>
        <table:table-row table:style-name="ro1">
          <table:table-cell office:value-type="string">
            <text:p>1.95291490891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082553332278e-06</text:p>
          </table:table-cell>
        </table:table-row>
        <table:table-row table:style-name="ro1">
          <table:table-cell office:value-type="string">
            <text:p>1.95518173587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39529862089e-06</text:p>
          </table:table-cell>
        </table:table-row>
        <table:table-row table:style-name="ro1">
          <table:table-cell office:value-type="string">
            <text:p>1.95971538980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04227948432e-06</text:p>
          </table:table-cell>
        </table:table-row>
        <table:table-row table:style-name="ro1">
          <table:table-cell office:value-type="string">
            <text:p>1.96878269766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68413966857e-06</text:p>
          </table:table-cell>
        </table:table-row>
        <table:table-row table:style-name="ro1">
          <table:table-cell office:value-type="string">
            <text:p>1.98691731338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66458896909e-06</text:p>
          </table:table-cell>
        </table:table-row>
        <table:table-row table:style-name="ro1">
          <table:table-cell office:value-type="string">
            <text:p>2.0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38808971105e-06</text:p>
          </table:table-cell>
        </table:table-row>
        <table:table-row table:style-name="ro1">
          <table:table-cell office:value-type="string">
            <text:p>2.000062500000e-06</text:p>
          </table:table-cell>
          <table:table-cell office:value-type="string">
            <text:p>0.000000000000e+00</text:p>
          </table:table-cell>
          <table:table-cell office:value-type="string">
            <text:p>2.062500000005e-01</text:p>
          </table:table-cell>
          <table:table-cell office:value-type="string">
            <text:p>0.000000000000e+00</text:p>
          </table:table-cell>
          <table:table-cell office:value-type="string">
            <text:p>1.041336367321e-03</text:p>
          </table:table-cell>
        </table:table-row>
        <table:table-row table:style-name="ro1">
          <table:table-cell office:value-type="string">
            <text:p>2.000161750548e-06</text:p>
          </table:table-cell>
          <table:table-cell office:value-type="string">
            <text:p>0.000000000000e+00</text:p>
          </table:table-cell>
          <table:table-cell office:value-type="string">
            <text:p>5.337768094838e-01</text:p>
          </table:table-cell>
          <table:table-cell office:value-type="string">
            <text:p>0.000000000000e+00</text:p>
          </table:table-cell>
          <table:table-cell office:value-type="string">
            <text:p>1.144633552500e-03</text:p>
          </table:table-cell>
        </table:table-row>
        <table:table-row table:style-name="ro1">
          <table:table-cell office:value-type="string">
            <text:p>2.000211375822e-06</text:p>
          </table:table-cell>
          <table:table-cell office:value-type="string">
            <text:p>0.000000000000e+00</text:p>
          </table:table-cell>
          <table:table-cell office:value-type="string">
            <text:p>6.975402142255e-01</text:p>
          </table:table-cell>
          <table:table-cell office:value-type="string">
            <text:p>0.000000000000e+00</text:p>
          </table:table-cell>
          <table:table-cell office:value-type="string">
            <text:p>5.927189130289e-04</text:p>
          </table:table-cell>
        </table:table-row>
        <table:table-row table:style-name="ro1">
          <table:table-cell office:value-type="string">
            <text:p>2.000310626371e-06</text:p>
          </table:table-cell>
          <table:table-cell office:value-type="string">
            <text:p>0.000000000000e+00</text:p>
          </table:table-cell>
          <table:table-cell office:value-type="string">
            <text:p>1.025067023709e+00</text:p>
          </table:table-cell>
          <table:table-cell office:value-type="string">
            <text:p>0.000000000000e+00</text:p>
          </table:table-cell>
          <table:table-cell office:value-type="string">
            <text:p>-6.692306736663e-04</text:p>
          </table:table-cell>
        </table:table-row>
        <table:table-row table:style-name="ro1">
          <table:table-cell office:value-type="string">
            <text:p>2.000389857856e-06</text:p>
          </table:table-cell>
          <table:table-cell office:value-type="string">
            <text:p>0.000000000000e+00</text:p>
          </table:table-cell>
          <table:table-cell office:value-type="string">
            <text:p>1.286530924810e+00</text:p>
          </table:table-cell>
          <table:table-cell office:value-type="string">
            <text:p>0.000000000000e+00</text:p>
          </table:table-cell>
          <table:table-cell office:value-type="string">
            <text:p>-2.050468171393e-03</text:p>
          </table:table-cell>
        </table:table-row>
        <table:table-row table:style-name="ro1">
          <table:table-cell office:value-type="string">
            <text:p>2.000490782779e-06</text:p>
          </table:table-cell>
          <table:table-cell office:value-type="string">
            <text:p>0.000000000000e+00</text:p>
          </table:table-cell>
          <table:table-cell office:value-type="string">
            <text:p>1.619583171854e+00</text:p>
          </table:table-cell>
          <table:table-cell office:value-type="string">
            <text:p>0.000000000000e+00</text:p>
          </table:table-cell>
          <table:table-cell office:value-type="string">
            <text:p>-1.937366853353e-03</text:p>
          </table:table-cell>
        </table:table-row>
        <table:table-row table:style-name="ro1">
          <table:table-cell office:value-type="string">
            <text:p>2.000596231491e-06</text:p>
          </table:table-cell>
          <table:table-cell office:value-type="string">
            <text:p>0.000000000000e+00</text:p>
          </table:table-cell>
          <table:table-cell office:value-type="string">
            <text:p>1.967563921104e+00</text:p>
          </table:table-cell>
          <table:table-cell office:value-type="string">
            <text:p>0.000000000000e+00</text:p>
          </table:table-cell>
          <table:table-cell office:value-type="string">
            <text:p>-9.124927668968e-04</text:p>
          </table:table-cell>
        </table:table-row>
        <table:table-row table:style-name="ro1">
          <table:table-cell office:value-type="string">
            <text:p>2.000703635826e-06</text:p>
          </table:table-cell>
          <table:table-cell office:value-type="string">
            <text:p>0.000000000000e+00</text:p>
          </table:table-cell>
          <table:table-cell office:value-type="string">
            <text:p>2.321998224992e+00</text:p>
          </table:table-cell>
          <table:table-cell office:value-type="string">
            <text:p>0.000000000000e+00</text:p>
          </table:table-cell>
          <table:table-cell office:value-type="string">
            <text:p>-4.908246525206e-04</text:p>
          </table:table-cell>
        </table:table-row>
        <table:table-row table:style-name="ro1">
          <table:table-cell office:value-type="string">
            <text:p>2.000856743210e-06</text:p>
          </table:table-cell>
          <table:table-cell office:value-type="string">
            <text:p>0.000000000000e+00</text:p>
          </table:table-cell>
          <table:table-cell office:value-type="string">
            <text:p>2.827252593511e+00</text:p>
          </table:table-cell>
          <table:table-cell office:value-type="string">
            <text:p>0.000000000000e+00</text:p>
          </table:table-cell>
          <table:table-cell office:value-type="string">
            <text:p>-1.350799882928e-03</text:p>
          </table:table-cell>
        </table:table-row>
        <table:table-row table:style-name="ro1">
          <table:table-cell office:value-type="string">
            <text:p>2.001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580142745838e-04</text:p>
          </table:table-cell>
        </table:table-row>
        <table:table-row table:style-name="ro1">
          <table:table-cell office:value-type="string">
            <text:p>2.00102605915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3.164411828905e-04</text:p>
          </table:table-cell>
        </table:table-row>
        <table:table-row table:style-name="ro1">
          <table:table-cell office:value-type="string">
            <text:p>2.00107756474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69406796620e-04</text:p>
          </table:table-cell>
        </table:table-row>
        <table:table-row table:style-name="ro1">
          <table:table-cell office:value-type="string">
            <text:p>2.00112296510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13160848696e-03</text:p>
          </table:table-cell>
        </table:table-row>
        <table:table-row table:style-name="ro1">
          <table:table-cell office:value-type="string">
            <text:p>2.00121376583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97828426652e-03</text:p>
          </table:table-cell>
        </table:table-row>
        <table:table-row table:style-name="ro1">
          <table:table-cell office:value-type="string">
            <text:p>2.00129734780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32891046192e-03</text:p>
          </table:table-cell>
        </table:table-row>
        <table:table-row table:style-name="ro1">
          <table:table-cell office:value-type="string">
            <text:p>2.00142784181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407709205605e-04</text:p>
          </table:table-cell>
        </table:table-row>
        <table:table-row table:style-name="ro1">
          <table:table-cell office:value-type="string">
            <text:p>2.0015956172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08367904119e-04</text:p>
          </table:table-cell>
        </table:table-row>
        <table:table-row table:style-name="ro1">
          <table:table-cell office:value-type="string">
            <text:p>2.00184961968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654021693508e-05</text:p>
          </table:table-cell>
        </table:table-row>
        <table:table-row table:style-name="ro1">
          <table:table-cell office:value-type="string">
            <text:p>2.00221769400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74412579067e-05</text:p>
          </table:table-cell>
        </table:table-row>
        <table:table-row table:style-name="ro1">
          <table:table-cell office:value-type="string">
            <text:p>2.00273331293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375733575751e-06</text:p>
          </table:table-cell>
        </table:table-row>
        <table:table-row table:style-name="ro1">
          <table:table-cell office:value-type="string">
            <text:p>2.0034637241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91065829210e-06</text:p>
          </table:table-cell>
        </table:table-row>
        <table:table-row table:style-name="ro1">
          <table:table-cell office:value-type="string">
            <text:p>2.00452926211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79139105804e-06</text:p>
          </table:table-cell>
        </table:table-row>
        <table:table-row table:style-name="ro1">
          <table:table-cell office:value-type="string">
            <text:p>2.00610413548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99159841647e-08</text:p>
          </table:table-cell>
        </table:table-row>
        <table:table-row table:style-name="ro1">
          <table:table-cell office:value-type="string">
            <text:p>2.00841958302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158511106164e-07</text:p>
          </table:table-cell>
        </table:table-row>
        <table:table-row table:style-name="ro1">
          <table:table-cell office:value-type="string">
            <text:p>2.01182392058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231135206382e-07</text:p>
          </table:table-cell>
        </table:table-row>
        <table:table-row table:style-name="ro1">
          <table:table-cell office:value-type="string">
            <text:p>2.01686218557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875006020596e-07</text:p>
          </table:table-cell>
        </table:table-row>
        <table:table-row table:style-name="ro1">
          <table:table-cell office:value-type="string">
            <text:p>2.0243592109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5.013479466955e-07</text:p>
          </table:table-cell>
        </table:table-row>
        <table:table-row table:style-name="ro1">
          <table:table-cell office:value-type="string">
            <text:p>2.03553330158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376265163603e-07</text:p>
          </table:table-cell>
        </table:table-row>
        <table:table-row table:style-name="ro1">
          <table:table-cell office:value-type="string">
            <text:p>2.05220512833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5.133712335402e-07</text:p>
          </table:table-cell>
        </table:table-row>
        <table:table-row table:style-name="ro1">
          <table:table-cell office:value-type="string">
            <text:p>2.07713769289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255735928750e-07</text:p>
          </table:table-cell>
        </table:table-row>
        <table:table-row table:style-name="ro1">
          <table:table-cell office:value-type="string">
            <text:p>2.10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5.132226306581e-07</text:p>
          </table:table-cell>
        </table:table-row>
        <table:table-row table:style-name="ro1">
          <table:table-cell office:value-type="string">
            <text:p>2.100250000000e-06</text:p>
          </table:table-cell>
          <table:table-cell office:value-type="string">
            <text:p>8.250000000004e-01</text:p>
          </table:table-cell>
          <table:table-cell office:value-type="string">
            <text:p>3.300000000000e+00</text:p>
          </table:table-cell>
          <table:table-cell office:value-type="string">
            <text:p>8.250000000004e-01</text:p>
          </table:table-cell>
          <table:table-cell office:value-type="string">
            <text:p>1.561500251780e-03</text:p>
          </table:table-cell>
        </table:table-row>
        <table:table-row table:style-name="ro1">
          <table:table-cell office:value-type="string">
            <text:p>2.100312523928e-06</text:p>
          </table:table-cell>
          <table:table-cell office:value-type="string">
            <text:p>1.031328960838e+00</text:p>
          </table:table-cell>
          <table:table-cell office:value-type="string">
            <text:p>3.300000000000e+00</text:p>
          </table:table-cell>
          <table:table-cell office:value-type="string">
            <text:p>1.031328960838e+00</text:p>
          </table:table-cell>
          <table:table-cell office:value-type="string">
            <text:p>1.468455264592e-03</text:p>
          </table:table-cell>
        </table:table-row>
        <table:table-row table:style-name="ro1">
          <table:table-cell office:value-type="string">
            <text:p>2.100343785891e-06</text:p>
          </table:table-cell>
          <table:table-cell office:value-type="string">
            <text:p>1.134493441256e+00</text:p>
          </table:table-cell>
          <table:table-cell office:value-type="string">
            <text:p>3.300000000000e+00</text:p>
          </table:table-cell>
          <table:table-cell office:value-type="string">
            <text:p>1.134493441256e+00</text:p>
          </table:table-cell>
          <table:table-cell office:value-type="string">
            <text:p>8.546324663247e-04</text:p>
          </table:table-cell>
        </table:table-row>
        <table:table-row table:style-name="ro1">
          <table:table-cell office:value-type="string">
            <text:p>2.100386674574e-06</text:p>
          </table:table-cell>
          <table:table-cell office:value-type="string">
            <text:p>1.276026093137e+00</text:p>
          </table:table-cell>
          <table:table-cell office:value-type="string">
            <text:p>3.300000000000e+00</text:p>
          </table:table-cell>
          <table:table-cell office:value-type="string">
            <text:p>1.276026093137e+00</text:p>
          </table:table-cell>
          <table:table-cell office:value-type="string">
            <text:p>-7.582198247547e-04</text:p>
          </table:table-cell>
        </table:table-row>
        <table:table-row table:style-name="ro1">
          <table:table-cell office:value-type="string">
            <text:p>2.100428115445e-06</text:p>
          </table:table-cell>
          <table:table-cell office:value-type="string">
            <text:p>1.412780968961e+00</text:p>
          </table:table-cell>
          <table:table-cell office:value-type="string">
            <text:p>3.300000000000e+00</text:p>
          </table:table-cell>
          <table:table-cell office:value-type="string">
            <text:p>1.412780968961e+00</text:p>
          </table:table-cell>
          <table:table-cell office:value-type="string">
            <text:p>-2.854408386229e-03</text:p>
          </table:table-cell>
        </table:table-row>
        <table:table-row table:style-name="ro1">
          <table:table-cell office:value-type="string">
            <text:p>2.100463455167e-06</text:p>
          </table:table-cell>
          <table:table-cell office:value-type="string">
            <text:p>1.529402052156e+00</text:p>
          </table:table-cell>
          <table:table-cell office:value-type="string">
            <text:p>3.300000000000e+00</text:p>
          </table:table-cell>
          <table:table-cell office:value-type="string">
            <text:p>1.529402052156e+00</text:p>
          </table:table-cell>
          <table:table-cell office:value-type="string">
            <text:p>-7.116217760432e-03</text:p>
          </table:table-cell>
        </table:table-row>
        <table:table-row table:style-name="ro1">
          <table:table-cell office:value-type="string">
            <text:p>2.100499351162e-06</text:p>
          </table:table-cell>
          <table:table-cell office:value-type="string">
            <text:p>1.647858833365e+00</text:p>
          </table:table-cell>
          <table:table-cell office:value-type="string">
            <text:p>3.300000000000e+00</text:p>
          </table:table-cell>
          <table:table-cell office:value-type="string">
            <text:p>1.647858833365e+00</text:p>
          </table:table-cell>
          <table:table-cell office:value-type="string">
            <text:p>-1.658140047949e-02</text:p>
          </table:table-cell>
        </table:table-row>
        <table:table-row table:style-name="ro1">
          <table:table-cell office:value-type="string">
            <text:p>2.100540926364e-06</text:p>
          </table:table-cell>
          <table:table-cell office:value-type="string">
            <text:p>1.785057000563e+00</text:p>
          </table:table-cell>
          <table:table-cell office:value-type="string">
            <text:p>3.300000000000e+00</text:p>
          </table:table-cell>
          <table:table-cell office:value-type="string">
            <text:p>1.785057000563e+00</text:p>
          </table:table-cell>
          <table:table-cell office:value-type="string">
            <text:p>-3.224396632429e-02</text:p>
          </table:table-cell>
        </table:table-row>
        <table:table-row table:style-name="ro1">
          <table:table-cell office:value-type="string">
            <text:p>2.100604019391e-06</text:p>
          </table:table-cell>
          <table:table-cell office:value-type="string">
            <text:p>1.993263990387e+00</text:p>
          </table:table-cell>
          <table:table-cell office:value-type="string">
            <text:p>3.300000000000e+00</text:p>
          </table:table-cell>
          <table:table-cell office:value-type="string">
            <text:p>1.993263990387e+00</text:p>
          </table:table-cell>
          <table:table-cell office:value-type="string">
            <text:p>-6.605634649816e-02</text:p>
          </table:table-cell>
        </table:table-row>
        <table:table-row table:style-name="ro1">
          <table:table-cell office:value-type="string">
            <text:p>2.100659709967e-06</text:p>
          </table:table-cell>
          <table:table-cell office:value-type="string">
            <text:p>2.177042889844e+00</text:p>
          </table:table-cell>
          <table:table-cell office:value-type="string">
            <text:p>3.300000000000e+00</text:p>
          </table:table-cell>
          <table:table-cell office:value-type="string">
            <text:p>2.177042889844e+00</text:p>
          </table:table-cell>
          <table:table-cell office:value-type="string">
            <text:p>-1.077229411143e-01</text:p>
          </table:table-cell>
        </table:table-row>
        <table:table-row table:style-name="ro1">
          <table:table-cell office:value-type="string">
            <text:p>2.100698335545e-06</text:p>
          </table:table-cell>
          <table:table-cell office:value-type="string">
            <text:p>2.304507298118e+00</text:p>
          </table:table-cell>
          <table:table-cell office:value-type="string">
            <text:p>3.300000000000e+00</text:p>
          </table:table-cell>
          <table:table-cell office:value-type="string">
            <text:p>2.304507298118e+00</text:p>
          </table:table-cell>
          <table:table-cell office:value-type="string">
            <text:p>-1.344845187189e-01</text:p>
          </table:table-cell>
        </table:table-row>
        <table:table-row table:style-name="ro1">
          <table:table-cell office:value-type="string">
            <text:p>2.100745650756e-06</text:p>
          </table:table-cell>
          <table:table-cell office:value-type="string">
            <text:p>2.460647495064e+00</text:p>
          </table:table-cell>
          <table:table-cell office:value-type="string">
            <text:p>3.300000000000e+00</text:p>
          </table:table-cell>
          <table:table-cell office:value-type="string">
            <text:p>2.460647495064e+00</text:p>
          </table:table-cell>
          <table:table-cell office:value-type="string">
            <text:p>-1.053560730904e-01</text:p>
          </table:table-cell>
        </table:table-row>
        <table:table-row table:style-name="ro1">
          <table:table-cell office:value-type="string">
            <text:p>2.100781986275e-06</text:p>
          </table:table-cell>
          <table:table-cell office:value-type="string">
            <text:p>2.580554706755e+00</text:p>
          </table:table-cell>
          <table:table-cell office:value-type="string">
            <text:p>3.300000000000e+00</text:p>
          </table:table-cell>
          <table:table-cell office:value-type="string">
            <text:p>2.580554706755e+00</text:p>
          </table:table-cell>
          <table:table-cell office:value-type="string">
            <text:p>-1.950027103224e-02</text:p>
          </table:table-cell>
        </table:table-row>
        <table:table-row table:style-name="ro1">
          <table:table-cell office:value-type="string">
            <text:p>2.100819222185e-06</text:p>
          </table:table-cell>
          <table:table-cell office:value-type="string">
            <text:p>2.703433211545e+00</text:p>
          </table:table-cell>
          <table:table-cell office:value-type="string">
            <text:p>3.300000000000e+00</text:p>
          </table:table-cell>
          <table:table-cell office:value-type="string">
            <text:p>2.703433211545e+00</text:p>
          </table:table-cell>
          <table:table-cell office:value-type="string">
            <text:p>1.513344107274e-01</text:p>
          </table:table-cell>
        </table:table-row>
        <table:table-row table:style-name="ro1">
          <table:table-cell office:value-type="string">
            <text:p>2.100850957960e-06</text:p>
          </table:table-cell>
          <table:table-cell office:value-type="string">
            <text:p>2.808161268973e+00</text:p>
          </table:table-cell>
          <table:table-cell office:value-type="string">
            <text:p>3.300000000000e+00</text:p>
          </table:table-cell>
          <table:table-cell office:value-type="string">
            <text:p>2.808161268973e+00</text:p>
          </table:table-cell>
          <table:table-cell office:value-type="string">
            <text:p>4.105363486177e-01</text:p>
          </table:table-cell>
        </table:table-row>
        <table:table-row table:style-name="ro1">
          <table:table-cell office:value-type="string">
            <text:p>2.100882290315e-06</text:p>
          </table:table-cell>
          <table:table-cell office:value-type="string">
            <text:p>2.911558040477e+00</text:p>
          </table:table-cell>
          <table:table-cell office:value-type="string">
            <text:p>3.300000000000e+00</text:p>
          </table:table-cell>
          <table:table-cell office:value-type="string">
            <text:p>2.911558040477e+00</text:p>
          </table:table-cell>
          <table:table-cell office:value-type="string">
            <text:p>7.592276427630e-01</text:p>
          </table:table-cell>
        </table:table-row>
        <table:table-row table:style-name="ro1">
          <table:table-cell office:value-type="string">
            <text:p>2.100917341140e-06</text:p>
          </table:table-cell>
          <table:table-cell office:value-type="string">
            <text:p>3.027225762140e+00</text:p>
          </table:table-cell>
          <table:table-cell office:value-type="string">
            <text:p>3.300000000000e+00</text:p>
          </table:table-cell>
          <table:table-cell office:value-type="string">
            <text:p>3.027225762140e+00</text:p>
          </table:table-cell>
          <table:table-cell office:value-type="string">
            <text:p>1.218608452518e+00</text:p>
          </table:table-cell>
        </table:table-row>
        <table:table-row table:style-name="ro1">
          <table:table-cell office:value-type="string">
            <text:p>2.100953482367e-06</text:p>
          </table:table-cell>
          <table:table-cell office:value-type="string">
            <text:p>3.146491811659e+00</text:p>
          </table:table-cell>
          <table:table-cell office:value-type="string">
            <text:p>3.300000000000e+00</text:p>
          </table:table-cell>
          <table:table-cell office:value-type="string">
            <text:p>3.146491811659e+00</text:p>
          </table:table-cell>
          <table:table-cell office:value-type="string">
            <text:p>1.730021589434e+00</text:p>
          </table:table-cell>
        </table:table-row>
        <table:table-row table:style-name="ro1">
          <table:table-cell office:value-type="string">
            <text:p>2.100976741184e-06</text:p>
          </table:table-cell>
          <table:table-cell office:value-type="string">
            <text:p>3.223245905829e+00</text:p>
          </table:table-cell>
          <table:table-cell office:value-type="string">
            <text:p>3.300000000000e+00</text:p>
          </table:table-cell>
          <table:table-cell office:value-type="string">
            <text:p>3.223245905829e+00</text:p>
          </table:table-cell>
          <table:table-cell office:value-type="string">
            <text:p>2.055214659740e+00</text:p>
          </table:table-cell>
        </table:table-row>
        <table:table-row table:style-name="ro1">
          <table:table-cell office:value-type="string">
            <text:p>2.101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345969346789e+00</text:p>
          </table:table-cell>
        </table:table-row>
        <table:table-row table:style-name="ro1">
          <table:table-cell office:value-type="string">
            <text:p>2.10101334279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482694338066e+00</text:p>
          </table:table-cell>
        </table:table-row>
        <table:table-row table:style-name="ro1">
          <table:table-cell office:value-type="string">
            <text:p>2.10103097714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645707301228e+00</text:p>
          </table:table-cell>
        </table:table-row>
        <table:table-row table:style-name="ro1">
          <table:table-cell office:value-type="string">
            <text:p>2.10104804093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776417154832e+00</text:p>
          </table:table-cell>
        </table:table-row>
        <table:table-row table:style-name="ro1">
          <table:table-cell office:value-type="string">
            <text:p>2.10107907917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956441813228e+00</text:p>
          </table:table-cell>
        </table:table-row>
        <table:table-row table:style-name="ro1">
          <table:table-cell office:value-type="string">
            <text:p>2.10112176067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12271066550e+00</text:p>
          </table:table-cell>
        </table:table-row>
        <table:table-row table:style-name="ro1">
          <table:table-cell office:value-type="string">
            <text:p>2.10116463374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98735673522e+00</text:p>
          </table:table-cell>
        </table:table-row>
        <table:table-row table:style-name="ro1">
          <table:table-cell office:value-type="string">
            <text:p>2.10121039226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47708979668e+00</text:p>
          </table:table-cell>
        </table:table-row>
        <table:table-row table:style-name="ro1">
          <table:table-cell office:value-type="string">
            <text:p>2.10126089028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74647791082e+00</text:p>
          </table:table-cell>
        </table:table-row>
        <table:table-row table:style-name="ro1">
          <table:table-cell office:value-type="string">
            <text:p>2.10132173177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9340973675e+00</text:p>
          </table:table-cell>
        </table:table-row>
        <table:table-row table:style-name="ro1">
          <table:table-cell office:value-type="string">
            <text:p>2.10139774413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6360676596e+00</text:p>
          </table:table-cell>
        </table:table-row>
        <table:table-row table:style-name="ro1">
          <table:table-cell office:value-type="string">
            <text:p>2.10149806931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136168338e+00</text:p>
          </table:table-cell>
        </table:table-row>
        <table:table-row table:style-name="ro1">
          <table:table-cell office:value-type="string">
            <text:p>2.10163747860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14599285e+00</text:p>
          </table:table-cell>
        </table:table-row>
        <table:table-row table:style-name="ro1">
          <table:table-cell office:value-type="string">
            <text:p>2.10184921857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22567143e+00</text:p>
          </table:table-cell>
        </table:table-row>
        <table:table-row table:style-name="ro1">
          <table:table-cell office:value-type="string">
            <text:p>2.10215917916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4165193e+00</text:p>
          </table:table-cell>
        </table:table-row>
        <table:table-row table:style-name="ro1">
          <table:table-cell office:value-type="string">
            <text:p>2.10268162300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796703e+00</text:p>
          </table:table-cell>
        </table:table-row>
        <table:table-row table:style-name="ro1">
          <table:table-cell office:value-type="string">
            <text:p>2.10339705995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332061e+00</text:p>
          </table:table-cell>
        </table:table-row>
        <table:table-row table:style-name="ro1">
          <table:table-cell office:value-type="string">
            <text:p>2.10442047399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444357e+00</text:p>
          </table:table-cell>
        </table:table-row>
        <table:table-row table:style-name="ro1">
          <table:table-cell office:value-type="string">
            <text:p>2.10590284222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03823e+00</text:p>
          </table:table-cell>
        </table:table-row>
        <table:table-row table:style-name="ro1">
          <table:table-cell office:value-type="string">
            <text:p>2.10811824557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91573e+00</text:p>
          </table:table-cell>
        </table:table-row>
        <table:table-row table:style-name="ro1">
          <table:table-cell office:value-type="string">
            <text:p>2.11140285810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33314e+00</text:p>
          </table:table-cell>
        </table:table-row>
        <table:table-row table:style-name="ro1">
          <table:table-cell office:value-type="string">
            <text:p>2.11623864803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34842e+00</text:p>
          </table:table-cell>
        </table:table-row>
        <table:table-row table:style-name="ro1">
          <table:table-cell office:value-type="string">
            <text:p>2.12339611863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26042e+00</text:p>
          </table:table-cell>
        </table:table-row>
        <table:table-row table:style-name="ro1">
          <table:table-cell office:value-type="string">
            <text:p>2.13407273661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20174e+00</text:p>
          </table:table-cell>
        </table:table-row>
        <table:table-row table:style-name="ro1">
          <table:table-cell office:value-type="string">
            <text:p>2.15003927210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27138e+00</text:p>
          </table:table-cell>
        </table:table-row>
        <table:table-row table:style-name="ro1">
          <table:table-cell office:value-type="string">
            <text:p>2.17391155363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15653e+00</text:p>
          </table:table-cell>
        </table:table-row>
        <table:table-row table:style-name="ro1">
          <table:table-cell office:value-type="string">
            <text:p>2.20965445993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28475e+00</text:p>
          </table:table-cell>
        </table:table-row>
        <table:table-row table:style-name="ro1">
          <table:table-cell office:value-type="string">
            <text:p>2.249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113845e+00</text:p>
          </table:table-cell>
        </table:table-row>
        <table:table-row table:style-name="ro1">
          <table:table-cell office:value-type="string">
            <text:p>2.249250000000e-06</text:p>
          </table:table-cell>
          <table:table-cell table:number-columns-repeated="2" office:value-type="string">
            <text:p>2.474999999999e+00</text:p>
          </table:table-cell>
          <table:table-cell office:value-type="string">
            <text:p>3.300000000000e+00</text:p>
          </table:table-cell>
          <table:table-cell office:value-type="string">
            <text:p>3.298791404666e+00</text:p>
          </table:table-cell>
        </table:table-row>
        <table:table-row table:style-name="ro1">
          <table:table-cell office:value-type="string">
            <text:p>2.249312523928e-06</text:p>
          </table:table-cell>
          <table:table-cell office:value-type="string">
            <text:p>2.268671039163e+00</text:p>
          </table:table-cell>
          <table:table-cell office:value-type="string">
            <text:p>2.268671039164e+00</text:p>
          </table:table-cell>
          <table:table-cell office:value-type="string">
            <text:p>3.300000000000e+00</text:p>
          </table:table-cell>
          <table:table-cell office:value-type="string">
            <text:p>3.298985721729e+00</text:p>
          </table:table-cell>
        </table:table-row>
        <table:table-row table:style-name="ro1">
          <table:table-cell office:value-type="string">
            <text:p>2.249437571783e-06</text:p>
          </table:table-cell>
          <table:table-cell table:number-columns-repeated="2" office:value-type="string">
            <text:p>1.856013117492e+00</text:p>
          </table:table-cell>
          <table:table-cell office:value-type="string">
            <text:p>3.300000000000e+00</text:p>
          </table:table-cell>
          <table:table-cell office:value-type="string">
            <text:p>3.304260777631e+00</text:p>
          </table:table-cell>
        </table:table-row>
        <table:table-row table:style-name="ro1">
          <table:table-cell office:value-type="string">
            <text:p>2.249550560849e-06</text:p>
          </table:table-cell>
          <table:table-cell table:number-columns-repeated="2" office:value-type="string">
            <text:p>1.483149196839e+00</text:p>
          </table:table-cell>
          <table:table-cell office:value-type="string">
            <text:p>3.300000000000e+00</text:p>
          </table:table-cell>
          <table:table-cell office:value-type="string">
            <text:p>3.312681587070e+00</text:p>
          </table:table-cell>
        </table:table-row>
        <table:table-row table:style-name="ro1">
          <table:table-cell office:value-type="string">
            <text:p>2.249616828557e-06</text:p>
          </table:table-cell>
          <table:table-cell table:number-columns-repeated="2" office:value-type="string">
            <text:p>1.264465760615e+00</text:p>
          </table:table-cell>
          <table:table-cell office:value-type="string">
            <text:p>3.300000000000e+00</text:p>
          </table:table-cell>
          <table:table-cell office:value-type="string">
            <text:p>3.323377104810e+00</text:p>
          </table:table-cell>
        </table:table-row>
        <table:table-row table:style-name="ro1">
          <table:table-cell office:value-type="string">
            <text:p>2.249700215491e-06</text:p>
          </table:table-cell>
          <table:table-cell office:value-type="string">
            <text:p>9.892888803440e-01</text:p>
          </table:table-cell>
          <table:table-cell office:value-type="string">
            <text:p>9.892888803445e-01</text:p>
          </table:table-cell>
          <table:table-cell office:value-type="string">
            <text:p>3.300000000000e+00</text:p>
          </table:table-cell>
          <table:table-cell office:value-type="string">
            <text:p>3.348970435643e+00</text:p>
          </table:table-cell>
        </table:table-row>
        <table:table-row table:style-name="ro1">
          <table:table-cell office:value-type="string">
            <text:p>2.249766764915e-06</text:p>
          </table:table-cell>
          <table:table-cell office:value-type="string">
            <text:p>7.696757819448e-01</text:p>
          </table:table-cell>
          <table:table-cell office:value-type="string">
            <text:p>7.696757819452e-01</text:p>
          </table:table-cell>
          <table:table-cell office:value-type="string">
            <text:p>3.300000000000e+00</text:p>
          </table:table-cell>
          <table:table-cell office:value-type="string">
            <text:p>3.352788136743e+00</text:p>
          </table:table-cell>
        </table:table-row>
        <table:table-row table:style-name="ro1">
          <table:table-cell office:value-type="string">
            <text:p>2.249818997923e-06</text:p>
          </table:table-cell>
          <table:table-cell office:value-type="string">
            <text:p>5.973068554502e-01</text:p>
          </table:table-cell>
          <table:table-cell office:value-type="string">
            <text:p>5.973068554506e-01</text:p>
          </table:table-cell>
          <table:table-cell office:value-type="string">
            <text:p>3.300000000000e+00</text:p>
          </table:table-cell>
          <table:table-cell office:value-type="string">
            <text:p>3.282631227502e+00</text:p>
          </table:table-cell>
        </table:table-row>
        <table:table-row table:style-name="ro1">
          <table:table-cell office:value-type="string">
            <text:p>2.249873834920e-06</text:p>
          </table:table-cell>
          <table:table-cell office:value-type="string">
            <text:p>4.163447645256e-01</text:p>
          </table:table-cell>
          <table:table-cell office:value-type="string">
            <text:p>4.163447645261e-01</text:p>
          </table:table-cell>
          <table:table-cell office:value-type="string">
            <text:p>3.300000000000e+00</text:p>
          </table:table-cell>
          <table:table-cell office:value-type="string">
            <text:p>3.062179799710e+00</text:p>
          </table:table-cell>
        </table:table-row>
        <table:table-row table:style-name="ro1">
          <table:table-cell office:value-type="string">
            <text:p>2.249921536614e-06</text:p>
          </table:table-cell>
          <table:table-cell office:value-type="string">
            <text:p>2.589291753750e-01</text:p>
          </table:table-cell>
          <table:table-cell office:value-type="string">
            <text:p>2.589291753755e-01</text:p>
          </table:table-cell>
          <table:table-cell office:value-type="string">
            <text:p>3.300000000000e+00</text:p>
          </table:table-cell>
          <table:table-cell office:value-type="string">
            <text:p>2.658917565781e+00</text:p>
          </table:table-cell>
        </table:table-row>
        <table:table-row table:style-name="ro1">
          <table:table-cell office:value-type="string">
            <text:p>2.249962767948e-06</text:p>
          </table:table-cell>
          <table:table-cell office:value-type="string">
            <text:p>1.228657726437e-01</text:p>
          </table:table-cell>
          <table:table-cell office:value-type="string">
            <text:p>1.228657726441e-01</text:p>
          </table:table-cell>
          <table:table-cell office:value-type="string">
            <text:p>3.300000000000e+00</text:p>
          </table:table-cell>
          <table:table-cell office:value-type="string">
            <text:p>2.146723872414e+00</text:p>
          </table:table-cell>
        </table:table-row>
        <table:table-row table:style-name="ro1">
          <table:table-cell office:value-type="string">
            <text:p>2.25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95369540835e+00</text:p>
          </table:table-cell>
        </table:table-row>
        <table:table-row table:style-name="ro1">
          <table:table-cell office:value-type="string">
            <text:p>2.25001681583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33895957062e+00</text:p>
          </table:table-cell>
        </table:table-row>
        <table:table-row table:style-name="ro1">
          <table:table-cell office:value-type="string">
            <text:p>2.25004026199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08256359166e+00</text:p>
          </table:table-cell>
        </table:table-row>
        <table:table-row table:style-name="ro1">
          <table:table-cell office:value-type="string">
            <text:p>2.25006214777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726971000589e-01</text:p>
          </table:table-cell>
        </table:table-row>
        <table:table-row table:style-name="ro1">
          <table:table-cell office:value-type="string">
            <text:p>2.25008860698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90784284796e-01</text:p>
          </table:table-cell>
        </table:table-row>
        <table:table-row table:style-name="ro1">
          <table:table-cell office:value-type="string">
            <text:p>2.25011729357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24584634776e-01</text:p>
          </table:table-cell>
        </table:table-row>
        <table:table-row table:style-name="ro1">
          <table:table-cell office:value-type="string">
            <text:p>2.25014862131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64255722532e-01</text:p>
          </table:table-cell>
        </table:table-row>
        <table:table-row table:style-name="ro1">
          <table:table-cell office:value-type="string">
            <text:p>2.25018842005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30459798901e-01</text:p>
          </table:table-cell>
        </table:table-row>
        <table:table-row table:style-name="ro1">
          <table:table-cell office:value-type="string">
            <text:p>2.25023237848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553804857547e-02</text:p>
          </table:table-cell>
        </table:table-row>
        <table:table-row table:style-name="ro1">
          <table:table-cell office:value-type="string">
            <text:p>2.25028291660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223182340977e-02</text:p>
          </table:table-cell>
        </table:table-row>
        <table:table-row table:style-name="ro1">
          <table:table-cell office:value-type="string">
            <text:p>2.25034158098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28266647991e-02</text:p>
          </table:table-cell>
        </table:table-row>
        <table:table-row table:style-name="ro1">
          <table:table-cell office:value-type="string">
            <text:p>2.25041359543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42833694487e-02</text:p>
          </table:table-cell>
        </table:table-row>
        <table:table-row table:style-name="ro1">
          <table:table-cell office:value-type="string">
            <text:p>2.25050453935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88678194987e-03</text:p>
          </table:table-cell>
        </table:table-row>
        <table:table-row table:style-name="ro1">
          <table:table-cell office:value-type="string">
            <text:p>2.25062517456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198327373275e-04</text:p>
          </table:table-cell>
        </table:table-row>
        <table:table-row table:style-name="ro1">
          <table:table-cell office:value-type="string">
            <text:p>2.25079279337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856877773961e-05</text:p>
          </table:table-cell>
        </table:table-row>
        <table:table-row table:style-name="ro1">
          <table:table-cell office:value-type="string">
            <text:p>2.25103666637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77525325369e-05</text:p>
          </table:table-cell>
        </table:table-row>
        <table:table-row table:style-name="ro1">
          <table:table-cell office:value-type="string">
            <text:p>2.25141278033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00685689686e-06</text:p>
          </table:table-cell>
        </table:table-row>
        <table:table-row table:style-name="ro1">
          <table:table-cell office:value-type="string">
            <text:p>2.25212019397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899087790264e-06</text:p>
          </table:table-cell>
        </table:table-row>
        <table:table-row table:style-name="ro1">
          <table:table-cell office:value-type="string">
            <text:p>2.25353502124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68546488571e-06</text:p>
          </table:table-cell>
        </table:table-row>
        <table:table-row table:style-name="ro1">
          <table:table-cell office:value-type="string">
            <text:p>2.25636467579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15429311027e-06</text:p>
          </table:table-cell>
        </table:table-row>
        <table:table-row table:style-name="ro1">
          <table:table-cell office:value-type="string">
            <text:p>2.26202398489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63611948680e-06</text:p>
          </table:table-cell>
        </table:table-row>
        <table:table-row table:style-name="ro1">
          <table:table-cell office:value-type="string">
            <text:p>2.27334260310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26046384928e-06</text:p>
          </table:table-cell>
        </table:table-row>
        <table:table-row table:style-name="ro1">
          <table:table-cell office:value-type="string">
            <text:p>2.29597983950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19412060511e-06</text:p>
          </table:table-cell>
        </table:table-row>
        <table:table-row table:style-name="ro1">
          <table:table-cell office:value-type="string">
            <text:p>2.34125431232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06001465471e-06</text:p>
          </table:table-cell>
        </table:table-row>
        <table:table-row table:style-name="ro1">
          <table:table-cell office:value-type="string">
            <text:p>2.40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07957605568e-06</text:p>
          </table:table-cell>
        </table:table-row>
        <table:table-row table:style-name="ro1">
          <table:table-cell office:value-type="string">
            <text:p>2.400250000000e-06</text:p>
          </table:table-cell>
          <table:table-cell office:value-type="string">
            <text:p>8.250000000004e-01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87371377202e-04</text:p>
          </table:table-cell>
        </table:table-row>
        <table:table-row table:style-name="ro1">
          <table:table-cell office:value-type="string">
            <text:p>2.400500095710e-06</text:p>
          </table:table-cell>
          <table:table-cell office:value-type="string">
            <text:p>1.650315843346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31280915530e-04</text:p>
          </table:table-cell>
        </table:table-row>
        <table:table-row table:style-name="ro1">
          <table:table-cell office:value-type="string">
            <text:p>2.401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049782717282e-04</text:p>
          </table:table-cell>
        </table:table-row>
        <table:table-row table:style-name="ro1">
          <table:table-cell office:value-type="string">
            <text:p>2.40104726816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401067356440e-04</text:p>
          </table:table-cell>
        </table:table-row>
        <table:table-row table:style-name="ro1">
          <table:table-cell office:value-type="string">
            <text:p>2.40112965518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548253035013e-04</text:p>
          </table:table-cell>
        </table:table-row>
        <table:table-row table:style-name="ro1">
          <table:table-cell office:value-type="string">
            <text:p>2.40122483244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855492927497e-04</text:p>
          </table:table-cell>
        </table:table-row>
        <table:table-row table:style-name="ro1">
          <table:table-cell office:value-type="string">
            <text:p>2.40141518698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9.934006010924e-06</text:p>
          </table:table-cell>
        </table:table-row>
        <table:table-row table:style-name="ro1">
          <table:table-cell office:value-type="string">
            <text:p>2.40164511738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961638856382e-06</text:p>
          </table:table-cell>
        </table:table-row>
        <table:table-row table:style-name="ro1">
          <table:table-cell office:value-type="string">
            <text:p>2.40204854779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898558322289e-06</text:p>
          </table:table-cell>
        </table:table-row>
        <table:table-row table:style-name="ro1">
          <table:table-cell office:value-type="string">
            <text:p>2.40278601451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736361974347e-06</text:p>
          </table:table-cell>
        </table:table-row>
        <table:table-row table:style-name="ro1">
          <table:table-cell office:value-type="string">
            <text:p>2.40426094796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30277188306e-06</text:p>
          </table:table-cell>
        </table:table-row>
        <table:table-row table:style-name="ro1">
          <table:table-cell office:value-type="string">
            <text:p>2.40721081486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892588600723e-06</text:p>
          </table:table-cell>
        </table:table-row>
        <table:table-row table:style-name="ro1">
          <table:table-cell office:value-type="string">
            <text:p>2.41311054865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45014356685e-06</text:p>
          </table:table-cell>
        </table:table-row>
        <table:table-row table:style-name="ro1">
          <table:table-cell office:value-type="string">
            <text:p>2.42491001624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938966433713e-06</text:p>
          </table:table-cell>
        </table:table-row>
        <table:table-row table:style-name="ro1">
          <table:table-cell office:value-type="string">
            <text:p>2.43695500812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063312626511e-06</text:p>
          </table:table-cell>
        </table:table-row>
        <table:table-row table:style-name="ro1">
          <table:table-cell office:value-type="string">
            <text:p>2.449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943789590207e-06</text:p>
          </table:table-cell>
        </table:table-row>
        <table:table-row table:style-name="ro1">
          <table:table-cell office:value-type="string">
            <text:p>2.44925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75000000000e+00</text:p>
          </table:table-cell>
          <table:table-cell office:value-type="string">
            <text:p>-3.053258590167e-04</text:p>
          </table:table-cell>
        </table:table-row>
        <table:table-row table:style-name="ro1">
          <table:table-cell office:value-type="string">
            <text:p>2.44950009571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49684156654e+00</text:p>
          </table:table-cell>
          <table:table-cell office:value-type="string">
            <text:p>-7.966326418871e-04</text:p>
          </table:table-cell>
        </table:table-row>
        <table:table-row table:style-name="ro1">
          <table:table-cell office:value-type="string">
            <text:p>2.44957654436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97403607296e+00</text:p>
          </table:table-cell>
          <table:table-cell office:value-type="string">
            <text:p>3.248348904377e-04</text:p>
          </table:table-cell>
        </table:table-row>
        <table:table-row table:style-name="ro1">
          <table:table-cell office:value-type="string">
            <text:p>2.44964359046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76151473839e+00</text:p>
          </table:table-cell>
          <table:table-cell office:value-type="string">
            <text:p>8.395479272955e-04</text:p>
          </table:table-cell>
        </table:table-row>
        <table:table-row table:style-name="ro1">
          <table:table-cell office:value-type="string">
            <text:p>2.44971751213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322099419191e-01</text:p>
          </table:table-cell>
          <table:table-cell office:value-type="string">
            <text:p>1.321007861523e-03</text:p>
          </table:table-cell>
        </table:table-row>
        <table:table-row table:style-name="ro1">
          <table:table-cell office:value-type="string">
            <text:p>2.44976178423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861120219890e-01</text:p>
          </table:table-cell>
          <table:table-cell office:value-type="string">
            <text:p>1.524012950175e-03</text:p>
          </table:table-cell>
        </table:table-row>
        <table:table-row table:style-name="ro1">
          <table:table-cell office:value-type="string">
            <text:p>2.44978678639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036049088451e-01</text:p>
          </table:table-cell>
          <table:table-cell office:value-type="string">
            <text:p>1.591040421716e-03</text:p>
          </table:table-cell>
        </table:table-row>
        <table:table-row table:style-name="ro1">
          <table:table-cell office:value-type="string">
            <text:p>2.44982009259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936944327152e-01</text:p>
          </table:table-cell>
          <table:table-cell office:value-type="string">
            <text:p>1.699889068148e-03</text:p>
          </table:table-cell>
        </table:table-row>
        <table:table-row table:style-name="ro1">
          <table:table-cell office:value-type="string">
            <text:p>2.44984658268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062771262144e-01</text:p>
          </table:table-cell>
          <table:table-cell office:value-type="string">
            <text:p>1.862279271411e-03</text:p>
          </table:table-cell>
        </table:table-row>
        <table:table-row table:style-name="ro1">
          <table:table-cell office:value-type="string">
            <text:p>2.44987496773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126064653419e-01</text:p>
          </table:table-cell>
          <table:table-cell office:value-type="string">
            <text:p>2.239075606365e-04</text:p>
          </table:table-cell>
        </table:table-row>
        <table:table-row table:style-name="ro1">
          <table:table-cell office:value-type="string">
            <text:p>2.44990071086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76541429876e-01</text:p>
          </table:table-cell>
          <table:table-cell office:value-type="string">
            <text:p>-4.556084061681e-03</text:p>
          </table:table-cell>
        </table:table-row>
        <table:table-row table:style-name="ro1">
          <table:table-cell office:value-type="string">
            <text:p>2.44992844864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61194638872e-01</text:p>
          </table:table-cell>
          <table:table-cell office:value-type="string">
            <text:p>-1.349958922771e-02</text:p>
          </table:table-cell>
        </table:table-row>
        <table:table-row table:style-name="ro1">
          <table:table-cell office:value-type="string">
            <text:p>2.44996837751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43541971254e-01</text:p>
          </table:table-cell>
          <table:table-cell office:value-type="string">
            <text:p>-3.127674327804e-02</text:p>
          </table:table-cell>
        </table:table-row>
        <table:table-row table:style-name="ro1">
          <table:table-cell office:value-type="string">
            <text:p>2.45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4.820978966584e-02</text:p>
          </table:table-cell>
        </table:table-row>
        <table:table-row table:style-name="ro1">
          <table:table-cell office:value-type="string">
            <text:p>2.45001559091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5.358886284685e-02</text:p>
          </table:table-cell>
        </table:table-row>
        <table:table-row table:style-name="ro1">
          <table:table-cell office:value-type="string">
            <text:p>2.45003734683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5.306968086037e-02</text:p>
          </table:table-cell>
        </table:table-row>
        <table:table-row table:style-name="ro1">
          <table:table-cell office:value-type="string">
            <text:p>2.45005747110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3.808071396774e-02</text:p>
          </table:table-cell>
        </table:table-row>
        <table:table-row table:style-name="ro1">
          <table:table-cell office:value-type="string">
            <text:p>2.45009761453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985772475320e-02</text:p>
          </table:table-cell>
        </table:table-row>
        <table:table-row table:style-name="ro1">
          <table:table-cell office:value-type="string">
            <text:p>2.45013262514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638007880732e-01</text:p>
          </table:table-cell>
        </table:table-row>
        <table:table-row table:style-name="ro1">
          <table:table-cell office:value-type="string">
            <text:p>2.45017035383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710509751691e-01</text:p>
          </table:table-cell>
        </table:table-row>
        <table:table-row table:style-name="ro1">
          <table:table-cell office:value-type="string">
            <text:p>2.45020764946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524291703188e-01</text:p>
          </table:table-cell>
        </table:table-row>
        <table:table-row table:style-name="ro1">
          <table:table-cell office:value-type="string">
            <text:p>2.45024636377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971506848637e-01</text:p>
          </table:table-cell>
        </table:table-row>
        <table:table-row table:style-name="ro1">
          <table:table-cell office:value-type="string">
            <text:p>2.45029268141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55114261237e+00</text:p>
          </table:table-cell>
        </table:table-row>
        <table:table-row table:style-name="ro1">
          <table:table-cell office:value-type="string">
            <text:p>2.45034040283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76774932924e+00</text:p>
          </table:table-cell>
        </table:table-row>
        <table:table-row table:style-name="ro1">
          <table:table-cell office:value-type="string">
            <text:p>2.45038002023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402746802752e+00</text:p>
          </table:table-cell>
        </table:table-row>
        <table:table-row table:style-name="ro1">
          <table:table-cell office:value-type="string">
            <text:p>2.45041813054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726148906655e+00</text:p>
          </table:table-cell>
        </table:table-row>
        <table:table-row table:style-name="ro1">
          <table:table-cell office:value-type="string">
            <text:p>2.45045181781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24802702570e+00</text:p>
          </table:table-cell>
        </table:table-row>
        <table:table-row table:style-name="ro1">
          <table:table-cell office:value-type="string">
            <text:p>2.45048986342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071200319553e+00</text:p>
          </table:table-cell>
        </table:table-row>
        <table:table-row table:style-name="ro1">
          <table:table-cell office:value-type="string">
            <text:p>2.45053933278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80905684090e+00</text:p>
          </table:table-cell>
        </table:table-row>
        <table:table-row table:style-name="ro1">
          <table:table-cell office:value-type="string">
            <text:p>2.45058586453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34142519348e+00</text:p>
          </table:table-cell>
        </table:table-row>
        <table:table-row table:style-name="ro1">
          <table:table-cell office:value-type="string">
            <text:p>2.45063884187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65166520824e+00</text:p>
          </table:table-cell>
        </table:table-row>
        <table:table-row table:style-name="ro1">
          <table:table-cell office:value-type="string">
            <text:p>2.45069929262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1778215651e+00</text:p>
          </table:table-cell>
        </table:table-row>
        <table:table-row table:style-name="ro1">
          <table:table-cell office:value-type="string">
            <text:p>2.45077648593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0775311606e+00</text:p>
          </table:table-cell>
        </table:table-row>
        <table:table-row table:style-name="ro1">
          <table:table-cell office:value-type="string">
            <text:p>2.45087614801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5019862794e+00</text:p>
          </table:table-cell>
        </table:table-row>
        <table:table-row table:style-name="ro1">
          <table:table-cell office:value-type="string">
            <text:p>2.45101504486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7043124955e+00</text:p>
          </table:table-cell>
        </table:table-row>
        <table:table-row table:style-name="ro1">
          <table:table-cell office:value-type="string">
            <text:p>2.45122049161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134419561e+00</text:p>
          </table:table-cell>
        </table:table-row>
        <table:table-row table:style-name="ro1">
          <table:table-cell office:value-type="string">
            <text:p>2.45156385456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875550548e+00</text:p>
          </table:table-cell>
        </table:table-row>
        <table:table-row table:style-name="ro1">
          <table:table-cell office:value-type="string">
            <text:p>2.45209755818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318058741e+00</text:p>
          </table:table-cell>
        </table:table-row>
        <table:table-row table:style-name="ro1">
          <table:table-cell office:value-type="string">
            <text:p>2.45282969045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560785182e+00</text:p>
          </table:table-cell>
        </table:table-row>
        <table:table-row table:style-name="ro1">
          <table:table-cell office:value-type="string">
            <text:p>2.45386137977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10288675e+00</text:p>
          </table:table-cell>
        </table:table-row>
        <table:table-row table:style-name="ro1">
          <table:table-cell office:value-type="string">
            <text:p>2.45537880479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10175648e+00</text:p>
          </table:table-cell>
        </table:table-row>
        <table:table-row table:style-name="ro1">
          <table:table-cell office:value-type="string">
            <text:p>2.45765963086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76505015e+00</text:p>
          </table:table-cell>
        </table:table-row>
        <table:table-row table:style-name="ro1">
          <table:table-cell office:value-type="string">
            <text:p>2.46102176732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19090975e+00</text:p>
          </table:table-cell>
        </table:table-row>
        <table:table-row table:style-name="ro1">
          <table:table-cell office:value-type="string">
            <text:p>2.46595854370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46685353e+00</text:p>
          </table:table-cell>
        </table:table-row>
        <table:table-row table:style-name="ro1">
          <table:table-cell office:value-type="string">
            <text:p>2.47327745845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64837939e+00</text:p>
          </table:table-cell>
        </table:table-row>
        <table:table-row table:style-name="ro1">
          <table:table-cell office:value-type="string">
            <text:p>2.48421773433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6888065e+00</text:p>
          </table:table-cell>
        </table:table-row>
        <table:table-row table:style-name="ro1">
          <table:table-cell office:value-type="string">
            <text:p>2.50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4506023e+00</text:p>
          </table:table-cell>
        </table:table-row>
        <table:table-row table:style-name="ro1">
          <table:table-cell office:value-type="string">
            <text:p>2.500062500000e-06</text:p>
          </table:table-cell>
          <table:table-cell office:value-type="string">
            <text:p>3.300000000000e+00</text:p>
          </table:table-cell>
          <table:table-cell office:value-type="string">
            <text:p>2.062500000005e-01</text:p>
          </table:table-cell>
          <table:table-cell office:value-type="string">
            <text:p>0.000000000000e+00</text:p>
          </table:table-cell>
          <table:table-cell office:value-type="string">
            <text:p>3.300396014907e+00</text:p>
          </table:table-cell>
        </table:table-row>
        <table:table-row table:style-name="ro1">
          <table:table-cell office:value-type="string">
            <text:p>2.500161750548e-06</text:p>
          </table:table-cell>
          <table:table-cell office:value-type="string">
            <text:p>3.300000000000e+00</text:p>
          </table:table-cell>
          <table:table-cell office:value-type="string">
            <text:p>5.337768094838e-01</text:p>
          </table:table-cell>
          <table:table-cell office:value-type="string">
            <text:p>0.000000000000e+00</text:p>
          </table:table-cell>
          <table:table-cell office:value-type="string">
            <text:p>3.300389801221e+00</text:p>
          </table:table-cell>
        </table:table-row>
        <table:table-row table:style-name="ro1">
          <table:table-cell office:value-type="string">
            <text:p>2.500252603522e-06</text:p>
          </table:table-cell>
          <table:table-cell office:value-type="string">
            <text:p>3.300000000000e+00</text:p>
          </table:table-cell>
          <table:table-cell office:value-type="string">
            <text:p>8.335916229762e-01</text:p>
          </table:table-cell>
          <table:table-cell office:value-type="string">
            <text:p>0.000000000000e+00</text:p>
          </table:table-cell>
          <table:table-cell office:value-type="string">
            <text:p>3.299981705233e+00</text:p>
          </table:table-cell>
        </table:table-row>
        <table:table-row table:style-name="ro1">
          <table:table-cell office:value-type="string">
            <text:p>2.500377258546e-06</text:p>
          </table:table-cell>
          <table:table-cell office:value-type="string">
            <text:p>3.300000000000e+00</text:p>
          </table:table-cell>
          <table:table-cell office:value-type="string">
            <text:p>1.244953201984e+00</text:p>
          </table:table-cell>
          <table:table-cell office:value-type="string">
            <text:p>0.000000000000e+00</text:p>
          </table:table-cell>
          <table:table-cell office:value-type="string">
            <text:p>3.299353630997e+00</text:p>
          </table:table-cell>
        </table:table-row>
        <table:table-row table:style-name="ro1">
          <table:table-cell office:value-type="string">
            <text:p>2.500468205942e-06</text:p>
          </table:table-cell>
          <table:table-cell office:value-type="string">
            <text:p>3.300000000000e+00</text:p>
          </table:table-cell>
          <table:table-cell office:value-type="string">
            <text:p>1.545079609400e+00</text:p>
          </table:table-cell>
          <table:table-cell office:value-type="string">
            <text:p>0.000000000000e+00</text:p>
          </table:table-cell>
          <table:table-cell office:value-type="string">
            <text:p>3.299136556899e+00</text:p>
          </table:table-cell>
        </table:table-row>
        <table:table-row table:style-name="ro1">
          <table:table-cell office:value-type="string">
            <text:p>2.500508043212e-06</text:p>
          </table:table-cell>
          <table:table-cell office:value-type="string">
            <text:p>3.300000000000e+00</text:p>
          </table:table-cell>
          <table:table-cell office:value-type="string">
            <text:p>1.676542600005e+00</text:p>
          </table:table-cell>
          <table:table-cell office:value-type="string">
            <text:p>0.000000000000e+00</text:p>
          </table:table-cell>
          <table:table-cell office:value-type="string">
            <text:p>3.299343757671e+00</text:p>
          </table:table-cell>
        </table:table-row>
        <table:table-row table:style-name="ro1">
          <table:table-cell office:value-type="string">
            <text:p>2.500587717752e-06</text:p>
          </table:table-cell>
          <table:table-cell office:value-type="string">
            <text:p>3.300000000000e+00</text:p>
          </table:table-cell>
          <table:table-cell office:value-type="string">
            <text:p>1.939468581215e+00</text:p>
          </table:table-cell>
          <table:table-cell office:value-type="string">
            <text:p>0.000000000000e+00</text:p>
          </table:table-cell>
          <table:table-cell office:value-type="string">
            <text:p>3.299650795692e+00</text:p>
          </table:table-cell>
        </table:table-row>
        <table:table-row table:style-name="ro1">
          <table:table-cell office:value-type="string">
            <text:p>2.500703201857e-06</text:p>
          </table:table-cell>
          <table:table-cell office:value-type="string">
            <text:p>3.300000000000e+00</text:p>
          </table:table-cell>
          <table:table-cell office:value-type="string">
            <text:p>2.320566126551e+00</text:p>
          </table:table-cell>
          <table:table-cell office:value-type="string">
            <text:p>0.000000000000e+00</text:p>
          </table:table-cell>
          <table:table-cell office:value-type="string">
            <text:p>3.299815395451e+00</text:p>
          </table:table-cell>
        </table:table-row>
        <table:table-row table:style-name="ro1">
          <table:table-cell office:value-type="string">
            <text:p>2.500851600928e-06</text:p>
          </table:table-cell>
          <table:table-cell office:value-type="string">
            <text:p>3.300000000000e+00</text:p>
          </table:table-cell>
          <table:table-cell office:value-type="string">
            <text:p>2.810283063275e+00</text:p>
          </table:table-cell>
          <table:table-cell office:value-type="string">
            <text:p>0.000000000000e+00</text:p>
          </table:table-cell>
          <table:table-cell office:value-type="string">
            <text:p>3.299479143792e+00</text:p>
          </table:table-cell>
        </table:table-row>
        <table:table-row table:style-name="ro1">
          <table:table-cell office:value-type="string">
            <text:p>2.501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0824060e+00</text:p>
          </table:table-cell>
        </table:table-row>
        <table:table-row table:style-name="ro1">
          <table:table-cell office:value-type="string">
            <text:p>2.50102639729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03268548e+00</text:p>
          </table:table-cell>
        </table:table-row>
        <table:table-row table:style-name="ro1">
          <table:table-cell office:value-type="string">
            <text:p>2.50107849422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90287996e+00</text:p>
          </table:table-cell>
        </table:table-row>
        <table:table-row table:style-name="ro1">
          <table:table-cell office:value-type="string">
            <text:p>2.50112479599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502494896e+00</text:p>
          </table:table-cell>
        </table:table-row>
        <table:table-row table:style-name="ro1">
          <table:table-cell office:value-type="string">
            <text:p>2.50121739953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687362008e+00</text:p>
          </table:table-cell>
        </table:table-row>
        <table:table-row table:style-name="ro1">
          <table:table-cell office:value-type="string">
            <text:p>2.50130161729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478582349e+00</text:p>
          </table:table-cell>
        </table:table-row>
        <table:table-row table:style-name="ro1">
          <table:table-cell office:value-type="string">
            <text:p>2.50143343817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192308890e+00</text:p>
          </table:table-cell>
        </table:table-row>
        <table:table-row table:style-name="ro1">
          <table:table-cell office:value-type="string">
            <text:p>2.50160322434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45339327e+00</text:p>
          </table:table-cell>
        </table:table-row>
        <table:table-row table:style-name="ro1">
          <table:table-cell office:value-type="string">
            <text:p>2.50186094918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3323314e+00</text:p>
          </table:table-cell>
        </table:table-row>
        <table:table-row table:style-name="ro1">
          <table:table-cell office:value-type="string">
            <text:p>2.50223407121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1334485e+00</text:p>
          </table:table-cell>
        </table:table-row>
        <table:table-row table:style-name="ro1">
          <table:table-cell office:value-type="string">
            <text:p>2.50275640523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8034881e+00</text:p>
          </table:table-cell>
        </table:table-row>
        <table:table-row table:style-name="ro1">
          <table:table-cell office:value-type="string">
            <text:p>2.50349668924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6287331e+00</text:p>
          </table:table-cell>
        </table:table-row>
        <table:table-row table:style-name="ro1">
          <table:table-cell office:value-type="string">
            <text:p>2.50457773894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6356899e+00</text:p>
          </table:table-cell>
        </table:table-row>
        <table:table-row table:style-name="ro1">
          <table:table-cell office:value-type="string">
            <text:p>2.50617601056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6111082e+00</text:p>
          </table:table-cell>
        </table:table-row>
        <table:table-row table:style-name="ro1">
          <table:table-cell office:value-type="string">
            <text:p>2.50852539809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6908592e+00</text:p>
          </table:table-cell>
        </table:table-row>
        <table:table-row table:style-name="ro1">
          <table:table-cell office:value-type="string">
            <text:p>2.51197980536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7311376e+00</text:p>
          </table:table-cell>
        </table:table-row>
        <table:table-row table:style-name="ro1">
          <table:table-cell office:value-type="string">
            <text:p>2.51709340004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8594028e+00</text:p>
          </table:table-cell>
        </table:table-row>
        <table:table-row table:style-name="ro1">
          <table:table-cell office:value-type="string">
            <text:p>2.52470383113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9523521e+00</text:p>
          </table:table-cell>
        </table:table-row>
        <table:table-row table:style-name="ro1">
          <table:table-cell office:value-type="string">
            <text:p>2.53604752417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1232576e+00</text:p>
          </table:table-cell>
        </table:table-row>
        <table:table-row table:style-name="ro1">
          <table:table-cell office:value-type="string">
            <text:p>2.549000000000e-06</text:p>
          </table:table-cell>
          <table:table-cell office:value-type="string">
            <text:p>3.29999999999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2164719e+00</text:p>
          </table:table-cell>
        </table:table-row>
        <table:table-row table:style-name="ro1">
          <table:table-cell office:value-type="string">
            <text:p>2.549250000000e-06</text:p>
          </table:table-cell>
          <table:table-cell office:value-type="string">
            <text:p>2.47499999999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172533479e+00</text:p>
          </table:table-cell>
        </table:table-row>
        <table:table-row table:style-name="ro1">
          <table:table-cell office:value-type="string">
            <text:p>2.549312523928e-06</text:p>
          </table:table-cell>
          <table:table-cell office:value-type="string">
            <text:p>2.26867103916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388746433e+00</text:p>
          </table:table-cell>
        </table:table-row>
        <table:table-row table:style-name="ro1">
          <table:table-cell office:value-type="string">
            <text:p>2.549437571783e-06</text:p>
          </table:table-cell>
          <table:table-cell office:value-type="string">
            <text:p>1.856013117488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3285638661e+00</text:p>
          </table:table-cell>
        </table:table-row>
        <table:table-row table:style-name="ro1">
          <table:table-cell office:value-type="string">
            <text:p>2.549550558688e-06</text:p>
          </table:table-cell>
          <table:table-cell office:value-type="string">
            <text:p>1.48315633047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9398624022e+00</text:p>
          </table:table-cell>
        </table:table-row>
        <table:table-row table:style-name="ro1">
          <table:table-cell office:value-type="string">
            <text:p>2.549616884874e-06</text:p>
          </table:table-cell>
          <table:table-cell office:value-type="string">
            <text:p>1.26427991522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17352702987e+00</text:p>
          </table:table-cell>
        </table:table-row>
        <table:table-row table:style-name="ro1">
          <table:table-cell office:value-type="string">
            <text:p>2.549700289860e-06</text:p>
          </table:table-cell>
          <table:table-cell office:value-type="string">
            <text:p>9.89043461311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36551486343e+00</text:p>
          </table:table-cell>
        </table:table-row>
        <table:table-row table:style-name="ro1">
          <table:table-cell office:value-type="string">
            <text:p>2.549766874337e-06</text:p>
          </table:table-cell>
          <table:table-cell office:value-type="string">
            <text:p>7.693146889180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4897906357e+00</text:p>
          </table:table-cell>
        </table:table-row>
        <table:table-row table:style-name="ro1">
          <table:table-cell office:value-type="string">
            <text:p>2.549799211669e-06</text:p>
          </table:table-cell>
          <table:table-cell office:value-type="string">
            <text:p>6.626014918297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64568346734e+00</text:p>
          </table:table-cell>
        </table:table-row>
        <table:table-row table:style-name="ro1">
          <table:table-cell office:value-type="string">
            <text:p>2.549833712255e-06</text:p>
          </table:table-cell>
          <table:table-cell office:value-type="string">
            <text:p>5.487495589352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73342270975e+00</text:p>
          </table:table-cell>
        </table:table-row>
        <table:table-row table:style-name="ro1">
          <table:table-cell office:value-type="string">
            <text:p>2.549859010530e-06</text:p>
          </table:table-cell>
          <table:table-cell office:value-type="string">
            <text:p>4.652652513838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1227498832e+00</text:p>
          </table:table-cell>
        </table:table-row>
        <table:table-row table:style-name="ro1">
          <table:table-cell office:value-type="string">
            <text:p>2.549886462913e-06</text:p>
          </table:table-cell>
          <table:table-cell office:value-type="string">
            <text:p>3.74672387032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57777601499e+00</text:p>
          </table:table-cell>
        </table:table-row>
        <table:table-row table:style-name="ro1">
          <table:table-cell office:value-type="string">
            <text:p>2.549912432335e-06</text:p>
          </table:table-cell>
          <table:table-cell office:value-type="string">
            <text:p>2.889732942538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72160544383e+00</text:p>
          </table:table-cell>
        </table:table-row>
        <table:table-row table:style-name="ro1">
          <table:table-cell office:value-type="string">
            <text:p>2.549943296826e-06</text:p>
          </table:table-cell>
          <table:table-cell office:value-type="string">
            <text:p>1.871204742621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722105439969e+00</text:p>
          </table:table-cell>
        </table:table-row>
        <table:table-row table:style-name="ro1">
          <table:table-cell office:value-type="string">
            <text:p>2.549971648413e-06</text:p>
          </table:table-cell>
          <table:table-cell office:value-type="string">
            <text:p>9.356023713061e-0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08497230901e+00</text:p>
          </table:table-cell>
        </table:table-row>
        <table:table-row table:style-name="ro1">
          <table:table-cell office:value-type="string">
            <text:p>2.55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45079770872e+00</text:p>
          </table:table-cell>
        </table:table-row>
        <table:table-row table:style-name="ro1">
          <table:table-cell office:value-type="string">
            <text:p>2.5500145902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00136929856e+00</text:p>
          </table:table-cell>
        </table:table-row>
        <table:table-row table:style-name="ro1">
          <table:table-cell office:value-type="string">
            <text:p>2.55003430495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89885382130e+00</text:p>
          </table:table-cell>
        </table:table-row>
        <table:table-row table:style-name="ro1">
          <table:table-cell office:value-type="string">
            <text:p>2.55005318901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40063318053e+00</text:p>
          </table:table-cell>
        </table:table-row>
        <table:table-row table:style-name="ro1">
          <table:table-cell office:value-type="string">
            <text:p>2.55007657815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916635968023e-01</text:p>
          </table:table-cell>
        </table:table-row>
        <table:table-row table:style-name="ro1">
          <table:table-cell office:value-type="string">
            <text:p>2.55010985371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297152692952e-01</text:p>
          </table:table-cell>
        </table:table-row>
        <table:table-row table:style-name="ro1">
          <table:table-cell office:value-type="string">
            <text:p>2.5501404740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631680191505e-01</text:p>
          </table:table-cell>
        </table:table-row>
        <table:table-row table:style-name="ro1">
          <table:table-cell office:value-type="string">
            <text:p>2.55018152400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72668051019e-01</text:p>
          </table:table-cell>
        </table:table-row>
        <table:table-row table:style-name="ro1">
          <table:table-cell office:value-type="string">
            <text:p>2.55022343021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2586368085e-01</text:p>
          </table:table-cell>
        </table:table-row>
        <table:table-row table:style-name="ro1">
          <table:table-cell office:value-type="string">
            <text:p>2.55027089894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235570152701e-02</text:p>
          </table:table-cell>
        </table:table-row>
        <table:table-row table:style-name="ro1">
          <table:table-cell office:value-type="string">
            <text:p>2.55032340156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871976794455e-02</text:p>
          </table:table-cell>
        </table:table-row>
        <table:table-row table:style-name="ro1">
          <table:table-cell office:value-type="string">
            <text:p>2.55038724664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35842309109e-02</text:p>
          </table:table-cell>
        </table:table-row>
        <table:table-row table:style-name="ro1">
          <table:table-cell office:value-type="string">
            <text:p>2.55046555866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478682700086e-03</text:p>
          </table:table-cell>
        </table:table-row>
        <table:table-row table:style-name="ro1">
          <table:table-cell office:value-type="string">
            <text:p>2.55056791810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77641927838e-03</text:p>
          </table:table-cell>
        </table:table-row>
        <table:table-row table:style-name="ro1">
          <table:table-cell office:value-type="string">
            <text:p>2.55070532742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113619019689e-04</text:p>
          </table:table-cell>
        </table:table-row>
        <table:table-row table:style-name="ro1">
          <table:table-cell office:value-type="string">
            <text:p>2.55090451269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9.480158460426e-06</text:p>
          </table:table-cell>
        </table:table-row>
        <table:table-row table:style-name="ro1">
          <table:table-cell office:value-type="string">
            <text:p>2.55121493812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893881923671e-06</text:p>
          </table:table-cell>
        </table:table-row>
        <table:table-row table:style-name="ro1">
          <table:table-cell office:value-type="string">
            <text:p>2.55173955556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432188644099e-06</text:p>
          </table:table-cell>
        </table:table-row>
        <table:table-row table:style-name="ro1">
          <table:table-cell office:value-type="string">
            <text:p>2.55278879044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93954483895e-06</text:p>
          </table:table-cell>
        </table:table-row>
        <table:table-row table:style-name="ro1">
          <table:table-cell office:value-type="string">
            <text:p>2.55488726021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813810697151e-06</text:p>
          </table:table-cell>
        </table:table-row>
        <table:table-row table:style-name="ro1">
          <table:table-cell office:value-type="string">
            <text:p>2.55908419973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87662986478e-06</text:p>
          </table:table-cell>
        </table:table-row>
        <table:table-row table:style-name="ro1">
          <table:table-cell office:value-type="string">
            <text:p>2.56747807878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880964822782e-06</text:p>
          </table:table-cell>
        </table:table-row>
        <table:table-row table:style-name="ro1">
          <table:table-cell office:value-type="string">
            <text:p>2.58426583689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08650812549e-06</text:p>
          </table:table-cell>
        </table:table-row>
        <table:table-row table:style-name="ro1">
          <table:table-cell office:value-type="string">
            <text:p>2.61784135309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02740523738e-06</text:p>
          </table:table-cell>
        </table:table-row>
        <table:table-row table:style-name="ro1">
          <table:table-cell office:value-type="string">
            <text:p>2.65892067654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17022813751e-06</text:p>
          </table:table-cell>
        </table:table-row>
        <table:table-row table:style-name="ro1">
          <table:table-cell office:value-type="string">
            <text:p>2.70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09930900633e-06</text:p>
          </table:table-cell>
        </table:table-row>
        <table:table-row table:style-name="ro1">
          <table:table-cell office:value-type="string">
            <text:p>2.700250000000e-06</text:p>
          </table:table-cell>
          <table:table-cell office:value-type="string">
            <text:p>8.25000000000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591705004459e-04</text:p>
          </table:table-cell>
        </table:table-row>
        <table:table-row table:style-name="ro1">
          <table:table-cell office:value-type="string">
            <text:p>2.700500095710e-06</text:p>
          </table:table-cell>
          <table:table-cell office:value-type="string">
            <text:p>1.65031584334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923758828127e-03</text:p>
          </table:table-cell>
        </table:table-row>
        <table:table-row table:style-name="ro1">
          <table:table-cell office:value-type="string">
            <text:p>2.700562583746e-06</text:p>
          </table:table-cell>
          <table:table-cell office:value-type="string">
            <text:p>1.856526362928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262408359642e-02</text:p>
          </table:table-cell>
        </table:table-row>
        <table:table-row table:style-name="ro1">
          <table:table-cell office:value-type="string">
            <text:p>2.700672154855e-06</text:p>
          </table:table-cell>
          <table:table-cell office:value-type="string">
            <text:p>2.218111022587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2.991522546348e-02</text:p>
          </table:table-cell>
        </table:table-row>
        <table:table-row table:style-name="ro1">
          <table:table-cell office:value-type="string">
            <text:p>2.700750110784e-06</text:p>
          </table:table-cell>
          <table:table-cell office:value-type="string">
            <text:p>2.475365587903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201744266701e-02</text:p>
          </table:table-cell>
        </table:table-row>
        <table:table-row table:style-name="ro1">
          <table:table-cell office:value-type="string">
            <text:p>2.700813581698e-06</text:p>
          </table:table-cell>
          <table:table-cell office:value-type="string">
            <text:p>2.684819602903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738450681591e-02</text:p>
          </table:table-cell>
        </table:table-row>
        <table:table-row table:style-name="ro1">
          <table:table-cell office:value-type="string">
            <text:p>2.700879060773e-06</text:p>
          </table:table-cell>
          <table:table-cell office:value-type="string">
            <text:p>2.90090055154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426695843374e-01</text:p>
          </table:table-cell>
        </table:table-row>
        <table:table-row table:style-name="ro1">
          <table:table-cell office:value-type="string">
            <text:p>2.700928723447e-06</text:p>
          </table:table-cell>
          <table:table-cell office:value-type="string">
            <text:p>3.06478737469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818846879663e-01</text:p>
          </table:table-cell>
        </table:table-row>
        <table:table-row table:style-name="ro1">
          <table:table-cell office:value-type="string">
            <text:p>2.700964361723e-06</text:p>
          </table:table-cell>
          <table:table-cell office:value-type="string">
            <text:p>3.182393687348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889258320060e-01</text:p>
          </table:table-cell>
        </table:table-row>
        <table:table-row table:style-name="ro1">
          <table:table-cell office:value-type="string">
            <text:p>2.701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23443427916e+00</text:p>
          </table:table-cell>
        </table:table-row>
        <table:table-row table:style-name="ro1">
          <table:table-cell office:value-type="string">
            <text:p>2.70101694204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92407171036e+00</text:p>
          </table:table-cell>
        </table:table-row>
        <table:table-row table:style-name="ro1">
          <table:table-cell office:value-type="string">
            <text:p>2.7010395854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24813312439e+00</text:p>
          </table:table-cell>
        </table:table-row>
        <table:table-row table:style-name="ro1">
          <table:table-cell office:value-type="string">
            <text:p>2.70106105738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58560013011e+00</text:p>
          </table:table-cell>
        </table:table-row>
        <table:table-row table:style-name="ro1">
          <table:table-cell office:value-type="string">
            <text:p>2.70109337507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08295126769e+00</text:p>
          </table:table-cell>
        </table:table-row>
        <table:table-row table:style-name="ro1">
          <table:table-cell office:value-type="string">
            <text:p>2.70112648537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612684978105e+00</text:p>
          </table:table-cell>
        </table:table-row>
        <table:table-row table:style-name="ro1">
          <table:table-cell office:value-type="string">
            <text:p>2.70115765788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828923491466e+00</text:p>
          </table:table-cell>
        </table:table-row>
        <table:table-row table:style-name="ro1">
          <table:table-cell office:value-type="string">
            <text:p>2.70119478001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06322231038e+00</text:p>
          </table:table-cell>
        </table:table-row>
        <table:table-row table:style-name="ro1">
          <table:table-cell office:value-type="string">
            <text:p>2.70123937306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36126603418e+00</text:p>
          </table:table-cell>
        </table:table-row>
        <table:table-row table:style-name="ro1">
          <table:table-cell office:value-type="string">
            <text:p>2.70128680026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11698931090e+00</text:p>
          </table:table-cell>
        </table:table-row>
        <table:table-row table:style-name="ro1">
          <table:table-cell office:value-type="string">
            <text:p>2.70133678266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52982416190e+00</text:p>
          </table:table-cell>
        </table:table-row>
        <table:table-row table:style-name="ro1">
          <table:table-cell office:value-type="string">
            <text:p>2.70139347222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75960293019e+00</text:p>
          </table:table-cell>
        </table:table-row>
        <table:table-row table:style-name="ro1">
          <table:table-cell office:value-type="string">
            <text:p>2.70146211253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88321253302e+00</text:p>
          </table:table-cell>
        </table:table-row>
        <table:table-row table:style-name="ro1">
          <table:table-cell office:value-type="string">
            <text:p>2.70154982155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4377052753e+00</text:p>
          </table:table-cell>
        </table:table-row>
        <table:table-row table:style-name="ro1">
          <table:table-cell office:value-type="string">
            <text:p>2.70166723687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6996541691e+00</text:p>
          </table:table-cell>
        </table:table-row>
        <table:table-row table:style-name="ro1">
          <table:table-cell office:value-type="string">
            <text:p>2.70183459715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113585730e+00</text:p>
          </table:table-cell>
        </table:table-row>
        <table:table-row table:style-name="ro1">
          <table:table-cell office:value-type="string">
            <text:p>2.70209565004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743875262e+00</text:p>
          </table:table-cell>
        </table:table-row>
        <table:table-row table:style-name="ro1">
          <table:table-cell office:value-type="string">
            <text:p>2.70256023247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228914222e+00</text:p>
          </table:table-cell>
        </table:table-row>
        <table:table-row table:style-name="ro1">
          <table:table-cell office:value-type="string">
            <text:p>2.70328383570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525664983e+00</text:p>
          </table:table-cell>
        </table:table-row>
        <table:table-row table:style-name="ro1">
          <table:table-cell office:value-type="string">
            <text:p>2.70427608662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691968709e+00</text:p>
          </table:table-cell>
        </table:table-row>
        <table:table-row table:style-name="ro1">
          <table:table-cell office:value-type="string">
            <text:p>2.70568275552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795128507e+00</text:p>
          </table:table-cell>
        </table:table-row>
        <table:table-row table:style-name="ro1">
          <table:table-cell office:value-type="string">
            <text:p>2.70776285496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865987235e+00</text:p>
          </table:table-cell>
        </table:table-row>
        <table:table-row table:style-name="ro1">
          <table:table-cell office:value-type="string">
            <text:p>2.71090080345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12192799e+00</text:p>
          </table:table-cell>
        </table:table-row>
        <table:table-row table:style-name="ro1">
          <table:table-cell office:value-type="string">
            <text:p>2.71553596469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42891088e+00</text:p>
          </table:table-cell>
        </table:table-row>
        <table:table-row table:style-name="ro1">
          <table:table-cell office:value-type="string">
            <text:p>2.72235550484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61860188e+00</text:p>
          </table:table-cell>
        </table:table-row>
        <table:table-row table:style-name="ro1">
          <table:table-cell office:value-type="string">
            <text:p>2.73249149199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75297931e+00</text:p>
          </table:table-cell>
        </table:table-row>
        <table:table-row table:style-name="ro1">
          <table:table-cell office:value-type="string">
            <text:p>2.74074574599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79589851e+00</text:p>
          </table:table-cell>
        </table:table-row>
        <table:table-row table:style-name="ro1">
          <table:table-cell office:value-type="string">
            <text:p>2.749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4314313e+00</text:p>
          </table:table-cell>
        </table:table-row>
        <table:table-row table:style-name="ro1">
          <table:table-cell office:value-type="string">
            <text:p>2.749181903566e-06</text:p>
          </table:table-cell>
          <table:table-cell office:value-type="string">
            <text:p>3.300000000000e+00</text:p>
          </table:table-cell>
          <table:table-cell office:value-type="string">
            <text:p>2.699718231889e+00</text:p>
          </table:table-cell>
          <table:table-cell office:value-type="string">
            <text:p>0.000000000000e+00</text:p>
          </table:table-cell>
          <table:table-cell office:value-type="string">
            <text:p>3.299734048984e+00</text:p>
          </table:table-cell>
        </table:table-row>
        <table:table-row table:style-name="ro1">
          <table:table-cell office:value-type="string">
            <text:p>2.749384224347e-06</text:p>
          </table:table-cell>
          <table:table-cell office:value-type="string">
            <text:p>3.300000000000e+00</text:p>
          </table:table-cell>
          <table:table-cell office:value-type="string">
            <text:p>2.032059655148e+00</text:p>
          </table:table-cell>
          <table:table-cell office:value-type="string">
            <text:p>0.000000000000e+00</text:p>
          </table:table-cell>
          <table:table-cell office:value-type="string">
            <text:p>3.299671625786e+00</text:p>
          </table:table-cell>
        </table:table-row>
        <table:table-row table:style-name="ro1">
          <table:table-cell office:value-type="string">
            <text:p>2.749692112173e-06</text:p>
          </table:table-cell>
          <table:table-cell office:value-type="string">
            <text:p>3.300000000000e+00</text:p>
          </table:table-cell>
          <table:table-cell office:value-type="string">
            <text:p>1.016029827573e+00</text:p>
          </table:table-cell>
          <table:table-cell office:value-type="string">
            <text:p>0.000000000000e+00</text:p>
          </table:table-cell>
          <table:table-cell office:value-type="string">
            <text:p>3.300152121151e+00</text:p>
          </table:table-cell>
        </table:table-row>
        <table:table-row table:style-name="ro1">
          <table:table-cell office:value-type="string">
            <text:p>2.75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77030570e+00</text:p>
          </table:table-cell>
        </table:table-row>
        <table:table-row table:style-name="ro1">
          <table:table-cell office:value-type="string">
            <text:p>2.75003585711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430072731e+00</text:p>
          </table:table-cell>
        </table:table-row>
        <table:table-row table:style-name="ro1">
          <table:table-cell office:value-type="string">
            <text:p>2.75010438435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532593433e+00</text:p>
          </table:table-cell>
        </table:table-row>
        <table:table-row table:style-name="ro1">
          <table:table-cell office:value-type="string">
            <text:p>2.75017517129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184238481e+00</text:p>
          </table:table-cell>
        </table:table-row>
        <table:table-row table:style-name="ro1">
          <table:table-cell office:value-type="string">
            <text:p>2.75031674517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2949273e+00</text:p>
          </table:table-cell>
        </table:table-row>
        <table:table-row table:style-name="ro1">
          <table:table-cell office:value-type="string">
            <text:p>2.7504692057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9541552e+00</text:p>
          </table:table-cell>
        </table:table-row>
        <table:table-row table:style-name="ro1">
          <table:table-cell office:value-type="string">
            <text:p>2.75077412674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7115328e+00</text:p>
          </table:table-cell>
        </table:table-row>
        <table:table-row table:style-name="ro1">
          <table:table-cell office:value-type="string">
            <text:p>2.75138396884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2029999e+00</text:p>
          </table:table-cell>
        </table:table-row>
        <table:table-row table:style-name="ro1">
          <table:table-cell office:value-type="string">
            <text:p>2.75260365302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6926457e+00</text:p>
          </table:table-cell>
        </table:table-row>
        <table:table-row table:style-name="ro1">
          <table:table-cell office:value-type="string">
            <text:p>2.75504302140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3511947e+00</text:p>
          </table:table-cell>
        </table:table-row>
        <table:table-row table:style-name="ro1">
          <table:table-cell office:value-type="string">
            <text:p>2.75992175815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8744757e+00</text:p>
          </table:table-cell>
        </table:table-row>
        <table:table-row table:style-name="ro1">
          <table:table-cell office:value-type="string">
            <text:p>2.76967923165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6824761e+00</text:p>
          </table:table-cell>
        </table:table-row>
        <table:table-row table:style-name="ro1">
          <table:table-cell office:value-type="string">
            <text:p>2.78483961582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2797254e+00</text:p>
          </table:table-cell>
        </table:table-row>
        <table:table-row table:style-name="ro1">
          <table:table-cell office:value-type="string">
            <text:p>2.80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0440920e+00</text:p>
          </table:table-cell>
        </table:table-row>
        <table:table-row table:style-name="ro1">
          <table:table-cell office:value-type="string">
            <text:p>2.80025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250000000004e-01</text:p>
          </table:table-cell>
          <table:table-cell office:value-type="string">
            <text:p>3.300195208239e+00</text:p>
          </table:table-cell>
        </table:table-row>
        <table:table-row table:style-name="ro1">
          <table:table-cell office:value-type="string">
            <text:p>2.80031252394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31329014883e+00</text:p>
          </table:table-cell>
          <table:table-cell office:value-type="string">
            <text:p>3.300158680989e+00</text:p>
          </table:table-cell>
        </table:table-row>
        <table:table-row table:style-name="ro1">
          <table:table-cell office:value-type="string">
            <text:p>2.80035598149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74738916410e+00</text:p>
          </table:table-cell>
          <table:table-cell office:value-type="string">
            <text:p>3.300035375585e+00</text:p>
          </table:table-cell>
        </table:table-row>
        <table:table-row table:style-name="ro1">
          <table:table-cell office:value-type="string">
            <text:p>2.80041665906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74974919364e+00</text:p>
          </table:table-cell>
          <table:table-cell office:value-type="string">
            <text:p>3.299835019555e+00</text:p>
          </table:table-cell>
        </table:table-row>
        <table:table-row table:style-name="ro1">
          <table:table-cell office:value-type="string">
            <text:p>2.80046115403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521808324667e+00</text:p>
          </table:table-cell>
          <table:table-cell office:value-type="string">
            <text:p>3.299692230074e+00</text:p>
          </table:table-cell>
        </table:table-row>
        <table:table-row table:style-name="ro1">
          <table:table-cell office:value-type="string">
            <text:p>2.80052887358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45282812709e+00</text:p>
          </table:table-cell>
          <table:table-cell office:value-type="string">
            <text:p>3.299449223894e+00</text:p>
          </table:table-cell>
        </table:table-row>
        <table:table-row table:style-name="ro1">
          <table:table-cell office:value-type="string">
            <text:p>2.80054241064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89955115947e+00</text:p>
          </table:table-cell>
          <table:table-cell office:value-type="string">
            <text:p>3.299384476906e+00</text:p>
          </table:table-cell>
        </table:table-row>
        <table:table-row table:style-name="ro1">
          <table:table-cell office:value-type="string">
            <text:p>2.80056948476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79299722423e+00</text:p>
          </table:table-cell>
          <table:table-cell office:value-type="string">
            <text:p>3.299222594128e+00</text:p>
          </table:table-cell>
        </table:table-row>
        <table:table-row table:style-name="ro1">
          <table:table-cell office:value-type="string">
            <text:p>2.80059206879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53827024251e+00</text:p>
          </table:table-cell>
          <table:table-cell office:value-type="string">
            <text:p>3.299059149399e+00</text:p>
          </table:table-cell>
        </table:table-row>
        <table:table-row table:style-name="ro1">
          <table:table-cell office:value-type="string">
            <text:p>2.80061910471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43045546779e+00</text:p>
          </table:table-cell>
          <table:table-cell office:value-type="string">
            <text:p>3.298758616047e+00</text:p>
          </table:table-cell>
        </table:table-row>
        <table:table-row table:style-name="ro1">
          <table:table-cell office:value-type="string">
            <text:p>2.80064767046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37312526484e+00</text:p>
          </table:table-cell>
          <table:table-cell office:value-type="string">
            <text:p>3.298666556300e+00</text:p>
          </table:table-cell>
        </table:table-row>
        <table:table-row table:style-name="ro1">
          <table:table-cell office:value-type="string">
            <text:p>2.80068090879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46999025492e+00</text:p>
          </table:table-cell>
          <table:table-cell office:value-type="string">
            <text:p>3.299785131946e+00</text:p>
          </table:table-cell>
        </table:table-row>
        <table:table-row table:style-name="ro1">
          <table:table-cell office:value-type="string">
            <text:p>2.80072188535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82221664173e+00</text:p>
          </table:table-cell>
          <table:table-cell office:value-type="string">
            <text:p>3.303365213067e+00</text:p>
          </table:table-cell>
        </table:table-row>
        <table:table-row table:style-name="ro1">
          <table:table-cell office:value-type="string">
            <text:p>2.80077986701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73561154056e+00</text:p>
          </table:table-cell>
          <table:table-cell office:value-type="string">
            <text:p>3.313306355355e+00</text:p>
          </table:table-cell>
        </table:table-row>
        <table:table-row table:style-name="ro1">
          <table:table-cell office:value-type="string">
            <text:p>2.80083119147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742931868138e+00</text:p>
          </table:table-cell>
          <table:table-cell office:value-type="string">
            <text:p>3.329874064871e+00</text:p>
          </table:table-cell>
        </table:table-row>
        <table:table-row table:style-name="ro1">
          <table:table-cell office:value-type="string">
            <text:p>2.80086801422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864446945589e+00</text:p>
          </table:table-cell>
          <table:table-cell office:value-type="string">
            <text:p>3.344890666235e+00</text:p>
          </table:table-cell>
        </table:table-row>
        <table:table-row table:style-name="ro1">
          <table:table-cell office:value-type="string">
            <text:p>2.80090100422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973313947248e+00</text:p>
          </table:table-cell>
          <table:table-cell office:value-type="string">
            <text:p>3.356916945186e+00</text:p>
          </table:table-cell>
        </table:table-row>
        <table:table-row table:style-name="ro1">
          <table:table-cell office:value-type="string">
            <text:p>2.80093938567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99972732140e+00</text:p>
          </table:table-cell>
          <table:table-cell office:value-type="string">
            <text:p>3.369450474148e+00</text:p>
          </table:table-cell>
        </table:table-row>
        <table:table-row table:style-name="ro1">
          <table:table-cell office:value-type="string">
            <text:p>2.80096753889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92878340942e+00</text:p>
          </table:table-cell>
          <table:table-cell office:value-type="string">
            <text:p>3.378825710788e+00</text:p>
          </table:table-cell>
        </table:table-row>
        <table:table-row table:style-name="ro1">
          <table:table-cell office:value-type="string">
            <text:p>2.80098376944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46439170471e+00</text:p>
          </table:table-cell>
          <table:table-cell office:value-type="string">
            <text:p>3.387241028230e+00</text:p>
          </table:table-cell>
        </table:table-row>
        <table:table-row table:style-name="ro1">
          <table:table-cell office:value-type="string">
            <text:p>2.801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388024603401e+00</text:p>
          </table:table-cell>
        </table:table-row>
        <table:table-row table:style-name="ro1">
          <table:table-cell office:value-type="string">
            <text:p>2.80101192312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368686635157e+00</text:p>
          </table:table-cell>
        </table:table-row>
        <table:table-row table:style-name="ro1">
          <table:table-cell office:value-type="string">
            <text:p>2.80102654716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332187163970e+00</text:p>
          </table:table-cell>
        </table:table-row>
        <table:table-row table:style-name="ro1">
          <table:table-cell office:value-type="string">
            <text:p>2.80104099260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270103670507e+00</text:p>
          </table:table-cell>
        </table:table-row>
        <table:table-row table:style-name="ro1">
          <table:table-cell office:value-type="string">
            <text:p>2.80106366114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102416716667e+00</text:p>
          </table:table-cell>
        </table:table-row>
        <table:table-row table:style-name="ro1">
          <table:table-cell office:value-type="string">
            <text:p>2.80109073769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794010444378e+00</text:p>
          </table:table-cell>
        </table:table-row>
        <table:table-row table:style-name="ro1">
          <table:table-cell office:value-type="string">
            <text:p>2.80112016534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364781962893e+00</text:p>
          </table:table-cell>
        </table:table-row>
        <table:table-row table:style-name="ro1">
          <table:table-cell office:value-type="string">
            <text:p>2.80115037944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66356913936e+00</text:p>
          </table:table-cell>
        </table:table-row>
        <table:table-row table:style-name="ro1">
          <table:table-cell office:value-type="string">
            <text:p>2.80118117536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58217527556e+00</text:p>
          </table:table-cell>
        </table:table-row>
        <table:table-row table:style-name="ro1">
          <table:table-cell office:value-type="string">
            <text:p>2.80120976304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773267254909e-01</text:p>
          </table:table-cell>
        </table:table-row>
        <table:table-row table:style-name="ro1">
          <table:table-cell office:value-type="string">
            <text:p>2.80123375960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365215269398e-01</text:p>
          </table:table-cell>
        </table:table-row>
        <table:table-row table:style-name="ro1">
          <table:table-cell office:value-type="string">
            <text:p>2.80127614118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68313105007e-01</text:p>
          </table:table-cell>
        </table:table-row>
        <table:table-row table:style-name="ro1">
          <table:table-cell office:value-type="string">
            <text:p>2.80130648952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00181351776e-01</text:p>
          </table:table-cell>
        </table:table-row>
        <table:table-row table:style-name="ro1">
          <table:table-cell office:value-type="string">
            <text:p>2.80135044450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28947304134e-01</text:p>
          </table:table-cell>
        </table:table-row>
        <table:table-row table:style-name="ro1">
          <table:table-cell office:value-type="string">
            <text:p>2.80139193467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39642273783e-01</text:p>
          </table:table-cell>
        </table:table-row>
        <table:table-row table:style-name="ro1">
          <table:table-cell office:value-type="string">
            <text:p>2.80144262187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625215128509e-02</text:p>
          </table:table-cell>
        </table:table-row>
        <table:table-row table:style-name="ro1">
          <table:table-cell office:value-type="string">
            <text:p>2.80149807913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935921724735e-02</text:p>
          </table:table-cell>
        </table:table-row>
        <table:table-row table:style-name="ro1">
          <table:table-cell office:value-type="string">
            <text:p>2.80156836281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02579058333e-02</text:p>
          </table:table-cell>
        </table:table-row>
        <table:table-row table:style-name="ro1">
          <table:table-cell office:value-type="string">
            <text:p>2.80165436095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936863869046e-03</text:p>
          </table:table-cell>
        </table:table-row>
        <table:table-row table:style-name="ro1">
          <table:table-cell office:value-type="string">
            <text:p>2.80177026357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281244519257e-03</text:p>
          </table:table-cell>
        </table:table-row>
        <table:table-row table:style-name="ro1">
          <table:table-cell office:value-type="string">
            <text:p>2.80192775476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12239287688e-04</text:p>
          </table:table-cell>
        </table:table-row>
        <table:table-row table:style-name="ro1">
          <table:table-cell office:value-type="string">
            <text:p>2.80216588216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204416712817e-05</text:p>
          </table:table-cell>
        </table:table-row>
        <table:table-row table:style-name="ro1">
          <table:table-cell office:value-type="string">
            <text:p>2.80254670054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45298086562e-05</text:p>
          </table:table-cell>
        </table:table-row>
        <table:table-row table:style-name="ro1">
          <table:table-cell office:value-type="string">
            <text:p>2.80323500461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330533626384e-06</text:p>
          </table:table-cell>
        </table:table-row>
        <table:table-row table:style-name="ro1">
          <table:table-cell office:value-type="string">
            <text:p>2.80417125016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626495298329e-06</text:p>
          </table:table-cell>
        </table:table-row>
        <table:table-row table:style-name="ro1">
          <table:table-cell office:value-type="string">
            <text:p>2.80550248072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696118735604e-06</text:p>
          </table:table-cell>
        </table:table-row>
        <table:table-row table:style-name="ro1">
          <table:table-cell office:value-type="string">
            <text:p>2.80742148344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181867458477e-06</text:p>
          </table:table-cell>
        </table:table-row>
        <table:table-row table:style-name="ro1">
          <table:table-cell office:value-type="string">
            <text:p>2.81032029777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619586736921e-06</text:p>
          </table:table-cell>
        </table:table-row>
        <table:table-row table:style-name="ro1">
          <table:table-cell office:value-type="string">
            <text:p>2.81464700138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786335441946e-06</text:p>
          </table:table-cell>
        </table:table-row>
        <table:table-row table:style-name="ro1">
          <table:table-cell office:value-type="string">
            <text:p>2.82101243836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548107161899e-06</text:p>
          </table:table-cell>
        </table:table-row>
        <table:table-row table:style-name="ro1">
          <table:table-cell office:value-type="string">
            <text:p>2.83042969380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661580039646e-06</text:p>
          </table:table-cell>
        </table:table-row>
        <table:table-row table:style-name="ro1">
          <table:table-cell office:value-type="string">
            <text:p>2.83971484690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488355099704e-06</text:p>
          </table:table-cell>
        </table:table-row>
        <table:table-row table:style-name="ro1">
          <table:table-cell office:value-type="string">
            <text:p>2.849000000000e-06</text:p>
          </table:table-cell>
          <table:table-cell office:value-type="string">
            <text:p>3.299999999999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87752011769e-06</text:p>
          </table:table-cell>
        </table:table-row>
        <table:table-row table:style-name="ro1">
          <table:table-cell office:value-type="string">
            <text:p>2.849191767888e-06</text:p>
          </table:table-cell>
          <table:table-cell office:value-type="string">
            <text:p>2.667165968785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850429604594e-04</text:p>
          </table:table-cell>
        </table:table-row>
        <table:table-row table:style-name="ro1">
          <table:table-cell office:value-type="string">
            <text:p>2.849401338448e-06</text:p>
          </table:table-cell>
          <table:table-cell office:value-type="string">
            <text:p>1.975583120301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051571469185e-04</text:p>
          </table:table-cell>
        </table:table-row>
        <table:table-row table:style-name="ro1">
          <table:table-cell office:value-type="string">
            <text:p>2.849700669224e-06</text:p>
          </table:table-cell>
          <table:table-cell office:value-type="string">
            <text:p>9.877915601508e-01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43069432651e-04</text:p>
          </table:table-cell>
        </table:table-row>
        <table:table-row table:style-name="ro1">
          <table:table-cell office:value-type="string">
            <text:p>2.85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58485091136e-04</text:p>
          </table:table-cell>
        </table:table-row>
        <table:table-row table:style-name="ro1">
          <table:table-cell office:value-type="string">
            <text:p>2.85004986640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788154662829e-04</text:p>
          </table:table-cell>
        </table:table-row>
        <table:table-row table:style-name="ro1">
          <table:table-cell office:value-type="string">
            <text:p>2.85013262494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843815770097e-04</text:p>
          </table:table-cell>
        </table:table-row>
        <table:table-row table:style-name="ro1">
          <table:table-cell office:value-type="string">
            <text:p>2.85020489910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505272929542e-04</text:p>
          </table:table-cell>
        </table:table-row>
        <table:table-row table:style-name="ro1">
          <table:table-cell office:value-type="string">
            <text:p>2.85034944740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214740342049e-06</text:p>
          </table:table-cell>
        </table:table-row>
        <table:table-row table:style-name="ro1">
          <table:table-cell office:value-type="string">
            <text:p>2.85051963952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478298495753e-06</text:p>
          </table:table-cell>
        </table:table-row>
        <table:table-row table:style-name="ro1">
          <table:table-cell office:value-type="string">
            <text:p>2.85086002376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101969066051e-06</text:p>
          </table:table-cell>
        </table:table-row>
        <table:table-row table:style-name="ro1">
          <table:table-cell office:value-type="string">
            <text:p>2.85154079224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709617481754e-06</text:p>
          </table:table-cell>
        </table:table-row>
        <table:table-row table:style-name="ro1">
          <table:table-cell office:value-type="string">
            <text:p>2.85290232919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335073864262e-06</text:p>
          </table:table-cell>
        </table:table-row>
        <table:table-row table:style-name="ro1">
          <table:table-cell office:value-type="string">
            <text:p>2.85562540310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568972346395e-06</text:p>
          </table:table-cell>
        </table:table-row>
        <table:table-row table:style-name="ro1">
          <table:table-cell office:value-type="string">
            <text:p>2.86107155093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415020711061e-06</text:p>
          </table:table-cell>
        </table:table-row>
        <table:table-row table:style-name="ro1">
          <table:table-cell office:value-type="string">
            <text:p>2.87196384657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586502706850e-06</text:p>
          </table:table-cell>
        </table:table-row>
        <table:table-row table:style-name="ro1">
          <table:table-cell office:value-type="string">
            <text:p>2.89374843786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485333003255e-06</text:p>
          </table:table-cell>
        </table:table-row>
        <table:table-row table:style-name="ro1">
          <table:table-cell office:value-type="string">
            <text:p>2.93731762044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643002898709e-06</text:p>
          </table:table-cell>
        </table:table-row>
        <table:table-row table:style-name="ro1">
          <table:table-cell office:value-type="string">
            <text:p>3.00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539279117513e-06</text:p>
          </table:table-cell>
        </table:table-row>
        <table:table-row table:style-name="ro1">
          <table:table-cell office:value-type="string">
            <text:p>3.000250000000e-06</text:p>
          </table:table-cell>
          <table:table-cell table:number-columns-repeated="2" office:value-type="string">
            <text:p>8.249999999990e-01</text:p>
          </table:table-cell>
          <table:table-cell office:value-type="string">
            <text:p>3.300000000000e+00</text:p>
          </table:table-cell>
          <table:table-cell office:value-type="string">
            <text:p>1.587473463820e-03</text:p>
          </table:table-cell>
        </table:table-row>
        <table:table-row table:style-name="ro1">
          <table:table-cell office:value-type="string">
            <text:p>3.000500095776e-06</text:p>
          </table:table-cell>
          <table:table-cell table:number-columns-repeated="2" office:value-type="string">
            <text:p>1.650316059533e+00</text:p>
          </table:table-cell>
          <table:table-cell office:value-type="string">
            <text:p>3.300000000000e+00</text:p>
          </table:table-cell>
          <table:table-cell office:value-type="string">
            <text:p>-1.575484965743e-02</text:p>
          </table:table-cell>
        </table:table-row>
        <table:table-row table:style-name="ro1">
          <table:table-cell office:value-type="string">
            <text:p>3.000562583804e-06</text:p>
          </table:table-cell>
          <table:table-cell table:number-columns-repeated="2" office:value-type="string">
            <text:p>1.856526552091e+00</text:p>
          </table:table-cell>
          <table:table-cell office:value-type="string">
            <text:p>3.300000000000e+00</text:p>
          </table:table-cell>
          <table:table-cell office:value-type="string">
            <text:p>-2.894202178504e-02</text:p>
          </table:table-cell>
        </table:table-row>
        <table:table-row table:style-name="ro1">
          <table:table-cell office:value-type="string">
            <text:p>3.000671720889e-06</text:p>
          </table:table-cell>
          <table:table-cell table:number-columns-repeated="2" office:value-type="string">
            <text:p>2.216678934749e+00</text:p>
          </table:table-cell>
          <table:table-cell office:value-type="string">
            <text:p>3.300000000000e+00</text:p>
          </table:table-cell>
          <table:table-cell office:value-type="string">
            <text:p>-6.583893816155e-02</text:p>
          </table:table-cell>
        </table:table-row>
        <table:table-row table:style-name="ro1">
          <table:table-cell office:value-type="string">
            <text:p>3.000749559996e-06</text:p>
          </table:table-cell>
          <table:table-cell table:number-columns-repeated="2" office:value-type="string">
            <text:p>2.473547988206e+00</text:p>
          </table:table-cell>
          <table:table-cell office:value-type="string">
            <text:p>3.300000000000e+00</text:p>
          </table:table-cell>
          <table:table-cell office:value-type="string">
            <text:p>-5.967378566893e-02</text:p>
          </table:table-cell>
        </table:table-row>
        <table:table-row table:style-name="ro1">
          <table:table-cell office:value-type="string">
            <text:p>3.000805419369e-06</text:p>
          </table:table-cell>
          <table:table-cell table:number-columns-repeated="2" office:value-type="string">
            <text:p>2.657883917334e+00</text:p>
          </table:table-cell>
          <table:table-cell office:value-type="string">
            <text:p>3.300000000000e+00</text:p>
          </table:table-cell>
          <table:table-cell office:value-type="string">
            <text:p>2.365319268628e-02</text:p>
          </table:table-cell>
        </table:table-row>
        <table:table-row table:style-name="ro1">
          <table:table-cell office:value-type="string">
            <text:p>3.000846361049e-06</text:p>
          </table:table-cell>
          <table:table-cell table:number-columns-repeated="2" office:value-type="string">
            <text:p>2.792991462843e+00</text:p>
          </table:table-cell>
          <table:table-cell office:value-type="string">
            <text:p>3.300000000000e+00</text:p>
          </table:table-cell>
          <table:table-cell office:value-type="string">
            <text:p>1.860573570933e-01</text:p>
          </table:table-cell>
        </table:table-row>
        <table:table-row table:style-name="ro1">
          <table:table-cell office:value-type="string">
            <text:p>3.000892172571e-06</text:p>
          </table:table-cell>
          <table:table-cell table:number-columns-repeated="2" office:value-type="string">
            <text:p>2.944169485083e+00</text:p>
          </table:table-cell>
          <table:table-cell office:value-type="string">
            <text:p>3.300000000000e+00</text:p>
          </table:table-cell>
          <table:table-cell office:value-type="string">
            <text:p>5.835026144771e-01</text:p>
          </table:table-cell>
        </table:table-row>
        <table:table-row table:style-name="ro1">
          <table:table-cell office:value-type="string">
            <text:p>3.000926661747e-06</text:p>
          </table:table-cell>
          <table:table-cell table:number-columns-repeated="2" office:value-type="string">
            <text:p>3.057983764029e+00</text:p>
          </table:table-cell>
          <table:table-cell office:value-type="string">
            <text:p>3.300000000000e+00</text:p>
          </table:table-cell>
          <table:table-cell office:value-type="string">
            <text:p>1.009940925136e+00</text:p>
          </table:table-cell>
        </table:table-row>
        <table:table-row table:style-name="ro1">
          <table:table-cell office:value-type="string">
            <text:p>3.000963330873e-06</text:p>
          </table:table-cell>
          <table:table-cell table:number-columns-repeated="2" office:value-type="string">
            <text:p>3.178991882015e+00</text:p>
          </table:table-cell>
          <table:table-cell office:value-type="string">
            <text:p>3.300000000000e+00</text:p>
          </table:table-cell>
          <table:table-cell office:value-type="string">
            <text:p>1.518986744822e+00</text:p>
          </table:table-cell>
        </table:table-row>
        <table:table-row table:style-name="ro1">
          <table:table-cell office:value-type="string">
            <text:p>3.000981665437e-06</text:p>
          </table:table-cell>
          <table:table-cell table:number-columns-repeated="2" office:value-type="string">
            <text:p>3.239495941007e+00</text:p>
          </table:table-cell>
          <table:table-cell office:value-type="string">
            <text:p>3.300000000000e+00</text:p>
          </table:table-cell>
          <table:table-cell office:value-type="string">
            <text:p>1.781358020696e+00</text:p>
          </table:table-cell>
        </table:table-row>
        <table:table-row table:style-name="ro1">
          <table:table-cell office:value-type="string">
            <text:p>3.001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036885525536e+00</text:p>
          </table:table-cell>
        </table:table-row>
        <table:table-row table:style-name="ro1">
          <table:table-cell office:value-type="string">
            <text:p>3.00101345638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207124014007e+00</text:p>
          </table:table-cell>
        </table:table-row>
        <table:table-row table:style-name="ro1">
          <table:table-cell office:value-type="string">
            <text:p>3.00102931506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392294220730e+00</text:p>
          </table:table-cell>
        </table:table-row>
        <table:table-row table:style-name="ro1">
          <table:table-cell office:value-type="string">
            <text:p>3.00104490822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550213580270e+00</text:p>
          </table:table-cell>
        </table:table-row>
        <table:table-row table:style-name="ro1">
          <table:table-cell office:value-type="string">
            <text:p>3.00107342875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780642062305e+00</text:p>
          </table:table-cell>
        </table:table-row>
        <table:table-row table:style-name="ro1">
          <table:table-cell office:value-type="string">
            <text:p>3.00112511794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046029904213e+00</text:p>
          </table:table-cell>
        </table:table-row>
        <table:table-row table:style-name="ro1">
          <table:table-cell office:value-type="string">
            <text:p>3.00116847254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62735518493e+00</text:p>
          </table:table-cell>
        </table:table-row>
        <table:table-row table:style-name="ro1">
          <table:table-cell office:value-type="string">
            <text:p>3.00121371648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28122328735e+00</text:p>
          </table:table-cell>
        </table:table-row>
        <table:table-row table:style-name="ro1">
          <table:table-cell office:value-type="string">
            <text:p>3.00126007956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62623636048e+00</text:p>
          </table:table-cell>
        </table:table-row>
        <table:table-row table:style-name="ro1">
          <table:table-cell office:value-type="string">
            <text:p>3.00131587277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2879445190e+00</text:p>
          </table:table-cell>
        </table:table-row>
        <table:table-row table:style-name="ro1">
          <table:table-cell office:value-type="string">
            <text:p>3.00138358070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3256544813e+00</text:p>
          </table:table-cell>
        </table:table-row>
        <table:table-row table:style-name="ro1">
          <table:table-cell office:value-type="string">
            <text:p>3.00147196670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7984447927e+00</text:p>
          </table:table-cell>
        </table:table-row>
        <table:table-row table:style-name="ro1">
          <table:table-cell office:value-type="string">
            <text:p>3.00159017594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605924098e+00</text:p>
          </table:table-cell>
        </table:table-row>
        <table:table-row table:style-name="ro1">
          <table:table-cell office:value-type="string">
            <text:p>3.00176199535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86048023e+00</text:p>
          </table:table-cell>
        </table:table-row>
        <table:table-row table:style-name="ro1">
          <table:table-cell office:value-type="string">
            <text:p>3.00202012401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6160719e+00</text:p>
          </table:table-cell>
        </table:table-row>
        <table:table-row table:style-name="ro1">
          <table:table-cell office:value-type="string">
            <text:p>3.00242232760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190771e+00</text:p>
          </table:table-cell>
        </table:table-row>
        <table:table-row table:style-name="ro1">
          <table:table-cell office:value-type="string">
            <text:p>3.00318687855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373647e+00</text:p>
          </table:table-cell>
        </table:table-row>
        <table:table-row table:style-name="ro1">
          <table:table-cell office:value-type="string">
            <text:p>3.00471598044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02962e+00</text:p>
          </table:table-cell>
        </table:table-row>
        <table:table-row table:style-name="ro1">
          <table:table-cell office:value-type="string">
            <text:p>3.00777418423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91265e+00</text:p>
          </table:table-cell>
        </table:table-row>
        <table:table-row table:style-name="ro1">
          <table:table-cell office:value-type="string">
            <text:p>3.01389059180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75187e+00</text:p>
          </table:table-cell>
        </table:table-row>
        <table:table-row table:style-name="ro1">
          <table:table-cell office:value-type="string">
            <text:p>3.02612340695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58201e+00</text:p>
          </table:table-cell>
        </table:table-row>
        <table:table-row table:style-name="ro1">
          <table:table-cell office:value-type="string">
            <text:p>3.05058903725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0380e+00</text:p>
          </table:table-cell>
        </table:table-row>
        <table:table-row table:style-name="ro1">
          <table:table-cell office:value-type="string">
            <text:p>3.09952029785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50313e+00</text:p>
          </table:table-cell>
        </table:table-row>
        <table:table-row table:style-name="ro1">
          <table:table-cell office:value-type="string">
            <text:p>3.149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5092e+00</text:p>
          </table:table-cell>
        </table:table-row>
        <table:table-row table:style-name="ro1">
          <table:table-cell office:value-type="string">
            <text:p>3.149250000000e-06</text:p>
          </table:table-cell>
          <table:table-cell office:value-type="string">
            <text:p>2.475000000000e+00</text:p>
          </table:table-cell>
          <table:table-cell office:value-type="string">
            <text:p>3.300000000000e+00</text:p>
          </table:table-cell>
          <table:table-cell office:value-type="string">
            <text:p>2.475000000000e+00</text:p>
          </table:table-cell>
          <table:table-cell office:value-type="string">
            <text:p>3.299397308464e+00</text:p>
          </table:table-cell>
        </table:table-row>
        <table:table-row table:style-name="ro1">
          <table:table-cell office:value-type="string">
            <text:p>3.149500095776e-06</text:p>
          </table:table-cell>
          <table:table-cell office:value-type="string">
            <text:p>1.649683940466e+00</text:p>
          </table:table-cell>
          <table:table-cell office:value-type="string">
            <text:p>3.300000000000e+00</text:p>
          </table:table-cell>
          <table:table-cell office:value-type="string">
            <text:p>1.649683940466e+00</text:p>
          </table:table-cell>
          <table:table-cell office:value-type="string">
            <text:p>3.306463387757e+00</text:p>
          </table:table-cell>
        </table:table-row>
        <table:table-row table:style-name="ro1">
          <table:table-cell office:value-type="string">
            <text:p>3.149576567352e-06</text:p>
          </table:table-cell>
          <table:table-cell office:value-type="string">
            <text:p>1.397327739248e+00</text:p>
          </table:table-cell>
          <table:table-cell office:value-type="string">
            <text:p>3.300000000000e+00</text:p>
          </table:table-cell>
          <table:table-cell office:value-type="string">
            <text:p>1.397327739247e+00</text:p>
          </table:table-cell>
          <table:table-cell office:value-type="string">
            <text:p>3.312603437896e+00</text:p>
          </table:table-cell>
        </table:table-row>
        <table:table-row table:style-name="ro1">
          <table:table-cell office:value-type="string">
            <text:p>3.149643918082e-06</text:p>
          </table:table-cell>
          <table:table-cell office:value-type="string">
            <text:p>1.175070330135e+00</text:p>
          </table:table-cell>
          <table:table-cell office:value-type="string">
            <text:p>3.300000000000e+00</text:p>
          </table:table-cell>
          <table:table-cell office:value-type="string">
            <text:p>1.175070330134e+00</text:p>
          </table:table-cell>
          <table:table-cell office:value-type="string">
            <text:p>3.320478335324e+00</text:p>
          </table:table-cell>
        </table:table-row>
        <table:table-row table:style-name="ro1">
          <table:table-cell office:value-type="string">
            <text:p>3.149717950394e-06</text:p>
          </table:table-cell>
          <table:table-cell office:value-type="string">
            <text:p>9.307637006119e-01</text:p>
          </table:table-cell>
          <table:table-cell office:value-type="string">
            <text:p>3.300000000000e+00</text:p>
          </table:table-cell>
          <table:table-cell office:value-type="string">
            <text:p>9.307637006112e-01</text:p>
          </table:table-cell>
          <table:table-cell office:value-type="string">
            <text:p>3.335031460483e+00</text:p>
          </table:table-cell>
        </table:table-row>
        <table:table-row table:style-name="ro1">
          <table:table-cell office:value-type="string">
            <text:p>3.149763189013e-06</text:p>
          </table:table-cell>
          <table:table-cell office:value-type="string">
            <text:p>7.814762577252e-01</text:p>
          </table:table-cell>
          <table:table-cell office:value-type="string">
            <text:p>3.300000000000e+00</text:p>
          </table:table-cell>
          <table:table-cell office:value-type="string">
            <text:p>7.814762577246e-01</text:p>
          </table:table-cell>
          <table:table-cell office:value-type="string">
            <text:p>3.346413583347e+00</text:p>
          </table:table-cell>
        </table:table-row>
        <table:table-row table:style-name="ro1">
          <table:table-cell office:value-type="string">
            <text:p>3.149787897214e-06</text:p>
          </table:table-cell>
          <table:table-cell office:value-type="string">
            <text:p>6.999391939559e-01</text:p>
          </table:table-cell>
          <table:table-cell office:value-type="string">
            <text:p>3.300000000000e+00</text:p>
          </table:table-cell>
          <table:table-cell office:value-type="string">
            <text:p>6.999391939553e-01</text:p>
          </table:table-cell>
          <table:table-cell office:value-type="string">
            <text:p>3.352806450143e+00</text:p>
          </table:table-cell>
        </table:table-row>
        <table:table-row table:style-name="ro1">
          <table:table-cell office:value-type="string">
            <text:p>3.149821781085e-06</text:p>
          </table:table-cell>
          <table:table-cell office:value-type="string">
            <text:p>5.881224200628e-01</text:p>
          </table:table-cell>
          <table:table-cell office:value-type="string">
            <text:p>3.300000000000e+00</text:p>
          </table:table-cell>
          <table:table-cell office:value-type="string">
            <text:p>5.881224200622e-01</text:p>
          </table:table-cell>
          <table:table-cell office:value-type="string">
            <text:p>3.349631748506e+00</text:p>
          </table:table-cell>
        </table:table-row>
        <table:table-row table:style-name="ro1">
          <table:table-cell office:value-type="string">
            <text:p>3.149848558313e-06</text:p>
          </table:table-cell>
          <table:table-cell office:value-type="string">
            <text:p>4.997575684310e-01</text:p>
          </table:table-cell>
          <table:table-cell office:value-type="string">
            <text:p>3.300000000000e+00</text:p>
          </table:table-cell>
          <table:table-cell office:value-type="string">
            <text:p>4.997575684304e-01</text:p>
          </table:table-cell>
          <table:table-cell office:value-type="string">
            <text:p>3.328917127395e+00</text:p>
          </table:table-cell>
        </table:table-row>
        <table:table-row table:style-name="ro1">
          <table:table-cell office:value-type="string">
            <text:p>3.149886730485e-06</text:p>
          </table:table-cell>
          <table:table-cell office:value-type="string">
            <text:p>3.737894004768e-01</text:p>
          </table:table-cell>
          <table:table-cell office:value-type="string">
            <text:p>3.300000000000e+00</text:p>
          </table:table-cell>
          <table:table-cell office:value-type="string">
            <text:p>3.737894004762e-01</text:p>
          </table:table-cell>
          <table:table-cell office:value-type="string">
            <text:p>3.264045972793e+00</text:p>
          </table:table-cell>
        </table:table-row>
        <table:table-row table:style-name="ro1">
          <table:table-cell office:value-type="string">
            <text:p>3.149897675690e-06</text:p>
          </table:table-cell>
          <table:table-cell office:value-type="string">
            <text:p>3.376702214948e-01</text:p>
          </table:table-cell>
          <table:table-cell office:value-type="string">
            <text:p>3.300000000000e+00</text:p>
          </table:table-cell>
          <table:table-cell office:value-type="string">
            <text:p>3.376702214942e-01</text:p>
          </table:table-cell>
          <table:table-cell office:value-type="string">
            <text:p>3.237011399761e+00</text:p>
          </table:table-cell>
        </table:table-row>
        <table:table-row table:style-name="ro1">
          <table:table-cell office:value-type="string">
            <text:p>3.149917783418e-06</text:p>
          </table:table-cell>
          <table:table-cell office:value-type="string">
            <text:p>2.713147209856e-01</text:p>
          </table:table-cell>
          <table:table-cell office:value-type="string">
            <text:p>3.300000000000e+00</text:p>
          </table:table-cell>
          <table:table-cell office:value-type="string">
            <text:p>2.713147209850e-01</text:p>
          </table:table-cell>
          <table:table-cell office:value-type="string">
            <text:p>3.173753654377e+00</text:p>
          </table:table-cell>
        </table:table-row>
        <table:table-row table:style-name="ro1">
          <table:table-cell office:value-type="string">
            <text:p>3.149932155422e-06</text:p>
          </table:table-cell>
          <table:table-cell office:value-type="string">
            <text:p>2.238871064630e-01</text:p>
          </table:table-cell>
          <table:table-cell office:value-type="string">
            <text:p>3.300000000000e+00</text:p>
          </table:table-cell>
          <table:table-cell office:value-type="string">
            <text:p>2.238871064624e-01</text:p>
          </table:table-cell>
          <table:table-cell office:value-type="string">
            <text:p>3.114389976985e+00</text:p>
          </table:table-cell>
        </table:table-row>
        <table:table-row table:style-name="ro1">
          <table:table-cell office:value-type="string">
            <text:p>3.149952493088e-06</text:p>
          </table:table-cell>
          <table:table-cell office:value-type="string">
            <text:p>1.567728099392e-01</text:p>
          </table:table-cell>
          <table:table-cell office:value-type="string">
            <text:p>3.300000000000e+00</text:p>
          </table:table-cell>
          <table:table-cell office:value-type="string">
            <text:p>1.567728099385e-01</text:p>
          </table:table-cell>
          <table:table-cell office:value-type="string">
            <text:p>2.997018019854e+00</text:p>
          </table:table-cell>
        </table:table-row>
        <table:table-row table:style-name="ro1">
          <table:table-cell office:value-type="string">
            <text:p>3.149972887497e-06</text:p>
          </table:table-cell>
          <table:table-cell office:value-type="string">
            <text:p>8.947125860223e-02</text:p>
          </table:table-cell>
          <table:table-cell office:value-type="string">
            <text:p>3.300000000000e+00</text:p>
          </table:table-cell>
          <table:table-cell office:value-type="string">
            <text:p>8.947125860162e-02</text:p>
          </table:table-cell>
          <table:table-cell office:value-type="string">
            <text:p>2.836228173833e+00</text:p>
          </table:table-cell>
        </table:table-row>
        <table:table-row table:style-name="ro1">
          <table:table-cell office:value-type="string">
            <text:p>3.149986443749e-06</text:p>
          </table:table-cell>
          <table:table-cell office:value-type="string">
            <text:p>4.473562930138e-02</text:p>
          </table:table-cell>
          <table:table-cell office:value-type="string">
            <text:p>3.300000000000e+00</text:p>
          </table:table-cell>
          <table:table-cell office:value-type="string">
            <text:p>4.473562930077e-02</text:p>
          </table:table-cell>
          <table:table-cell office:value-type="string">
            <text:p>2.706559500803e+00</text:p>
          </table:table-cell>
        </table:table-row>
        <table:table-row table:style-name="ro1">
          <table:table-cell office:value-type="string">
            <text:p>3.150000000000e-06</text:p>
          </table:table-cell>
          <table:table-cell office:value-type="string">
            <text:p>5.382361223383e-13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59750461256e+00</text:p>
          </table:table-cell>
        </table:table-row>
        <table:table-row table:style-name="ro1">
          <table:table-cell office:value-type="string">
            <text:p>3.15001205871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11530779386e+00</text:p>
          </table:table-cell>
        </table:table-row>
        <table:table-row table:style-name="ro1">
          <table:table-cell office:value-type="string">
            <text:p>3.15002565123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36113583654e+00</text:p>
          </table:table-cell>
        </table:table-row>
        <table:table-row table:style-name="ro1">
          <table:table-cell office:value-type="string">
            <text:p>3.15003924794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47821410631e+00</text:p>
          </table:table-cell>
        </table:table-row>
        <table:table-row table:style-name="ro1">
          <table:table-cell office:value-type="string">
            <text:p>3.15006644136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41835676466e+00</text:p>
          </table:table-cell>
        </table:table-row>
        <table:table-row table:style-name="ro1">
          <table:table-cell office:value-type="string">
            <text:p>3.15010445924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82140778424e+00</text:p>
          </table:table-cell>
        </table:table-row>
        <table:table-row table:style-name="ro1">
          <table:table-cell office:value-type="string">
            <text:p>3.15013244694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675795394592e-01</text:p>
          </table:table-cell>
        </table:table-row>
        <table:table-row table:style-name="ro1">
          <table:table-cell office:value-type="string">
            <text:p>3.15015739433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656666666066e-01</text:p>
          </table:table-cell>
        </table:table-row>
        <table:table-row table:style-name="ro1">
          <table:table-cell office:value-type="string">
            <text:p>3.15019700476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443220011016e-01</text:p>
          </table:table-cell>
        </table:table-row>
        <table:table-row table:style-name="ro1">
          <table:table-cell office:value-type="string">
            <text:p>3.15022656156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94037541962e-01</text:p>
          </table:table-cell>
        </table:table-row>
        <table:table-row table:style-name="ro1">
          <table:table-cell office:value-type="string">
            <text:p>3.15027022074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98555666112e-01</text:p>
          </table:table-cell>
        </table:table-row>
        <table:table-row table:style-name="ro1">
          <table:table-cell office:value-type="string">
            <text:p>3.15031273278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420341961981e-02</text:p>
          </table:table-cell>
        </table:table-row>
        <table:table-row table:style-name="ro1">
          <table:table-cell office:value-type="string">
            <text:p>3.15036672830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461422291039e-02</text:p>
          </table:table-cell>
        </table:table-row>
        <table:table-row table:style-name="ro1">
          <table:table-cell office:value-type="string">
            <text:p>3.15042694831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53176058820e-02</text:p>
          </table:table-cell>
        </table:table-row>
        <table:table-row table:style-name="ro1">
          <table:table-cell office:value-type="string">
            <text:p>3.15050465745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422974566372e-03</text:p>
          </table:table-cell>
        </table:table-row>
        <table:table-row table:style-name="ro1">
          <table:table-cell office:value-type="string">
            <text:p>3.15060098939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81934862890e-03</text:p>
          </table:table-cell>
        </table:table-row>
        <table:table-row table:style-name="ro1">
          <table:table-cell office:value-type="string">
            <text:p>3.15073344598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158662685223e-04</text:p>
          </table:table-cell>
        </table:table-row>
        <table:table-row table:style-name="ro1">
          <table:table-cell office:value-type="string">
            <text:p>3.15091704985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767745216997e-05</text:p>
          </table:table-cell>
        </table:table-row>
        <table:table-row table:style-name="ro1">
          <table:table-cell office:value-type="string">
            <text:p>3.15118212805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987340740591e-06</text:p>
          </table:table-cell>
        </table:table-row>
        <table:table-row table:style-name="ro1">
          <table:table-cell office:value-type="string">
            <text:p>3.15159796879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53289737227e-05</text:p>
          </table:table-cell>
        </table:table-row>
        <table:table-row table:style-name="ro1">
          <table:table-cell office:value-type="string">
            <text:p>3.15234147647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4.214796964581e-06</text:p>
          </table:table-cell>
        </table:table-row>
        <table:table-row table:style-name="ro1">
          <table:table-cell office:value-type="string">
            <text:p>3.15336420358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9.166566280776e-06</text:p>
          </table:table-cell>
        </table:table-row>
        <table:table-row table:style-name="ro1">
          <table:table-cell office:value-type="string">
            <text:p>3.15482473054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330076005663e-06</text:p>
          </table:table-cell>
        </table:table-row>
        <table:table-row table:style-name="ro1">
          <table:table-cell office:value-type="string">
            <text:p>3.15693368524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315341171185e-06</text:p>
          </table:table-cell>
        </table:table-row>
        <table:table-row table:style-name="ro1">
          <table:table-cell office:value-type="string">
            <text:p>3.16011251835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577823716852e-06</text:p>
          </table:table-cell>
        </table:table-row>
        <table:table-row table:style-name="ro1">
          <table:table-cell office:value-type="string">
            <text:p>3.1648595336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848533459127e-06</text:p>
          </table:table-cell>
        </table:table-row>
        <table:table-row table:style-name="ro1">
          <table:table-cell office:value-type="string">
            <text:p>3.17185637858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583890736279e-06</text:p>
          </table:table-cell>
        </table:table-row>
        <table:table-row table:style-name="ro1">
          <table:table-cell office:value-type="string">
            <text:p>3.18221796759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720768228579e-06</text:p>
          </table:table-cell>
        </table:table-row>
        <table:table-row table:style-name="ro1">
          <table:table-cell office:value-type="string">
            <text:p>3.19771202054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571198204652e-06</text:p>
          </table:table-cell>
        </table:table-row>
        <table:table-row table:style-name="ro1">
          <table:table-cell office:value-type="string">
            <text:p>3.22095402220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6.686028089004e-06</text:p>
          </table:table-cell>
        </table:table-row>
        <table:table-row table:style-name="ro1">
          <table:table-cell office:value-type="string">
            <text:p>3.249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6.561329140531e-06</text:p>
          </table:table-cell>
        </table:table-row>
        <table:table-row table:style-name="ro1">
          <table:table-cell office:value-type="string">
            <text:p>3.249322265271e-06</text:p>
          </table:table-cell>
          <table:table-cell office:value-type="string">
            <text:p>0.000000000000e+00</text:p>
          </table:table-cell>
          <table:table-cell office:value-type="string">
            <text:p>2.236524606277e+00</text:p>
          </table:table-cell>
          <table:table-cell office:value-type="string">
            <text:p>0.000000000000e+00</text:p>
          </table:table-cell>
          <table:table-cell office:value-type="string">
            <text:p>-5.264849643697e-04</text:p>
          </table:table-cell>
        </table:table-row>
        <table:table-row table:style-name="ro1">
          <table:table-cell office:value-type="string">
            <text:p>3.249618490484e-06</text:p>
          </table:table-cell>
          <table:table-cell office:value-type="string">
            <text:p>0.000000000000e+00</text:p>
          </table:table-cell>
          <table:table-cell office:value-type="string">
            <text:p>1.258981402215e+00</text:p>
          </table:table-cell>
          <table:table-cell office:value-type="string">
            <text:p>0.000000000000e+00</text:p>
          </table:table-cell>
          <table:table-cell office:value-type="string">
            <text:p>-6.694083528477e-04</text:p>
          </table:table-cell>
        </table:table-row>
        <table:table-row table:style-name="ro1">
          <table:table-cell office:value-type="string">
            <text:p>3.25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9.765727974856e-04</text:p>
          </table:table-cell>
        </table:table-row>
        <table:table-row table:style-name="ro1">
          <table:table-cell office:value-type="string">
            <text:p>3.25005368856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457641414637e-03</text:p>
          </table:table-cell>
        </table:table-row>
        <table:table-row table:style-name="ro1">
          <table:table-cell office:value-type="string">
            <text:p>3.25014337653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194505195439e-03</text:p>
          </table:table-cell>
        </table:table-row>
        <table:table-row table:style-name="ro1">
          <table:table-cell office:value-type="string">
            <text:p>3.25022637378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737061003803e-04</text:p>
          </table:table-cell>
        </table:table-row>
        <table:table-row table:style-name="ro1">
          <table:table-cell office:value-type="string">
            <text:p>3.25039236827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4.129839466281e-06</text:p>
          </table:table-cell>
        </table:table-row>
        <table:table-row table:style-name="ro1">
          <table:table-cell office:value-type="string">
            <text:p>3.25058269120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4.204568498372e-06</text:p>
          </table:table-cell>
        </table:table-row>
        <table:table-row table:style-name="ro1">
          <table:table-cell office:value-type="string">
            <text:p>3.25096333707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427307933412e-06</text:p>
          </table:table-cell>
        </table:table-row>
        <table:table-row table:style-name="ro1">
          <table:table-cell office:value-type="string">
            <text:p>3.25172462880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39420691270e-06</text:p>
          </table:table-cell>
        </table:table-row>
        <table:table-row table:style-name="ro1">
          <table:table-cell office:value-type="string">
            <text:p>3.25324721226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623759853557e-06</text:p>
          </table:table-cell>
        </table:table-row>
        <table:table-row table:style-name="ro1">
          <table:table-cell office:value-type="string">
            <text:p>3.2562923792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386473099449e-06</text:p>
          </table:table-cell>
        </table:table-row>
        <table:table-row table:style-name="ro1">
          <table:table-cell office:value-type="string">
            <text:p>3.26238271306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439363633219e-06</text:p>
          </table:table-cell>
        </table:table-row>
        <table:table-row table:style-name="ro1">
          <table:table-cell office:value-type="string">
            <text:p>3.27456338078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305310860599e-06</text:p>
          </table:table-cell>
        </table:table-row>
        <table:table-row table:style-name="ro1">
          <table:table-cell office:value-type="string">
            <text:p>3.28728169039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387964275205e-06</text:p>
          </table:table-cell>
        </table:table-row>
        <table:table-row table:style-name="ro1">
          <table:table-cell office:value-type="string">
            <text:p>3.300000000000e-06</text:p>
          </table:table-cell>
          <table:table-cell office:value-type="string">
            <text:p>1.397604362970e-12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49489533148e-06</text:p>
          </table:table-cell>
        </table:table-row>
        <table:table-row table:style-name="ro1">
          <table:table-cell office:value-type="string">
            <text:p>3.300250000000e-06</text:p>
          </table:table-cell>
          <table:table-cell office:value-type="string">
            <text:p>8.250000000018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555089703637e-04</text:p>
          </table:table-cell>
        </table:table-row>
        <table:table-row table:style-name="ro1">
          <table:table-cell office:value-type="string">
            <text:p>3.300500095776e-06</text:p>
          </table:table-cell>
          <table:table-cell office:value-type="string">
            <text:p>1.650316059534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6.897225481510e-03</text:p>
          </table:table-cell>
        </table:table-row>
        <table:table-row table:style-name="ro1">
          <table:table-cell office:value-type="string">
            <text:p>3.300562583804e-06</text:p>
          </table:table-cell>
          <table:table-cell office:value-type="string">
            <text:p>1.85652655209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58474320146e-02</text:p>
          </table:table-cell>
        </table:table-row>
        <table:table-row table:style-name="ro1">
          <table:table-cell office:value-type="string">
            <text:p>3.300672096889e-06</text:p>
          </table:table-cell>
          <table:table-cell office:value-type="string">
            <text:p>2.217919732201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2.983633625729e-02</text:p>
          </table:table-cell>
        </table:table-row>
        <table:table-row table:style-name="ro1">
          <table:table-cell office:value-type="string">
            <text:p>3.300750055812e-06</text:p>
          </table:table-cell>
          <table:table-cell office:value-type="string">
            <text:p>2.47518417857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10623031275e-02</text:p>
          </table:table-cell>
        </table:table-row>
        <table:table-row table:style-name="ro1">
          <table:table-cell office:value-type="string">
            <text:p>3.300813641743e-06</text:p>
          </table:table-cell>
          <table:table-cell office:value-type="string">
            <text:p>2.68501775257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8.700828564633e-02</text:p>
          </table:table-cell>
        </table:table-row>
        <table:table-row table:style-name="ro1">
          <table:table-cell office:value-type="string">
            <text:p>3.300879221445e-06</text:p>
          </table:table-cell>
          <table:table-cell office:value-type="string">
            <text:p>2.90143076786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413278157687e-01</text:p>
          </table:table-cell>
        </table:table-row>
        <table:table-row table:style-name="ro1">
          <table:table-cell office:value-type="string">
            <text:p>3.300929072182e-06</text:p>
          </table:table-cell>
          <table:table-cell office:value-type="string">
            <text:p>3.06593820065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798512940903e-01</text:p>
          </table:table-cell>
        </table:table-row>
        <table:table-row table:style-name="ro1">
          <table:table-cell office:value-type="string">
            <text:p>3.300964536091e-06</text:p>
          </table:table-cell>
          <table:table-cell office:value-type="string">
            <text:p>3.182969100328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837580085483e-01</text:p>
          </table:table-cell>
        </table:table-row>
        <table:table-row table:style-name="ro1">
          <table:table-cell office:value-type="string">
            <text:p>3.301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15569694247e+00</text:p>
          </table:table-cell>
        </table:table-row>
        <table:table-row table:style-name="ro1">
          <table:table-cell office:value-type="string">
            <text:p>3.30101692223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84666631252e+00</text:p>
          </table:table-cell>
        </table:table-row>
        <table:table-row table:style-name="ro1">
          <table:table-cell office:value-type="string">
            <text:p>3.30103950615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18547528746e+00</text:p>
          </table:table-cell>
        </table:table-row>
        <table:table-row table:style-name="ro1">
          <table:table-cell office:value-type="string">
            <text:p>3.30106092754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57002069705e+00</text:p>
          </table:table-cell>
        </table:table-row>
        <table:table-row table:style-name="ro1">
          <table:table-cell office:value-type="string">
            <text:p>3.30109187592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99063038131e+00</text:p>
          </table:table-cell>
        </table:table-row>
        <table:table-row table:style-name="ro1">
          <table:table-cell office:value-type="string">
            <text:p>3.30112374234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598296799953e+00</text:p>
          </table:table-cell>
        </table:table-row>
        <table:table-row table:style-name="ro1">
          <table:table-cell office:value-type="string">
            <text:p>3.30115406410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814437018121e+00</text:p>
          </table:table-cell>
        </table:table-row>
        <table:table-row table:style-name="ro1">
          <table:table-cell office:value-type="string">
            <text:p>3.30119107624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97051569897e+00</text:p>
          </table:table-cell>
        </table:table-row>
        <table:table-row table:style-name="ro1">
          <table:table-cell office:value-type="string">
            <text:p>3.30123693554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33876208109e+00</text:p>
          </table:table-cell>
        </table:table-row>
        <table:table-row table:style-name="ro1">
          <table:table-cell office:value-type="string">
            <text:p>3.30128385034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09550179145e+00</text:p>
          </table:table-cell>
        </table:table-row>
        <table:table-row table:style-name="ro1">
          <table:table-cell office:value-type="string">
            <text:p>3.30133349481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51143641004e+00</text:p>
          </table:table-cell>
        </table:table-row>
        <table:table-row table:style-name="ro1">
          <table:table-cell office:value-type="string">
            <text:p>3.30138936458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74189938352e+00</text:p>
          </table:table-cell>
        </table:table-row>
        <table:table-row table:style-name="ro1">
          <table:table-cell office:value-type="string">
            <text:p>3.30145740392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6819388839e+00</text:p>
          </table:table-cell>
        </table:table-row>
        <table:table-row table:style-name="ro1">
          <table:table-cell office:value-type="string">
            <text:p>3.30154409821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3170169134e+00</text:p>
          </table:table-cell>
        </table:table-row>
        <table:table-row table:style-name="ro1">
          <table:table-cell office:value-type="string">
            <text:p>3.30166043209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6154913342e+00</text:p>
          </table:table-cell>
        </table:table-row>
        <table:table-row table:style-name="ro1">
          <table:table-cell office:value-type="string">
            <text:p>3.30182617355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7624987347e+00</text:p>
          </table:table-cell>
        </table:table-row>
        <table:table-row table:style-name="ro1">
          <table:table-cell office:value-type="string">
            <text:p>3.30208536203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520821400e+00</text:p>
          </table:table-cell>
        </table:table-row>
        <table:table-row table:style-name="ro1">
          <table:table-cell office:value-type="string">
            <text:p>3.30254257858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46733011e+00</text:p>
          </table:table-cell>
        </table:table-row>
        <table:table-row table:style-name="ro1">
          <table:table-cell office:value-type="string">
            <text:p>3.30316146076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451112392e+00</text:p>
          </table:table-cell>
        </table:table-row>
        <table:table-row table:style-name="ro1">
          <table:table-cell office:value-type="string">
            <text:p>3.30402755608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648154257e+00</text:p>
          </table:table-cell>
        </table:table-row>
        <table:table-row table:style-name="ro1">
          <table:table-cell office:value-type="string">
            <text:p>3.30526835466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61273329e+00</text:p>
          </table:table-cell>
        </table:table-row>
        <table:table-row table:style-name="ro1">
          <table:table-cell office:value-type="string">
            <text:p>3.30713846893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50487114e+00</text:p>
          </table:table-cell>
        </table:table-row>
        <table:table-row table:style-name="ro1">
          <table:table-cell office:value-type="string">
            <text:p>3.30992030373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97326646e+00</text:p>
          </table:table-cell>
        </table:table-row>
        <table:table-row table:style-name="ro1">
          <table:table-cell office:value-type="string">
            <text:p>3.31399341117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37274500e+00</text:p>
          </table:table-cell>
        </table:table-row>
        <table:table-row table:style-name="ro1">
          <table:table-cell office:value-type="string">
            <text:p>3.31999868045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54005957e+00</text:p>
          </table:table-cell>
        </table:table-row>
        <table:table-row table:style-name="ro1">
          <table:table-cell office:value-type="string">
            <text:p>3.32895532108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4176192e+00</text:p>
          </table:table-cell>
        </table:table-row>
        <table:table-row table:style-name="ro1">
          <table:table-cell office:value-type="string">
            <text:p>3.34235706712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8667578e+00</text:p>
          </table:table-cell>
        </table:table-row>
        <table:table-row table:style-name="ro1">
          <table:table-cell office:value-type="string">
            <text:p>3.36237170757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0234199e+00</text:p>
          </table:table-cell>
        </table:table-row>
        <table:table-row table:style-name="ro1">
          <table:table-cell office:value-type="string">
            <text:p>3.39229286577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9310984e+00</text:p>
          </table:table-cell>
        </table:table-row>
        <table:table-row table:style-name="ro1">
          <table:table-cell office:value-type="string">
            <text:p>3.42064643288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6184634e+00</text:p>
          </table:table-cell>
        </table:table-row>
        <table:table-row table:style-name="ro1">
          <table:table-cell office:value-type="string">
            <text:p>3.449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2574165e+00</text:p>
          </table:table-cell>
        </table:table-row>
        <table:table-row table:style-name="ro1">
          <table:table-cell office:value-type="string">
            <text:p>3.449250000000e-06</text:p>
          </table:table-cell>
          <table:table-cell office:value-type="string">
            <text:p>2.4749999999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75264752e+00</text:p>
          </table:table-cell>
        </table:table-row>
        <table:table-row table:style-name="ro1">
          <table:table-cell office:value-type="string">
            <text:p>3.449312523944e-06</text:p>
          </table:table-cell>
          <table:table-cell office:value-type="string">
            <text:p>2.26867098511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391485230e+00</text:p>
          </table:table-cell>
        </table:table-row>
        <table:table-row table:style-name="ro1">
          <table:table-cell office:value-type="string">
            <text:p>3.449437571832e-06</text:p>
          </table:table-cell>
          <table:table-cell office:value-type="string">
            <text:p>1.85601295535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3284711145e+00</text:p>
          </table:table-cell>
        </table:table-row>
        <table:table-row table:style-name="ro1">
          <table:table-cell office:value-type="string">
            <text:p>3.449550559428e-06</text:p>
          </table:table-cell>
          <table:table-cell office:value-type="string">
            <text:p>1.483153888293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9393765233e+00</text:p>
          </table:table-cell>
        </table:table-row>
        <table:table-row table:style-name="ro1">
          <table:table-cell office:value-type="string">
            <text:p>3.449616886472e-06</text:p>
          </table:table-cell>
          <table:table-cell office:value-type="string">
            <text:p>1.264274642854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17342980896e+00</text:p>
          </table:table-cell>
        </table:table-row>
        <table:table-row table:style-name="ro1">
          <table:table-cell office:value-type="string">
            <text:p>3.449700291209e-06</text:p>
          </table:table-cell>
          <table:table-cell office:value-type="string">
            <text:p>9.890390100114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36527045955e+00</text:p>
          </table:table-cell>
        </table:table-row>
        <table:table-row table:style-name="ro1">
          <table:table-cell office:value-type="string">
            <text:p>3.449766876345e-06</text:p>
          </table:table-cell>
          <table:table-cell office:value-type="string">
            <text:p>7.693080616207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893013368e+00</text:p>
          </table:table-cell>
        </table:table-row>
        <table:table-row table:style-name="ro1">
          <table:table-cell office:value-type="string">
            <text:p>3.449799038617e-06</text:p>
          </table:table-cell>
          <table:table-cell office:value-type="string">
            <text:p>6.631725651568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64571909623e+00</text:p>
          </table:table-cell>
        </table:table-row>
        <table:table-row table:style-name="ro1">
          <table:table-cell office:value-type="string">
            <text:p>3.449833542355e-06</text:p>
          </table:table-cell>
          <table:table-cell office:value-type="string">
            <text:p>5.49310227415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74143214912e+00</text:p>
          </table:table-cell>
        </table:table-row>
        <table:table-row table:style-name="ro1">
          <table:table-cell office:value-type="string">
            <text:p>3.449858457430e-06</text:p>
          </table:table-cell>
          <table:table-cell office:value-type="string">
            <text:p>4.670904793617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54290428062e+00</text:p>
          </table:table-cell>
        </table:table-row>
        <table:table-row table:style-name="ro1">
          <table:table-cell office:value-type="string">
            <text:p>3.449885208685e-06</text:p>
          </table:table-cell>
          <table:table-cell office:value-type="string">
            <text:p>3.788113406881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65429263308e+00</text:p>
          </table:table-cell>
        </table:table-row>
        <table:table-row table:style-name="ro1">
          <table:table-cell office:value-type="string">
            <text:p>3.449910944283e-06</text:p>
          </table:table-cell>
          <table:table-cell office:value-type="string">
            <text:p>2.938838654991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086051156821e+00</text:p>
          </table:table-cell>
        </table:table-row>
        <table:table-row table:style-name="ro1">
          <table:table-cell office:value-type="string">
            <text:p>3.449942350074e-06</text:p>
          </table:table-cell>
          <table:table-cell office:value-type="string">
            <text:p>1.902447562378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731458989475e+00</text:p>
          </table:table-cell>
        </table:table-row>
        <table:table-row table:style-name="ro1">
          <table:table-cell office:value-type="string">
            <text:p>3.449971175037e-06</text:p>
          </table:table-cell>
          <table:table-cell office:value-type="string">
            <text:p>9.512237811915e-02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306480872806e+00</text:p>
          </table:table-cell>
        </table:table-row>
        <table:table-row table:style-name="ro1">
          <table:table-cell office:value-type="string">
            <text:p>3.45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27185471410e+00</text:p>
          </table:table-cell>
        </table:table-row>
        <table:table-row table:style-name="ro1">
          <table:table-cell office:value-type="string">
            <text:p>3.45001462819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9306075358e+00</text:p>
          </table:table-cell>
        </table:table-row>
        <table:table-row table:style-name="ro1">
          <table:table-cell office:value-type="string">
            <text:p>3.45003451152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68322776977e+00</text:p>
          </table:table-cell>
        </table:table-row>
        <table:table-row table:style-name="ro1">
          <table:table-cell office:value-type="string">
            <text:p>3.45005353856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21145712126e+00</text:p>
          </table:table-cell>
        </table:table-row>
        <table:table-row table:style-name="ro1">
          <table:table-cell office:value-type="string">
            <text:p>3.45007798065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7.674657864884e-01</text:p>
          </table:table-cell>
        </table:table-row>
        <table:table-row table:style-name="ro1">
          <table:table-cell office:value-type="string">
            <text:p>3.45010804512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338368987055e-01</text:p>
          </table:table-cell>
        </table:table-row>
        <table:table-row table:style-name="ro1">
          <table:table-cell office:value-type="string">
            <text:p>3.45013923527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628324738970e-01</text:p>
          </table:table-cell>
        </table:table-row>
        <table:table-row table:style-name="ro1">
          <table:table-cell office:value-type="string">
            <text:p>3.45017994845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169135091285e-01</text:p>
          </table:table-cell>
        </table:table-row>
        <table:table-row table:style-name="ro1">
          <table:table-cell office:value-type="string">
            <text:p>3.45022247249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64995635480e-01</text:p>
          </table:table-cell>
        </table:table-row>
        <table:table-row table:style-name="ro1">
          <table:table-cell office:value-type="string">
            <text:p>3.45026984575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6.932443707777e-02</text:p>
          </table:table-cell>
        </table:table-row>
        <table:table-row table:style-name="ro1">
          <table:table-cell office:value-type="string">
            <text:p>3.45032274153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549327320644e-02</text:p>
          </table:table-cell>
        </table:table-row>
        <table:table-row table:style-name="ro1">
          <table:table-cell office:value-type="string">
            <text:p>3.45038641866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76609042882e-02</text:p>
          </table:table-cell>
        </table:table-row>
        <table:table-row table:style-name="ro1">
          <table:table-cell office:value-type="string">
            <text:p>3.45046464217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725487216375e-03</text:p>
          </table:table-cell>
        </table:table-row>
        <table:table-row table:style-name="ro1">
          <table:table-cell office:value-type="string">
            <text:p>3.45056588666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433006625149e-03</text:p>
          </table:table-cell>
        </table:table-row>
        <table:table-row table:style-name="ro1">
          <table:table-cell office:value-type="string">
            <text:p>3.45070181201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610027038689e-04</text:p>
          </table:table-cell>
        </table:table-row>
        <table:table-row table:style-name="ro1">
          <table:table-cell office:value-type="string">
            <text:p>3.45089901626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34589682873e-05</text:p>
          </table:table-cell>
        </table:table-row>
        <table:table-row table:style-name="ro1">
          <table:table-cell office:value-type="string">
            <text:p>3.45121478931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582505002376e-06</text:p>
          </table:table-cell>
        </table:table-row>
        <table:table-row table:style-name="ro1">
          <table:table-cell office:value-type="string">
            <text:p>3.45178149670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216179212121e-06</text:p>
          </table:table-cell>
        </table:table-row>
        <table:table-row table:style-name="ro1">
          <table:table-cell office:value-type="string">
            <text:p>3.45291491147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082550007359e-06</text:p>
          </table:table-cell>
        </table:table-row>
        <table:table-row table:style-name="ro1">
          <table:table-cell office:value-type="string">
            <text:p>3.45518174102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839525985537e-06</text:p>
          </table:table-cell>
        </table:table-row>
        <table:table-row table:style-name="ro1">
          <table:table-cell office:value-type="string">
            <text:p>3.45971540011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04223846679e-06</text:p>
          </table:table-cell>
        </table:table-row>
        <table:table-row table:style-name="ro1">
          <table:table-cell office:value-type="string">
            <text:p>3.46878271830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68409809830e-06</text:p>
          </table:table-cell>
        </table:table-row>
        <table:table-row table:style-name="ro1">
          <table:table-cell office:value-type="string">
            <text:p>3.48691735468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866454669427e-06</text:p>
          </table:table-cell>
        </table:table-row>
        <table:table-row table:style-name="ro1">
          <table:table-cell office:value-type="string">
            <text:p>3.5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738804602440e-06</text:p>
          </table:table-cell>
        </table:table-row>
        <table:table-row table:style-name="ro1">
          <table:table-cell office:value-type="string">
            <text:p>3.50025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8.250000000004e-01</text:p>
          </table:table-cell>
          <table:table-cell office:value-type="string">
            <text:p>1.395565460379e-03</text:p>
          </table:table-cell>
        </table:table-row>
        <table:table-row table:style-name="ro1">
          <table:table-cell office:value-type="string">
            <text:p>3.50031252394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031329014883e+00</text:p>
          </table:table-cell>
          <table:table-cell office:value-type="string">
            <text:p>1.403432161378e-03</text:p>
          </table:table-cell>
        </table:table-row>
        <table:table-row table:style-name="ro1">
          <table:table-cell office:value-type="string">
            <text:p>3.50035551036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173184218677e+00</text:p>
          </table:table-cell>
          <table:table-cell office:value-type="string">
            <text:p>1.233362424151e-03</text:p>
          </table:table-cell>
        </table:table-row>
        <table:table-row table:style-name="ro1">
          <table:table-cell office:value-type="string">
            <text:p>3.50041582979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372238333641e+00</text:p>
          </table:table-cell>
          <table:table-cell office:value-type="string">
            <text:p>1.111534789798e-03</text:p>
          </table:table-cell>
        </table:table-row>
        <table:table-row table:style-name="ro1">
          <table:table-cell office:value-type="string">
            <text:p>3.50045991511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517719892617e+00</text:p>
          </table:table-cell>
          <table:table-cell office:value-type="string">
            <text:p>1.134824263601e-03</text:p>
          </table:table-cell>
        </table:table-row>
        <table:table-row table:style-name="ro1">
          <table:table-cell office:value-type="string">
            <text:p>3.50052577739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735065403465e+00</text:p>
          </table:table-cell>
          <table:table-cell office:value-type="string">
            <text:p>1.171265736964e-03</text:p>
          </table:table-cell>
        </table:table-row>
        <table:table-row table:style-name="ro1">
          <table:table-cell office:value-type="string">
            <text:p>3.50054672246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804184127741e+00</text:p>
          </table:table-cell>
          <table:table-cell office:value-type="string">
            <text:p>7.652692950356e-04</text:p>
          </table:table-cell>
        </table:table-row>
        <table:table-row table:style-name="ro1">
          <table:table-cell office:value-type="string">
            <text:p>3.50057258478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889529803659e+00</text:p>
          </table:table-cell>
          <table:table-cell office:value-type="string">
            <text:p>-4.871508109696e-03</text:p>
          </table:table-cell>
        </table:table-row>
        <table:table-row table:style-name="ro1">
          <table:table-cell office:value-type="string">
            <text:p>3.50059870419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1.975723831320e+00</text:p>
          </table:table-cell>
          <table:table-cell office:value-type="string">
            <text:p>-1.321725694981e-02</text:p>
          </table:table-cell>
        </table:table-row>
        <table:table-row table:style-name="ro1">
          <table:table-cell office:value-type="string">
            <text:p>3.50062576490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065024184613e+00</text:p>
          </table:table-cell>
          <table:table-cell office:value-type="string">
            <text:p>-2.199899624973e-02</text:p>
          </table:table-cell>
        </table:table-row>
        <table:table-row table:style-name="ro1">
          <table:table-cell office:value-type="string">
            <text:p>3.50065233411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152702562579e+00</text:p>
          </table:table-cell>
          <table:table-cell office:value-type="string">
            <text:p>-3.191299778215e-02</text:p>
          </table:table-cell>
        </table:table-row>
        <table:table-row table:style-name="ro1">
          <table:table-cell office:value-type="string">
            <text:p>3.50068745895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268614564290e+00</text:p>
          </table:table-cell>
          <table:table-cell office:value-type="string">
            <text:p>-4.695708361051e-02</text:p>
          </table:table-cell>
        </table:table-row>
        <table:table-row table:style-name="ro1">
          <table:table-cell office:value-type="string">
            <text:p>3.50074032138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443060557082e+00</text:p>
          </table:table-cell>
          <table:table-cell office:value-type="string">
            <text:p>-7.054155105580e-02</text:p>
          </table:table-cell>
        </table:table-row>
        <table:table-row table:style-name="ro1">
          <table:table-cell office:value-type="string">
            <text:p>3.50077773673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566531215635e+00</text:p>
          </table:table-cell>
          <table:table-cell office:value-type="string">
            <text:p>-8.784982963168e-02</text:p>
          </table:table-cell>
        </table:table-row>
        <table:table-row table:style-name="ro1">
          <table:table-cell office:value-type="string">
            <text:p>3.50080637371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661033250418e+00</text:p>
          </table:table-cell>
          <table:table-cell office:value-type="string">
            <text:p>-9.258116952833e-02</text:p>
          </table:table-cell>
        </table:table-row>
        <table:table-row table:style-name="ro1">
          <table:table-cell office:value-type="string">
            <text:p>3.50084021690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772715785376e+00</text:p>
          </table:table-cell>
          <table:table-cell office:value-type="string">
            <text:p>-7.641609587017e-02</text:p>
          </table:table-cell>
        </table:table-row>
        <table:table-row table:style-name="ro1">
          <table:table-cell office:value-type="string">
            <text:p>3.50087009286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2.871306454708e+00</text:p>
          </table:table-cell>
          <table:table-cell office:value-type="string">
            <text:p>-3.686140143946e-02</text:p>
          </table:table-cell>
        </table:table-row>
        <table:table-row table:style-name="ro1">
          <table:table-cell office:value-type="string">
            <text:p>3.50091705535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026282657692e+00</text:p>
          </table:table-cell>
          <table:table-cell office:value-type="string">
            <text:p>1.053803270083e-01</text:p>
          </table:table-cell>
        </table:table-row>
        <table:table-row table:style-name="ro1">
          <table:table-cell office:value-type="string">
            <text:p>3.50095478023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150774769733e+00</text:p>
          </table:table-cell>
          <table:table-cell office:value-type="string">
            <text:p>3.758964538263e-01</text:p>
          </table:table-cell>
        </table:table-row>
        <table:table-row table:style-name="ro1">
          <table:table-cell office:value-type="string">
            <text:p>3.50097739011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225387384867e+00</text:p>
          </table:table-cell>
          <table:table-cell office:value-type="string">
            <text:p>6.148965350749e-01</text:p>
          </table:table-cell>
        </table:table-row>
        <table:table-row table:style-name="ro1">
          <table:table-cell office:value-type="string">
            <text:p>3.50100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8.922817945960e-01</text:p>
          </table:table-cell>
        </table:table-row>
        <table:table-row table:style-name="ro1">
          <table:table-cell office:value-type="string">
            <text:p>3.50101411988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082901117390e+00</text:p>
          </table:table-cell>
        </table:table-row>
        <table:table-row table:style-name="ro1">
          <table:table-cell office:value-type="string">
            <text:p>3.50103172345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326656450879e+00</text:p>
          </table:table-cell>
        </table:table-row>
        <table:table-row table:style-name="ro1">
          <table:table-cell office:value-type="string">
            <text:p>3.50104881735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571457896159e+00</text:p>
          </table:table-cell>
        </table:table-row>
        <table:table-row table:style-name="ro1">
          <table:table-cell office:value-type="string">
            <text:p>3.50108300515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054011702730e+00</text:p>
          </table:table-cell>
        </table:table-row>
        <table:table-row table:style-name="ro1">
          <table:table-cell office:value-type="string">
            <text:p>3.50111481094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439424480124e+00</text:p>
          </table:table-cell>
        </table:table-row>
        <table:table-row table:style-name="ro1">
          <table:table-cell office:value-type="string">
            <text:p>3.50114449344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710303556814e+00</text:p>
          </table:table-cell>
        </table:table-row>
        <table:table-row table:style-name="ro1">
          <table:table-cell office:value-type="string">
            <text:p>3.50117951670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932438629346e+00</text:p>
          </table:table-cell>
        </table:table-row>
        <table:table-row table:style-name="ro1">
          <table:table-cell office:value-type="string">
            <text:p>3.50123160461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125657768215e+00</text:p>
          </table:table-cell>
        </table:table-row>
        <table:table-row table:style-name="ro1">
          <table:table-cell office:value-type="string">
            <text:p>3.50127385530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04840355292e+00</text:p>
          </table:table-cell>
        </table:table-row>
        <table:table-row table:style-name="ro1">
          <table:table-cell office:value-type="string">
            <text:p>3.50132014698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51029756542e+00</text:p>
          </table:table-cell>
        </table:table-row>
        <table:table-row table:style-name="ro1">
          <table:table-cell office:value-type="string">
            <text:p>3.50136967942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75666681185e+00</text:p>
          </table:table-cell>
        </table:table-row>
        <table:table-row table:style-name="ro1">
          <table:table-cell office:value-type="string">
            <text:p>3.50143216183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89886948194e+00</text:p>
          </table:table-cell>
        </table:table-row>
        <table:table-row table:style-name="ro1">
          <table:table-cell office:value-type="string">
            <text:p>3.501509620606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6534337635e+00</text:p>
          </table:table-cell>
        </table:table-row>
        <table:table-row table:style-name="ro1">
          <table:table-cell office:value-type="string">
            <text:p>3.5016135133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184960014e+00</text:p>
          </table:table-cell>
        </table:table-row>
        <table:table-row table:style-name="ro1">
          <table:table-cell office:value-type="string">
            <text:p>3.50175708392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05431787e+00</text:p>
          </table:table-cell>
        </table:table-row>
        <table:table-row table:style-name="ro1">
          <table:table-cell office:value-type="string">
            <text:p>3.50197776421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12234406e+00</text:p>
          </table:table-cell>
        </table:table-row>
        <table:table-row table:style-name="ro1">
          <table:table-cell office:value-type="string">
            <text:p>3.50230588064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152920e+00</text:p>
          </table:table-cell>
        </table:table-row>
        <table:table-row table:style-name="ro1">
          <table:table-cell office:value-type="string">
            <text:p>3.50287454926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632287e+00</text:p>
          </table:table-cell>
        </table:table-row>
        <table:table-row table:style-name="ro1">
          <table:table-cell office:value-type="string">
            <text:p>3.50401188652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503713e+00</text:p>
          </table:table-cell>
        </table:table-row>
        <table:table-row table:style-name="ro1">
          <table:table-cell office:value-type="string">
            <text:p>3.50628656102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367562e+00</text:p>
          </table:table-cell>
        </table:table-row>
        <table:table-row table:style-name="ro1">
          <table:table-cell office:value-type="string">
            <text:p>3.51083591002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606321e+00</text:p>
          </table:table-cell>
        </table:table-row>
        <table:table-row table:style-name="ro1">
          <table:table-cell office:value-type="string">
            <text:p>3.51993460804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321863e+00</text:p>
          </table:table-cell>
        </table:table-row>
        <table:table-row table:style-name="ro1">
          <table:table-cell office:value-type="string">
            <text:p>3.53813200406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628070e+00</text:p>
          </table:table-cell>
        </table:table-row>
        <table:table-row table:style-name="ro1">
          <table:table-cell office:value-type="string">
            <text:p>3.57452679611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311338e+00</text:p>
          </table:table-cell>
        </table:table-row>
        <table:table-row table:style-name="ro1">
          <table:table-cell office:value-type="string">
            <text:p>3.60000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636352e+00</text:p>
          </table:table-cell>
        </table:table-row>
        <table:table-row table:style-name="ro1">
          <table:table-cell office:value-type="string">
            <text:p>3.600062500000e-06</text:p>
          </table:table-cell>
          <table:table-cell office:value-type="string">
            <text:p>2.062500000005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197241152e+00</text:p>
          </table:table-cell>
        </table:table-row>
        <table:table-row table:style-name="ro1">
          <table:table-cell office:value-type="string">
            <text:p>3.600161750574e-06</text:p>
          </table:table-cell>
          <table:table-cell office:value-type="string">
            <text:p>5.337768952786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208487873e+00</text:p>
          </table:table-cell>
        </table:table-row>
        <table:table-row table:style-name="ro1">
          <table:table-cell office:value-type="string">
            <text:p>3.600211375861e-06</text:p>
          </table:table-cell>
          <table:table-cell office:value-type="string">
            <text:p>6.975403429183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85631516e+00</text:p>
          </table:table-cell>
        </table:table-row>
        <table:table-row table:style-name="ro1">
          <table:table-cell office:value-type="string">
            <text:p>3.600310626436e-06</text:p>
          </table:table-cell>
          <table:table-cell office:value-type="string">
            <text:p>1.025067238198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764457136e+00</text:p>
          </table:table-cell>
        </table:table-row>
        <table:table-row table:style-name="ro1">
          <table:table-cell office:value-type="string">
            <text:p>3.600389835484e-06</text:p>
          </table:table-cell>
          <table:table-cell office:value-type="string">
            <text:p>1.286457097782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559686378e+00</text:p>
          </table:table-cell>
        </table:table-row>
        <table:table-row table:style-name="ro1">
          <table:table-cell office:value-type="string">
            <text:p>3.600428956923e-06</text:p>
          </table:table-cell>
          <table:table-cell office:value-type="string">
            <text:p>1.415557845025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611888428e+00</text:p>
          </table:table-cell>
        </table:table-row>
        <table:table-row table:style-name="ro1">
          <table:table-cell office:value-type="string">
            <text:p>3.600507199800e-06</text:p>
          </table:table-cell>
          <table:table-cell office:value-type="string">
            <text:p>1.673759339511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759594447e+00</text:p>
          </table:table-cell>
        </table:table-row>
        <table:table-row table:style-name="ro1">
          <table:table-cell office:value-type="string">
            <text:p>3.600602629892e-06</text:p>
          </table:table-cell>
          <table:table-cell office:value-type="string">
            <text:p>1.988678642111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889886567e+00</text:p>
          </table:table-cell>
        </table:table-row>
        <table:table-row table:style-name="ro1">
          <table:table-cell office:value-type="string">
            <text:p>3.600763581097e-06</text:p>
          </table:table-cell>
          <table:table-cell office:value-type="string">
            <text:p>2.519817620961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880301715e+00</text:p>
          </table:table-cell>
        </table:table-row>
        <table:table-row table:style-name="ro1">
          <table:table-cell office:value-type="string">
            <text:p>3.600881790549e-06</text:p>
          </table:table-cell>
          <table:table-cell office:value-type="string">
            <text:p>2.909908810481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792557546e+00</text:p>
          </table:table-cell>
        </table:table-row>
        <table:table-row table:style-name="ro1">
          <table:table-cell office:value-type="string">
            <text:p>3.601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72205584e+00</text:p>
          </table:table-cell>
        </table:table-row>
        <table:table-row table:style-name="ro1">
          <table:table-cell office:value-type="string">
            <text:p>3.60102446706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28311522e+00</text:p>
          </table:table-cell>
        </table:table-row>
        <table:table-row table:style-name="ro1">
          <table:table-cell office:value-type="string">
            <text:p>3.60106980002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728562e+00</text:p>
          </table:table-cell>
        </table:table-row>
        <table:table-row table:style-name="ro1">
          <table:table-cell office:value-type="string">
            <text:p>3.60111044346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187605625e+00</text:p>
          </table:table-cell>
        </table:table-row>
        <table:table-row table:style-name="ro1">
          <table:table-cell office:value-type="string">
            <text:p>3.60119173033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339110767e+00</text:p>
          </table:table-cell>
        </table:table-row>
        <table:table-row table:style-name="ro1">
          <table:table-cell office:value-type="string">
            <text:p>3.60127252936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278290918e+00</text:p>
          </table:table-cell>
        </table:table-row>
        <table:table-row table:style-name="ro1">
          <table:table-cell office:value-type="string">
            <text:p>3.60138708372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151053020e+00</text:p>
          </table:table-cell>
        </table:table-row>
        <table:table-row table:style-name="ro1">
          <table:table-cell office:value-type="string">
            <text:p>3.60154870657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52371644e+00</text:p>
          </table:table-cell>
        </table:table-row>
        <table:table-row table:style-name="ro1">
          <table:table-cell office:value-type="string">
            <text:p>3.60178376374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12579997e+00</text:p>
          </table:table-cell>
        </table:table-row>
        <table:table-row table:style-name="ro1">
          <table:table-cell office:value-type="string">
            <text:p>3.60211485750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4359214e+00</text:p>
          </table:table-cell>
        </table:table-row>
        <table:table-row table:style-name="ro1">
          <table:table-cell office:value-type="string">
            <text:p>3.60258074357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721476e+00</text:p>
          </table:table-cell>
        </table:table-row>
        <table:table-row table:style-name="ro1">
          <table:table-cell office:value-type="string">
            <text:p>3.60324771218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663564e+00</text:p>
          </table:table-cell>
        </table:table-row>
        <table:table-row table:style-name="ro1">
          <table:table-cell office:value-type="string">
            <text:p>3.60421967364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297126e+00</text:p>
          </table:table-cell>
        </table:table-row>
        <table:table-row table:style-name="ro1">
          <table:table-cell office:value-type="string">
            <text:p>3.60564371598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80341e+00</text:p>
          </table:table-cell>
        </table:table-row>
        <table:table-row table:style-name="ro1">
          <table:table-cell office:value-type="string">
            <text:p>3.60773235218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49091e+00</text:p>
          </table:table-cell>
        </table:table-row>
        <table:table-row table:style-name="ro1">
          <table:table-cell office:value-type="string">
            <text:p>3.61080860845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76344e+00</text:p>
          </table:table-cell>
        </table:table-row>
        <table:table-row table:style-name="ro1">
          <table:table-cell office:value-type="string">
            <text:p>3.61536322214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02092e+00</text:p>
          </table:table-cell>
        </table:table-row>
        <table:table-row table:style-name="ro1">
          <table:table-cell office:value-type="string">
            <text:p>3.62212904515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56875e+00</text:p>
          </table:table-cell>
        </table:table-row>
        <table:table-row table:style-name="ro1">
          <table:table-cell office:value-type="string">
            <text:p>3.63219908514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92714e+00</text:p>
          </table:table-cell>
        </table:table-row>
        <table:table-row table:style-name="ro1">
          <table:table-cell office:value-type="string">
            <text:p>3.64721901316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53302e+00</text:p>
          </table:table-cell>
        </table:table-row>
        <table:table-row table:style-name="ro1">
          <table:table-cell office:value-type="string">
            <text:p>3.66967823502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90774e+00</text:p>
          </table:table-cell>
        </table:table-row>
        <table:table-row table:style-name="ro1">
          <table:table-cell office:value-type="string">
            <text:p>3.70333430366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52696e+00</text:p>
          </table:table-cell>
        </table:table-row>
        <table:table-row table:style-name="ro1">
          <table:table-cell office:value-type="string">
            <text:p>3.749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990340e+00</text:p>
          </table:table-cell>
        </table:table-row>
        <table:table-row table:style-name="ro1">
          <table:table-cell office:value-type="string">
            <text:p>3.749250000000e-06</text:p>
          </table:table-cell>
          <table:table-cell table:number-columns-repeated="2" office:value-type="string">
            <text:p>2.474999999999e+00</text:p>
          </table:table-cell>
          <table:table-cell office:value-type="string">
            <text:p>3.300000000000e+00</text:p>
          </table:table-cell>
          <table:table-cell office:value-type="string">
            <text:p>3.298791208046e+00</text:p>
          </table:table-cell>
        </table:table-row>
        <table:table-row table:style-name="ro1">
          <table:table-cell office:value-type="string">
            <text:p>3.749312523944e-06</text:p>
          </table:table-cell>
          <table:table-cell office:value-type="string">
            <text:p>2.268670985115e+00</text:p>
          </table:table-cell>
          <table:table-cell office:value-type="string">
            <text:p>2.268670985116e+00</text:p>
          </table:table-cell>
          <table:table-cell office:value-type="string">
            <text:p>3.300000000000e+00</text:p>
          </table:table-cell>
          <table:table-cell office:value-type="string">
            <text:p>3.298985662654e+00</text:p>
          </table:table-cell>
        </table:table-row>
        <table:table-row table:style-name="ro1">
          <table:table-cell office:value-type="string">
            <text:p>3.749437571832e-06</text:p>
          </table:table-cell>
          <table:table-cell office:value-type="string">
            <text:p>1.856012955347e+00</text:p>
          </table:table-cell>
          <table:table-cell office:value-type="string">
            <text:p>1.856012955348e+00</text:p>
          </table:table-cell>
          <table:table-cell office:value-type="string">
            <text:p>3.300000000000e+00</text:p>
          </table:table-cell>
          <table:table-cell office:value-type="string">
            <text:p>3.304260780653e+00</text:p>
          </table:table-cell>
        </table:table-row>
        <table:table-row table:style-name="ro1">
          <table:table-cell office:value-type="string">
            <text:p>3.749550561062e-06</text:p>
          </table:table-cell>
          <table:table-cell table:number-columns-repeated="2" office:value-type="string">
            <text:p>1.483148495130e+00</text:p>
          </table:table-cell>
          <table:table-cell office:value-type="string">
            <text:p>3.300000000000e+00</text:p>
          </table:table-cell>
          <table:table-cell office:value-type="string">
            <text:p>3.312681608939e+00</text:p>
          </table:table-cell>
        </table:table-row>
        <table:table-row table:style-name="ro1">
          <table:table-cell office:value-type="string">
            <text:p>3.749616828873e-06</text:p>
          </table:table-cell>
          <table:table-cell office:value-type="string">
            <text:p>1.264464717469e+00</text:p>
          </table:table-cell>
          <table:table-cell office:value-type="string">
            <text:p>1.264464717470e+00</text:p>
          </table:table-cell>
          <table:table-cell office:value-type="string">
            <text:p>3.300000000000e+00</text:p>
          </table:table-cell>
          <table:table-cell office:value-type="string">
            <text:p>3.323377182044e+00</text:p>
          </table:table-cell>
        </table:table-row>
        <table:table-row table:style-name="ro1">
          <table:table-cell office:value-type="string">
            <text:p>3.749700215724e-06</text:p>
          </table:table-cell>
          <table:table-cell office:value-type="string">
            <text:p>9.892881108371e-01</text:p>
          </table:table-cell>
          <table:table-cell office:value-type="string">
            <text:p>9.892881108375e-01</text:p>
          </table:table-cell>
          <table:table-cell office:value-type="string">
            <text:p>3.300000000000e+00</text:p>
          </table:table-cell>
          <table:table-cell office:value-type="string">
            <text:p>3.348970522652e+00</text:p>
          </table:table-cell>
        </table:table-row>
        <table:table-row table:style-name="ro1">
          <table:table-cell office:value-type="string">
            <text:p>3.749766765244e-06</text:p>
          </table:table-cell>
          <table:table-cell office:value-type="string">
            <text:p>7.696746936219e-01</text:p>
          </table:table-cell>
          <table:table-cell office:value-type="string">
            <text:p>7.696746936223e-01</text:p>
          </table:table-cell>
          <table:table-cell office:value-type="string">
            <text:p>3.300000000000e+00</text:p>
          </table:table-cell>
          <table:table-cell office:value-type="string">
            <text:p>3.352787941109e+00</text:p>
          </table:table-cell>
        </table:table-row>
        <table:table-row table:style-name="ro1">
          <table:table-cell office:value-type="string">
            <text:p>3.749818998295e-06</text:p>
          </table:table-cell>
          <table:table-cell office:value-type="string">
            <text:p>5.973056268665e-01</text:p>
          </table:table-cell>
          <table:table-cell office:value-type="string">
            <text:p>5.973056268670e-01</text:p>
          </table:table-cell>
          <table:table-cell office:value-type="string">
            <text:p>3.300000000000e+00</text:p>
          </table:table-cell>
          <table:table-cell office:value-type="string">
            <text:p>3.282630275927e+00</text:p>
          </table:table-cell>
        </table:table-row>
        <table:table-row table:style-name="ro1">
          <table:table-cell office:value-type="string">
            <text:p>3.749873835256e-06</text:p>
          </table:table-cell>
          <table:table-cell office:value-type="string">
            <text:p>4.163436554022e-01</text:p>
          </table:table-cell>
          <table:table-cell office:value-type="string">
            <text:p>4.163436554026e-01</text:p>
          </table:table-cell>
          <table:table-cell office:value-type="string">
            <text:p>3.300000000000e+00</text:p>
          </table:table-cell>
          <table:table-cell office:value-type="string">
            <text:p>3.062177537061e+00</text:p>
          </table:table-cell>
        </table:table-row>
        <table:table-row table:style-name="ro1">
          <table:table-cell office:value-type="string">
            <text:p>3.749921536900e-06</text:p>
          </table:table-cell>
          <table:table-cell office:value-type="string">
            <text:p>2.589282293520e-01</text:p>
          </table:table-cell>
          <table:table-cell office:value-type="string">
            <text:p>2.589282293525e-01</text:p>
          </table:table-cell>
          <table:table-cell office:value-type="string">
            <text:p>3.300000000000e+00</text:p>
          </table:table-cell>
          <table:table-cell office:value-type="string">
            <text:p>2.658914302205e+00</text:p>
          </table:table-cell>
        </table:table-row>
        <table:table-row table:style-name="ro1">
          <table:table-cell office:value-type="string">
            <text:p>3.749962768282e-06</text:p>
          </table:table-cell>
          <table:table-cell office:value-type="string">
            <text:p>1.228646679940e-01</text:p>
          </table:table-cell>
          <table:table-cell office:value-type="string">
            <text:p>1.228646679944e-01</text:p>
          </table:table-cell>
          <table:table-cell office:value-type="string">
            <text:p>3.300000000000e+00</text:p>
          </table:table-cell>
          <table:table-cell office:value-type="string">
            <text:p>2.146719054570e+00</text:p>
          </table:table-cell>
        </table:table-row>
        <table:table-row table:style-name="ro1">
          <table:table-cell office:value-type="string">
            <text:p>3.75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95369317309e+00</text:p>
          </table:table-cell>
        </table:table-row>
        <table:table-row table:style-name="ro1">
          <table:table-cell office:value-type="string">
            <text:p>3.75001681580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33896205053e+00</text:p>
          </table:table-cell>
        </table:table-row>
        <table:table-row table:style-name="ro1">
          <table:table-cell office:value-type="string">
            <text:p>3.75004026189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08257445425e+00</text:p>
          </table:table-cell>
        </table:table-row>
        <table:table-row table:style-name="ro1">
          <table:table-cell office:value-type="string">
            <text:p>3.75006214758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726987348700e-01</text:p>
          </table:table-cell>
        </table:table-row>
        <table:table-row table:style-name="ro1">
          <table:table-cell office:value-type="string">
            <text:p>3.75008860674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90799913158e-01</text:p>
          </table:table-cell>
        </table:table-row>
        <table:table-row table:style-name="ro1">
          <table:table-cell office:value-type="string">
            <text:p>3.75011729335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24594770550e-01</text:p>
          </table:table-cell>
        </table:table-row>
        <table:table-row table:style-name="ro1">
          <table:table-cell office:value-type="string">
            <text:p>3.75014862104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64264061389e-01</text:p>
          </table:table-cell>
        </table:table-row>
        <table:table-row table:style-name="ro1">
          <table:table-cell office:value-type="string">
            <text:p>3.75018841977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30465103087e-01</text:p>
          </table:table-cell>
        </table:table-row>
        <table:table-row table:style-name="ro1">
          <table:table-cell office:value-type="string">
            <text:p>3.75023237817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553838970888e-02</text:p>
          </table:table-cell>
        </table:table-row>
        <table:table-row table:style-name="ro1">
          <table:table-cell office:value-type="string">
            <text:p>3.75028291626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223202350692e-02</text:p>
          </table:table-cell>
        </table:table-row>
        <table:table-row table:style-name="ro1">
          <table:table-cell office:value-type="string">
            <text:p>3.75034158058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28278275689e-02</text:p>
          </table:table-cell>
        </table:table-row>
        <table:table-row table:style-name="ro1">
          <table:table-cell office:value-type="string">
            <text:p>3.75041359496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42839650217e-02</text:p>
          </table:table-cell>
        </table:table-row>
        <table:table-row table:style-name="ro1">
          <table:table-cell office:value-type="string">
            <text:p>3.75050453876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988704862631e-03</text:p>
          </table:table-cell>
        </table:table-row>
        <table:table-row table:style-name="ro1">
          <table:table-cell office:value-type="string">
            <text:p>3.75062517379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198413711101e-04</text:p>
          </table:table-cell>
        </table:table-row>
        <table:table-row table:style-name="ro1">
          <table:table-cell office:value-type="string">
            <text:p>3.75079279230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857031109822e-05</text:p>
          </table:table-cell>
        </table:table-row>
        <table:table-row table:style-name="ro1">
          <table:table-cell office:value-type="string">
            <text:p>3.75103666489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77541369975e-05</text:p>
          </table:table-cell>
        </table:table-row>
        <table:table-row table:style-name="ro1">
          <table:table-cell office:value-type="string">
            <text:p>3.75141277790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00722565984e-06</text:p>
          </table:table-cell>
        </table:table-row>
        <table:table-row table:style-name="ro1">
          <table:table-cell office:value-type="string">
            <text:p>3.75212018892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899118892062e-06</text:p>
          </table:table-cell>
        </table:table-row>
        <table:table-row table:style-name="ro1">
          <table:table-cell office:value-type="string">
            <text:p>3.75353501095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68575573511e-06</text:p>
          </table:table-cell>
        </table:table-row>
        <table:table-row table:style-name="ro1">
          <table:table-cell office:value-type="string">
            <text:p>3.75636465502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15457160312e-06</text:p>
          </table:table-cell>
        </table:table-row>
        <table:table-row table:style-name="ro1">
          <table:table-cell office:value-type="string">
            <text:p>3.76202394315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63639571212e-06</text:p>
          </table:table-cell>
        </table:table-row>
        <table:table-row table:style-name="ro1">
          <table:table-cell office:value-type="string">
            <text:p>3.77334251942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26073787224e-06</text:p>
          </table:table-cell>
        </table:table-row>
        <table:table-row table:style-name="ro1">
          <table:table-cell office:value-type="string">
            <text:p>3.79597967195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19439418854e-06</text:p>
          </table:table-cell>
        </table:table-row>
        <table:table-row table:style-name="ro1">
          <table:table-cell office:value-type="string">
            <text:p>3.82248983597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299492479066e-06</text:p>
          </table:table-cell>
        </table:table-row>
        <table:table-row table:style-name="ro1">
          <table:table-cell office:value-type="string">
            <text:p>3.849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95456264660e-06</text:p>
          </table:table-cell>
        </table:table-row>
        <table:table-row table:style-name="ro1">
          <table:table-cell office:value-type="string">
            <text:p>3.84925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475000000001e+00</text:p>
          </table:table-cell>
          <table:table-cell office:value-type="string">
            <text:p>-3.020001313226e-04</text:p>
          </table:table-cell>
        </table:table-row>
        <table:table-row table:style-name="ro1">
          <table:table-cell office:value-type="string">
            <text:p>3.84950009577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649683940469e+00</text:p>
          </table:table-cell>
          <table:table-cell office:value-type="string">
            <text:p>-8.457086300832e-04</text:p>
          </table:table-cell>
        </table:table-row>
        <table:table-row table:style-name="ro1">
          <table:table-cell office:value-type="string">
            <text:p>3.84957658295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97276247260e+00</text:p>
          </table:table-cell>
          <table:table-cell office:value-type="string">
            <text:p>2.176005693209e-04</text:p>
          </table:table-cell>
        </table:table-row>
        <table:table-row table:style-name="ro1">
          <table:table-cell office:value-type="string">
            <text:p>3.84964369386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175810260368e+00</text:p>
          </table:table-cell>
          <table:table-cell office:value-type="string">
            <text:p>6.144711331923e-04</text:p>
          </table:table-cell>
        </table:table-row>
        <table:table-row table:style-name="ro1">
          <table:table-cell office:value-type="string">
            <text:p>3.84971766016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317214449949e-01</text:p>
          </table:table-cell>
          <table:table-cell office:value-type="string">
            <text:p>8.644838070889e-04</text:p>
          </table:table-cell>
        </table:table-row>
        <table:table-row table:style-name="ro1">
          <table:table-cell office:value-type="string">
            <text:p>3.84976356986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7.802194386500e-01</text:p>
          </table:table-cell>
          <table:table-cell office:value-type="string">
            <text:p>8.985224696670e-04</text:p>
          </table:table-cell>
        </table:table-row>
        <table:table-row table:style-name="ro1">
          <table:table-cell office:value-type="string">
            <text:p>3.84978848357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980041942608e-01</text:p>
          </table:table-cell>
          <table:table-cell office:value-type="string">
            <text:p>8.700094266260e-04</text:p>
          </table:table-cell>
        </table:table-row>
        <table:table-row table:style-name="ro1">
          <table:table-cell office:value-type="string">
            <text:p>3.84982244011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859476223027e-01</text:p>
          </table:table-cell>
          <table:table-cell office:value-type="string">
            <text:p>8.436626721435e-04</text:p>
          </table:table-cell>
        </table:table-row>
        <table:table-row table:style-name="ro1">
          <table:table-cell office:value-type="string">
            <text:p>3.84984931412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4.972633905971e-01</text:p>
          </table:table-cell>
          <table:table-cell office:value-type="string">
            <text:p>8.255124655544e-04</text:p>
          </table:table-cell>
        </table:table-row>
        <table:table-row table:style-name="ro1">
          <table:table-cell office:value-type="string">
            <text:p>3.84988766485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707059766199e-01</text:p>
          </table:table-cell>
          <table:table-cell office:value-type="string">
            <text:p>7.990750279728e-04</text:p>
          </table:table-cell>
        </table:table-row>
        <table:table-row table:style-name="ro1">
          <table:table-cell office:value-type="string">
            <text:p>3.84990242080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20113288115e-01</text:p>
          </table:table-cell>
          <table:table-cell office:value-type="string">
            <text:p>7.660621729225e-04</text:p>
          </table:table-cell>
        </table:table-row>
        <table:table-row table:style-name="ro1">
          <table:table-cell office:value-type="string">
            <text:p>3.84992108697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604129883756e-01</text:p>
          </table:table-cell>
          <table:table-cell office:value-type="string">
            <text:p>7.042290441419e-04</text:p>
          </table:table-cell>
        </table:table-row>
        <table:table-row table:style-name="ro1">
          <table:table-cell office:value-type="string">
            <text:p>3.84993713738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074466286030e-01</text:p>
          </table:table-cell>
          <table:table-cell office:value-type="string">
            <text:p>6.384740817189e-04</text:p>
          </table:table-cell>
        </table:table-row>
        <table:table-row table:style-name="ro1">
          <table:table-cell office:value-type="string">
            <text:p>3.84995789654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89414143362e-01</text:p>
          </table:table-cell>
          <table:table-cell office:value-type="string">
            <text:p>4.130370337327e-04</text:p>
          </table:table-cell>
        </table:table-row>
        <table:table-row table:style-name="ro1">
          <table:table-cell office:value-type="string">
            <text:p>3.84997898849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933795236131e-02</text:p>
          </table:table-cell>
          <table:table-cell office:value-type="string">
            <text:p>3.778614869853e-05</text:p>
          </table:table-cell>
        </table:table-row>
        <table:table-row table:style-name="ro1">
          <table:table-cell office:value-type="string">
            <text:p>3.85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24718112983e-12</text:p>
          </table:table-cell>
          <table:table-cell office:value-type="string">
            <text:p>-2.768673750193e-04</text:p>
          </table:table-cell>
        </table:table-row>
        <table:table-row table:style-name="ro1">
          <table:table-cell office:value-type="string">
            <text:p>3.85001331460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611720302259e-05</text:p>
          </table:table-cell>
        </table:table-row>
        <table:table-row table:style-name="ro1">
          <table:table-cell office:value-type="string">
            <text:p>3.85003013766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422605079043e-04</text:p>
          </table:table-cell>
        </table:table-row>
        <table:table-row table:style-name="ro1">
          <table:table-cell office:value-type="string">
            <text:p>3.85004651717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449677211712e-04</text:p>
          </table:table-cell>
        </table:table-row>
        <table:table-row table:style-name="ro1">
          <table:table-cell office:value-type="string">
            <text:p>3.85007927618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699028498646e-04</text:p>
          </table:table-cell>
        </table:table-row>
        <table:table-row table:style-name="ro1">
          <table:table-cell office:value-type="string">
            <text:p>3.85013430672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077480122468e-05</text:p>
          </table:table-cell>
        </table:table-row>
        <table:table-row table:style-name="ro1">
          <table:table-cell office:value-type="string">
            <text:p>3.85019437554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038558924498e-04</text:p>
          </table:table-cell>
        </table:table-row>
        <table:table-row table:style-name="ro1">
          <table:table-cell office:value-type="string">
            <text:p>3.85026190086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632721590706e-04</text:p>
          </table:table-cell>
        </table:table-row>
        <table:table-row table:style-name="ro1">
          <table:table-cell office:value-type="string">
            <text:p>3.85033783041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057809464934e-04</text:p>
          </table:table-cell>
        </table:table-row>
        <table:table-row table:style-name="ro1">
          <table:table-cell office:value-type="string">
            <text:p>3.85043070892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161561160576e-04</text:p>
          </table:table-cell>
        </table:table-row>
        <table:table-row table:style-name="ro1">
          <table:table-cell office:value-type="string">
            <text:p>3.85054802148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4.541826297071e-05</text:p>
          </table:table-cell>
        </table:table-row>
        <table:table-row table:style-name="ro1">
          <table:table-cell office:value-type="string">
            <text:p>3.85070545226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9.274720340706e-06</text:p>
          </table:table-cell>
        </table:table-row>
        <table:table-row table:style-name="ro1">
          <table:table-cell office:value-type="string">
            <text:p>3.85092958866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434446498121e-07</text:p>
          </table:table-cell>
        </table:table-row>
        <table:table-row table:style-name="ro1">
          <table:table-cell office:value-type="string">
            <text:p>3.85128592504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3.547408208664e-08</text:p>
          </table:table-cell>
        </table:table-row>
        <table:table-row table:style-name="ro1">
          <table:table-cell office:value-type="string">
            <text:p>3.85196127156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173442638607e-07</text:p>
          </table:table-cell>
        </table:table-row>
        <table:table-row table:style-name="ro1">
          <table:table-cell office:value-type="string">
            <text:p>3.85331196460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004856319617e-09</text:p>
          </table:table-cell>
        </table:table-row>
        <table:table-row table:style-name="ro1">
          <table:table-cell office:value-type="string">
            <text:p>3.85601335069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72436075868e-07</text:p>
          </table:table-cell>
        </table:table-row>
        <table:table-row table:style-name="ro1">
          <table:table-cell office:value-type="string">
            <text:p>3.86141612286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316776691757e-09</text:p>
          </table:table-cell>
        </table:table-row>
        <table:table-row table:style-name="ro1">
          <table:table-cell office:value-type="string">
            <text:p>3.87222166721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54403593382e-07</text:p>
          </table:table-cell>
        </table:table-row>
        <table:table-row table:style-name="ro1">
          <table:table-cell office:value-type="string">
            <text:p>3.886110833607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187879317035e-09</text:p>
          </table:table-cell>
        </table:table-row>
        <table:table-row table:style-name="ro1">
          <table:table-cell office:value-type="string">
            <text:p>3.9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46721523881e-07</text:p>
          </table:table-cell>
        </table:table-row>
        <table:table-row table:style-name="ro1">
          <table:table-cell office:value-type="string">
            <text:p>3.900250000000e-06</text:p>
          </table:table-cell>
          <table:table-cell office:value-type="string">
            <text:p>8.24999999999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557682723853e-04</text:p>
          </table:table-cell>
        </table:table-row>
        <table:table-row table:style-name="ro1">
          <table:table-cell office:value-type="string">
            <text:p>3.900500095776e-06</text:p>
          </table:table-cell>
          <table:table-cell office:value-type="string">
            <text:p>1.65031605953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6.897422362691e-03</text:p>
          </table:table-cell>
        </table:table-row>
        <table:table-row table:style-name="ro1">
          <table:table-cell office:value-type="string">
            <text:p>3.900562583804e-06</text:p>
          </table:table-cell>
          <table:table-cell office:value-type="string">
            <text:p>1.856526552088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58480022104e-02</text:p>
          </table:table-cell>
        </table:table-row>
        <table:table-row table:style-name="ro1">
          <table:table-cell office:value-type="string">
            <text:p>3.900672097013e-06</text:p>
          </table:table-cell>
          <table:table-cell office:value-type="string">
            <text:p>2.217920141321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2.983631164364e-02</text:p>
          </table:table-cell>
        </table:table-row>
        <table:table-row table:style-name="ro1">
          <table:table-cell office:value-type="string">
            <text:p>3.900750055901e-06</text:p>
          </table:table-cell>
          <table:table-cell office:value-type="string">
            <text:p>2.47518447376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10611064141e-02</text:p>
          </table:table-cell>
        </table:table-row>
        <table:table-row table:style-name="ro1">
          <table:table-cell office:value-type="string">
            <text:p>3.900813641812e-06</text:p>
          </table:table-cell>
          <table:table-cell office:value-type="string">
            <text:p>2.685017979481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8.700859961790e-02</text:p>
          </table:table-cell>
        </table:table-row>
        <table:table-row table:style-name="ro1">
          <table:table-cell office:value-type="string">
            <text:p>3.900879221465e-06</text:p>
          </table:table-cell>
          <table:table-cell office:value-type="string">
            <text:p>2.90143083418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413281881859e-01</text:p>
          </table:table-cell>
        </table:table-row>
        <table:table-row table:style-name="ro1">
          <table:table-cell office:value-type="string">
            <text:p>3.900929072146e-06</text:p>
          </table:table-cell>
          <table:table-cell office:value-type="string">
            <text:p>3.06593808320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798514075333e-01</text:p>
          </table:table-cell>
        </table:table-row>
        <table:table-row table:style-name="ro1">
          <table:table-cell office:value-type="string">
            <text:p>3.900964536073e-06</text:p>
          </table:table-cell>
          <table:table-cell office:value-type="string">
            <text:p>3.1829690416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837582862729e-01</text:p>
          </table:table-cell>
        </table:table-row>
        <table:table-row table:style-name="ro1">
          <table:table-cell office:value-type="string">
            <text:p>3.901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15570167455e+00</text:p>
          </table:table-cell>
        </table:table-row>
        <table:table-row table:style-name="ro1">
          <table:table-cell office:value-type="string">
            <text:p>3.90101692224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84667186107e+00</text:p>
          </table:table-cell>
        </table:table-row>
        <table:table-row table:style-name="ro1">
          <table:table-cell office:value-type="string">
            <text:p>3.90103950616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18548191880e+00</text:p>
          </table:table-cell>
        </table:table-row>
        <table:table-row table:style-name="ro1">
          <table:table-cell office:value-type="string">
            <text:p>3.90106092756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57002843208e+00</text:p>
          </table:table-cell>
        </table:table-row>
        <table:table-row table:style-name="ro1">
          <table:table-cell office:value-type="string">
            <text:p>3.90109187592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99063554253e+00</text:p>
          </table:table-cell>
        </table:table-row>
        <table:table-row table:style-name="ro1">
          <table:table-cell office:value-type="string">
            <text:p>3.90112374231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598296893163e+00</text:p>
          </table:table-cell>
        </table:table-row>
        <table:table-row table:style-name="ro1">
          <table:table-cell office:value-type="string">
            <text:p>3.90115406407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814437125700e+00</text:p>
          </table:table-cell>
        </table:table-row>
        <table:table-row table:style-name="ro1">
          <table:table-cell office:value-type="string">
            <text:p>3.90119107621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97051636863e+00</text:p>
          </table:table-cell>
        </table:table-row>
        <table:table-row table:style-name="ro1">
          <table:table-cell office:value-type="string">
            <text:p>3.90123693553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33876285395e+00</text:p>
          </table:table-cell>
        </table:table-row>
        <table:table-row table:style-name="ro1">
          <table:table-cell office:value-type="string">
            <text:p>3.90128385033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09550219424e+00</text:p>
          </table:table-cell>
        </table:table-row>
        <table:table-row table:style-name="ro1">
          <table:table-cell office:value-type="string">
            <text:p>3.90133349480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51143665032e+00</text:p>
          </table:table-cell>
        </table:table-row>
        <table:table-row table:style-name="ro1">
          <table:table-cell office:value-type="string">
            <text:p>3.90138936457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74189950652e+00</text:p>
          </table:table-cell>
        </table:table-row>
        <table:table-row table:style-name="ro1">
          <table:table-cell office:value-type="string">
            <text:p>3.90145740393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6819395455e+00</text:p>
          </table:table-cell>
        </table:table-row>
        <table:table-row table:style-name="ro1">
          <table:table-cell office:value-type="string">
            <text:p>3.90154409824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3170172212e+00</text:p>
          </table:table-cell>
        </table:table-row>
        <table:table-row table:style-name="ro1">
          <table:table-cell office:value-type="string">
            <text:p>3.90166043215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6154914823e+00</text:p>
          </table:table-cell>
        </table:table-row>
        <table:table-row table:style-name="ro1">
          <table:table-cell office:value-type="string">
            <text:p>3.90182617365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7624988149e+00</text:p>
          </table:table-cell>
        </table:table-row>
        <table:table-row table:style-name="ro1">
          <table:table-cell office:value-type="string">
            <text:p>3.90208536223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520821955e+00</text:p>
          </table:table-cell>
        </table:table-row>
        <table:table-row table:style-name="ro1">
          <table:table-cell office:value-type="string">
            <text:p>3.90254257900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46733398e+00</text:p>
          </table:table-cell>
        </table:table-row>
        <table:table-row table:style-name="ro1">
          <table:table-cell office:value-type="string">
            <text:p>3.90316146133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451112583e+00</text:p>
          </table:table-cell>
        </table:table-row>
        <table:table-row table:style-name="ro1">
          <table:table-cell office:value-type="string">
            <text:p>3.90402755689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648154386e+00</text:p>
          </table:table-cell>
        </table:table-row>
        <table:table-row table:style-name="ro1">
          <table:table-cell office:value-type="string">
            <text:p>3.90526835585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61273404e+00</text:p>
          </table:table-cell>
        </table:table-row>
        <table:table-row table:style-name="ro1">
          <table:table-cell office:value-type="string">
            <text:p>3.90713847077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50487175e+00</text:p>
          </table:table-cell>
        </table:table-row>
        <table:table-row table:style-name="ro1">
          <table:table-cell office:value-type="string">
            <text:p>3.90992030648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97326676e+00</text:p>
          </table:table-cell>
        </table:table-row>
        <table:table-row table:style-name="ro1">
          <table:table-cell office:value-type="string">
            <text:p>3.91399341522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37274528e+00</text:p>
          </table:table-cell>
        </table:table-row>
        <table:table-row table:style-name="ro1">
          <table:table-cell office:value-type="string">
            <text:p>3.91999868644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54005967e+00</text:p>
          </table:table-cell>
        </table:table-row>
        <table:table-row table:style-name="ro1">
          <table:table-cell office:value-type="string">
            <text:p>3.92895533007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4176207e+00</text:p>
          </table:table-cell>
        </table:table-row>
        <table:table-row table:style-name="ro1">
          <table:table-cell office:value-type="string">
            <text:p>3.94235708061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8667580e+00</text:p>
          </table:table-cell>
        </table:table-row>
        <table:table-row table:style-name="ro1">
          <table:table-cell office:value-type="string">
            <text:p>3.96237172774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0234208e+00</text:p>
          </table:table-cell>
        </table:table-row>
        <table:table-row table:style-name="ro1">
          <table:table-cell office:value-type="string">
            <text:p>3.98118586387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7833122e+00</text:p>
          </table:table-cell>
        </table:table-row>
        <table:table-row table:style-name="ro1">
          <table:table-cell office:value-type="string">
            <text:p>4.00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5035862e+00</text:p>
          </table:table-cell>
        </table:table-row>
        <table:table-row table:style-name="ro1">
          <table:table-cell office:value-type="string">
            <text:p>4.000062500000e-06</text:p>
          </table:table-cell>
          <table:table-cell office:value-type="string">
            <text:p>3.300000000000e+00</text:p>
          </table:table-cell>
          <table:table-cell office:value-type="string">
            <text:p>2.062500000005e-01</text:p>
          </table:table-cell>
          <table:table-cell office:value-type="string">
            <text:p>0.000000000000e+00</text:p>
          </table:table-cell>
          <table:table-cell office:value-type="string">
            <text:p>3.300406042539e+00</text:p>
          </table:table-cell>
        </table:table-row>
        <table:table-row table:style-name="ro1">
          <table:table-cell office:value-type="string">
            <text:p>4.000161750574e-06</text:p>
          </table:table-cell>
          <table:table-cell office:value-type="string">
            <text:p>3.300000000000e+00</text:p>
          </table:table-cell>
          <table:table-cell office:value-type="string">
            <text:p>5.337768952772e-01</text:p>
          </table:table-cell>
          <table:table-cell office:value-type="string">
            <text:p>0.000000000000e+00</text:p>
          </table:table-cell>
          <table:table-cell office:value-type="string">
            <text:p>3.300400328727e+00</text:p>
          </table:table-cell>
        </table:table-row>
        <table:table-row table:style-name="ro1">
          <table:table-cell office:value-type="string">
            <text:p>4.000252649578e-06</text:p>
          </table:table-cell>
          <table:table-cell office:value-type="string">
            <text:p>3.300000000000e+00</text:p>
          </table:table-cell>
          <table:table-cell office:value-type="string">
            <text:p>8.337436074906e-01</text:p>
          </table:table-cell>
          <table:table-cell office:value-type="string">
            <text:p>0.000000000000e+00</text:p>
          </table:table-cell>
          <table:table-cell office:value-type="string">
            <text:p>3.299992982239e+00</text:p>
          </table:table-cell>
        </table:table-row>
        <table:table-row table:style-name="ro1">
          <table:table-cell office:value-type="string">
            <text:p>4.000377416222e-06</text:p>
          </table:table-cell>
          <table:table-cell office:value-type="string">
            <text:p>3.300000000000e+00</text:p>
          </table:table-cell>
          <table:table-cell office:value-type="string">
            <text:p>1.245473533640e+00</text:p>
          </table:table-cell>
          <table:table-cell office:value-type="string">
            <text:p>0.000000000000e+00</text:p>
          </table:table-cell>
          <table:table-cell office:value-type="string">
            <text:p>3.299363834605e+00</text:p>
          </table:table-cell>
        </table:table-row>
        <table:table-row table:style-name="ro1">
          <table:table-cell office:value-type="string">
            <text:p>4.000468371832e-06</text:p>
          </table:table-cell>
          <table:table-cell office:value-type="string">
            <text:p>3.300000000000e+00</text:p>
          </table:table-cell>
          <table:table-cell office:value-type="string">
            <text:p>1.545627044719e+00</text:p>
          </table:table-cell>
          <table:table-cell office:value-type="string">
            <text:p>0.000000000000e+00</text:p>
          </table:table-cell>
          <table:table-cell office:value-type="string">
            <text:p>3.299144256570e+00</text:p>
          </table:table-cell>
        </table:table-row>
        <table:table-row table:style-name="ro1">
          <table:table-cell office:value-type="string">
            <text:p>4.000508241717e-06</text:p>
          </table:table-cell>
          <table:table-cell office:value-type="string">
            <text:p>3.300000000000e+00</text:p>
          </table:table-cell>
          <table:table-cell office:value-type="string">
            <text:p>1.677197667335e+00</text:p>
          </table:table-cell>
          <table:table-cell office:value-type="string">
            <text:p>0.000000000000e+00</text:p>
          </table:table-cell>
          <table:table-cell office:value-type="string">
            <text:p>3.299350705190e+00</text:p>
          </table:table-cell>
        </table:table-row>
        <table:table-row table:style-name="ro1">
          <table:table-cell office:value-type="string">
            <text:p>4.000587981489e-06</text:p>
          </table:table-cell>
          <table:table-cell office:value-type="string">
            <text:p>3.300000000000e+00</text:p>
          </table:table-cell>
          <table:table-cell office:value-type="string">
            <text:p>1.940338912567e+00</text:p>
          </table:table-cell>
          <table:table-cell office:value-type="string">
            <text:p>0.000000000000e+00</text:p>
          </table:table-cell>
          <table:table-cell office:value-type="string">
            <text:p>3.299656771665e+00</text:p>
          </table:table-cell>
        </table:table-row>
        <table:table-row table:style-name="ro1">
          <table:table-cell office:value-type="string">
            <text:p>4.000703512280e-06</text:p>
          </table:table-cell>
          <table:table-cell office:value-type="string">
            <text:p>3.300000000000e+00</text:p>
          </table:table-cell>
          <table:table-cell office:value-type="string">
            <text:p>2.321590523179e+00</text:p>
          </table:table-cell>
          <table:table-cell office:value-type="string">
            <text:p>0.000000000000e+00</text:p>
          </table:table-cell>
          <table:table-cell office:value-type="string">
            <text:p>3.299819909317e+00</text:p>
          </table:table-cell>
        </table:table-row>
        <table:table-row table:style-name="ro1">
          <table:table-cell office:value-type="string">
            <text:p>4.000851756140e-06</text:p>
          </table:table-cell>
          <table:table-cell office:value-type="string">
            <text:p>3.300000000000e+00</text:p>
          </table:table-cell>
          <table:table-cell office:value-type="string">
            <text:p>2.810795261587e+00</text:p>
          </table:table-cell>
          <table:table-cell office:value-type="string">
            <text:p>0.000000000000e+00</text:p>
          </table:table-cell>
          <table:table-cell office:value-type="string">
            <text:p>3.299482646128e+00</text:p>
          </table:table-cell>
        </table:table-row>
        <table:table-row table:style-name="ro1">
          <table:table-cell office:value-type="string">
            <text:p>4.001000000000e-06</text:p>
          </table:table-cell>
          <table:table-cell office:value-type="string">
            <text:p>3.300000000000e+00</text:p>
          </table:table-cell>
          <table:table-cell office:value-type="string">
            <text:p>3.299999999999e+00</text:p>
          </table:table-cell>
          <table:table-cell office:value-type="string">
            <text:p>0.000000000000e+00</text:p>
          </table:table-cell>
          <table:table-cell office:value-type="string">
            <text:p>3.299994308754e+00</text:p>
          </table:table-cell>
        </table:table-row>
        <table:table-row table:style-name="ro1">
          <table:table-cell office:value-type="string">
            <text:p>4.00102638369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06644742e+00</text:p>
          </table:table-cell>
        </table:table-row>
        <table:table-row table:style-name="ro1">
          <table:table-cell office:value-type="string">
            <text:p>4.00107844644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93274027e+00</text:p>
          </table:table-cell>
        </table:table-row>
        <table:table-row table:style-name="ro1">
          <table:table-cell office:value-type="string">
            <text:p>4.00112471950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505510152e+00</text:p>
          </table:table-cell>
        </table:table-row>
        <table:table-row table:style-name="ro1">
          <table:table-cell office:value-type="string">
            <text:p>4.00121726563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691770957e+00</text:p>
          </table:table-cell>
        </table:table-row>
        <table:table-row table:style-name="ro1">
          <table:table-cell office:value-type="string">
            <text:p>4.00130145905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484285755e+00</text:p>
          </table:table-cell>
        </table:table-row>
        <table:table-row table:style-name="ro1">
          <table:table-cell office:value-type="string">
            <text:p>4.00143322589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198941145e+00</text:p>
          </table:table-cell>
        </table:table-row>
        <table:table-row table:style-name="ro1">
          <table:table-cell office:value-type="string">
            <text:p>4.00160293166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52433597e+00</text:p>
          </table:table-cell>
        </table:table-row>
        <table:table-row table:style-name="ro1">
          <table:table-cell office:value-type="string">
            <text:p>4.00186051696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10689441e+00</text:p>
          </table:table-cell>
        </table:table-row>
        <table:table-row table:style-name="ro1">
          <table:table-cell office:value-type="string">
            <text:p>4.00223344980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8744653e+00</text:p>
          </table:table-cell>
        </table:table-row>
        <table:table-row table:style-name="ro1">
          <table:table-cell office:value-type="string">
            <text:p>4.00275552582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5460092e+00</text:p>
          </table:table-cell>
        </table:table-row>
        <table:table-row table:style-name="ro1">
          <table:table-cell office:value-type="string">
            <text:p>4.00349542993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543010e+00</text:p>
          </table:table-cell>
        </table:table-row>
        <table:table-row table:style-name="ro1">
          <table:table-cell office:value-type="string">
            <text:p>4.00457589270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414891e+00</text:p>
          </table:table-cell>
        </table:table-row>
        <table:table-row table:style-name="ro1">
          <table:table-cell office:value-type="string">
            <text:p>4.00617328419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2867650e+00</text:p>
          </table:table-cell>
        </table:table-row>
        <table:table-row table:style-name="ro1">
          <table:table-cell office:value-type="string">
            <text:p>4.00852138463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249239e+00</text:p>
          </table:table-cell>
        </table:table-row>
        <table:table-row table:style-name="ro1">
          <table:table-cell office:value-type="string">
            <text:p>4.01197388682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098425e+00</text:p>
          </table:table-cell>
        </table:table-row>
        <table:table-row table:style-name="ro1">
          <table:table-cell office:value-type="string">
            <text:p>4.01708462293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686671e+00</text:p>
          </table:table-cell>
        </table:table-row>
        <table:table-row table:style-name="ro1">
          <table:table-cell office:value-type="string">
            <text:p>4.02469075964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790567e+00</text:p>
          </table:table-cell>
        </table:table-row>
        <table:table-row table:style-name="ro1">
          <table:table-cell office:value-type="string">
            <text:p>4.03602802657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4599896e+00</text:p>
          </table:table-cell>
        </table:table-row>
        <table:table-row table:style-name="ro1">
          <table:table-cell office:value-type="string">
            <text:p>4.049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4814421e+00</text:p>
          </table:table-cell>
        </table:table-row>
        <table:table-row table:style-name="ro1">
          <table:table-cell office:value-type="string">
            <text:p>4.049250000000e-06</text:p>
          </table:table-cell>
          <table:table-cell office:value-type="string">
            <text:p>2.47500000000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175438468e+00</text:p>
          </table:table-cell>
        </table:table-row>
        <table:table-row table:style-name="ro1">
          <table:table-cell office:value-type="string">
            <text:p>4.049312523944e-06</text:p>
          </table:table-cell>
          <table:table-cell office:value-type="string">
            <text:p>2.26867098511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391664965e+00</text:p>
          </table:table-cell>
        </table:table-row>
        <table:table-row table:style-name="ro1">
          <table:table-cell office:value-type="string">
            <text:p>4.049437571832e-06</text:p>
          </table:table-cell>
          <table:table-cell office:value-type="string">
            <text:p>1.85601295535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3288489259e+00</text:p>
          </table:table-cell>
        </table:table-row>
        <table:table-row table:style-name="ro1">
          <table:table-cell office:value-type="string">
            <text:p>4.049550557976e-06</text:p>
          </table:table-cell>
          <table:table-cell office:value-type="string">
            <text:p>1.48315867971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9400749751e+00</text:p>
          </table:table-cell>
        </table:table-row>
        <table:table-row table:style-name="ro1">
          <table:table-cell office:value-type="string">
            <text:p>4.049616883319e-06</text:p>
          </table:table-cell>
          <table:table-cell office:value-type="string">
            <text:p>1.26428504591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17354089414e+00</text:p>
          </table:table-cell>
        </table:table-row>
        <table:table-row table:style-name="ro1">
          <table:table-cell office:value-type="string">
            <text:p>4.049700288512e-06</text:p>
          </table:table-cell>
          <table:table-cell office:value-type="string">
            <text:p>9.890479104032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36552145914e+00</text:p>
          </table:table-cell>
        </table:table-row>
        <table:table-row table:style-name="ro1">
          <table:table-cell office:value-type="string">
            <text:p>4.049766872577e-06</text:p>
          </table:table-cell>
          <table:table-cell office:value-type="string">
            <text:p>7.69320494794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4896935332e+00</text:p>
          </table:table-cell>
        </table:table-row>
        <table:table-row table:style-name="ro1">
          <table:table-cell office:value-type="string">
            <text:p>4.049798976168e-06</text:p>
          </table:table-cell>
          <table:table-cell office:value-type="string">
            <text:p>6.63378646972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64493212585e+00</text:p>
          </table:table-cell>
        </table:table-row>
        <table:table-row table:style-name="ro1">
          <table:table-cell office:value-type="string">
            <text:p>4.049833479720e-06</text:p>
          </table:table-cell>
          <table:table-cell office:value-type="string">
            <text:p>5.495169232598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73837393193e+00</text:p>
          </table:table-cell>
        </table:table-row>
        <table:table-row table:style-name="ro1">
          <table:table-cell office:value-type="string">
            <text:p>4.049858780645e-06</text:p>
          </table:table-cell>
          <table:table-cell office:value-type="string">
            <text:p>4.660238715435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3457974499e+00</text:p>
          </table:table-cell>
        </table:table-row>
        <table:table-row table:style-name="ro1">
          <table:table-cell office:value-type="string">
            <text:p>4.049885673851e-06</text:p>
          </table:table-cell>
          <table:table-cell office:value-type="string">
            <text:p>3.772762919555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63990039445e+00</text:p>
          </table:table-cell>
        </table:table-row>
        <table:table-row table:style-name="ro1">
          <table:table-cell office:value-type="string">
            <text:p>4.049911481626e-06</text:p>
          </table:table-cell>
          <table:table-cell office:value-type="string">
            <text:p>2.921106338611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84170958623e+00</text:p>
          </table:table-cell>
        </table:table-row>
        <table:table-row table:style-name="ro1">
          <table:table-cell office:value-type="string">
            <text:p>4.049942897319e-06</text:p>
          </table:table-cell>
          <table:table-cell office:value-type="string">
            <text:p>1.884388457419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731499038147e+00</text:p>
          </table:table-cell>
        </table:table-row>
        <table:table-row table:style-name="ro1">
          <table:table-cell office:value-type="string">
            <text:p>4.049971448660e-06</text:p>
          </table:table-cell>
          <table:table-cell office:value-type="string">
            <text:p>9.421942287054e-0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16011837121e+00</text:p>
          </table:table-cell>
        </table:table-row>
        <table:table-row table:style-name="ro1">
          <table:table-cell office:value-type="string">
            <text:p>4.050000000000e-06</text:p>
          </table:table-cell>
          <table:table-cell office:value-type="string">
            <text:p>1.935784865736e-1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49533843196e+00</text:p>
          </table:table-cell>
        </table:table-row>
        <table:table-row table:style-name="ro1">
          <table:table-cell office:value-type="string">
            <text:p>4.05001461018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04068838398e+00</text:p>
          </table:table-cell>
        </table:table-row>
        <table:table-row table:style-name="ro1">
          <table:table-cell office:value-type="string">
            <text:p>4.05003439708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2205748384e+00</text:p>
          </table:table-cell>
        </table:table-row>
        <table:table-row table:style-name="ro1">
          <table:table-cell office:value-type="string">
            <text:p>4.05005334261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41168602564e+00</text:p>
          </table:table-cell>
        </table:table-row>
        <table:table-row table:style-name="ro1">
          <table:table-cell office:value-type="string">
            <text:p>4.05007669675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928125299650e-01</text:p>
          </table:table-cell>
        </table:table-row>
        <table:table-row table:style-name="ro1">
          <table:table-cell office:value-type="string">
            <text:p>4.05011019892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289786876636e-01</text:p>
          </table:table-cell>
        </table:table-row>
        <table:table-row table:style-name="ro1">
          <table:table-cell office:value-type="string">
            <text:p>4.05014078383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628082413839e-01</text:p>
          </table:table-cell>
        </table:table-row>
        <table:table-row table:style-name="ro1">
          <table:table-cell office:value-type="string">
            <text:p>4.05018185480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69802947596e-01</text:p>
          </table:table-cell>
        </table:table-row>
        <table:table-row table:style-name="ro1">
          <table:table-cell office:value-type="string">
            <text:p>4.05022372300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1513554595e-01</text:p>
          </table:table-cell>
        </table:table-row>
        <table:table-row table:style-name="ro1">
          <table:table-cell office:value-type="string">
            <text:p>4.05027121533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227222130306e-02</text:p>
          </table:table-cell>
        </table:table-row>
        <table:table-row table:style-name="ro1">
          <table:table-cell office:value-type="string">
            <text:p>4.05032371554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867723848661e-02</text:p>
          </table:table-cell>
        </table:table-row>
        <table:table-row table:style-name="ro1">
          <table:table-cell office:value-type="string">
            <text:p>4.05038759606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32985778807e-02</text:p>
          </table:table-cell>
        </table:table-row>
        <table:table-row table:style-name="ro1">
          <table:table-cell office:value-type="string">
            <text:p>4.05046592465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465986881086e-03</text:p>
          </table:table-cell>
        </table:table-row>
        <table:table-row table:style-name="ro1">
          <table:table-cell office:value-type="string">
            <text:p>4.05056834342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71742671637e-03</text:p>
          </table:table-cell>
        </table:table-row>
        <table:table-row table:style-name="ro1">
          <table:table-cell office:value-type="string">
            <text:p>4.05070581222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099854286358e-04</text:p>
          </table:table-cell>
        </table:table-row>
        <table:table-row table:style-name="ro1">
          <table:table-cell office:value-type="string">
            <text:p>4.05090515452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9.741361020181e-06</text:p>
          </table:table-cell>
        </table:table-row>
        <table:table-row table:style-name="ro1">
          <table:table-cell office:value-type="string">
            <text:p>4.05121581526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751335163050e-06</text:p>
          </table:table-cell>
        </table:table-row>
        <table:table-row table:style-name="ro1">
          <table:table-cell office:value-type="string">
            <text:p>4.05174096862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531114540890e-06</text:p>
          </table:table-cell>
        </table:table-row>
        <table:table-row table:style-name="ro1">
          <table:table-cell office:value-type="string">
            <text:p>4.05279127535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87526353233e-06</text:p>
          </table:table-cell>
        </table:table-row>
        <table:table-row table:style-name="ro1">
          <table:table-cell office:value-type="string">
            <text:p>4.05489188881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02689678916e-06</text:p>
          </table:table-cell>
        </table:table-row>
        <table:table-row table:style-name="ro1">
          <table:table-cell office:value-type="string">
            <text:p>4.05909311572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75912594904e-06</text:p>
          </table:table-cell>
        </table:table-row>
        <table:table-row table:style-name="ro1">
          <table:table-cell office:value-type="string">
            <text:p>4.06749556955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68400415657e-06</text:p>
          </table:table-cell>
        </table:table-row>
        <table:table-row table:style-name="ro1">
          <table:table-cell office:value-type="string">
            <text:p>4.08430047720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96132695822e-06</text:p>
          </table:table-cell>
        </table:table-row>
        <table:table-row table:style-name="ro1">
          <table:table-cell office:value-type="string">
            <text:p>4.11791029250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90234857133e-06</text:p>
          </table:table-cell>
        </table:table-row>
        <table:table-row table:style-name="ro1">
          <table:table-cell office:value-type="string">
            <text:p>4.15895514625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04503800973e-06</text:p>
          </table:table-cell>
        </table:table-row>
        <table:table-row table:style-name="ro1">
          <table:table-cell office:value-type="string">
            <text:p>4.20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97217487662e-06</text:p>
          </table:table-cell>
        </table:table-row>
        <table:table-row table:style-name="ro1">
          <table:table-cell office:value-type="string">
            <text:p>4.200250000000e-06</text:p>
          </table:table-cell>
          <table:table-cell office:value-type="string">
            <text:p>8.249999999990e-01</text:p>
          </table:table-cell>
          <table:table-cell office:value-type="string">
            <text:p>3.300000000000e+00</text:p>
          </table:table-cell>
          <table:table-cell office:value-type="string">
            <text:p>8.249999999990e-01</text:p>
          </table:table-cell>
          <table:table-cell office:value-type="string">
            <text:p>1.561364871810e-03</text:p>
          </table:table-cell>
        </table:table-row>
        <table:table-row table:style-name="ro1">
          <table:table-cell office:value-type="string">
            <text:p>4.200312523944e-06</text:p>
          </table:table-cell>
          <table:table-cell office:value-type="string">
            <text:p>1.031329014881e+00</text:p>
          </table:table-cell>
          <table:table-cell office:value-type="string">
            <text:p>3.300000000000e+00</text:p>
          </table:table-cell>
          <table:table-cell office:value-type="string">
            <text:p>1.031329014881e+00</text:p>
          </table:table-cell>
          <table:table-cell office:value-type="string">
            <text:p>1.468496587137e-03</text:p>
          </table:table-cell>
        </table:table-row>
        <table:table-row table:style-name="ro1">
          <table:table-cell office:value-type="string">
            <text:p>4.200343785916e-06</text:p>
          </table:table-cell>
          <table:table-cell office:value-type="string">
            <text:p>1.134493522321e+00</text:p>
          </table:table-cell>
          <table:table-cell office:value-type="string">
            <text:p>3.300000000000e+00</text:p>
          </table:table-cell>
          <table:table-cell office:value-type="string">
            <text:p>1.134493522321e+00</text:p>
          </table:table-cell>
          <table:table-cell office:value-type="string">
            <text:p>8.546178214595e-04</text:p>
          </table:table-cell>
        </table:table-row>
        <table:table-row table:style-name="ro1">
          <table:table-cell office:value-type="string">
            <text:p>4.200386039345e-06</text:p>
          </table:table-cell>
          <table:table-cell office:value-type="string">
            <text:p>1.273929838885e+00</text:p>
          </table:table-cell>
          <table:table-cell office:value-type="string">
            <text:p>3.300000000000e+00</text:p>
          </table:table-cell>
          <table:table-cell office:value-type="string">
            <text:p>1.273929838885e+00</text:p>
          </table:table-cell>
          <table:table-cell office:value-type="string">
            <text:p>-7.290674306906e-04</text:p>
          </table:table-cell>
        </table:table-row>
        <table:table-row table:style-name="ro1">
          <table:table-cell office:value-type="string">
            <text:p>4.200427407972e-06</text:p>
          </table:table-cell>
          <table:table-cell office:value-type="string">
            <text:p>1.410446307642e+00</text:p>
          </table:table-cell>
          <table:table-cell office:value-type="string">
            <text:p>3.300000000000e+00</text:p>
          </table:table-cell>
          <table:table-cell office:value-type="string">
            <text:p>1.410446307642e+00</text:p>
          </table:table-cell>
          <table:table-cell office:value-type="string">
            <text:p>-2.783044458539e-03</text:p>
          </table:table-cell>
        </table:table-row>
        <table:table-row table:style-name="ro1">
          <table:table-cell office:value-type="string">
            <text:p>4.200459319689e-06</text:p>
          </table:table-cell>
          <table:table-cell office:value-type="string">
            <text:p>1.515754973868e+00</text:p>
          </table:table-cell>
          <table:table-cell office:value-type="string">
            <text:p>3.300000000000e+00</text:p>
          </table:table-cell>
          <table:table-cell office:value-type="string">
            <text:p>1.515754973868e+00</text:p>
          </table:table-cell>
          <table:table-cell office:value-type="string">
            <text:p>-6.087537259006e-03</text:p>
          </table:table-cell>
        </table:table-row>
        <table:table-row table:style-name="ro1">
          <table:table-cell office:value-type="string">
            <text:p>4.200494013866e-06</text:p>
          </table:table-cell>
          <table:table-cell office:value-type="string">
            <text:p>1.630245758455e+00</text:p>
          </table:table-cell>
          <table:table-cell office:value-type="string">
            <text:p>3.300000000000e+00</text:p>
          </table:table-cell>
          <table:table-cell office:value-type="string">
            <text:p>1.630245758455e+00</text:p>
          </table:table-cell>
          <table:table-cell office:value-type="string">
            <text:p>-1.458086601120e-02</text:p>
          </table:table-cell>
        </table:table-row>
        <table:table-row table:style-name="ro1">
          <table:table-cell office:value-type="string">
            <text:p>4.200534416920e-06</text:p>
          </table:table-cell>
          <table:table-cell office:value-type="string">
            <text:p>1.763575834816e+00</text:p>
          </table:table-cell>
          <table:table-cell office:value-type="string">
            <text:p>3.300000000000e+00</text:p>
          </table:table-cell>
          <table:table-cell office:value-type="string">
            <text:p>1.763575834816e+00</text:p>
          </table:table-cell>
          <table:table-cell office:value-type="string">
            <text:p>-2.923695531562e-02</text:p>
          </table:table-cell>
        </table:table-row>
        <table:table-row table:style-name="ro1">
          <table:table-cell office:value-type="string">
            <text:p>4.200599510139e-06</text:p>
          </table:table-cell>
          <table:table-cell office:value-type="string">
            <text:p>1.978383459109e+00</text:p>
          </table:table-cell>
          <table:table-cell office:value-type="string">
            <text:p>3.300000000000e+00</text:p>
          </table:table-cell>
          <table:table-cell office:value-type="string">
            <text:p>1.978383459109e+00</text:p>
          </table:table-cell>
          <table:table-cell office:value-type="string">
            <text:p>-6.300382391854e-02</text:p>
          </table:table-cell>
        </table:table-row>
        <table:table-row table:style-name="ro1">
          <table:table-cell office:value-type="string">
            <text:p>4.200654193206e-06</text:p>
          </table:table-cell>
          <table:table-cell office:value-type="string">
            <text:p>2.158837578364e+00</text:p>
          </table:table-cell>
          <table:table-cell office:value-type="string">
            <text:p>3.300000000000e+00</text:p>
          </table:table-cell>
          <table:table-cell office:value-type="string">
            <text:p>2.158837578364e+00</text:p>
          </table:table-cell>
          <table:table-cell office:value-type="string">
            <text:p>-1.030265814181e-01</text:p>
          </table:table-cell>
        </table:table-row>
        <table:table-row table:style-name="ro1">
          <table:table-cell office:value-type="string">
            <text:p>4.200696831127e-06</text:p>
          </table:table-cell>
          <table:table-cell office:value-type="string">
            <text:p>2.299542718143e+00</text:p>
          </table:table-cell>
          <table:table-cell office:value-type="string">
            <text:p>3.300000000000e+00</text:p>
          </table:table-cell>
          <table:table-cell office:value-type="string">
            <text:p>2.299542718143e+00</text:p>
          </table:table-cell>
          <table:table-cell office:value-type="string">
            <text:p>-1.334874406879e-01</text:p>
          </table:table-cell>
        </table:table-row>
        <table:table-row table:style-name="ro1">
          <table:table-cell office:value-type="string">
            <text:p>4.200745413674e-06</text:p>
          </table:table-cell>
          <table:table-cell office:value-type="string">
            <text:p>2.459865124120e+00</text:p>
          </table:table-cell>
          <table:table-cell office:value-type="string">
            <text:p>3.300000000000e+00</text:p>
          </table:table-cell>
          <table:table-cell office:value-type="string">
            <text:p>2.459865124120e+00</text:p>
          </table:table-cell>
          <table:table-cell office:value-type="string">
            <text:p>-1.059305633428e-01</text:p>
          </table:table-cell>
        </table:table-row>
        <table:table-row table:style-name="ro1">
          <table:table-cell office:value-type="string">
            <text:p>4.200782300004e-06</text:p>
          </table:table-cell>
          <table:table-cell office:value-type="string">
            <text:p>2.581590014157e+00</text:p>
          </table:table-cell>
          <table:table-cell office:value-type="string">
            <text:p>3.300000000000e+00</text:p>
          </table:table-cell>
          <table:table-cell office:value-type="string">
            <text:p>2.581590014157e+00</text:p>
          </table:table-cell>
          <table:table-cell office:value-type="string">
            <text:p>-1.951353924979e-02</text:p>
          </table:table-cell>
        </table:table-row>
        <table:table-row table:style-name="ro1">
          <table:table-cell office:value-type="string">
            <text:p>4.200819525361e-06</text:p>
          </table:table-cell>
          <table:table-cell office:value-type="string">
            <text:p>2.704433691213e+00</text:p>
          </table:table-cell>
          <table:table-cell office:value-type="string">
            <text:p>3.300000000000e+00</text:p>
          </table:table-cell>
          <table:table-cell office:value-type="string">
            <text:p>2.704433691213e+00</text:p>
          </table:table-cell>
          <table:table-cell office:value-type="string">
            <text:p>1.509236625957e-01</text:p>
          </table:table-cell>
        </table:table-row>
        <table:table-row table:style-name="ro1">
          <table:table-cell office:value-type="string">
            <text:p>4.200851341912e-06</text:p>
          </table:table-cell>
          <table:table-cell office:value-type="string">
            <text:p>2.809428309221e+00</text:p>
          </table:table-cell>
          <table:table-cell office:value-type="string">
            <text:p>3.300000000000e+00</text:p>
          </table:table-cell>
          <table:table-cell office:value-type="string">
            <text:p>2.809428309221e+00</text:p>
          </table:table-cell>
          <table:table-cell office:value-type="string">
            <text:p>4.106239290246e-01</text:p>
          </table:table-cell>
        </table:table-row>
        <table:table-row table:style-name="ro1">
          <table:table-cell office:value-type="string">
            <text:p>4.200882774445e-06</text:p>
          </table:table-cell>
          <table:table-cell office:value-type="string">
            <text:p>2.913155669125e+00</text:p>
          </table:table-cell>
          <table:table-cell office:value-type="string">
            <text:p>3.300000000000e+00</text:p>
          </table:table-cell>
          <table:table-cell office:value-type="string">
            <text:p>2.913155669125e+00</text:p>
          </table:table-cell>
          <table:table-cell office:value-type="string">
            <text:p>7.605627570598e-01</text:p>
          </table:table-cell>
        </table:table-row>
        <table:table-row table:style-name="ro1">
          <table:table-cell office:value-type="string">
            <text:p>4.200917919961e-06</text:p>
          </table:table-cell>
          <table:table-cell office:value-type="string">
            <text:p>3.029135871801e+00</text:p>
          </table:table-cell>
          <table:table-cell office:value-type="string">
            <text:p>3.300000000000e+00</text:p>
          </table:table-cell>
          <table:table-cell office:value-type="string">
            <text:p>3.029135871801e+00</text:p>
          </table:table-cell>
          <table:table-cell office:value-type="string">
            <text:p>1.221516983644e+00</text:p>
          </table:table-cell>
        </table:table-row>
        <table:table-row table:style-name="ro1">
          <table:table-cell office:value-type="string">
            <text:p>4.200954080174e-06</text:p>
          </table:table-cell>
          <table:table-cell office:value-type="string">
            <text:p>3.148464572811e+00</text:p>
          </table:table-cell>
          <table:table-cell office:value-type="string">
            <text:p>3.300000000000e+00</text:p>
          </table:table-cell>
          <table:table-cell office:value-type="string">
            <text:p>3.148464572811e+00</text:p>
          </table:table-cell>
          <table:table-cell office:value-type="string">
            <text:p>1.733358803462e+00</text:p>
          </table:table-cell>
        </table:table-row>
        <table:table-row table:style-name="ro1">
          <table:table-cell office:value-type="string">
            <text:p>4.200977040087e-06</text:p>
          </table:table-cell>
          <table:table-cell office:value-type="string">
            <text:p>3.224232286406e+00</text:p>
          </table:table-cell>
          <table:table-cell office:value-type="string">
            <text:p>3.300000000000e+00</text:p>
          </table:table-cell>
          <table:table-cell office:value-type="string">
            <text:p>3.224232286406e+00</text:p>
          </table:table-cell>
          <table:table-cell office:value-type="string">
            <text:p>2.054410491012e+00</text:p>
          </table:table-cell>
        </table:table-row>
        <table:table-row table:style-name="ro1">
          <table:table-cell office:value-type="string">
            <text:p>4.201000000000e-06</text:p>
          </table:table-cell>
          <table:table-cell office:value-type="string">
            <text:p>3.299999999999e+00</text:p>
          </table:table-cell>
          <table:table-cell office:value-type="string">
            <text:p>3.300000000000e+00</text:p>
          </table:table-cell>
          <table:table-cell office:value-type="string">
            <text:p>3.299999999999e+00</text:p>
          </table:table-cell>
          <table:table-cell office:value-type="string">
            <text:p>2.341918495776e+00</text:p>
          </table:table-cell>
        </table:table-row>
        <table:table-row table:style-name="ro1">
          <table:table-cell office:value-type="string">
            <text:p>4.20101333108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479027242195e+00</text:p>
          </table:table-cell>
        </table:table-row>
        <table:table-row table:style-name="ro1">
          <table:table-cell office:value-type="string">
            <text:p>4.20103085552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641729162157e+00</text:p>
          </table:table-cell>
        </table:table-row>
        <table:table-row table:style-name="ro1">
          <table:table-cell office:value-type="string">
            <text:p>4.20104782682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772495807677e+00</text:p>
          </table:table-cell>
        </table:table-row>
        <table:table-row table:style-name="ro1">
          <table:table-cell office:value-type="string">
            <text:p>4.20107875825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953254370329e+00</text:p>
          </table:table-cell>
        </table:table-row>
        <table:table-row table:style-name="ro1">
          <table:table-cell office:value-type="string">
            <text:p>4.20112149977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10652311601e+00</text:p>
          </table:table-cell>
        </table:table-row>
        <table:table-row table:style-name="ro1">
          <table:table-cell office:value-type="string">
            <text:p>4.20116434339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97811664259e+00</text:p>
          </table:table-cell>
        </table:table-row>
        <table:table-row table:style-name="ro1">
          <table:table-cell office:value-type="string">
            <text:p>4.20121005048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47194078312e+00</text:p>
          </table:table-cell>
        </table:table-row>
        <table:table-row table:style-name="ro1">
          <table:table-cell office:value-type="string">
            <text:p>4.20126042139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74352092874e+00</text:p>
          </table:table-cell>
        </table:table-row>
        <table:table-row table:style-name="ro1">
          <table:table-cell office:value-type="string">
            <text:p>4.20132108587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9190172966e+00</text:p>
          </table:table-cell>
        </table:table-row>
        <table:table-row table:style-name="ro1">
          <table:table-cell office:value-type="string">
            <text:p>4.20139681842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6294386470e+00</text:p>
          </table:table-cell>
        </table:table-row>
        <table:table-row table:style-name="ro1">
          <table:table-cell office:value-type="string">
            <text:p>4.20149671445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114223504e+00</text:p>
          </table:table-cell>
        </table:table-row>
        <table:table-row table:style-name="ro1">
          <table:table-cell office:value-type="string">
            <text:p>4.20163537247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10049139e+00</text:p>
          </table:table-cell>
        </table:table-row>
        <table:table-row table:style-name="ro1">
          <table:table-cell office:value-type="string">
            <text:p>4.20184566604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22556793e+00</text:p>
          </table:table-cell>
        </table:table-row>
        <table:table-row table:style-name="ro1">
          <table:table-cell office:value-type="string">
            <text:p>4.20215367144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4340443e+00</text:p>
          </table:table-cell>
        </table:table-row>
        <table:table-row table:style-name="ro1">
          <table:table-cell office:value-type="string">
            <text:p>4.20267405112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785907e+00</text:p>
          </table:table-cell>
        </table:table-row>
        <table:table-row table:style-name="ro1">
          <table:table-cell office:value-type="string">
            <text:p>4.20338637501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351615e+00</text:p>
          </table:table-cell>
        </table:table-row>
        <table:table-row table:style-name="ro1">
          <table:table-cell office:value-type="string">
            <text:p>4.20440501942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440074e+00</text:p>
          </table:table-cell>
        </table:table-row>
        <table:table-row table:style-name="ro1">
          <table:table-cell office:value-type="string">
            <text:p>4.20587977504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09440e+00</text:p>
          </table:table-cell>
        </table:table-row>
        <table:table-row table:style-name="ro1">
          <table:table-cell office:value-type="string">
            <text:p>4.20808409891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89111e+00</text:p>
          </table:table-cell>
        </table:table-row>
        <table:table-row table:style-name="ro1">
          <table:table-cell office:value-type="string">
            <text:p>4.21135274799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35820e+00</text:p>
          </table:table-cell>
        </table:table-row>
        <table:table-row table:style-name="ro1">
          <table:table-cell office:value-type="string">
            <text:p>4.21616458799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33097e+00</text:p>
          </table:table-cell>
        </table:table-row>
        <table:table-row table:style-name="ro1">
          <table:table-cell office:value-type="string">
            <text:p>4.22328575185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27672e+00</text:p>
          </table:table-cell>
        </table:table-row>
        <table:table-row table:style-name="ro1">
          <table:table-cell office:value-type="string">
            <text:p>4.23390786329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18773e+00</text:p>
          </table:table-cell>
        </table:table-row>
        <table:table-row table:style-name="ro1">
          <table:table-cell office:value-type="string">
            <text:p>4.249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828558e+00</text:p>
          </table:table-cell>
        </table:table-row>
        <table:table-row table:style-name="ro1">
          <table:table-cell office:value-type="string">
            <text:p>4.249250000000e-06</text:p>
          </table:table-cell>
          <table:table-cell office:value-type="string">
            <text:p>3.300000000000e+00</text:p>
          </table:table-cell>
          <table:table-cell office:value-type="string">
            <text:p>2.475000000002e+00</text:p>
          </table:table-cell>
          <table:table-cell office:value-type="string">
            <text:p>3.300000000000e+00</text:p>
          </table:table-cell>
          <table:table-cell office:value-type="string">
            <text:p>3.298897742141e+00</text:p>
          </table:table-cell>
        </table:table-row>
        <table:table-row table:style-name="ro1">
          <table:table-cell office:value-type="string">
            <text:p>4.249312523944e-06</text:p>
          </table:table-cell>
          <table:table-cell office:value-type="string">
            <text:p>3.300000000000e+00</text:p>
          </table:table-cell>
          <table:table-cell office:value-type="string">
            <text:p>2.268670985120e+00</text:p>
          </table:table-cell>
          <table:table-cell office:value-type="string">
            <text:p>3.300000000000e+00</text:p>
          </table:table-cell>
          <table:table-cell office:value-type="string">
            <text:p>3.299187488313e+00</text:p>
          </table:table-cell>
        </table:table-row>
        <table:table-row table:style-name="ro1">
          <table:table-cell office:value-type="string">
            <text:p>4.249437571832e-06</text:p>
          </table:table-cell>
          <table:table-cell office:value-type="string">
            <text:p>3.300000000000e+00</text:p>
          </table:table-cell>
          <table:table-cell office:value-type="string">
            <text:p>1.856012955355e+00</text:p>
          </table:table-cell>
          <table:table-cell office:value-type="string">
            <text:p>3.300000000000e+00</text:p>
          </table:table-cell>
          <table:table-cell office:value-type="string">
            <text:p>3.304423092162e+00</text:p>
          </table:table-cell>
        </table:table-row>
        <table:table-row table:style-name="ro1">
          <table:table-cell office:value-type="string">
            <text:p>4.249550591712e-06</text:p>
          </table:table-cell>
          <table:table-cell office:value-type="string">
            <text:p>3.300000000000e+00</text:p>
          </table:table-cell>
          <table:table-cell office:value-type="string">
            <text:p>1.483047350202e+00</text:p>
          </table:table-cell>
          <table:table-cell office:value-type="string">
            <text:p>3.300000000000e+00</text:p>
          </table:table-cell>
          <table:table-cell office:value-type="string">
            <text:p>3.312643655549e+00</text:p>
          </table:table-cell>
        </table:table-row>
        <table:table-row table:style-name="ro1">
          <table:table-cell office:value-type="string">
            <text:p>4.249616872041e-06</text:p>
          </table:table-cell>
          <table:table-cell office:value-type="string">
            <text:p>3.300000000000e+00</text:p>
          </table:table-cell>
          <table:table-cell office:value-type="string">
            <text:p>1.264322265421e+00</text:p>
          </table:table-cell>
          <table:table-cell office:value-type="string">
            <text:p>3.300000000000e+00</text:p>
          </table:table-cell>
          <table:table-cell office:value-type="string">
            <text:p>3.323328554719e+00</text:p>
          </table:table-cell>
        </table:table-row>
        <table:table-row table:style-name="ro1">
          <table:table-cell office:value-type="string">
            <text:p>4.249700234406e-06</text:p>
          </table:table-cell>
          <table:table-cell office:value-type="string">
            <text:p>3.300000000000e+00</text:p>
          </table:table-cell>
          <table:table-cell office:value-type="string">
            <text:p>9.892264606894e-01</text:p>
          </table:table-cell>
          <table:table-cell office:value-type="string">
            <text:p>3.300000000000e+00</text:p>
          </table:table-cell>
          <table:table-cell office:value-type="string">
            <text:p>3.348919494186e+00</text:p>
          </table:table-cell>
        </table:table-row>
        <table:table-row table:style-name="ro1">
          <table:table-cell office:value-type="string">
            <text:p>4.249766798096e-06</text:p>
          </table:table-cell>
          <table:table-cell office:value-type="string">
            <text:p>3.300000000000e+00</text:p>
          </table:table-cell>
          <table:table-cell office:value-type="string">
            <text:p>7.695662833932e-01</text:p>
          </table:table-cell>
          <table:table-cell office:value-type="string">
            <text:p>3.300000000000e+00</text:p>
          </table:table-cell>
          <table:table-cell office:value-type="string">
            <text:p>3.352704481047e+00</text:p>
          </table:table-cell>
        </table:table-row>
        <table:table-row table:style-name="ro1">
          <table:table-cell office:value-type="string">
            <text:p>4.249819036230e-06</text:p>
          </table:table-cell>
          <table:table-cell office:value-type="string">
            <text:p>3.300000000000e+00</text:p>
          </table:table-cell>
          <table:table-cell office:value-type="string">
            <text:p>5.971804418900e-01</text:p>
          </table:table-cell>
          <table:table-cell office:value-type="string">
            <text:p>3.300000000000e+00</text:p>
          </table:table-cell>
          <table:table-cell office:value-type="string">
            <text:p>3.282402978025e+00</text:p>
          </table:table-cell>
        </table:table-row>
        <table:table-row table:style-name="ro1">
          <table:table-cell office:value-type="string">
            <text:p>4.249873850880e-06</text:p>
          </table:table-cell>
          <table:table-cell office:value-type="string">
            <text:p>3.300000000000e+00</text:p>
          </table:table-cell>
          <table:table-cell office:value-type="string">
            <text:p>4.162920958741e-01</text:p>
          </table:table-cell>
          <table:table-cell office:value-type="string">
            <text:p>3.300000000000e+00</text:p>
          </table:table-cell>
          <table:table-cell office:value-type="string">
            <text:p>3.061640727512e+00</text:p>
          </table:table-cell>
        </table:table-row>
        <table:table-row table:style-name="ro1">
          <table:table-cell office:value-type="string">
            <text:p>4.249921514284e-06</text:p>
          </table:table-cell>
          <table:table-cell office:value-type="string">
            <text:p>3.300000000000e+00</text:p>
          </table:table-cell>
          <table:table-cell office:value-type="string">
            <text:p>2.590028632088e-01</text:p>
          </table:table-cell>
          <table:table-cell office:value-type="string">
            <text:p>3.300000000000e+00</text:p>
          </table:table-cell>
          <table:table-cell office:value-type="string">
            <text:p>2.658017477015e+00</text:p>
          </table:table-cell>
        </table:table-row>
        <table:table-row table:style-name="ro1">
          <table:table-cell office:value-type="string">
            <text:p>4.249962705520e-06</text:p>
          </table:table-cell>
          <table:table-cell office:value-type="string">
            <text:p>3.300000000000e+00</text:p>
          </table:table-cell>
          <table:table-cell office:value-type="string">
            <text:p>1.230717833986e-01</text:p>
          </table:table-cell>
          <table:table-cell office:value-type="string">
            <text:p>3.300000000000e+00</text:p>
          </table:table-cell>
          <table:table-cell office:value-type="string">
            <text:p>2.145449286220e+00</text:p>
          </table:table-cell>
        </table:table-row>
        <table:table-row table:style-name="ro1">
          <table:table-cell office:value-type="string">
            <text:p>4.250000000000e-06</text:p>
          </table:table-cell>
          <table:table-cell office:value-type="string">
            <text:p>3.300000000000e+00</text:p>
          </table:table-cell>
          <table:table-cell office:value-type="string">
            <text:p>2.372768648229e-12</text:p>
          </table:table-cell>
          <table:table-cell office:value-type="string">
            <text:p>3.300000000000e+00</text:p>
          </table:table-cell>
          <table:table-cell office:value-type="string">
            <text:p>1.592147638208e+00</text:p>
          </table:table-cell>
        </table:table-row>
        <table:table-row table:style-name="ro1">
          <table:table-cell office:value-type="string">
            <text:p>4.25001681757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30071983511e+00</text:p>
          </table:table-cell>
        </table:table-row>
        <table:table-row table:style-name="ro1">
          <table:table-cell office:value-type="string">
            <text:p>4.25004027500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04095788876e+00</text:p>
          </table:table-cell>
        </table:table-row>
        <table:table-row table:style-name="ro1">
          <table:table-cell office:value-type="string">
            <text:p>4.25006217654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687668769540e-01</text:p>
          </table:table-cell>
        </table:table-row>
        <table:table-row table:style-name="ro1">
          <table:table-cell office:value-type="string">
            <text:p>4.25008867613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56145917978e-01</text:p>
          </table:table-cell>
        </table:table-row>
        <table:table-row table:style-name="ro1">
          <table:table-cell office:value-type="string">
            <text:p>4.25011744080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895397682746e-01</text:p>
          </table:table-cell>
        </table:table-row>
        <table:table-row table:style-name="ro1">
          <table:table-cell office:value-type="string">
            <text:p>4.25014882041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43274438069e-01</text:p>
          </table:table-cell>
        </table:table-row>
        <table:table-row table:style-name="ro1">
          <table:table-cell office:value-type="string">
            <text:p>4.25018853421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21165974565e-01</text:p>
          </table:table-cell>
        </table:table-row>
        <table:table-row table:style-name="ro1">
          <table:table-cell office:value-type="string">
            <text:p>4.25023246902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525508809843e-02</text:p>
          </table:table-cell>
        </table:table-row>
        <table:table-row table:style-name="ro1">
          <table:table-cell office:value-type="string">
            <text:p>4.25028302936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230530763865e-02</text:p>
          </table:table-cell>
        </table:table-row>
        <table:table-row table:style-name="ro1">
          <table:table-cell office:value-type="string">
            <text:p>4.25034180498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49286491051e-02</text:p>
          </table:table-cell>
        </table:table-row>
        <table:table-row table:style-name="ro1">
          <table:table-cell office:value-type="string">
            <text:p>4.25041401224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64757685152e-02</text:p>
          </table:table-cell>
        </table:table-row>
        <table:table-row table:style-name="ro1">
          <table:table-cell office:value-type="string">
            <text:p>4.25050532451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136224311237e-03</text:p>
          </table:table-cell>
        </table:table-row>
        <table:table-row table:style-name="ro1">
          <table:table-cell office:value-type="string">
            <text:p>4.25062661296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818285000616e-04</text:p>
          </table:table-cell>
        </table:table-row>
        <table:table-row table:style-name="ro1">
          <table:table-cell office:value-type="string">
            <text:p>4.25079534904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860133100225e-05</text:p>
          </table:table-cell>
        </table:table-row>
        <table:table-row table:style-name="ro1">
          <table:table-cell office:value-type="string">
            <text:p>4.25104039925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524697385239e-05</text:p>
          </table:table-cell>
        </table:table-row>
        <table:table-row table:style-name="ro1">
          <table:table-cell office:value-type="string">
            <text:p>4.25141932626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95580053360e-06</text:p>
          </table:table-cell>
        </table:table-row>
        <table:table-row table:style-name="ro1">
          <table:table-cell office:value-type="string">
            <text:p>4.25213383448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975131508496e-06</text:p>
          </table:table-cell>
        </table:table-row>
        <table:table-row table:style-name="ro1">
          <table:table-cell office:value-type="string">
            <text:p>4.25356285092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23522470103e-06</text:p>
          </table:table-cell>
        </table:table-row>
        <table:table-row table:style-name="ro1">
          <table:table-cell office:value-type="string">
            <text:p>4.25642088380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57372623940e-06</text:p>
          </table:table-cell>
        </table:table-row>
        <table:table-row table:style-name="ro1">
          <table:table-cell office:value-type="string">
            <text:p>4.26213694955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04257709843e-06</text:p>
          </table:table-cell>
        </table:table-row>
        <table:table-row table:style-name="ro1">
          <table:table-cell office:value-type="string">
            <text:p>4.27356908106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62187995468e-06</text:p>
          </table:table-cell>
        </table:table-row>
        <table:table-row table:style-name="ro1">
          <table:table-cell office:value-type="string">
            <text:p>4.29643334408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56115472905e-06</text:p>
          </table:table-cell>
        </table:table-row>
        <table:table-row table:style-name="ro1">
          <table:table-cell office:value-type="string">
            <text:p>4.32271667204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34169888165e-06</text:p>
          </table:table-cell>
        </table:table-row>
        <table:table-row table:style-name="ro1">
          <table:table-cell office:value-type="string">
            <text:p>4.349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29604067673e-06</text:p>
          </table:table-cell>
        </table:table-row>
        <table:table-row table:style-name="ro1">
          <table:table-cell office:value-type="string">
            <text:p>4.349312333938e-06</text:p>
          </table:table-cell>
          <table:table-cell office:value-type="string">
            <text:p>2.26929800397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343537555269e-04</text:p>
          </table:table-cell>
        </table:table-row>
        <table:table-row table:style-name="ro1">
          <table:table-cell office:value-type="string">
            <text:p>4.349602441557e-06</text:p>
          </table:table-cell>
          <table:table-cell office:value-type="string">
            <text:p>1.311942860302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203546485033e-04</text:p>
          </table:table-cell>
        </table:table-row>
        <table:table-row table:style-name="ro1">
          <table:table-cell office:value-type="string">
            <text:p>4.350000000000e-06</text:p>
          </table:table-cell>
          <table:table-cell office:value-type="string">
            <text:p>1.935784865736e-12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63328080700e-04</text:p>
          </table:table-cell>
        </table:table-row>
        <table:table-row table:style-name="ro1">
          <table:table-cell office:value-type="string">
            <text:p>4.35005403486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433034676140e-04</text:p>
          </table:table-cell>
        </table:table-row>
        <table:table-row table:style-name="ro1">
          <table:table-cell office:value-type="string">
            <text:p>4.35014410808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471014018942e-04</text:p>
          </table:table-cell>
        </table:table-row>
        <table:table-row table:style-name="ro1">
          <table:table-cell office:value-type="string">
            <text:p>4.35022902082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07998611111e-04</text:p>
          </table:table-cell>
        </table:table-row>
        <table:table-row table:style-name="ro1">
          <table:table-cell office:value-type="string">
            <text:p>4.35039884630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8.071590390685e-06</text:p>
          </table:table-cell>
        </table:table-row>
        <table:table-row table:style-name="ro1">
          <table:table-cell office:value-type="string">
            <text:p>4.35059162279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951526646806e-06</text:p>
          </table:table-cell>
        </table:table-row>
        <table:table-row table:style-name="ro1">
          <table:table-cell office:value-type="string">
            <text:p>4.35097717577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019784361448e-06</text:p>
          </table:table-cell>
        </table:table-row>
        <table:table-row table:style-name="ro1">
          <table:table-cell office:value-type="string">
            <text:p>4.35174828172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93023492831e-06</text:p>
          </table:table-cell>
        </table:table-row>
        <table:table-row table:style-name="ro1">
          <table:table-cell office:value-type="string">
            <text:p>4.35329049363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091762720727e-06</text:p>
          </table:table-cell>
        </table:table-row>
        <table:table-row table:style-name="ro1">
          <table:table-cell office:value-type="string">
            <text:p>4.35637491746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280373717413e-06</text:p>
          </table:table-cell>
        </table:table-row>
        <table:table-row table:style-name="ro1">
          <table:table-cell office:value-type="string">
            <text:p>4.36254376510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129785012199e-06</text:p>
          </table:table-cell>
        </table:table-row>
        <table:table-row table:style-name="ro1">
          <table:table-cell office:value-type="string">
            <text:p>4.37488146039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279734207761e-06</text:p>
          </table:table-cell>
        </table:table-row>
        <table:table-row table:style-name="ro1">
          <table:table-cell office:value-type="string">
            <text:p>4.39955685098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162512303995e-06</text:p>
          </table:table-cell>
        </table:table-row>
        <table:table-row table:style-name="ro1">
          <table:table-cell office:value-type="string">
            <text:p>4.44890763214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03316676782e-06</text:p>
          </table:table-cell>
        </table:table-row>
        <table:table-row table:style-name="ro1">
          <table:table-cell office:value-type="string">
            <text:p>4.50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191235811487e-06</text:p>
          </table:table-cell>
        </table:table-row>
        <table:table-row table:style-name="ro1">
          <table:table-cell office:value-type="string">
            <text:p>4.500250000000e-06</text:p>
          </table:table-cell>
          <table:table-cell table:number-columns-repeated="2" office:value-type="string">
            <text:p>8.249999999962e-01</text:p>
          </table:table-cell>
          <table:table-cell office:value-type="string">
            <text:p>3.300000000000e+00</text:p>
          </table:table-cell>
          <table:table-cell office:value-type="string">
            <text:p>1.587438041610e-03</text:p>
          </table:table-cell>
        </table:table-row>
        <table:table-row table:style-name="ro1">
          <table:table-cell office:value-type="string">
            <text:p>4.500500095776e-06</text:p>
          </table:table-cell>
          <table:table-cell table:number-columns-repeated="2" office:value-type="string">
            <text:p>1.650316059529e+00</text:p>
          </table:table-cell>
          <table:table-cell office:value-type="string">
            <text:p>3.300000000000e+00</text:p>
          </table:table-cell>
          <table:table-cell office:value-type="string">
            <text:p>-1.575487833461e-02</text:p>
          </table:table-cell>
        </table:table-row>
        <table:table-row table:style-name="ro1">
          <table:table-cell office:value-type="string">
            <text:p>4.500562583804e-06</text:p>
          </table:table-cell>
          <table:table-cell table:number-columns-repeated="2" office:value-type="string">
            <text:p>1.856526552085e+00</text:p>
          </table:table-cell>
          <table:table-cell office:value-type="string">
            <text:p>3.300000000000e+00</text:p>
          </table:table-cell>
          <table:table-cell office:value-type="string">
            <text:p>-2.894195819169e-02</text:p>
          </table:table-cell>
        </table:table-row>
        <table:table-row table:style-name="ro1">
          <table:table-cell office:value-type="string">
            <text:p>4.500671720825e-06</text:p>
          </table:table-cell>
          <table:table-cell table:number-columns-repeated="2" office:value-type="string">
            <text:p>2.216678723564e+00</text:p>
          </table:table-cell>
          <table:table-cell office:value-type="string">
            <text:p>3.300000000000e+00</text:p>
          </table:table-cell>
          <table:table-cell office:value-type="string">
            <text:p>-6.583895805448e-02</text:p>
          </table:table-cell>
        </table:table-row>
        <table:table-row table:style-name="ro1">
          <table:table-cell office:value-type="string">
            <text:p>4.500749559956e-06</text:p>
          </table:table-cell>
          <table:table-cell table:number-columns-repeated="2" office:value-type="string">
            <text:p>2.473547856438e+00</text:p>
          </table:table-cell>
          <table:table-cell office:value-type="string">
            <text:p>3.300000000000e+00</text:p>
          </table:table-cell>
          <table:table-cell office:value-type="string">
            <text:p>-5.967382560008e-02</text:p>
          </table:table-cell>
        </table:table-row>
        <table:table-row table:style-name="ro1">
          <table:table-cell office:value-type="string">
            <text:p>4.500805419517e-06</text:p>
          </table:table-cell>
          <table:table-cell table:number-columns-repeated="2" office:value-type="string">
            <text:p>2.657884407108e+00</text:p>
          </table:table-cell>
          <table:table-cell office:value-type="string">
            <text:p>3.300000000000e+00</text:p>
          </table:table-cell>
          <table:table-cell office:value-type="string">
            <text:p>2.365348876448e-02</text:p>
          </table:table-cell>
        </table:table-row>
        <table:table-row table:style-name="ro1">
          <table:table-cell office:value-type="string">
            <text:p>4.500846361166e-06</text:p>
          </table:table-cell>
          <table:table-cell table:number-columns-repeated="2" office:value-type="string">
            <text:p>2.792991847156e+00</text:p>
          </table:table-cell>
          <table:table-cell office:value-type="string">
            <text:p>3.300000000000e+00</text:p>
          </table:table-cell>
          <table:table-cell office:value-type="string">
            <text:p>1.860579371132e-01</text:p>
          </table:table-cell>
        </table:table-row>
        <table:table-row table:style-name="ro1">
          <table:table-cell office:value-type="string">
            <text:p>4.500892172643e-06</text:p>
          </table:table-cell>
          <table:table-cell table:number-columns-repeated="2" office:value-type="string">
            <text:p>2.944169721785e+00</text:p>
          </table:table-cell>
          <table:table-cell office:value-type="string">
            <text:p>3.300000000000e+00</text:p>
          </table:table-cell>
          <table:table-cell office:value-type="string">
            <text:p>5.835031901970e-01</text:p>
          </table:table-cell>
        </table:table-row>
        <table:table-row table:style-name="ro1">
          <table:table-cell office:value-type="string">
            <text:p>4.500926661837e-06</text:p>
          </table:table-cell>
          <table:table-cell table:number-columns-repeated="2" office:value-type="string">
            <text:p>3.057984061133e+00</text:p>
          </table:table-cell>
          <table:table-cell office:value-type="string">
            <text:p>3.300000000000e+00</text:p>
          </table:table-cell>
          <table:table-cell office:value-type="string">
            <text:p>1.009941844060e+00</text:p>
          </table:table-cell>
        </table:table-row>
        <table:table-row table:style-name="ro1">
          <table:table-cell office:value-type="string">
            <text:p>4.500963330918e-06</text:p>
          </table:table-cell>
          <table:table-cell table:number-columns-repeated="2" office:value-type="string">
            <text:p>3.178992030563e+00</text:p>
          </table:table-cell>
          <table:table-cell office:value-type="string">
            <text:p>3.300000000000e+00</text:p>
          </table:table-cell>
          <table:table-cell office:value-type="string">
            <text:p>1.518987095671e+00</text:p>
          </table:table-cell>
        </table:table-row>
        <table:table-row table:style-name="ro1">
          <table:table-cell office:value-type="string">
            <text:p>4.500981665459e-06</text:p>
          </table:table-cell>
          <table:table-cell table:number-columns-repeated="2" office:value-type="string">
            <text:p>3.239496015281e+00</text:p>
          </table:table-cell>
          <table:table-cell office:value-type="string">
            <text:p>3.300000000000e+00</text:p>
          </table:table-cell>
          <table:table-cell office:value-type="string">
            <text:p>1.781358056576e+00</text:p>
          </table:table-cell>
        </table:table-row>
        <table:table-row table:style-name="ro1">
          <table:table-cell office:value-type="string">
            <text:p>4.501000000000e-06</text:p>
          </table:table-cell>
          <table:table-cell table:number-columns-repeated="2" office:value-type="string">
            <text:p>3.299999999996e+00</text:p>
          </table:table-cell>
          <table:table-cell office:value-type="string">
            <text:p>3.300000000000e+00</text:p>
          </table:table-cell>
          <table:table-cell office:value-type="string">
            <text:p>2.036885283472e+00</text:p>
          </table:table-cell>
        </table:table-row>
        <table:table-row table:style-name="ro1">
          <table:table-cell office:value-type="string">
            <text:p>4.50101345638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207123838700e+00</text:p>
          </table:table-cell>
        </table:table-row>
        <table:table-row table:style-name="ro1">
          <table:table-cell office:value-type="string">
            <text:p>4.50102931505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392294036441e+00</text:p>
          </table:table-cell>
        </table:table-row>
        <table:table-row table:style-name="ro1">
          <table:table-cell office:value-type="string">
            <text:p>4.50104490820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550213402042e+00</text:p>
          </table:table-cell>
        </table:table-row>
        <table:table-row table:style-name="ro1">
          <table:table-cell office:value-type="string">
            <text:p>4.50107342871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2.780641865591e+00</text:p>
          </table:table-cell>
        </table:table-row>
        <table:table-row table:style-name="ro1">
          <table:table-cell office:value-type="string">
            <text:p>4.5011251179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046029816606e+00</text:p>
          </table:table-cell>
        </table:table-row>
        <table:table-row table:style-name="ro1">
          <table:table-cell office:value-type="string">
            <text:p>4.50116847248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162735458490e+00</text:p>
          </table:table-cell>
        </table:table-row>
        <table:table-row table:style-name="ro1">
          <table:table-cell office:value-type="string">
            <text:p>4.50121371639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28122297274e+00</text:p>
          </table:table-cell>
        </table:table-row>
        <table:table-row table:style-name="ro1">
          <table:table-cell office:value-type="string">
            <text:p>4.50126007946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62623618824e+00</text:p>
          </table:table-cell>
        </table:table-row>
        <table:table-row table:style-name="ro1">
          <table:table-cell office:value-type="string">
            <text:p>4.50131587264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82879436826e+00</text:p>
          </table:table-cell>
        </table:table-row>
        <table:table-row table:style-name="ro1">
          <table:table-cell office:value-type="string">
            <text:p>4.50138358054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3256540455e+00</text:p>
          </table:table-cell>
        </table:table-row>
        <table:table-row table:style-name="ro1">
          <table:table-cell office:value-type="string">
            <text:p>4.50147196650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7984445481e+00</text:p>
          </table:table-cell>
        </table:table-row>
        <table:table-row table:style-name="ro1">
          <table:table-cell office:value-type="string">
            <text:p>4.50159017567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605922515e+00</text:p>
          </table:table-cell>
        </table:table-row>
        <table:table-row table:style-name="ro1">
          <table:table-cell office:value-type="string">
            <text:p>4.50176199497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86046965e+00</text:p>
          </table:table-cell>
        </table:table-row>
        <table:table-row table:style-name="ro1">
          <table:table-cell office:value-type="string">
            <text:p>4.50202012343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6160302e+00</text:p>
          </table:table-cell>
        </table:table-row>
        <table:table-row table:style-name="ro1">
          <table:table-cell office:value-type="string">
            <text:p>4.50242232662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190091e+00</text:p>
          </table:table-cell>
        </table:table-row>
        <table:table-row table:style-name="ro1">
          <table:table-cell office:value-type="string">
            <text:p>4.50318687646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372390e+00</text:p>
          </table:table-cell>
        </table:table-row>
        <table:table-row table:style-name="ro1">
          <table:table-cell office:value-type="string">
            <text:p>4.50471597614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02570e+00</text:p>
          </table:table-cell>
        </table:table-row>
        <table:table-row table:style-name="ro1">
          <table:table-cell office:value-type="string">
            <text:p>4.50777417550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90289e+00</text:p>
          </table:table-cell>
        </table:table-row>
        <table:table-row table:style-name="ro1">
          <table:table-cell office:value-type="string">
            <text:p>4.51389057421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74989e+00</text:p>
          </table:table-cell>
        </table:table-row>
        <table:table-row table:style-name="ro1">
          <table:table-cell office:value-type="string">
            <text:p>4.52612337163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157563e+00</text:p>
          </table:table-cell>
        </table:table-row>
        <table:table-row table:style-name="ro1">
          <table:table-cell office:value-type="string">
            <text:p>4.549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790859e+00</text:p>
          </table:table-cell>
        </table:table-row>
        <table:table-row table:style-name="ro1">
          <table:table-cell office:value-type="string">
            <text:p>4.54925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475000000003e+00</text:p>
          </table:table-cell>
          <table:table-cell office:value-type="string">
            <text:p>3.299504302141e+00</text:p>
          </table:table-cell>
        </table:table-row>
        <table:table-row table:style-name="ro1">
          <table:table-cell office:value-type="string">
            <text:p>4.54950009577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649683940470e+00</text:p>
          </table:table-cell>
          <table:table-cell office:value-type="string">
            <text:p>3.306650217791e+00</text:p>
          </table:table-cell>
        </table:table-row>
        <table:table-row table:style-name="ro1">
          <table:table-cell office:value-type="string">
            <text:p>4.54957652654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397462394531e+00</text:p>
          </table:table-cell>
          <table:table-cell office:value-type="string">
            <text:p>3.312594292250e+00</text:p>
          </table:table-cell>
        </table:table-row>
        <table:table-row table:style-name="ro1">
          <table:table-cell office:value-type="string">
            <text:p>4.54964358712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176162473879e+00</text:p>
          </table:table-cell>
          <table:table-cell office:value-type="string">
            <text:p>3.320456555398e+00</text:p>
          </table:table-cell>
        </table:table-row>
        <table:table-row table:style-name="ro1">
          <table:table-cell office:value-type="string">
            <text:p>4.54971738509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9.326291815752e-01</text:p>
          </table:table-cell>
          <table:table-cell office:value-type="string">
            <text:p>3.335058507941e+00</text:p>
          </table:table-cell>
        </table:table-row>
        <table:table-row table:style-name="ro1">
          <table:table-cell office:value-type="string">
            <text:p>4.54976130849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7.876819568385e-01</text:p>
          </table:table-cell>
          <table:table-cell office:value-type="string">
            <text:p>3.346225660910e+00</text:p>
          </table:table-cell>
        </table:table-row>
        <table:table-row table:style-name="ro1">
          <table:table-cell office:value-type="string">
            <text:p>4.54978622913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7.054438458529e-01</text:p>
          </table:table-cell>
          <table:table-cell office:value-type="string">
            <text:p>3.352857827015e+00</text:p>
          </table:table-cell>
        </table:table-row>
        <table:table-row table:style-name="ro1">
          <table:table-cell office:value-type="string">
            <text:p>4.54981958203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5.953792780936e-01</text:p>
          </table:table-cell>
          <table:table-cell office:value-type="string">
            <text:p>3.351108240860e+00</text:p>
          </table:table-cell>
        </table:table-row>
        <table:table-row table:style-name="ro1">
          <table:table-cell office:value-type="string">
            <text:p>4.54984601865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5.081384385061e-01</text:p>
          </table:table-cell>
          <table:table-cell office:value-type="string">
            <text:p>3.332551881703e+00</text:p>
          </table:table-cell>
        </table:table-row>
        <table:table-row table:style-name="ro1">
          <table:table-cell office:value-type="string">
            <text:p>4.54987486307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4.129518549168e-01</text:p>
          </table:table-cell>
          <table:table-cell office:value-type="string">
            <text:p>3.288712575139e+00</text:p>
          </table:table-cell>
        </table:table-row>
        <table:table-row table:style-name="ro1">
          <table:table-cell office:value-type="string">
            <text:p>4.54990044509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85311787004e-01</text:p>
          </table:table-cell>
          <table:table-cell office:value-type="string">
            <text:p>3.225149759594e+00</text:p>
          </table:table-cell>
        </table:table-row>
        <table:table-row table:style-name="ro1">
          <table:table-cell office:value-type="string">
            <text:p>4.54992831027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365761064465e-01</text:p>
          </table:table-cell>
          <table:table-cell office:value-type="string">
            <text:p>3.117273619294e+00</text:p>
          </table:table-cell>
        </table:table-row>
        <table:table-row table:style-name="ro1">
          <table:table-cell office:value-type="string">
            <text:p>4.54996867397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1.033758885309e-01</text:p>
          </table:table-cell>
          <table:table-cell office:value-type="string">
            <text:p>2.832875635911e+00</text:p>
          </table:table-cell>
        </table:table-row>
        <table:table-row table:style-name="ro1">
          <table:table-cell office:value-type="string">
            <text:p>4.550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722266856381e-12</text:p>
          </table:table-cell>
          <table:table-cell office:value-type="string">
            <text:p>2.503394178442e+00</text:p>
          </table:table-cell>
        </table:table-row>
        <table:table-row table:style-name="ro1">
          <table:table-cell office:value-type="string">
            <text:p>4.55001583667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00231903486e+00</text:p>
          </table:table-cell>
        </table:table-row>
        <table:table-row table:style-name="ro1">
          <table:table-cell office:value-type="string">
            <text:p>4.55003761673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17294502540e+00</text:p>
          </table:table-cell>
        </table:table-row>
        <table:table-row table:style-name="ro1">
          <table:table-cell office:value-type="string">
            <text:p>4.55005773120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76671448292e+00</text:p>
          </table:table-cell>
        </table:table-row>
        <table:table-row table:style-name="ro1">
          <table:table-cell office:value-type="string">
            <text:p>4.55008320493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552334492115e+00</text:p>
          </table:table-cell>
        </table:table-row>
        <table:table-row table:style-name="ro1">
          <table:table-cell office:value-type="string">
            <text:p>4.55010638194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62019349813e+00</text:p>
          </table:table-cell>
        </table:table-row>
        <table:table-row table:style-name="ro1">
          <table:table-cell office:value-type="string">
            <text:p>4.55013255168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492643124901e+00</text:p>
          </table:table-cell>
        </table:table-row>
        <table:table-row table:style-name="ro1">
          <table:table-cell office:value-type="string">
            <text:p>4.55015889798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23007498527e+00</text:p>
          </table:table-cell>
        </table:table-row>
        <table:table-row table:style-name="ro1">
          <table:table-cell office:value-type="string">
            <text:p>4.55018619345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29977176177e+00</text:p>
          </table:table-cell>
        </table:table-row>
        <table:table-row table:style-name="ro1">
          <table:table-cell office:value-type="string">
            <text:p>4.55021687389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18399646926e+00</text:p>
          </table:table-cell>
        </table:table-row>
        <table:table-row table:style-name="ro1">
          <table:table-cell office:value-type="string">
            <text:p>4.55025085517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438356777620e+00</text:p>
          </table:table-cell>
        </table:table-row>
        <table:table-row table:style-name="ro1">
          <table:table-cell office:value-type="string">
            <text:p>4.55027985773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667230544179e+00</text:p>
          </table:table-cell>
        </table:table-row>
        <table:table-row table:style-name="ro1">
          <table:table-cell office:value-type="string">
            <text:p>4.55031149563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859487586061e+00</text:p>
          </table:table-cell>
        </table:table-row>
        <table:table-row table:style-name="ro1">
          <table:table-cell office:value-type="string">
            <text:p>4.55036278944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63824167612e+00</text:p>
          </table:table-cell>
        </table:table-row>
        <table:table-row table:style-name="ro1">
          <table:table-cell office:value-type="string">
            <text:p>4.55042100339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85683855244e+00</text:p>
          </table:table-cell>
        </table:table-row>
        <table:table-row table:style-name="ro1">
          <table:table-cell office:value-type="string">
            <text:p>4.55047367666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39001018450e+00</text:p>
          </table:table-cell>
        </table:table-row>
        <table:table-row table:style-name="ro1">
          <table:table-cell office:value-type="string">
            <text:p>4.55052996052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67308448633e+00</text:p>
          </table:table-cell>
        </table:table-row>
        <table:table-row table:style-name="ro1">
          <table:table-cell office:value-type="string">
            <text:p>4.55059475723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82719496426e+00</text:p>
          </table:table-cell>
        </table:table-row>
        <table:table-row table:style-name="ro1">
          <table:table-cell office:value-type="string">
            <text:p>4.55067803682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1230081818e+00</text:p>
          </table:table-cell>
        </table:table-row>
        <table:table-row table:style-name="ro1">
          <table:table-cell office:value-type="string">
            <text:p>4.55078788435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5384584482e+00</text:p>
          </table:table-cell>
        </table:table-row>
        <table:table-row table:style-name="ro1">
          <table:table-cell office:value-type="string">
            <text:p>4.55094193383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7339021945e+00</text:p>
          </table:table-cell>
        </table:table-row>
        <table:table-row table:style-name="ro1">
          <table:table-cell office:value-type="string">
            <text:p>4.55117115925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341238707e+00</text:p>
          </table:table-cell>
        </table:table-row>
        <table:table-row table:style-name="ro1">
          <table:table-cell office:value-type="string">
            <text:p>4.55152764938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8960491872e+00</text:p>
          </table:table-cell>
        </table:table-row>
        <table:table-row table:style-name="ro1">
          <table:table-cell office:value-type="string">
            <text:p>4.55210333425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372652428e+00</text:p>
          </table:table-cell>
        </table:table-row>
        <table:table-row table:style-name="ro1">
          <table:table-cell office:value-type="string">
            <text:p>4.55288781077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589797110e+00</text:p>
          </table:table-cell>
        </table:table-row>
        <table:table-row table:style-name="ro1">
          <table:table-cell office:value-type="string">
            <text:p>4.55400448170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734700472e+00</text:p>
          </table:table-cell>
        </table:table-row>
        <table:table-row table:style-name="ro1">
          <table:table-cell office:value-type="string">
            <text:p>4.55563743276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822188910e+00</text:p>
          </table:table-cell>
        </table:table-row>
        <table:table-row table:style-name="ro1">
          <table:table-cell office:value-type="string">
            <text:p>4.55807890553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887268017e+00</text:p>
          </table:table-cell>
        </table:table-row>
        <table:table-row table:style-name="ro1">
          <table:table-cell office:value-type="string">
            <text:p>4.56168398998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23100527e+00</text:p>
          </table:table-cell>
        </table:table-row>
        <table:table-row table:style-name="ro1">
          <table:table-cell office:value-type="string">
            <text:p>4.56699048777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52197929e+00</text:p>
          </table:table-cell>
        </table:table-row>
        <table:table-row table:style-name="ro1">
          <table:table-cell office:value-type="string">
            <text:p>4.57485625533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65750077e+00</text:p>
          </table:table-cell>
        </table:table-row>
        <table:table-row table:style-name="ro1">
          <table:table-cell office:value-type="string">
            <text:p>4.58660475562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0128578e+00</text:p>
          </table:table-cell>
        </table:table-row>
        <table:table-row table:style-name="ro1">
          <table:table-cell office:value-type="string">
            <text:p>4.60416781168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84293821e+00</text:p>
          </table:table-cell>
        </table:table-row>
        <table:table-row table:style-name="ro1">
          <table:table-cell office:value-type="string">
            <text:p>4.63043145602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2241381e+00</text:p>
          </table:table-cell>
        </table:table-row>
        <table:table-row table:style-name="ro1">
          <table:table-cell office:value-type="string">
            <text:p>4.649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0689174e+00</text:p>
          </table:table-cell>
        </table:table-row>
        <table:table-row table:style-name="ro1">
          <table:table-cell office:value-type="string">
            <text:p>4.649250000000e-06</text:p>
          </table:table-cell>
          <table:table-cell office:value-type="string">
            <text:p>2.47500000000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172401741e+00</text:p>
          </table:table-cell>
        </table:table-row>
        <table:table-row table:style-name="ro1">
          <table:table-cell office:value-type="string">
            <text:p>4.649312523944e-06</text:p>
          </table:table-cell>
          <table:table-cell office:value-type="string">
            <text:p>2.26867098511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388636465e+00</text:p>
          </table:table-cell>
        </table:table-row>
        <table:table-row table:style-name="ro1">
          <table:table-cell office:value-type="string">
            <text:p>4.649437571832e-06</text:p>
          </table:table-cell>
          <table:table-cell office:value-type="string">
            <text:p>1.85601295535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3285652166e+00</text:p>
          </table:table-cell>
        </table:table-row>
        <table:table-row table:style-name="ro1">
          <table:table-cell office:value-type="string">
            <text:p>4.649550555880e-06</text:p>
          </table:table-cell>
          <table:table-cell office:value-type="string">
            <text:p>1.48316559442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9398428396e+00</text:p>
          </table:table-cell>
        </table:table-row>
        <table:table-row table:style-name="ro1">
          <table:table-cell office:value-type="string">
            <text:p>4.649616880892e-06</text:p>
          </table:table-cell>
          <table:table-cell office:value-type="string">
            <text:p>1.264293055011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17352009360e+00</text:p>
          </table:table-cell>
        </table:table-row>
        <table:table-row table:style-name="ro1">
          <table:table-cell office:value-type="string">
            <text:p>4.649700287136e-06</text:p>
          </table:table-cell>
          <table:table-cell office:value-type="string">
            <text:p>9.890524504511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36550705616e+00</text:p>
          </table:table-cell>
        </table:table-row>
        <table:table-row table:style-name="ro1">
          <table:table-cell office:value-type="string">
            <text:p>4.649766870745e-06</text:p>
          </table:table-cell>
          <table:table-cell office:value-type="string">
            <text:p>7.693265421586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4896867200e+00</text:p>
          </table:table-cell>
        </table:table-row>
        <table:table-row table:style-name="ro1">
          <table:table-cell office:value-type="string">
            <text:p>4.649799202778e-06</text:p>
          </table:table-cell>
          <table:table-cell office:value-type="string">
            <text:p>6.626308335452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64565514638e+00</text:p>
          </table:table-cell>
        </table:table-row>
        <table:table-row table:style-name="ro1">
          <table:table-cell office:value-type="string">
            <text:p>4.649833704135e-06</text:p>
          </table:table-cell>
          <table:table-cell office:value-type="string">
            <text:p>5.487763530625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73352741182e+00</text:p>
          </table:table-cell>
        </table:table-row>
        <table:table-row table:style-name="ro1">
          <table:table-cell office:value-type="string">
            <text:p>4.649859005690e-06</text:p>
          </table:table-cell>
          <table:table-cell office:value-type="string">
            <text:p>4.652812241820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1272062500e+00</text:p>
          </table:table-cell>
        </table:table-row>
        <table:table-row table:style-name="ro1">
          <table:table-cell office:value-type="string">
            <text:p>4.649886445950e-06</text:p>
          </table:table-cell>
          <table:table-cell office:value-type="string">
            <text:p>3.747283638628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57357494247e+00</text:p>
          </table:table-cell>
        </table:table-row>
        <table:table-row table:style-name="ro1">
          <table:table-cell office:value-type="string">
            <text:p>4.649912346428e-06</text:p>
          </table:table-cell>
          <table:table-cell office:value-type="string">
            <text:p>2.892567868133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72565487693e+00</text:p>
          </table:table-cell>
        </table:table-row>
        <table:table-row table:style-name="ro1">
          <table:table-cell office:value-type="string">
            <text:p>4.649943613875e-06</text:p>
          </table:table-cell>
          <table:table-cell office:value-type="string">
            <text:p>1.860742141155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717658875710e+00</text:p>
          </table:table-cell>
        </table:table-row>
        <table:table-row table:style-name="ro1">
          <table:table-cell office:value-type="string">
            <text:p>4.649971806937e-06</text:p>
          </table:table-cell>
          <table:table-cell office:value-type="string">
            <text:p>9.303710705734e-0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05753413634e+00</text:p>
          </table:table-cell>
        </table:table-row>
        <table:table-row table:style-name="ro1">
          <table:table-cell office:value-type="string">
            <text:p>4.650000000000e-06</text:p>
          </table:table-cell>
          <table:table-cell office:value-type="string">
            <text:p>1.935784865736e-1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44801238760e+00</text:p>
          </table:table-cell>
        </table:table-row>
        <table:table-row table:style-name="ro1">
          <table:table-cell office:value-type="string">
            <text:p>4.65001456583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00269768690e+00</text:p>
          </table:table-cell>
        </table:table-row>
        <table:table-row table:style-name="ro1">
          <table:table-cell office:value-type="string">
            <text:p>4.65003422100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0862728626e+00</text:p>
          </table:table-cell>
        </table:table-row>
        <table:table-row table:style-name="ro1">
          <table:table-cell office:value-type="string">
            <text:p>4.65005305385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41485523499e+00</text:p>
          </table:table-cell>
        </table:table-row>
        <table:table-row table:style-name="ro1">
          <table:table-cell office:value-type="string">
            <text:p>4.65007641144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930731010587e-01</text:p>
          </table:table-cell>
        </table:table-row>
        <table:table-row table:style-name="ro1">
          <table:table-cell office:value-type="string">
            <text:p>4.65010972404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304465562833e-01</text:p>
          </table:table-cell>
        </table:table-row>
        <table:table-row table:style-name="ro1">
          <table:table-cell office:value-type="string">
            <text:p>4.65014032580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637632390066e-01</text:p>
          </table:table-cell>
        </table:table-row>
        <table:table-row table:style-name="ro1">
          <table:table-cell office:value-type="string">
            <text:p>4.65018136861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76423066371e-01</text:p>
          </table:table-cell>
        </table:table-row>
        <table:table-row table:style-name="ro1">
          <table:table-cell office:value-type="string">
            <text:p>4.65022325854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5062197233e-01</text:p>
          </table:table-cell>
        </table:table-row>
        <table:table-row table:style-name="ro1">
          <table:table-cell office:value-type="string">
            <text:p>4.65027071418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250262171508e-02</text:p>
          </table:table-cell>
        </table:table-row>
        <table:table-row table:style-name="ro1">
          <table:table-cell office:value-type="string">
            <text:p>4.65032318584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881110277781e-02</text:p>
          </table:table-cell>
        </table:table-row>
        <table:table-row table:style-name="ro1">
          <table:table-cell office:value-type="string">
            <text:p>4.65038699090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40928212180e-02</text:p>
          </table:table-cell>
        </table:table-row>
        <table:table-row table:style-name="ro1">
          <table:table-cell office:value-type="string">
            <text:p>4.65046523642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505040869649e-03</text:p>
          </table:table-cell>
        </table:table-row>
        <table:table-row table:style-name="ro1">
          <table:table-cell office:value-type="string">
            <text:p>4.65056750165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88395907292e-03</text:p>
          </table:table-cell>
        </table:table-row>
        <table:table-row table:style-name="ro1">
          <table:table-cell office:value-type="string">
            <text:p>4.65070475191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145540576212e-04</text:p>
          </table:table-cell>
        </table:table-row>
        <table:table-row table:style-name="ro1">
          <table:table-cell office:value-type="string">
            <text:p>4.65090366773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9.217373623973e-06</text:p>
          </table:table-cell>
        </table:table-row>
        <table:table-row table:style-name="ro1">
          <table:table-cell office:value-type="string">
            <text:p>4.65121354518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58675867082e-06</text:p>
          </table:table-cell>
        </table:table-row>
        <table:table-row table:style-name="ro1">
          <table:table-cell office:value-type="string">
            <text:p>4.65173707194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434158464780e-06</text:p>
          </table:table-cell>
        </table:table-row>
        <table:table-row table:style-name="ro1">
          <table:table-cell office:value-type="string">
            <text:p>4.65278412544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97534234864e-06</text:p>
          </table:table-cell>
        </table:table-row>
        <table:table-row table:style-name="ro1">
          <table:table-cell office:value-type="string">
            <text:p>4.65487823244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825776349078e-06</text:p>
          </table:table-cell>
        </table:table-row>
        <table:table-row table:style-name="ro1">
          <table:table-cell office:value-type="string">
            <text:p>4.65906644646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95154341220e-06</text:p>
          </table:table-cell>
        </table:table-row>
        <table:table-row table:style-name="ro1">
          <table:table-cell office:value-type="string">
            <text:p>4.66744287448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893203018469e-06</text:p>
          </table:table-cell>
        </table:table-row>
        <table:table-row table:style-name="ro1">
          <table:table-cell office:value-type="string">
            <text:p>4.68419573053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18308750939e-06</text:p>
          </table:table-cell>
        </table:table-row>
        <table:table-row table:style-name="ro1">
          <table:table-cell office:value-type="string">
            <text:p>4.71770144263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13854894222e-06</text:p>
          </table:table-cell>
        </table:table-row>
        <table:table-row table:style-name="ro1">
          <table:table-cell office:value-type="string">
            <text:p>4.749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28692679229e-06</text:p>
          </table:table-cell>
        </table:table-row>
        <table:table-row table:style-name="ro1">
          <table:table-cell office:value-type="string">
            <text:p>4.749339830276e-06</text:p>
          </table:table-cell>
          <table:table-cell office:value-type="string">
            <text:p>0.000000000000e+00</text:p>
          </table:table-cell>
          <table:table-cell office:value-type="string">
            <text:p>2.178560090271e+00</text:p>
          </table:table-cell>
          <table:table-cell office:value-type="string">
            <text:p>0.000000000000e+00</text:p>
          </table:table-cell>
          <table:table-cell office:value-type="string">
            <text:p>-5.127466858106e-04</text:p>
          </table:table-cell>
        </table:table-row>
        <table:table-row table:style-name="ro1">
          <table:table-cell office:value-type="string">
            <text:p>4.749646723803e-06</text:p>
          </table:table-cell>
          <table:table-cell office:value-type="string">
            <text:p>0.000000000000e+00</text:p>
          </table:table-cell>
          <table:table-cell office:value-type="string">
            <text:p>1.165811450088e+00</text:p>
          </table:table-cell>
          <table:table-cell office:value-type="string">
            <text:p>0.000000000000e+00</text:p>
          </table:table-cell>
          <table:table-cell office:value-type="string">
            <text:p>-5.913124820666e-04</text:p>
          </table:table-cell>
        </table:table-row>
        <table:table-row table:style-name="ro1">
          <table:table-cell office:value-type="string">
            <text:p>4.750000000000e-06</text:p>
          </table:table-cell>
          <table:table-cell office:value-type="string">
            <text:p>0.000000000000e+00</text:p>
          </table:table-cell>
          <table:table-cell office:value-type="string">
            <text:p>2.372768648229e-12</text:p>
          </table:table-cell>
          <table:table-cell office:value-type="string">
            <text:p>0.000000000000e+00</text:p>
          </table:table-cell>
          <table:table-cell office:value-type="string">
            <text:p>9.217599289944e-04</text:p>
          </table:table-cell>
        </table:table-row>
        <table:table-row table:style-name="ro1">
          <table:table-cell office:value-type="string">
            <text:p>4.75005422368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428964065447e-03</text:p>
          </table:table-cell>
        </table:table-row>
        <table:table-row table:style-name="ro1">
          <table:table-cell office:value-type="string">
            <text:p>4.75014420824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186092234343e-03</text:p>
          </table:table-cell>
        </table:table-row>
        <table:table-row table:style-name="ro1">
          <table:table-cell office:value-type="string">
            <text:p>4.75022396767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911361192963e-04</text:p>
          </table:table-cell>
        </table:table-row>
        <table:table-row table:style-name="ro1">
          <table:table-cell office:value-type="string">
            <text:p>4.75038348652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385986907257e-06</text:p>
          </table:table-cell>
        </table:table-row>
        <table:table-row table:style-name="ro1">
          <table:table-cell office:value-type="string">
            <text:p>4.75057083622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3.980780782164e-06</text:p>
          </table:table-cell>
        </table:table-row>
        <table:table-row table:style-name="ro1">
          <table:table-cell office:value-type="string">
            <text:p>4.75094553561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039919812943e-06</text:p>
          </table:table-cell>
        </table:table-row>
        <table:table-row table:style-name="ro1">
          <table:table-cell office:value-type="string">
            <text:p>4.75169493440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368645353422e-06</text:p>
          </table:table-cell>
        </table:table-row>
        <table:table-row table:style-name="ro1">
          <table:table-cell office:value-type="string">
            <text:p>4.75319373198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270776359897e-06</text:p>
          </table:table-cell>
        </table:table-row>
        <table:table-row table:style-name="ro1">
          <table:table-cell office:value-type="string">
            <text:p>4.75619132713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040610718129e-06</text:p>
          </table:table-cell>
        </table:table-row>
        <table:table-row table:style-name="ro1">
          <table:table-cell office:value-type="string">
            <text:p>4.76218651744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98775172820e-06</text:p>
          </table:table-cell>
        </table:table-row>
        <table:table-row table:style-name="ro1">
          <table:table-cell office:value-type="string">
            <text:p>4.77417689805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9.657891070765e-07</text:p>
          </table:table-cell>
        </table:table-row>
        <table:table-row table:style-name="ro1">
          <table:table-cell office:value-type="string">
            <text:p>4.78708844902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51514519760e-06</text:p>
          </table:table-cell>
        </table:table-row>
        <table:table-row table:style-name="ro1">
          <table:table-cell office:value-type="string">
            <text:p>4.8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9.161172945866e-07</text:p>
          </table:table-cell>
        </table:table-row>
        <table:table-row table:style-name="ro1">
          <table:table-cell office:value-type="string">
            <text:p>4.800250000000e-06</text:p>
          </table:table-cell>
          <table:table-cell office:value-type="string">
            <text:p>8.249999999990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555428150024e-04</text:p>
          </table:table-cell>
        </table:table-row>
        <table:table-row table:style-name="ro1">
          <table:table-cell office:value-type="string">
            <text:p>4.800500095776e-06</text:p>
          </table:table-cell>
          <table:table-cell office:value-type="string">
            <text:p>1.65031605953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6.897257538507e-03</text:p>
          </table:table-cell>
        </table:table-row>
        <table:table-row table:style-name="ro1">
          <table:table-cell office:value-type="string">
            <text:p>4.800562583804e-06</text:p>
          </table:table-cell>
          <table:table-cell office:value-type="string">
            <text:p>1.856526552088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58474675957e-02</text:p>
          </table:table-cell>
        </table:table-row>
        <table:table-row table:style-name="ro1">
          <table:table-cell office:value-type="string">
            <text:p>4.800672096908e-06</text:p>
          </table:table-cell>
          <table:table-cell office:value-type="string">
            <text:p>2.217919796093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2.983633473544e-02</text:p>
          </table:table-cell>
        </table:table-row>
        <table:table-row table:style-name="ro1">
          <table:table-cell office:value-type="string">
            <text:p>4.800750055827e-06</text:p>
          </table:table-cell>
          <table:table-cell office:value-type="string">
            <text:p>2.475184229758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10620906753e-02</text:p>
          </table:table-cell>
        </table:table-row>
        <table:table-row table:style-name="ro1">
          <table:table-cell office:value-type="string">
            <text:p>4.800813641768e-06</text:p>
          </table:table-cell>
          <table:table-cell office:value-type="string">
            <text:p>2.6850178357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8.700836877830e-02</text:p>
          </table:table-cell>
        </table:table-row>
        <table:table-row table:style-name="ro1">
          <table:table-cell office:value-type="string">
            <text:p>4.800879221466e-06</text:p>
          </table:table-cell>
          <table:table-cell office:value-type="string">
            <text:p>2.90143083779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413279710466e-01</text:p>
          </table:table-cell>
        </table:table-row>
        <table:table-row table:style-name="ro1">
          <table:table-cell office:value-type="string">
            <text:p>4.800929072197e-06</text:p>
          </table:table-cell>
          <table:table-cell office:value-type="string">
            <text:p>3.065938248994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798514651983e-01</text:p>
          </table:table-cell>
        </table:table-row>
        <table:table-row table:style-name="ro1">
          <table:table-cell office:value-type="string">
            <text:p>4.800964536098e-06</text:p>
          </table:table-cell>
          <table:table-cell office:value-type="string">
            <text:p>3.18296912449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837581354706e-01</text:p>
          </table:table-cell>
        </table:table-row>
        <table:table-row table:style-name="ro1">
          <table:table-cell office:value-type="string">
            <text:p>4.801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15569761338e+00</text:p>
          </table:table-cell>
        </table:table-row>
        <table:table-row table:style-name="ro1">
          <table:table-cell office:value-type="string">
            <text:p>4.80101692223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84666703517e+00</text:p>
          </table:table-cell>
        </table:table-row>
        <table:table-row table:style-name="ro1">
          <table:table-cell office:value-type="string">
            <text:p>4.80103950614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18547581047e+00</text:p>
          </table:table-cell>
        </table:table-row>
        <table:table-row table:style-name="ro1">
          <table:table-cell office:value-type="string">
            <text:p>4.80106092754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57002103845e+00</text:p>
          </table:table-cell>
        </table:table-row>
        <table:table-row table:style-name="ro1">
          <table:table-cell office:value-type="string">
            <text:p>4.80109187591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99063043922e+00</text:p>
          </table:table-cell>
        </table:table-row>
        <table:table-row table:style-name="ro1">
          <table:table-cell office:value-type="string">
            <text:p>4.80112374233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598296780655e+00</text:p>
          </table:table-cell>
        </table:table-row>
        <table:table-row table:style-name="ro1">
          <table:table-cell office:value-type="string">
            <text:p>4.80115406409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814437002913e+00</text:p>
          </table:table-cell>
        </table:table-row>
        <table:table-row table:style-name="ro1">
          <table:table-cell office:value-type="string">
            <text:p>4.80119107623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97051558516e+00</text:p>
          </table:table-cell>
        </table:table-row>
        <table:table-row table:style-name="ro1">
          <table:table-cell office:value-type="string">
            <text:p>4.80123693553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33876201806e+00</text:p>
          </table:table-cell>
        </table:table-row>
        <table:table-row table:style-name="ro1">
          <table:table-cell office:value-type="string">
            <text:p>4.80128385033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09550176033e+00</text:p>
          </table:table-cell>
        </table:table-row>
        <table:table-row table:style-name="ro1">
          <table:table-cell office:value-type="string">
            <text:p>4.80133349480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51143639277e+00</text:p>
          </table:table-cell>
        </table:table-row>
        <table:table-row table:style-name="ro1">
          <table:table-cell office:value-type="string">
            <text:p>4.80138936457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74189937380e+00</text:p>
          </table:table-cell>
        </table:table-row>
        <table:table-row table:style-name="ro1">
          <table:table-cell office:value-type="string">
            <text:p>4.80145740391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6819388317e+00</text:p>
          </table:table-cell>
        </table:table-row>
        <table:table-row table:style-name="ro1">
          <table:table-cell office:value-type="string">
            <text:p>4.80154409820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3170168884e+00</text:p>
          </table:table-cell>
        </table:table-row>
        <table:table-row table:style-name="ro1">
          <table:table-cell office:value-type="string">
            <text:p>4.80166043207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6154913225e+00</text:p>
          </table:table-cell>
        </table:table-row>
        <table:table-row table:style-name="ro1">
          <table:table-cell office:value-type="string">
            <text:p>4.80182617353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7624987284e+00</text:p>
          </table:table-cell>
        </table:table-row>
        <table:table-row table:style-name="ro1">
          <table:table-cell office:value-type="string">
            <text:p>4.80208536200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520821358e+00</text:p>
          </table:table-cell>
        </table:table-row>
        <table:table-row table:style-name="ro1">
          <table:table-cell office:value-type="string">
            <text:p>4.80254257854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46732981e+00</text:p>
          </table:table-cell>
        </table:table-row>
        <table:table-row table:style-name="ro1">
          <table:table-cell office:value-type="string">
            <text:p>4.80316146071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451112377e+00</text:p>
          </table:table-cell>
        </table:table-row>
        <table:table-row table:style-name="ro1">
          <table:table-cell office:value-type="string">
            <text:p>4.80402755601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648154247e+00</text:p>
          </table:table-cell>
        </table:table-row>
        <table:table-row table:style-name="ro1">
          <table:table-cell office:value-type="string">
            <text:p>4.80526835456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61273323e+00</text:p>
          </table:table-cell>
        </table:table-row>
        <table:table-row table:style-name="ro1">
          <table:table-cell office:value-type="string">
            <text:p>4.80713846877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50487110e+00</text:p>
          </table:table-cell>
        </table:table-row>
        <table:table-row table:style-name="ro1">
          <table:table-cell office:value-type="string">
            <text:p>4.80992030351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97326644e+00</text:p>
          </table:table-cell>
        </table:table-row>
        <table:table-row table:style-name="ro1">
          <table:table-cell office:value-type="string">
            <text:p>4.81399341085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37274498e+00</text:p>
          </table:table-cell>
        </table:table-row>
        <table:table-row table:style-name="ro1">
          <table:table-cell office:value-type="string">
            <text:p>4.81999867997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54005956e+00</text:p>
          </table:table-cell>
        </table:table-row>
        <table:table-row table:style-name="ro1">
          <table:table-cell office:value-type="string">
            <text:p>4.82895532037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4176191e+00</text:p>
          </table:table-cell>
        </table:table-row>
        <table:table-row table:style-name="ro1">
          <table:table-cell office:value-type="string">
            <text:p>4.84235706606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8667578e+00</text:p>
          </table:table-cell>
        </table:table-row>
        <table:table-row table:style-name="ro1">
          <table:table-cell office:value-type="string">
            <text:p>4.86237170600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0234198e+00</text:p>
          </table:table-cell>
        </table:table-row>
        <table:table-row table:style-name="ro1">
          <table:table-cell office:value-type="string">
            <text:p>4.88118585300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7833126e+00</text:p>
          </table:table-cell>
        </table:table-row>
        <table:table-row table:style-name="ro1">
          <table:table-cell office:value-type="string">
            <text:p>4.90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5035857e+00</text:p>
          </table:table-cell>
        </table:table-row>
        <table:table-row table:style-name="ro1">
          <table:table-cell office:value-type="string">
            <text:p>4.90025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8.249999999990e-01</text:p>
          </table:table-cell>
          <table:table-cell office:value-type="string">
            <text:p>3.300197421456e+00</text:p>
          </table:table-cell>
        </table:table-row>
        <table:table-row table:style-name="ro1">
          <table:table-cell office:value-type="string">
            <text:p>4.90031252394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31329014881e+00</text:p>
          </table:table-cell>
          <table:table-cell office:value-type="string">
            <text:p>3.300155860135e+00</text:p>
          </table:table-cell>
        </table:table-row>
        <table:table-row table:style-name="ro1">
          <table:table-cell office:value-type="string">
            <text:p>4.90035600676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174822319089e+00</text:p>
          </table:table-cell>
          <table:table-cell office:value-type="string">
            <text:p>3.300033445730e+00</text:p>
          </table:table-cell>
        </table:table-row>
        <table:table-row table:style-name="ro1">
          <table:table-cell office:value-type="string">
            <text:p>4.90041671003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375143123053e+00</text:p>
          </table:table-cell>
          <table:table-cell office:value-type="string">
            <text:p>3.299833962044e+00</text:p>
          </table:table-cell>
        </table:table-row>
        <table:table-row table:style-name="ro1">
          <table:table-cell office:value-type="string">
            <text:p>4.90046122138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522030571655e+00</text:p>
          </table:table-cell>
          <table:table-cell office:value-type="string">
            <text:p>3.299691525579e+00</text:p>
          </table:table-cell>
        </table:table-row>
        <table:table-row table:style-name="ro1">
          <table:table-cell office:value-type="string">
            <text:p>4.90052898764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45659212908e+00</text:p>
          </table:table-cell>
          <table:table-cell office:value-type="string">
            <text:p>3.299448490460e+00</text:p>
          </table:table-cell>
        </table:table-row>
        <table:table-row table:style-name="ro1">
          <table:table-cell office:value-type="string">
            <text:p>4.90054240152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789925035540e+00</text:p>
          </table:table-cell>
          <table:table-cell office:value-type="string">
            <text:p>3.299384345552e+00</text:p>
          </table:table-cell>
        </table:table-row>
        <table:table-row table:style-name="ro1">
          <table:table-cell office:value-type="string">
            <text:p>4.90056922929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78456680804e+00</text:p>
          </table:table-cell>
          <table:table-cell office:value-type="string">
            <text:p>3.299224162595e+00</text:p>
          </table:table-cell>
        </table:table-row>
        <table:table-row table:style-name="ro1">
          <table:table-cell office:value-type="string">
            <text:p>4.90059187571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53189843933e+00</text:p>
          </table:table-cell>
          <table:table-cell office:value-type="string">
            <text:p>3.299060622918e+00</text:p>
          </table:table-cell>
        </table:table-row>
        <table:table-row table:style-name="ro1">
          <table:table-cell office:value-type="string">
            <text:p>4.90061889013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42337435282e+00</text:p>
          </table:table-cell>
          <table:table-cell office:value-type="string">
            <text:p>3.298761413382e+00</text:p>
          </table:table-cell>
        </table:table-row>
        <table:table-row table:style-name="ro1">
          <table:table-cell office:value-type="string">
            <text:p>4.90064750542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36767903151e+00</text:p>
          </table:table-cell>
          <table:table-cell office:value-type="string">
            <text:p>3.298664824113e+00</text:p>
          </table:table-cell>
        </table:table-row>
        <table:table-row table:style-name="ro1">
          <table:table-cell office:value-type="string">
            <text:p>4.90068076959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46539665196e+00</text:p>
          </table:table-cell>
          <table:table-cell office:value-type="string">
            <text:p>3.299777577755e+00</text:p>
          </table:table-cell>
        </table:table-row>
        <table:table-row table:style-name="ro1">
          <table:table-cell office:value-type="string">
            <text:p>4.90072180576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81959035917e+00</text:p>
          </table:table-cell>
          <table:table-cell office:value-type="string">
            <text:p>3.303356267307e+00</text:p>
          </table:table-cell>
        </table:table-row>
        <table:table-row table:style-name="ro1">
          <table:table-cell office:value-type="string">
            <text:p>4.90077984512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573488923982e+00</text:p>
          </table:table-cell>
          <table:table-cell office:value-type="string">
            <text:p>3.313301636922e+00</text:p>
          </table:table-cell>
        </table:table-row>
        <table:table-row table:style-name="ro1">
          <table:table-cell office:value-type="string">
            <text:p>4.90083120498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742976464321e+00</text:p>
          </table:table-cell>
          <table:table-cell office:value-type="string">
            <text:p>3.329879037615e+00</text:p>
          </table:table-cell>
        </table:table-row>
        <table:table-row table:style-name="ro1">
          <table:table-cell office:value-type="string">
            <text:p>4.90086804200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864538623833e+00</text:p>
          </table:table-cell>
          <table:table-cell office:value-type="string">
            <text:p>3.344901621929e+00</text:p>
          </table:table-cell>
        </table:table-row>
        <table:table-row table:style-name="ro1">
          <table:table-cell office:value-type="string">
            <text:p>4.90090103770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973424436383e+00</text:p>
          </table:table-cell>
          <table:table-cell office:value-type="string">
            <text:p>3.356927946145e+00</text:p>
          </table:table-cell>
        </table:table-row>
        <table:table-row table:style-name="ro1">
          <table:table-cell office:value-type="string">
            <text:p>4.90093941913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00083127796e+00</text:p>
          </table:table-cell>
          <table:table-cell office:value-type="string">
            <text:p>3.369461657380e+00</text:p>
          </table:table-cell>
        </table:table-row>
        <table:table-row table:style-name="ro1">
          <table:table-cell office:value-type="string">
            <text:p>4.90096756081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192950686611e+00</text:p>
          </table:table-cell>
          <table:table-cell office:value-type="string">
            <text:p>3.378833570998e+00</text:p>
          </table:table-cell>
        </table:table-row>
        <table:table-row table:style-name="ro1">
          <table:table-cell office:value-type="string">
            <text:p>4.90098378040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46475343304e+00</text:p>
          </table:table-cell>
          <table:table-cell office:value-type="string">
            <text:p>3.387246979979e+00</text:p>
          </table:table-cell>
        </table:table-row>
        <table:table-row table:style-name="ro1">
          <table:table-cell office:value-type="string">
            <text:p>4.901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9999999e+00</text:p>
          </table:table-cell>
          <table:table-cell office:value-type="string">
            <text:p>3.388035394515e+00</text:p>
          </table:table-cell>
        </table:table-row>
        <table:table-row table:style-name="ro1">
          <table:table-cell office:value-type="string">
            <text:p>4.90101192157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368707930319e+00</text:p>
          </table:table-cell>
        </table:table-row>
        <table:table-row table:style-name="ro1">
          <table:table-cell office:value-type="string">
            <text:p>4.90102654087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332233351671e+00</text:p>
          </table:table-cell>
        </table:table-row>
        <table:table-row table:style-name="ro1">
          <table:table-cell office:value-type="string">
            <text:p>4.90104098223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270186634097e+00</text:p>
          </table:table-cell>
        </table:table-row>
        <table:table-row table:style-name="ro1">
          <table:table-cell office:value-type="string">
            <text:p>4.90106364774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102573615436e+00</text:p>
          </table:table-cell>
        </table:table-row>
        <table:table-row table:style-name="ro1">
          <table:table-cell office:value-type="string">
            <text:p>4.90109072772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794173059683e+00</text:p>
          </table:table-cell>
        </table:table-row>
        <table:table-row table:style-name="ro1">
          <table:table-cell office:value-type="string">
            <text:p>4.90112015568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364964175125e+00</text:p>
          </table:table-cell>
        </table:table-row>
        <table:table-row table:style-name="ro1">
          <table:table-cell office:value-type="string">
            <text:p>4.90115036959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66552669087e+00</text:p>
          </table:table-cell>
        </table:table-row>
        <table:table-row table:style-name="ro1">
          <table:table-cell office:value-type="string">
            <text:p>4.90118116456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58404835689e+00</text:p>
          </table:table-cell>
        </table:table-row>
        <table:table-row table:style-name="ro1">
          <table:table-cell office:value-type="string">
            <text:p>4.90120975530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774314488169e-01</text:p>
          </table:table-cell>
        </table:table-row>
        <table:table-row table:style-name="ro1">
          <table:table-cell office:value-type="string">
            <text:p>4.90123375129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366068333140e-01</text:p>
          </table:table-cell>
        </table:table-row>
        <table:table-row table:style-name="ro1">
          <table:table-cell office:value-type="string">
            <text:p>4.90127610445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70451725522e-01</text:p>
          </table:table-cell>
        </table:table-row>
        <table:table-row table:style-name="ro1">
          <table:table-cell office:value-type="string">
            <text:p>4.90130644878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01801165727e-01</text:p>
          </table:table-cell>
        </table:table-row>
        <table:table-row table:style-name="ro1">
          <table:table-cell office:value-type="string">
            <text:p>4.90135039560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30058818298e-01</text:p>
          </table:table-cell>
        </table:table-row>
        <table:table-row table:style-name="ro1">
          <table:table-cell office:value-type="string">
            <text:p>4.90139188537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40298640368e-01</text:p>
          </table:table-cell>
        </table:table-row>
        <table:table-row table:style-name="ro1">
          <table:table-cell office:value-type="string">
            <text:p>4.90144256251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629379029869e-02</text:p>
          </table:table-cell>
        </table:table-row>
        <table:table-row table:style-name="ro1">
          <table:table-cell office:value-type="string">
            <text:p>4.90149801039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938344004672e-02</text:p>
          </table:table-cell>
        </table:table-row>
        <table:table-row table:style-name="ro1">
          <table:table-cell office:value-type="string">
            <text:p>4.90156827414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03939298431e-02</text:p>
          </table:table-cell>
        </table:table-row>
        <table:table-row table:style-name="ro1">
          <table:table-cell office:value-type="string">
            <text:p>4.901654248545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943236392150e-03</text:p>
          </table:table-cell>
        </table:table-row>
        <table:table-row table:style-name="ro1">
          <table:table-cell office:value-type="string">
            <text:p>4.90177010850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283673007252e-03</text:p>
          </table:table-cell>
        </table:table-row>
        <table:table-row table:style-name="ro1">
          <table:table-cell office:value-type="string">
            <text:p>4.90192753641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17555400590e-04</text:p>
          </table:table-cell>
        </table:table-row>
        <table:table-row table:style-name="ro1">
          <table:table-cell office:value-type="string">
            <text:p>4.90216553652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202139347352e-05</text:p>
          </table:table-cell>
        </table:table-row>
        <table:table-row table:style-name="ro1">
          <table:table-cell office:value-type="string">
            <text:p>4.90254614594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43543323618e-05</text:p>
          </table:table-cell>
        </table:table-row>
        <table:table-row table:style-name="ro1">
          <table:table-cell office:value-type="string">
            <text:p>4.90323423036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312911397201e-06</text:p>
          </table:table-cell>
        </table:table-row>
        <table:table-row table:style-name="ro1">
          <table:table-cell office:value-type="string">
            <text:p>4.90417014477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612410922644e-06</text:p>
          </table:table-cell>
        </table:table-row>
        <table:table-row table:style-name="ro1">
          <table:table-cell office:value-type="string">
            <text:p>4.90550089140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682075233186e-06</text:p>
          </table:table-cell>
        </table:table-row>
        <table:table-row table:style-name="ro1">
          <table:table-cell office:value-type="string">
            <text:p>4.90741911255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168528444260e-06</text:p>
          </table:table-cell>
        </table:table-row>
        <table:table-row table:style-name="ro1">
          <table:table-cell office:value-type="string">
            <text:p>4.91031676464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606427018141e-06</text:p>
          </table:table-cell>
        </table:table-row>
        <table:table-row table:style-name="ro1">
          <table:table-cell office:value-type="string">
            <text:p>4.91464179848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773350014773e-06</text:p>
          </table:table-cell>
        </table:table-row>
        <table:table-row table:style-name="ro1">
          <table:table-cell office:value-type="string">
            <text:p>4.92100474241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535233339589e-06</text:p>
          </table:table-cell>
        </table:table-row>
        <table:table-row table:style-name="ro1">
          <table:table-cell office:value-type="string">
            <text:p>4.93041821863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648748589910e-06</text:p>
          </table:table-cell>
        </table:table-row>
        <table:table-row table:style-name="ro1">
          <table:table-cell office:value-type="string">
            <text:p>4.93970910931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5.475686442251e-06</text:p>
          </table:table-cell>
        </table:table-row>
        <table:table-row table:style-name="ro1">
          <table:table-cell office:value-type="string">
            <text:p>4.949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75135681507e-06</text:p>
          </table:table-cell>
        </table:table-row>
        <table:table-row table:style-name="ro1">
          <table:table-cell office:value-type="string">
            <text:p>4.949191821370e-06</text:p>
          </table:table-cell>
          <table:table-cell office:value-type="string">
            <text:p>2.666989479821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850137376165e-04</text:p>
          </table:table-cell>
        </table:table-row>
        <table:table-row table:style-name="ro1">
          <table:table-cell office:value-type="string">
            <text:p>4.949401430892e-06</text:p>
          </table:table-cell>
          <table:table-cell office:value-type="string">
            <text:p>1.975278055163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051845695004e-04</text:p>
          </table:table-cell>
        </table:table-row>
        <table:table-row table:style-name="ro1">
          <table:table-cell office:value-type="string">
            <text:p>4.949700715446e-06</text:p>
          </table:table-cell>
          <table:table-cell office:value-type="string">
            <text:p>9.876390275827e-01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844960150786e-04</text:p>
          </table:table-cell>
        </table:table-row>
        <table:table-row table:style-name="ro1">
          <table:table-cell office:value-type="string">
            <text:p>4.950000000000e-06</text:p>
          </table:table-cell>
          <table:table-cell office:value-type="string">
            <text:p>1.935784865736e-12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57079435133e-04</text:p>
          </table:table-cell>
        </table:table-row>
        <table:table-row table:style-name="ro1">
          <table:table-cell office:value-type="string">
            <text:p>4.95004985951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787393690084e-04</text:p>
          </table:table-cell>
        </table:table-row>
        <table:table-row table:style-name="ro1">
          <table:table-cell office:value-type="string">
            <text:p>4.95013260963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844289114820e-04</text:p>
          </table:table-cell>
        </table:table-row>
        <table:table-row table:style-name="ro1">
          <table:table-cell office:value-type="string">
            <text:p>4.95020487669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506005193637e-04</text:p>
          </table:table-cell>
        </table:table-row>
        <table:table-row table:style-name="ro1">
          <table:table-cell office:value-type="string">
            <text:p>4.95034941080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230917269267e-06</text:p>
          </table:table-cell>
        </table:table-row>
        <table:table-row table:style-name="ro1">
          <table:table-cell office:value-type="string">
            <text:p>4.95051958709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479468229836e-06</text:p>
          </table:table-cell>
        </table:table-row>
        <table:table-row table:style-name="ro1">
          <table:table-cell office:value-type="string">
            <text:p>4.95085993967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102862585319e-06</text:p>
          </table:table-cell>
        </table:table-row>
        <table:table-row table:style-name="ro1">
          <table:table-cell office:value-type="string">
            <text:p>4.95154064482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710711356384e-06</text:p>
          </table:table-cell>
        </table:table-row>
        <table:table-row table:style-name="ro1">
          <table:table-cell office:value-type="string">
            <text:p>4.95290205512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336136096261e-06</text:p>
          </table:table-cell>
        </table:table-row>
        <table:table-row table:style-name="ro1">
          <table:table-cell office:value-type="string">
            <text:p>4.95562487573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570076738612e-06</text:p>
          </table:table-cell>
        </table:table-row>
        <table:table-row table:style-name="ro1">
          <table:table-cell office:value-type="string">
            <text:p>4.96107051696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416125273934e-06</text:p>
          </table:table-cell>
        </table:table-row>
        <table:table-row table:style-name="ro1">
          <table:table-cell office:value-type="string">
            <text:p>4.97196179940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587624916277e-06</text:p>
          </table:table-cell>
        </table:table-row>
        <table:table-row table:style-name="ro1">
          <table:table-cell office:value-type="string">
            <text:p>4.98598089970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6.460447769466e-06</text:p>
          </table:table-cell>
        </table:table-row>
        <table:table-row table:style-name="ro1">
          <table:table-cell office:value-type="string">
            <text:p>5.000000000000e-06</text:p>
          </table:table-cell>
          <table:table-cell office:value-type="string">
            <text:p>0.000000000000e+00</text:p>
          </table:table-cell>
          <table:table-cell office:value-type="string">
            <text:p>2.795208725939e-12</text:p>
          </table:table-cell>
          <table:table-cell office:value-type="string">
            <text:p>3.300000000000e+00</text:p>
          </table:table-cell>
          <table:table-cell office:value-type="string">
            <text:p>6.584783663317e-06</text:p>
          </table:table-cell>
        </table:table-row>
        <table:table-row table:style-name="ro1">
          <table:table-cell office:value-type="string">
            <text:p>5.000250000000e-06</text:p>
          </table:table-cell>
          <table:table-cell office:value-type="string">
            <text:p>0.000000000000e+00</text:p>
          </table:table-cell>
          <table:table-cell office:value-type="string">
            <text:p>8.250000000018e-01</text:p>
          </table:table-cell>
          <table:table-cell office:value-type="string">
            <text:p>3.300000000000e+00</text:p>
          </table:table-cell>
          <table:table-cell office:value-type="string">
            <text:p>1.265902380335e-03</text:p>
          </table:table-cell>
        </table:table-row>
        <table:table-row table:style-name="ro1">
          <table:table-cell office:value-type="string">
            <text:p>5.000500095776e-06</text:p>
          </table:table-cell>
          <table:table-cell office:value-type="string">
            <text:p>0.000000000000e+00</text:p>
          </table:table-cell>
          <table:table-cell office:value-type="string">
            <text:p>1.650316059534e+00</text:p>
          </table:table-cell>
          <table:table-cell office:value-type="string">
            <text:p>3.300000000000e+00</text:p>
          </table:table-cell>
          <table:table-cell office:value-type="string">
            <text:p>-1.593558445060e-02</text:p>
          </table:table-cell>
        </table:table-row>
        <table:table-row table:style-name="ro1">
          <table:table-cell office:value-type="string">
            <text:p>5.000562583804e-06</text:p>
          </table:table-cell>
          <table:table-cell office:value-type="string">
            <text:p>0.000000000000e+00</text:p>
          </table:table-cell>
          <table:table-cell office:value-type="string">
            <text:p>1.856526552094e+00</text:p>
          </table:table-cell>
          <table:table-cell office:value-type="string">
            <text:p>3.300000000000e+00</text:p>
          </table:table-cell>
          <table:table-cell office:value-type="string">
            <text:p>-2.907148420703e-02</text:p>
          </table:table-cell>
        </table:table-row>
        <table:table-row table:style-name="ro1">
          <table:table-cell office:value-type="string">
            <text:p>5.000671655792e-06</text:p>
          </table:table-cell>
          <table:table-cell office:value-type="string">
            <text:p>0.000000000000e+00</text:p>
          </table:table-cell>
          <table:table-cell office:value-type="string">
            <text:p>2.216464113900e+00</text:p>
          </table:table-cell>
          <table:table-cell office:value-type="string">
            <text:p>3.300000000000e+00</text:p>
          </table:table-cell>
          <table:table-cell office:value-type="string">
            <text:p>-6.606580895889e-02</text:p>
          </table:table-cell>
        </table:table-row>
        <table:table-row table:style-name="ro1">
          <table:table-cell office:value-type="string">
            <text:p>5.000749488233e-06</text:p>
          </table:table-cell>
          <table:table-cell office:value-type="string">
            <text:p>0.000000000000e+00</text:p>
          </table:table-cell>
          <table:table-cell office:value-type="string">
            <text:p>2.473311167754e+00</text:p>
          </table:table-cell>
          <table:table-cell office:value-type="string">
            <text:p>3.300000000000e+00</text:p>
          </table:table-cell>
          <table:table-cell office:value-type="string">
            <text:p>-5.996783652308e-02</text:p>
          </table:table-cell>
        </table:table-row>
        <table:table-row table:style-name="ro1">
          <table:table-cell office:value-type="string">
            <text:p>5.000805444583e-06</text:p>
          </table:table-cell>
          <table:table-cell office:value-type="string">
            <text:p>0.000000000000e+00</text:p>
          </table:table-cell>
          <table:table-cell office:value-type="string">
            <text:p>2.657967123495e+00</text:p>
          </table:table-cell>
          <table:table-cell office:value-type="string">
            <text:p>3.300000000000e+00</text:p>
          </table:table-cell>
          <table:table-cell office:value-type="string">
            <text:p>2.368538646566e-02</text:p>
          </table:table-cell>
        </table:table-row>
        <table:table-row table:style-name="ro1">
          <table:table-cell office:value-type="string">
            <text:p>5.000846467598e-06</text:p>
          </table:table-cell>
          <table:table-cell office:value-type="string">
            <text:p>0.000000000000e+00</text:p>
          </table:table-cell>
          <table:table-cell office:value-type="string">
            <text:p>2.793343074265e+00</text:p>
          </table:table-cell>
          <table:table-cell office:value-type="string">
            <text:p>3.300000000000e+00</text:p>
          </table:table-cell>
          <table:table-cell office:value-type="string">
            <text:p>1.867889841411e-01</text:p>
          </table:table-cell>
        </table:table-row>
        <table:table-row table:style-name="ro1">
          <table:table-cell office:value-type="string">
            <text:p>5.000892303580e-06</text:p>
          </table:table-cell>
          <table:table-cell office:value-type="string">
            <text:p>0.000000000000e+00</text:p>
          </table:table-cell>
          <table:table-cell office:value-type="string">
            <text:p>2.944601815557e+00</text:p>
          </table:table-cell>
          <table:table-cell office:value-type="string">
            <text:p>3.300000000000e+00</text:p>
          </table:table-cell>
          <table:table-cell office:value-type="string">
            <text:p>5.849300269395e-01</text:p>
          </table:table-cell>
        </table:table-row>
        <table:table-row table:style-name="ro1">
          <table:table-cell office:value-type="string">
            <text:p>5.000926835027e-06</text:p>
          </table:table-cell>
          <table:table-cell office:value-type="string">
            <text:p>0.000000000000e+00</text:p>
          </table:table-cell>
          <table:table-cell office:value-type="string">
            <text:p>3.058555588318e+00</text:p>
          </table:table-cell>
          <table:table-cell office:value-type="string">
            <text:p>3.300000000000e+00</text:p>
          </table:table-cell>
          <table:table-cell office:value-type="string">
            <text:p>1.012089653884e+00</text:p>
          </table:table-cell>
        </table:table-row>
        <table:table-row table:style-name="ro1">
          <table:table-cell office:value-type="string">
            <text:p>5.000963417513e-06</text:p>
          </table:table-cell>
          <table:table-cell office:value-type="string">
            <text:p>0.000000000000e+00</text:p>
          </table:table-cell>
          <table:table-cell office:value-type="string">
            <text:p>3.179277794157e+00</text:p>
          </table:table-cell>
          <table:table-cell office:value-type="string">
            <text:p>3.300000000000e+00</text:p>
          </table:table-cell>
          <table:table-cell office:value-type="string">
            <text:p>1.519960573780e+00</text:p>
          </table:table-cell>
        </table:table-row>
        <table:table-row table:style-name="ro1">
          <table:table-cell office:value-type="string">
            <text:p>5.000981708757e-06</text:p>
          </table:table-cell>
          <table:table-cell office:value-type="string">
            <text:p>0.000000000000e+00</text:p>
          </table:table-cell>
          <table:table-cell office:value-type="string">
            <text:p>3.239638897079e+00</text:p>
          </table:table-cell>
          <table:table-cell office:value-type="string">
            <text:p>3.300000000000e+00</text:p>
          </table:table-cell>
          <table:table-cell office:value-type="string">
            <text:p>1.781663487636e+00</text:p>
          </table:table-cell>
        </table:table-row>
        <table:table-row table:style-name="ro1">
          <table:table-cell office:value-type="string">
            <text:p>5.001000000000e-06</text:p>
          </table:table-cell>
          <table:table-cell office:value-type="string">
            <text:p>0.000000000000e+00</text:p>
          </table:table-cell>
          <table:table-cell office:value-type="string">
            <text:p>3.299999999999e+00</text:p>
          </table:table-cell>
          <table:table-cell office:value-type="string">
            <text:p>3.300000000000e+00</text:p>
          </table:table-cell>
          <table:table-cell office:value-type="string">
            <text:p>2.036553230448e+00</text:p>
          </table:table-cell>
        </table:table-row>
        <table:table-row table:style-name="ro1">
          <table:table-cell office:value-type="string">
            <text:p>5.00101345052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206834632271e+00</text:p>
          </table:table-cell>
        </table:table-row>
        <table:table-row table:style-name="ro1">
          <table:table-cell office:value-type="string">
            <text:p>5.00102929127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391933696175e+00</text:p>
          </table:table-cell>
        </table:table-row>
        <table:table-row table:style-name="ro1">
          <table:table-cell office:value-type="string">
            <text:p>5.00104486906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549831480721e+00</text:p>
          </table:table-cell>
        </table:table-row>
        <table:table-row table:style-name="ro1">
          <table:table-cell office:value-type="string">
            <text:p>5.00107336336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780288112034e+00</text:p>
          </table:table-cell>
        </table:table-row>
        <table:table-row table:style-name="ro1">
          <table:table-cell office:value-type="string">
            <text:p>5.00112502447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045888166990e+00</text:p>
          </table:table-cell>
        </table:table-row>
        <table:table-row table:style-name="ro1">
          <table:table-cell office:value-type="string">
            <text:p>5.001168362706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162739482522e+00</text:p>
          </table:table-cell>
        </table:table-row>
        <table:table-row table:style-name="ro1">
          <table:table-cell office:value-type="string">
            <text:p>5.00121359063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28206902775e+00</text:p>
          </table:table-cell>
        </table:table-row>
        <table:table-row table:style-name="ro1">
          <table:table-cell office:value-type="string">
            <text:p>5.00125993396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62734155409e+00</text:p>
          </table:table-cell>
        </table:table-row>
        <table:table-row table:style-name="ro1">
          <table:table-cell office:value-type="string">
            <text:p>5.00131569038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82980712329e+00</text:p>
          </table:table-cell>
        </table:table-row>
        <table:table-row table:style-name="ro1">
          <table:table-cell office:value-type="string">
            <text:p>5.00138333824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3329330387e+00</text:p>
          </table:table-cell>
        </table:table-row>
        <table:table-row table:style-name="ro1">
          <table:table-cell office:value-type="string">
            <text:p>5.00147162159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8023148153e+00</text:p>
          </table:table-cell>
        </table:table-row>
        <table:table-row table:style-name="ro1">
          <table:table-cell office:value-type="string">
            <text:p>5.00158967047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618813469e+00</text:p>
          </table:table-cell>
        </table:table-row>
        <table:table-row table:style-name="ro1">
          <table:table-cell office:value-type="string">
            <text:p>5.001761259676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87104175e+00</text:p>
          </table:table-cell>
        </table:table-row>
        <table:table-row table:style-name="ro1">
          <table:table-cell office:value-type="string">
            <text:p>5.00201901404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5846997e+00</text:p>
          </table:table-cell>
        </table:table-row>
        <table:table-row table:style-name="ro1">
          <table:table-cell office:value-type="string">
            <text:p>5.00242045203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291379e+00</text:p>
          </table:table-cell>
        </table:table-row>
        <table:table-row table:style-name="ro1">
          <table:table-cell office:value-type="string">
            <text:p>5.00318308674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302760e+00</text:p>
          </table:table-cell>
        </table:table-row>
        <table:table-row table:style-name="ro1">
          <table:table-cell office:value-type="string">
            <text:p>5.004708356166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759365e+00</text:p>
          </table:table-cell>
        </table:table-row>
        <table:table-row table:style-name="ro1">
          <table:table-cell office:value-type="string">
            <text:p>5.00775889501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138653e+00</text:p>
          </table:table-cell>
        </table:table-row>
        <table:table-row table:style-name="ro1">
          <table:table-cell office:value-type="string">
            <text:p>5.01385997270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23974e+00</text:p>
          </table:table-cell>
        </table:table-row>
        <table:table-row table:style-name="ro1">
          <table:table-cell office:value-type="string">
            <text:p>5.02606212808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109606e+00</text:p>
          </table:table-cell>
        </table:table-row>
        <table:table-row table:style-name="ro1">
          <table:table-cell office:value-type="string">
            <text:p>5.05046643885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37760e+00</text:p>
          </table:table-cell>
        </table:table-row>
        <table:table-row table:style-name="ro1">
          <table:table-cell office:value-type="string">
            <text:p>5.07523321942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100711e+00</text:p>
          </table:table-cell>
        </table:table-row>
        <table:table-row table:style-name="ro1">
          <table:table-cell office:value-type="string">
            <text:p>5.10000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46344e+00</text:p>
          </table:table-cell>
        </table:table-row>
        <table:table-row table:style-name="ro1">
          <table:table-cell office:value-type="string">
            <text:p>5.100250000000e-06</text:p>
          </table:table-cell>
          <table:table-cell office:value-type="string">
            <text:p>8.249999999990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129600081e+00</text:p>
          </table:table-cell>
        </table:table-row>
        <table:table-row table:style-name="ro1">
          <table:table-cell office:value-type="string">
            <text:p>5.100500095776e-06</text:p>
          </table:table-cell>
          <table:table-cell office:value-type="string">
            <text:p>1.650316059532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66173473e+00</text:p>
          </table:table-cell>
        </table:table-row>
        <table:table-row table:style-name="ro1">
          <table:table-cell office:value-type="string">
            <text:p>5.101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15772582e+00</text:p>
          </table:table-cell>
        </table:table-row>
        <table:table-row table:style-name="ro1">
          <table:table-cell office:value-type="string">
            <text:p>5.10104726818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805385010e+00</text:p>
          </table:table-cell>
        </table:table-row>
        <table:table-row table:style-name="ro1">
          <table:table-cell office:value-type="string">
            <text:p>5.10112965523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772995692e+00</text:p>
          </table:table-cell>
        </table:table-row>
        <table:table-row table:style-name="ro1">
          <table:table-cell office:value-type="string">
            <text:p>5.10122483252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896916786e+00</text:p>
          </table:table-cell>
        </table:table-row>
        <table:table-row table:style-name="ro1">
          <table:table-cell office:value-type="string">
            <text:p>5.10141518710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6048147e+00</text:p>
          </table:table-cell>
        </table:table-row>
        <table:table-row table:style-name="ro1">
          <table:table-cell office:value-type="string">
            <text:p>5.10164576582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186474e+00</text:p>
          </table:table-cell>
        </table:table-row>
        <table:table-row table:style-name="ro1">
          <table:table-cell office:value-type="string">
            <text:p>5.10204986202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213769e+00</text:p>
          </table:table-cell>
        </table:table-row>
        <table:table-row table:style-name="ro1">
          <table:table-cell office:value-type="string">
            <text:p>5.10278076556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551633e+00</text:p>
          </table:table-cell>
        </table:table-row>
        <table:table-row table:style-name="ro1">
          <table:table-cell office:value-type="string">
            <text:p>5.10424257263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458724e+00</text:p>
          </table:table-cell>
        </table:table-row>
        <table:table-row table:style-name="ro1">
          <table:table-cell office:value-type="string">
            <text:p>5.107166186793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455322e+00</text:p>
          </table:table-cell>
        </table:table-row>
        <table:table-row table:style-name="ro1">
          <table:table-cell office:value-type="string">
            <text:p>5.11301341510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502451e+00</text:p>
          </table:table-cell>
        </table:table-row>
        <table:table-row table:style-name="ro1">
          <table:table-cell office:value-type="string">
            <text:p>5.12470787171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434447e+00</text:p>
          </table:table-cell>
        </table:table-row>
        <table:table-row table:style-name="ro1">
          <table:table-cell office:value-type="string">
            <text:p>5.14809678494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512233e+00</text:p>
          </table:table-cell>
        </table:table-row>
        <table:table-row table:style-name="ro1">
          <table:table-cell office:value-type="string">
            <text:p>5.19487461141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429201e+00</text:p>
          </table:table-cell>
        </table:table-row>
        <table:table-row table:style-name="ro1">
          <table:table-cell office:value-type="string">
            <text:p>5.249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515143e+00</text:p>
          </table:table-cell>
        </table:table-row>
        <table:table-row table:style-name="ro1">
          <table:table-cell office:value-type="string">
            <text:p>5.249250000000e-06</text:p>
          </table:table-cell>
          <table:table-cell table:number-columns-repeated="2" office:value-type="string">
            <text:p>2.475000000002e+00</text:p>
          </table:table-cell>
          <table:table-cell office:value-type="string">
            <text:p>2.475000000003e+00</text:p>
          </table:table-cell>
          <table:table-cell office:value-type="string">
            <text:p>3.298210583043e+00</text:p>
          </table:table-cell>
        </table:table-row>
        <table:table-row table:style-name="ro1">
          <table:table-cell office:value-type="string">
            <text:p>5.249312523944e-06</text:p>
          </table:table-cell>
          <table:table-cell office:value-type="string">
            <text:p>2.268670985119e+00</text:p>
          </table:table-cell>
          <table:table-cell table:number-columns-repeated="2" office:value-type="string">
            <text:p>2.268670985120e+00</text:p>
          </table:table-cell>
          <table:table-cell office:value-type="string">
            <text:p>3.298649280840e+00</text:p>
          </table:table-cell>
        </table:table-row>
        <table:table-row table:style-name="ro1">
          <table:table-cell office:value-type="string">
            <text:p>5.249437571832e-06</text:p>
          </table:table-cell>
          <table:table-cell office:value-type="string">
            <text:p>1.856012955354e+00</text:p>
          </table:table-cell>
          <table:table-cell table:number-columns-repeated="2" office:value-type="string">
            <text:p>1.856012955355e+00</text:p>
          </table:table-cell>
          <table:table-cell office:value-type="string">
            <text:p>3.309158218829e+00</text:p>
          </table:table-cell>
        </table:table-row>
        <table:table-row table:style-name="ro1">
          <table:table-cell office:value-type="string">
            <text:p>5.249527065253e-06</text:p>
          </table:table-cell>
          <table:table-cell table:number-columns-repeated="2" office:value-type="string">
            <text:p>1.560684666549e+00</text:p>
          </table:table-cell>
          <table:table-cell office:value-type="string">
            <text:p>1.560684666550e+00</text:p>
          </table:table-cell>
          <table:table-cell office:value-type="string">
            <text:p>3.324219193149e+00</text:p>
          </table:table-cell>
        </table:table-row>
        <table:table-row table:style-name="ro1">
          <table:table-cell office:value-type="string">
            <text:p>5.249551308198e-06</text:p>
          </table:table-cell>
          <table:table-cell table:number-columns-repeated="2" office:value-type="string">
            <text:p>1.480682946653e+00</text:p>
          </table:table-cell>
          <table:table-cell office:value-type="string">
            <text:p>1.480682946654e+00</text:p>
          </table:table-cell>
          <table:table-cell office:value-type="string">
            <text:p>3.331065309470e+00</text:p>
          </table:table-cell>
        </table:table-row>
        <table:table-row table:style-name="ro1">
          <table:table-cell office:value-type="string">
            <text:p>5.249599794089e-06</text:p>
          </table:table-cell>
          <table:table-cell office:value-type="string">
            <text:p>1.320679506860e+00</text:p>
          </table:table-cell>
          <table:table-cell table:number-columns-repeated="2" office:value-type="string">
            <text:p>1.320679506861e+00</text:p>
          </table:table-cell>
          <table:table-cell office:value-type="string">
            <text:p>3.352424519399e+00</text:p>
          </table:table-cell>
        </table:table-row>
        <table:table-row table:style-name="ro1">
          <table:table-cell office:value-type="string">
            <text:p>5.249646646040e-06</text:p>
          </table:table-cell>
          <table:table-cell table:number-columns-repeated="2" office:value-type="string">
            <text:p>1.166068067691e+00</text:p>
          </table:table-cell>
          <table:table-cell office:value-type="string">
            <text:p>1.166068067692e+00</text:p>
          </table:table-cell>
          <table:table-cell office:value-type="string">
            <text:p>3.373409960932e+00</text:p>
          </table:table-cell>
        </table:table-row>
        <table:table-row table:style-name="ro1">
          <table:table-cell office:value-type="string">
            <text:p>5.249704047424e-06</text:p>
          </table:table-cell>
          <table:table-cell office:value-type="string">
            <text:p>9.766435016340e-01</text:p>
          </table:table-cell>
          <table:table-cell office:value-type="string">
            <text:p>9.766435016344e-01</text:p>
          </table:table-cell>
          <table:table-cell office:value-type="string">
            <text:p>9.766435016348e-01</text:p>
          </table:table-cell>
          <table:table-cell office:value-type="string">
            <text:p>3.310934599707e+00</text:p>
          </table:table-cell>
        </table:table-row>
        <table:table-row table:style-name="ro1">
          <table:table-cell office:value-type="string">
            <text:p>5.249748043412e-06</text:p>
          </table:table-cell>
          <table:table-cell office:value-type="string">
            <text:p>8.314567390257e-01</text:p>
          </table:table-cell>
          <table:table-cell office:value-type="string">
            <text:p>8.314567390262e-01</text:p>
          </table:table-cell>
          <table:table-cell office:value-type="string">
            <text:p>8.314567390265e-01</text:p>
          </table:table-cell>
          <table:table-cell office:value-type="string">
            <text:p>3.112435516521e+00</text:p>
          </table:table-cell>
        </table:table-row>
        <table:table-row table:style-name="ro1">
          <table:table-cell office:value-type="string">
            <text:p>5.249788118037e-06</text:p>
          </table:table-cell>
          <table:table-cell office:value-type="string">
            <text:p>6.992104791515e-01</text:p>
          </table:table-cell>
          <table:table-cell office:value-type="string">
            <text:p>6.992104791520e-01</text:p>
          </table:table-cell>
          <table:table-cell office:value-type="string">
            <text:p>6.992104791523e-01</text:p>
          </table:table-cell>
          <table:table-cell office:value-type="string">
            <text:p>2.720359587317e+00</text:p>
          </table:table-cell>
        </table:table-row>
        <table:table-row table:style-name="ro1">
          <table:table-cell office:value-type="string">
            <text:p>5.249822422019e-06</text:p>
          </table:table-cell>
          <table:table-cell office:value-type="string">
            <text:p>5.860073359728e-01</text:p>
          </table:table-cell>
          <table:table-cell office:value-type="string">
            <text:p>5.860073359732e-01</text:p>
          </table:table-cell>
          <table:table-cell office:value-type="string">
            <text:p>5.860073359736e-01</text:p>
          </table:table-cell>
          <table:table-cell office:value-type="string">
            <text:p>2.232064602736e+00</text:p>
          </table:table-cell>
        </table:table-row>
        <table:table-row table:style-name="ro1">
          <table:table-cell office:value-type="string">
            <text:p>5.249850213459e-06</text:p>
          </table:table-cell>
          <table:table-cell office:value-type="string">
            <text:p>4.942955856630e-01</text:p>
          </table:table-cell>
          <table:table-cell office:value-type="string">
            <text:p>4.942955856634e-01</text:p>
          </table:table-cell>
          <table:table-cell office:value-type="string">
            <text:p>4.942955856637e-01</text:p>
          </table:table-cell>
          <table:table-cell office:value-type="string">
            <text:p>1.769665499661e+00</text:p>
          </table:table-cell>
        </table:table-row>
        <table:table-row table:style-name="ro1">
          <table:table-cell office:value-type="string">
            <text:p>5.249884396876e-06</text:p>
          </table:table-cell>
          <table:table-cell office:value-type="string">
            <text:p>3.814903098835e-01</text:p>
          </table:table-cell>
          <table:table-cell office:value-type="string">
            <text:p>3.814903098840e-01</text:p>
          </table:table-cell>
          <table:table-cell office:value-type="string">
            <text:p>3.814903098843e-01</text:p>
          </table:table-cell>
          <table:table-cell office:value-type="string">
            <text:p>1.204371261006e+00</text:p>
          </table:table-cell>
        </table:table-row>
        <table:table-row table:style-name="ro1">
          <table:table-cell office:value-type="string">
            <text:p>5.249902007426e-06</text:p>
          </table:table-cell>
          <table:table-cell office:value-type="string">
            <text:p>3.233754926983e-01</text:p>
          </table:table-cell>
          <table:table-cell office:value-type="string">
            <text:p>3.233754926987e-01</text:p>
          </table:table-cell>
          <table:table-cell office:value-type="string">
            <text:p>3.233754926991e-01</text:p>
          </table:table-cell>
          <table:table-cell office:value-type="string">
            <text:p>9.658436341498e-01</text:p>
          </table:table-cell>
        </table:table-row>
        <table:table-row table:style-name="ro1">
          <table:table-cell office:value-type="string">
            <text:p>5.249921045362e-06</text:p>
          </table:table-cell>
          <table:table-cell office:value-type="string">
            <text:p>2.605503056100e-01</text:p>
          </table:table-cell>
          <table:table-cell office:value-type="string">
            <text:p>2.605503056104e-01</text:p>
          </table:table-cell>
          <table:table-cell office:value-type="string">
            <text:p>2.605503056108e-01</text:p>
          </table:table-cell>
          <table:table-cell office:value-type="string">
            <text:p>7.611101347710e-01</text:p>
          </table:table-cell>
        </table:table-row>
        <table:table-row table:style-name="ro1">
          <table:table-cell office:value-type="string">
            <text:p>5.249936508210e-06</text:p>
          </table:table-cell>
          <table:table-cell office:value-type="string">
            <text:p>2.095229070485e-01</text:p>
          </table:table-cell>
          <table:table-cell office:value-type="string">
            <text:p>2.095229070489e-01</text:p>
          </table:table-cell>
          <table:table-cell office:value-type="string">
            <text:p>2.095229070493e-01</text:p>
          </table:table-cell>
          <table:table-cell office:value-type="string">
            <text:p>6.266343004165e-01</text:p>
          </table:table-cell>
        </table:table-row>
        <table:table-row table:style-name="ro1">
          <table:table-cell office:value-type="string">
            <text:p>5.249959546364e-06</text:p>
          </table:table-cell>
          <table:table-cell office:value-type="string">
            <text:p>1.334969982788e-01</text:p>
          </table:table-cell>
          <table:table-cell office:value-type="string">
            <text:p>1.334969982792e-01</text:p>
          </table:table-cell>
          <table:table-cell office:value-type="string">
            <text:p>1.334969982796e-01</text:p>
          </table:table-cell>
          <table:table-cell office:value-type="string">
            <text:p>4.673689858795e-01</text:p>
          </table:table-cell>
        </table:table-row>
        <table:table-row table:style-name="ro1">
          <table:table-cell office:value-type="string">
            <text:p>5.249980074971e-06</text:p>
          </table:table-cell>
          <table:table-cell office:value-type="string">
            <text:p>6.575259466225e-02</text:p>
          </table:table-cell>
          <table:table-cell office:value-type="string">
            <text:p>6.575259466269e-02</text:p>
          </table:table-cell>
          <table:table-cell office:value-type="string">
            <text:p>6.575259466304e-02</text:p>
          </table:table-cell>
          <table:table-cell office:value-type="string">
            <text:p>3.592890015206e-01</text:p>
          </table:table-cell>
        </table:table-row>
        <table:table-row table:style-name="ro1">
          <table:table-cell office:value-type="string">
            <text:p>5.250000000000e-06</text:p>
          </table:table-cell>
          <table:table-cell office:value-type="string">
            <text:p>1.935784865736e-12</text:p>
          </table:table-cell>
          <table:table-cell office:value-type="string">
            <text:p>2.372768648229e-12</text:p>
          </table:table-cell>
          <table:table-cell office:value-type="string">
            <text:p>2.722266856381e-12</text:p>
          </table:table-cell>
          <table:table-cell office:value-type="string">
            <text:p>2.781613933816e-01</text:p>
          </table:table-cell>
        </table:table-row>
        <table:table-row table:style-name="ro1">
          <table:table-cell office:value-type="string">
            <text:p>5.25001305461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395336486002e-01</text:p>
          </table:table-cell>
        </table:table-row>
        <table:table-row table:style-name="ro1">
          <table:table-cell office:value-type="string">
            <text:p>5.25002946184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955661006457e-01</text:p>
          </table:table-cell>
        </table:table-row>
        <table:table-row table:style-name="ro1">
          <table:table-cell office:value-type="string">
            <text:p>5.25004543652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604586603519e-01</text:p>
          </table:table-cell>
        </table:table-row>
        <table:table-row table:style-name="ro1">
          <table:table-cell office:value-type="string">
            <text:p>5.25007738588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74166532424e-01</text:p>
          </table:table-cell>
        </table:table-row>
        <table:table-row table:style-name="ro1">
          <table:table-cell office:value-type="string">
            <text:p>5.25012988846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452052542367e-02</text:p>
          </table:table-cell>
        </table:table-row>
        <table:table-row table:style-name="ro1">
          <table:table-cell office:value-type="string">
            <text:p>5.25018933922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498797060729e-02</text:p>
          </table:table-cell>
        </table:table-row>
        <table:table-row table:style-name="ro1">
          <table:table-cell office:value-type="string">
            <text:p>5.25025583414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29946880615e-02</text:p>
          </table:table-cell>
        </table:table-row>
        <table:table-row table:style-name="ro1">
          <table:table-cell office:value-type="string">
            <text:p>5.25033084979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727186464303e-03</text:p>
          </table:table-cell>
        </table:table-row>
        <table:table-row table:style-name="ro1">
          <table:table-cell office:value-type="string">
            <text:p>5.25042176267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28020611242e-03</text:p>
          </table:table-cell>
        </table:table-row>
        <table:table-row table:style-name="ro1">
          <table:table-cell office:value-type="string">
            <text:p>5.25053633938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693947548815e-04</text:p>
          </table:table-cell>
        </table:table-row>
        <table:table-row table:style-name="ro1">
          <table:table-cell office:value-type="string">
            <text:p>5.25068910320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558647069987e-06</text:p>
          </table:table-cell>
        </table:table-row>
        <table:table-row table:style-name="ro1">
          <table:table-cell office:value-type="string">
            <text:p>5.25090551189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155647401104e-06</text:p>
          </table:table-cell>
        </table:table-row>
        <table:table-row table:style-name="ro1">
          <table:table-cell office:value-type="string">
            <text:p>5.25124584918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992766404101e-07</text:p>
          </table:table-cell>
        </table:table-row>
        <table:table-row table:style-name="ro1">
          <table:table-cell office:value-type="string">
            <text:p>5.25187995990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012438524035e-08</text:p>
          </table:table-cell>
        </table:table-row>
        <table:table-row table:style-name="ro1">
          <table:table-cell office:value-type="string">
            <text:p>5.25314818133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8.079602605228e-08</text:p>
          </table:table-cell>
        </table:table-row>
        <table:table-row table:style-name="ro1">
          <table:table-cell office:value-type="string">
            <text:p>5.25568462419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841113545646e-08</text:p>
          </table:table-cell>
        </table:table-row>
        <table:table-row table:style-name="ro1">
          <table:table-cell office:value-type="string">
            <text:p>5.26075750991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5.072970804987e-08</text:p>
          </table:table-cell>
        </table:table-row>
        <table:table-row table:style-name="ro1">
          <table:table-cell office:value-type="string">
            <text:p>5.27090328135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6.109666505194e-08</text:p>
          </table:table-cell>
        </table:table-row>
        <table:table-row table:style-name="ro1">
          <table:table-cell office:value-type="string">
            <text:p>5.29119482423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419246247112e-08</text:p>
          </table:table-cell>
        </table:table-row>
        <table:table-row table:style-name="ro1">
          <table:table-cell office:value-type="string">
            <text:p>5.33177790999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6.404434063568e-08</text:p>
          </table:table-cell>
        </table:table-row>
        <table:table-row table:style-name="ro1">
          <table:table-cell office:value-type="string">
            <text:p>5.4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253324315398e-08</text:p>
          </table:table-cell>
        </table:table-row>
        <table:table-row table:style-name="ro1">
          <table:table-cell office:value-type="string">
            <text:p>5.400250000000e-06</text:p>
          </table:table-cell>
          <table:table-cell office:value-type="string">
            <text:p>8.249999999962e-01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546229099323e-04</text:p>
          </table:table-cell>
        </table:table-row>
        <table:table-row table:style-name="ro1">
          <table:table-cell office:value-type="string">
            <text:p>5.400500095776e-06</text:p>
          </table:table-cell>
          <table:table-cell office:value-type="string">
            <text:p>1.650316059529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6.897131660882e-03</text:p>
          </table:table-cell>
        </table:table-row>
        <table:table-row table:style-name="ro1">
          <table:table-cell office:value-type="string">
            <text:p>5.400562583804e-06</text:p>
          </table:table-cell>
          <table:table-cell office:value-type="string">
            <text:p>1.85652655208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58416133548e-02</text:p>
          </table:table-cell>
        </table:table-row>
        <table:table-row table:style-name="ro1">
          <table:table-cell office:value-type="string">
            <text:p>5.400672097188e-06</text:p>
          </table:table-cell>
          <table:table-cell office:value-type="string">
            <text:p>2.217920718914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2.983655256611e-02</text:p>
          </table:table-cell>
        </table:table-row>
        <table:table-row table:style-name="ro1">
          <table:table-cell office:value-type="string">
            <text:p>5.400750054413e-06</text:p>
          </table:table-cell>
          <table:table-cell office:value-type="string">
            <text:p>2.47517956132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-1.210856668723e-02</text:p>
          </table:table-cell>
        </table:table-row>
        <table:table-row table:style-name="ro1">
          <table:table-cell office:value-type="string">
            <text:p>5.400813640738e-06</text:p>
          </table:table-cell>
          <table:table-cell office:value-type="string">
            <text:p>2.68501443463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8.700325806003e-02</text:p>
          </table:table-cell>
        </table:table-row>
        <table:table-row table:style-name="ro1">
          <table:table-cell office:value-type="string">
            <text:p>5.400879220520e-06</text:p>
          </table:table-cell>
          <table:table-cell office:value-type="string">
            <text:p>2.901427717007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413180164826e-01</text:p>
          </table:table-cell>
        </table:table-row>
        <table:table-row table:style-name="ro1">
          <table:table-cell office:value-type="string">
            <text:p>5.400929071727e-06</text:p>
          </table:table-cell>
          <table:table-cell office:value-type="string">
            <text:p>3.065936697645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798410878115e-01</text:p>
          </table:table-cell>
        </table:table-row>
        <table:table-row table:style-name="ro1">
          <table:table-cell office:value-type="string">
            <text:p>5.400964535863e-06</text:p>
          </table:table-cell>
          <table:table-cell office:value-type="string">
            <text:p>3.182968348822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837486432463e-01</text:p>
          </table:table-cell>
        </table:table-row>
        <table:table-row table:style-name="ro1">
          <table:table-cell office:value-type="string">
            <text:p>5.401000000000e-06</text:p>
          </table:table-cell>
          <table:table-cell office:value-type="string">
            <text:p>3.299999999996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15561776799e+00</text:p>
          </table:table-cell>
        </table:table-row>
        <table:table-row table:style-name="ro1">
          <table:table-cell office:value-type="string">
            <text:p>5.40101692217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484657865514e+00</text:p>
          </table:table-cell>
        </table:table-row>
        <table:table-row table:style-name="ro1">
          <table:table-cell office:value-type="string">
            <text:p>5.40103950614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718538900689e+00</text:p>
          </table:table-cell>
        </table:table-row>
        <table:table-row table:style-name="ro1">
          <table:table-cell office:value-type="string">
            <text:p>5.40106092758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956993476299e+00</text:p>
          </table:table-cell>
        </table:table-row>
        <table:table-row table:style-name="ro1">
          <table:table-cell office:value-type="string">
            <text:p>5.40109187625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299058196273e+00</text:p>
          </table:table-cell>
        </table:table-row>
        <table:table-row table:style-name="ro1">
          <table:table-cell office:value-type="string">
            <text:p>5.40112374316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598296982772e+00</text:p>
          </table:table-cell>
        </table:table-row>
        <table:table-row table:style-name="ro1">
          <table:table-cell office:value-type="string">
            <text:p>5.401154064871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814436863037e+00</text:p>
          </table:table-cell>
        </table:table-row>
        <table:table-row table:style-name="ro1">
          <table:table-cell office:value-type="string">
            <text:p>5.40119107703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997051571898e+00</text:p>
          </table:table-cell>
        </table:table-row>
        <table:table-row table:style-name="ro1">
          <table:table-cell office:value-type="string">
            <text:p>5.40123693617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133875857889e+00</text:p>
          </table:table-cell>
        </table:table-row>
        <table:table-row table:style-name="ro1">
          <table:table-cell office:value-type="string">
            <text:p>5.40128385096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09549986469e+00</text:p>
          </table:table-cell>
        </table:table-row>
        <table:table-row table:style-name="ro1">
          <table:table-cell office:value-type="string">
            <text:p>5.40133349539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51143519336e+00</text:p>
          </table:table-cell>
        </table:table-row>
        <table:table-row table:style-name="ro1">
          <table:table-cell office:value-type="string">
            <text:p>5.401389365147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74189880607e+00</text:p>
          </table:table-cell>
        </table:table-row>
        <table:table-row table:style-name="ro1">
          <table:table-cell office:value-type="string">
            <text:p>5.40145740442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86819357813e+00</text:p>
          </table:table-cell>
        </table:table-row>
        <table:table-row table:style-name="ro1">
          <table:table-cell office:value-type="string">
            <text:p>5.40154409864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3170155119e+00</text:p>
          </table:table-cell>
        </table:table-row>
        <table:table-row table:style-name="ro1">
          <table:table-cell office:value-type="string">
            <text:p>5.40166043236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6154906411e+00</text:p>
          </table:table-cell>
        </table:table-row>
        <table:table-row table:style-name="ro1">
          <table:table-cell office:value-type="string">
            <text:p>5.40182617358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7624983570e+00</text:p>
          </table:table-cell>
        </table:table-row>
        <table:table-row table:style-name="ro1">
          <table:table-cell office:value-type="string">
            <text:p>5.40208536156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8520818716e+00</text:p>
          </table:table-cell>
        </table:table-row>
        <table:table-row table:style-name="ro1">
          <table:table-cell office:value-type="string">
            <text:p>5.40254257709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146731151e+00</text:p>
          </table:table-cell>
        </table:table-row>
        <table:table-row table:style-name="ro1">
          <table:table-cell office:value-type="string">
            <text:p>5.40316145855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451111473e+00</text:p>
          </table:table-cell>
        </table:table-row>
        <table:table-row table:style-name="ro1">
          <table:table-cell office:value-type="string">
            <text:p>5.40402755274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648153645e+00</text:p>
          </table:table-cell>
        </table:table-row>
        <table:table-row table:style-name="ro1">
          <table:table-cell office:value-type="string">
            <text:p>5.405268349453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761272966e+00</text:p>
          </table:table-cell>
        </table:table-row>
        <table:table-row table:style-name="ro1">
          <table:table-cell office:value-type="string">
            <text:p>5.407138460582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50486827e+00</text:p>
          </table:table-cell>
        </table:table-row>
        <table:table-row table:style-name="ro1">
          <table:table-cell office:value-type="string">
            <text:p>5.409920291046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897326500e+00</text:p>
          </table:table-cell>
        </table:table-row>
        <table:table-row table:style-name="ro1">
          <table:table-cell office:value-type="string">
            <text:p>5.41399339231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37274370e+00</text:p>
          </table:table-cell>
        </table:table-row>
        <table:table-row table:style-name="ro1">
          <table:table-cell office:value-type="string">
            <text:p>5.41999865224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54005907e+00</text:p>
          </table:table-cell>
        </table:table-row>
        <table:table-row table:style-name="ro1">
          <table:table-cell office:value-type="string">
            <text:p>5.428955278489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4176124e+00</text:p>
          </table:table-cell>
        </table:table-row>
        <table:table-row table:style-name="ro1">
          <table:table-cell office:value-type="string">
            <text:p>5.442357002975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78667567e+00</text:p>
          </table:table-cell>
        </table:table-row>
        <table:table-row table:style-name="ro1">
          <table:table-cell office:value-type="string">
            <text:p>5.462371611448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0234158e+00</text:p>
          </table:table-cell>
        </table:table-row>
        <table:table-row table:style-name="ro1">
          <table:table-cell office:value-type="string">
            <text:p>5.481185805724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87833140e+00</text:p>
          </table:table-cell>
        </table:table-row>
        <table:table-row table:style-name="ro1">
          <table:table-cell office:value-type="string">
            <text:p>5.500000000000e-06</text:p>
          </table:table-cell>
          <table:table-cell office:value-type="string">
            <text:p>3.300000000000e+00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99995035837e+00</text:p>
          </table:table-cell>
        </table:table-row>
        <table:table-row table:style-name="ro1">
          <table:table-cell office:value-type="string">
            <text:p>5.500062500000e-06</text:p>
          </table:table-cell>
          <table:table-cell office:value-type="string">
            <text:p>3.300000000000e+00</text:p>
          </table:table-cell>
          <table:table-cell office:value-type="string">
            <text:p>2.062500000005e-01</text:p>
          </table:table-cell>
          <table:table-cell office:value-type="string">
            <text:p>0.000000000000e+00</text:p>
          </table:table-cell>
          <table:table-cell office:value-type="string">
            <text:p>3.300406041616e+00</text:p>
          </table:table-cell>
        </table:table-row>
        <table:table-row table:style-name="ro1">
          <table:table-cell office:value-type="string">
            <text:p>5.500161750574e-06</text:p>
          </table:table-cell>
          <table:table-cell office:value-type="string">
            <text:p>3.300000000000e+00</text:p>
          </table:table-cell>
          <table:table-cell office:value-type="string">
            <text:p>5.337768952772e-01</text:p>
          </table:table-cell>
          <table:table-cell office:value-type="string">
            <text:p>0.000000000000e+00</text:p>
          </table:table-cell>
          <table:table-cell office:value-type="string">
            <text:p>3.300399824283e+00</text:p>
          </table:table-cell>
        </table:table-row>
        <table:table-row table:style-name="ro1">
          <table:table-cell office:value-type="string">
            <text:p>5.500211375861e-06</text:p>
          </table:table-cell>
          <table:table-cell office:value-type="string">
            <text:p>3.300000000000e+00</text:p>
          </table:table-cell>
          <table:table-cell office:value-type="string">
            <text:p>6.975403429142e-01</text:p>
          </table:table-cell>
          <table:table-cell office:value-type="string">
            <text:p>0.000000000000e+00</text:p>
          </table:table-cell>
          <table:table-cell office:value-type="string">
            <text:p>3.300159844166e+00</text:p>
          </table:table-cell>
        </table:table-row>
        <table:table-row table:style-name="ro1">
          <table:table-cell office:value-type="string">
            <text:p>5.500310626436e-06</text:p>
          </table:table-cell>
          <table:table-cell office:value-type="string">
            <text:p>3.300000000000e+00</text:p>
          </table:table-cell>
          <table:table-cell office:value-type="string">
            <text:p>1.025067238188e+00</text:p>
          </table:table-cell>
          <table:table-cell office:value-type="string">
            <text:p>0.000000000000e+00</text:p>
          </table:table-cell>
          <table:table-cell office:value-type="string">
            <text:p>3.299686585378e+00</text:p>
          </table:table-cell>
        </table:table-row>
        <table:table-row table:style-name="ro1">
          <table:table-cell office:value-type="string">
            <text:p>5.500389858718e-06</text:p>
          </table:table-cell>
          <table:table-cell office:value-type="string">
            <text:p>3.300000000000e+00</text:p>
          </table:table-cell>
          <table:table-cell office:value-type="string">
            <text:p>1.286533767808e+00</text:p>
          </table:table-cell>
          <table:table-cell office:value-type="string">
            <text:p>0.000000000000e+00</text:p>
          </table:table-cell>
          <table:table-cell office:value-type="string">
            <text:p>3.299183685733e+00</text:p>
          </table:table-cell>
        </table:table-row>
        <table:table-row table:style-name="ro1">
          <table:table-cell office:value-type="string">
            <text:p>5.500490790267e-06</text:p>
          </table:table-cell>
          <table:table-cell office:value-type="string">
            <text:p>3.300000000000e+00</text:p>
          </table:table-cell>
          <table:table-cell office:value-type="string">
            <text:p>1.619607880829e+00</text:p>
          </table:table-cell>
          <table:table-cell office:value-type="string">
            <text:p>0.000000000000e+00</text:p>
          </table:table-cell>
          <table:table-cell office:value-type="string">
            <text:p>3.299310062714e+00</text:p>
          </table:table-cell>
        </table:table-row>
        <table:table-row table:style-name="ro1">
          <table:table-cell office:value-type="string">
            <text:p>5.500596243840e-06</text:p>
          </table:table-cell>
          <table:table-cell office:value-type="string">
            <text:p>3.300000000000e+00</text:p>
          </table:table-cell>
          <table:table-cell office:value-type="string">
            <text:p>1.967604670808e+00</text:p>
          </table:table-cell>
          <table:table-cell office:value-type="string">
            <text:p>0.000000000000e+00</text:p>
          </table:table-cell>
          <table:table-cell office:value-type="string">
            <text:p>3.299709720979e+00</text:p>
          </table:table-cell>
        </table:table-row>
        <table:table-row table:style-name="ro1">
          <table:table-cell office:value-type="string">
            <text:p>5.500703655837e-06</text:p>
          </table:table-cell>
          <table:table-cell office:value-type="string">
            <text:p>3.300000000000e+00</text:p>
          </table:table-cell>
          <table:table-cell office:value-type="string">
            <text:p>2.322064263316e+00</text:p>
          </table:table-cell>
          <table:table-cell office:value-type="string">
            <text:p>0.000000000000e+00</text:p>
          </table:table-cell>
          <table:table-cell office:value-type="string">
            <text:p>3.299837024523e+00</text:p>
          </table:table-cell>
        </table:table-row>
        <table:table-row table:style-name="ro1">
          <table:table-cell office:value-type="string">
            <text:p>5.500856757031e-06</text:p>
          </table:table-cell>
          <table:table-cell office:value-type="string">
            <text:p>3.300000000000e+00</text:p>
          </table:table-cell>
          <table:table-cell office:value-type="string">
            <text:p>2.827298203831e+00</text:p>
          </table:table-cell>
          <table:table-cell office:value-type="string">
            <text:p>0.000000000000e+00</text:p>
          </table:table-cell>
          <table:table-cell office:value-type="string">
            <text:p>3.299480523840e+00</text:p>
          </table:table-cell>
        </table:table-row>
        <table:table-row table:style-name="ro1">
          <table:table-cell office:value-type="string">
            <text:p>5.501000000000e-06</text:p>
          </table:table-cell>
          <table:table-cell office:value-type="string">
            <text:p>3.300000000000e+00</text:p>
          </table:table-cell>
          <table:table-cell office:value-type="string">
            <text:p>3.299999999999e+00</text:p>
          </table:table-cell>
          <table:table-cell office:value-type="string">
            <text:p>0.000000000000e+00</text:p>
          </table:table-cell>
          <table:table-cell office:value-type="string">
            <text:p>3.299998912925e+00</text:p>
          </table:table-cell>
        </table:table-row>
        <table:table-row table:style-name="ro1">
          <table:table-cell office:value-type="string">
            <text:p>5.50102597731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06853799e+00</text:p>
          </table:table-cell>
        </table:table-row>
        <table:table-row table:style-name="ro1">
          <table:table-cell office:value-type="string">
            <text:p>5.501077467793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87126078e+00</text:p>
          </table:table-cell>
        </table:table-row>
        <table:table-row table:style-name="ro1">
          <table:table-cell office:value-type="string">
            <text:p>5.50112285202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495613557e+00</text:p>
          </table:table-cell>
        </table:table-row>
        <table:table-row table:style-name="ro1">
          <table:table-cell office:value-type="string">
            <text:p>5.50121362049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694560804e+00</text:p>
          </table:table-cell>
        </table:table-row>
        <table:table-row table:style-name="ro1">
          <table:table-cell office:value-type="string">
            <text:p>5.50129715880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495120408e+00</text:p>
          </table:table-cell>
        </table:table-row>
        <table:table-row table:style-name="ro1">
          <table:table-cell office:value-type="string">
            <text:p>5.501427596147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207370135e+00</text:p>
          </table:table-cell>
        </table:table-row>
        <table:table-row table:style-name="ro1">
          <table:table-cell office:value-type="string">
            <text:p>5.50159528835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55572010e+00</text:p>
          </table:table-cell>
        </table:table-row>
        <table:table-row table:style-name="ro1">
          <table:table-cell office:value-type="string">
            <text:p>5.50184913744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11337582e+00</text:p>
          </table:table-cell>
        </table:table-row>
        <table:table-row table:style-name="ro1">
          <table:table-cell office:value-type="string">
            <text:p>5.50221691721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9022638e+00</text:p>
          </table:table-cell>
        </table:table-row>
        <table:table-row table:style-name="ro1">
          <table:table-cell office:value-type="string">
            <text:p>5.502732180342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5523361e+00</text:p>
          </table:table-cell>
        </table:table-row>
        <table:table-row table:style-name="ro1">
          <table:table-cell office:value-type="string">
            <text:p>5.50346216474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593831e+00</text:p>
          </table:table-cell>
        </table:table-row>
        <table:table-row table:style-name="ro1">
          <table:table-cell office:value-type="string">
            <text:p>5.504527159778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411818e+00</text:p>
          </table:table-cell>
        </table:table-row>
        <table:table-row table:style-name="ro1">
          <table:table-cell office:value-type="string">
            <text:p>5.506101150914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2882109e+00</text:p>
          </table:table-cell>
        </table:table-row>
        <table:table-row table:style-name="ro1">
          <table:table-cell office:value-type="string">
            <text:p>5.50841514583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232544e+00</text:p>
          </table:table-cell>
        </table:table-row>
        <table:table-row table:style-name="ro1">
          <table:table-cell office:value-type="string">
            <text:p>5.511817362556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100958e+00</text:p>
          </table:table-cell>
        </table:table-row>
        <table:table-row table:style-name="ro1">
          <table:table-cell office:value-type="string">
            <text:p>5.516852607551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662404e+00</text:p>
          </table:table-cell>
        </table:table-row>
        <table:table-row table:style-name="ro1">
          <table:table-cell office:value-type="string">
            <text:p>5.524345111845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3783739e+00</text:p>
          </table:table-cell>
        </table:table-row>
        <table:table-row table:style-name="ro1">
          <table:table-cell office:value-type="string">
            <text:p>5.535512296919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4567109e+00</text:p>
          </table:table-cell>
        </table:table-row>
        <table:table-row table:style-name="ro1">
          <table:table-cell office:value-type="string">
            <text:p>5.549000000000e-06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994824629e+00</text:p>
          </table:table-cell>
        </table:table-row>
        <table:table-row table:style-name="ro1">
          <table:table-cell office:value-type="string">
            <text:p>5.549250000000e-06</text:p>
          </table:table-cell>
          <table:table-cell office:value-type="string">
            <text:p>2.475000000002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175439546e+00</text:p>
          </table:table-cell>
        </table:table-row>
        <table:table-row table:style-name="ro1">
          <table:table-cell office:value-type="string">
            <text:p>5.549312523944e-06</text:p>
          </table:table-cell>
          <table:table-cell office:value-type="string">
            <text:p>2.268670985119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99391666176e+00</text:p>
          </table:table-cell>
        </table:table-row>
        <table:table-row table:style-name="ro1">
          <table:table-cell office:value-type="string">
            <text:p>5.549437571832e-06</text:p>
          </table:table-cell>
          <table:table-cell office:value-type="string">
            <text:p>1.856012955354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3288488020e+00</text:p>
          </table:table-cell>
        </table:table-row>
        <table:table-row table:style-name="ro1">
          <table:table-cell office:value-type="string">
            <text:p>5.549550558016e-06</text:p>
          </table:table-cell>
          <table:table-cell office:value-type="string">
            <text:p>1.483158548356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9400752447e+00</text:p>
          </table:table-cell>
        </table:table-row>
        <table:table-row table:style-name="ro1">
          <table:table-cell office:value-type="string">
            <text:p>5.549616883394e-06</text:p>
          </table:table-cell>
          <table:table-cell office:value-type="string">
            <text:p>1.264284798963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17354102879e+00</text:p>
          </table:table-cell>
        </table:table-row>
        <table:table-row table:style-name="ro1">
          <table:table-cell office:value-type="string">
            <text:p>5.549700288566e-06</text:p>
          </table:table-cell>
          <table:table-cell office:value-type="string">
            <text:p>9.890477336901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36552161479e+00</text:p>
          </table:table-cell>
        </table:table-row>
        <table:table-row table:style-name="ro1">
          <table:table-cell office:value-type="string">
            <text:p>5.549766872650e-06</text:p>
          </table:table-cell>
          <table:table-cell office:value-type="string">
            <text:p>7.693202533945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4896956344e+00</text:p>
          </table:table-cell>
        </table:table-row>
        <table:table-row table:style-name="ro1">
          <table:table-cell office:value-type="string">
            <text:p>5.549798976278e-06</text:p>
          </table:table-cell>
          <table:table-cell office:value-type="string">
            <text:p>6.633782814793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64493247718e+00</text:p>
          </table:table-cell>
        </table:table-row>
        <table:table-row table:style-name="ro1">
          <table:table-cell office:value-type="string">
            <text:p>5.549833479816e-06</text:p>
          </table:table-cell>
          <table:table-cell office:value-type="string">
            <text:p>5.495166057827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73837333958e+00</text:p>
          </table:table-cell>
        </table:table-row>
        <table:table-row table:style-name="ro1">
          <table:table-cell office:value-type="string">
            <text:p>5.549858780703e-06</text:p>
          </table:table-cell>
          <table:table-cell office:value-type="string">
            <text:p>4.660236801472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53457675607e+00</text:p>
          </table:table-cell>
        </table:table-row>
        <table:table-row table:style-name="ro1">
          <table:table-cell office:value-type="string">
            <text:p>5.549885673981e-06</text:p>
          </table:table-cell>
          <table:table-cell office:value-type="string">
            <text:p>3.772758629357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263989106903e+00</text:p>
          </table:table-cell>
        </table:table-row>
        <table:table-row table:style-name="ro1">
          <table:table-cell office:value-type="string">
            <text:p>5.549911481757e-06</text:p>
          </table:table-cell>
          <table:table-cell office:value-type="string">
            <text:p>2.921102011097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084169374930e+00</text:p>
          </table:table-cell>
        </table:table-row>
        <table:table-row table:style-name="ro1">
          <table:table-cell office:value-type="string">
            <text:p>5.549942897428e-06</text:p>
          </table:table-cell>
          <table:table-cell office:value-type="string">
            <text:p>1.884384878714e-01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731497133974e+00</text:p>
          </table:table-cell>
        </table:table-row>
        <table:table-row table:style-name="ro1">
          <table:table-cell office:value-type="string">
            <text:p>5.549971448714e-06</text:p>
          </table:table-cell>
          <table:table-cell office:value-type="string">
            <text:p>9.421924393525e-0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316010479196e+00</text:p>
          </table:table-cell>
        </table:table-row>
        <table:table-row table:style-name="ro1">
          <table:table-cell office:value-type="string">
            <text:p>5.550000000000e-06</text:p>
          </table:table-cell>
          <table:table-cell office:value-type="string">
            <text:p>1.935784865736e-12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49533322105e+00</text:p>
          </table:table-cell>
        </table:table-row>
        <table:table-row table:style-name="ro1">
          <table:table-cell office:value-type="string">
            <text:p>5.5500146101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604068450991e+00</text:p>
          </table:table-cell>
        </table:table-row>
        <table:table-row table:style-name="ro1">
          <table:table-cell office:value-type="string">
            <text:p>5.55003439705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2205705621e+00</text:p>
          </table:table-cell>
        </table:table-row>
        <table:table-row table:style-name="ro1">
          <table:table-cell office:value-type="string">
            <text:p>5.55005334257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041168779641e+00</text:p>
          </table:table-cell>
        </table:table-row>
        <table:table-row table:style-name="ro1">
          <table:table-cell office:value-type="string">
            <text:p>5.55007669670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928126998494e-01</text:p>
          </table:table-cell>
        </table:table-row>
        <table:table-row table:style-name="ro1">
          <table:table-cell office:value-type="string">
            <text:p>5.55011019885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5.289789168993e-01</text:p>
          </table:table-cell>
        </table:table-row>
        <table:table-row table:style-name="ro1">
          <table:table-cell office:value-type="string">
            <text:p>5.55014078377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628084024959e-01</text:p>
          </table:table-cell>
        </table:table-row>
        <table:table-row table:style-name="ro1">
          <table:table-cell office:value-type="string">
            <text:p>5.55018185474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169804027910e-01</text:p>
          </table:table-cell>
        </table:table-row>
        <table:table-row table:style-name="ro1">
          <table:table-cell office:value-type="string">
            <text:p>5.55022372293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291514180689e-01</text:p>
          </table:table-cell>
        </table:table-row>
        <table:table-row table:style-name="ro1">
          <table:table-cell office:value-type="string">
            <text:p>5.55027121526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227226056709e-02</text:p>
          </table:table-cell>
        </table:table-row>
        <table:table-row table:style-name="ro1">
          <table:table-cell office:value-type="string">
            <text:p>5.550323715467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867726190057e-02</text:p>
          </table:table-cell>
        </table:table-row>
        <table:table-row table:style-name="ro1">
          <table:table-cell office:value-type="string">
            <text:p>5.55038759597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832987134039e-02</text:p>
          </table:table-cell>
        </table:table-row>
        <table:table-row table:style-name="ro1">
          <table:table-cell office:value-type="string">
            <text:p>5.550465924549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7.465993678708e-03</text:p>
          </table:table-cell>
        </table:table-row>
        <table:table-row table:style-name="ro1">
          <table:table-cell office:value-type="string">
            <text:p>5.55056834329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271745519313e-03</text:p>
          </table:table-cell>
        </table:table-row>
        <table:table-row table:style-name="ro1">
          <table:table-cell office:value-type="string">
            <text:p>5.55070581205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4.099862329496e-04</text:p>
          </table:table-cell>
        </table:table-row>
        <table:table-row table:style-name="ro1">
          <table:table-cell office:value-type="string">
            <text:p>5.55090515428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9.741279906154e-06</text:p>
          </table:table-cell>
        </table:table-row>
        <table:table-row table:style-name="ro1">
          <table:table-cell office:value-type="string">
            <text:p>5.55121581488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751363923367e-06</text:p>
          </table:table-cell>
        </table:table-row>
        <table:table-row table:style-name="ro1">
          <table:table-cell office:value-type="string">
            <text:p>5.55174096796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531104645744e-06</text:p>
          </table:table-cell>
        </table:table-row>
        <table:table-row table:style-name="ro1">
          <table:table-cell office:value-type="string">
            <text:p>5.55279127412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1.987516914454e-06</text:p>
          </table:table-cell>
        </table:table-row>
        <table:table-row table:style-name="ro1">
          <table:table-cell office:value-type="string">
            <text:p>5.554891886442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02682855675e-06</text:p>
          </table:table-cell>
        </table:table-row>
        <table:table-row table:style-name="ro1">
          <table:table-cell office:value-type="string">
            <text:p>5.55909311108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75904637747e-06</text:p>
          </table:table-cell>
        </table:table-row>
        <table:table-row table:style-name="ro1">
          <table:table-cell office:value-type="string">
            <text:p>5.56749556036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68393670626e-06</text:p>
          </table:table-cell>
        </table:table-row>
        <table:table-row table:style-name="ro1">
          <table:table-cell office:value-type="string">
            <text:p>5.58430045892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2.096125383673e-06</text:p>
          </table:table-cell>
        </table:table-row>
        <table:table-row table:style-name="ro1">
          <table:table-cell office:value-type="string">
            <text:p>5.600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-1.987495293315e-06</text:p>
          </table:table-cell>
        </table:table-row>
        <table:table-row table:style-name="ro1">
          <table:table-cell office:value-type="string">
            <text:p>5.60025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8.249999999990e-01</text:p>
          </table:table-cell>
          <table:table-cell office:value-type="string">
            <text:p>1.001004607147e-03</text:p>
          </table:table-cell>
        </table:table-row>
        <table:table-row table:style-name="ro1">
          <table:table-cell office:value-type="string">
            <text:p>5.60031252394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31329014881e+00</text:p>
          </table:table-cell>
          <table:table-cell office:value-type="string">
            <text:p>1.081659999362e-03</text:p>
          </table:table-cell>
        </table:table-row>
        <table:table-row table:style-name="ro1">
          <table:table-cell office:value-type="string">
            <text:p>5.60034378591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34493522321e+00</text:p>
          </table:table-cell>
          <table:table-cell office:value-type="string">
            <text:p>1.025084634577e-03</text:p>
          </table:table-cell>
        </table:table-row>
        <table:table-row table:style-name="ro1">
          <table:table-cell office:value-type="string">
            <text:p>5.60038667770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276036426835e+00</text:p>
          </table:table-cell>
          <table:table-cell office:value-type="string">
            <text:p>9.376150337100e-04</text:p>
          </table:table-cell>
        </table:table-row>
        <table:table-row table:style-name="ro1">
          <table:table-cell office:value-type="string">
            <text:p>5.60042811890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12792381785e+00</text:p>
          </table:table-cell>
          <table:table-cell office:value-type="string">
            <text:p>8.529637586975e-04</text:p>
          </table:table-cell>
        </table:table-row>
        <table:table-row table:style-name="ro1">
          <table:table-cell office:value-type="string">
            <text:p>5.600463472013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29457642361e+00</text:p>
          </table:table-cell>
          <table:table-cell office:value-type="string">
            <text:p>-1.363348056724e-03</text:p>
          </table:table-cell>
        </table:table-row>
        <table:table-row table:style-name="ro1">
          <table:table-cell office:value-type="string">
            <text:p>5.60049937250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47929274845e+00</text:p>
          </table:table-cell>
          <table:table-cell office:value-type="string">
            <text:p>-8.400128624624e-03</text:p>
          </table:table-cell>
        </table:table-row>
        <table:table-row table:style-name="ro1">
          <table:table-cell office:value-type="string">
            <text:p>5.60054095252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85143336995e+00</text:p>
          </table:table-cell>
          <table:table-cell office:value-type="string">
            <text:p>-2.050309523929e-02</text:p>
          </table:table-cell>
        </table:table-row>
        <table:table-row table:style-name="ro1">
          <table:table-cell office:value-type="string">
            <text:p>5.60060399001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993167058009e+00</text:p>
          </table:table-cell>
          <table:table-cell office:value-type="string">
            <text:p>-4.558511728882e-02</text:p>
          </table:table-cell>
        </table:table-row>
        <table:table-row table:style-name="ro1">
          <table:table-cell office:value-type="string">
            <text:p>5.60065969163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176982394971e+00</text:p>
          </table:table-cell>
          <table:table-cell office:value-type="string">
            <text:p>-7.592564190971e-02</text:p>
          </table:table-cell>
        </table:table-row>
        <table:table-row table:style-name="ro1">
          <table:table-cell office:value-type="string">
            <text:p>5.600731339106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413419050679e+00</text:p>
          </table:table-cell>
          <table:table-cell office:value-type="string">
            <text:p>-8.887817704244e-02</text:p>
          </table:table-cell>
        </table:table-row>
        <table:table-row table:style-name="ro1">
          <table:table-cell office:value-type="string">
            <text:p>5.600796871008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29674325574e+00</text:p>
          </table:table-cell>
          <table:table-cell office:value-type="string">
            <text:p>2.440413132092e-02</text:p>
          </table:table-cell>
        </table:table-row>
        <table:table-row table:style-name="ro1">
          <table:table-cell office:value-type="string">
            <text:p>5.60083317689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749483753292e+00</text:p>
          </table:table-cell>
          <table:table-cell office:value-type="string">
            <text:p>2.083667219033e-01</text:p>
          </table:table-cell>
        </table:table-row>
        <table:table-row table:style-name="ro1">
          <table:table-cell office:value-type="string">
            <text:p>5.600870220704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871728323840e+00</text:p>
          </table:table-cell>
          <table:table-cell office:value-type="string">
            <text:p>5.474534662516e-01</text:p>
          </table:table-cell>
        </table:table-row>
        <table:table-row table:style-name="ro1">
          <table:table-cell office:value-type="string">
            <text:p>5.600904563851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985060706655e+00</text:p>
          </table:table-cell>
          <table:table-cell office:value-type="string">
            <text:p>9.671068726167e-01</text:p>
          </table:table-cell>
        </table:table-row>
        <table:table-row table:style-name="ro1">
          <table:table-cell office:value-type="string">
            <text:p>5.60094570981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120842372546e+00</text:p>
          </table:table-cell>
          <table:table-cell office:value-type="string">
            <text:p>1.537322995230e+00</text:p>
          </table:table-cell>
        </table:table-row>
        <table:table-row table:style-name="ro1">
          <table:table-cell office:value-type="string">
            <text:p>5.600972854905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210421186271e+00</text:p>
          </table:table-cell>
          <table:table-cell office:value-type="string">
            <text:p>1.924130097003e+00</text:p>
          </table:table-cell>
        </table:table-row>
        <table:table-row table:style-name="ro1">
          <table:table-cell office:value-type="string">
            <text:p>5.601000000000e-06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299999999999e+00</text:p>
          </table:table-cell>
          <table:table-cell office:value-type="string">
            <text:p>2.278900645495e+00</text:p>
          </table:table-cell>
        </table:table-row>
        <table:table-row table:style-name="ro1">
          <table:table-cell office:value-type="string">
            <text:p>5.60101375416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427325431615e+00</text:p>
          </table:table-cell>
        </table:table-row>
        <table:table-row table:style-name="ro1">
          <table:table-cell office:value-type="string">
            <text:p>5.60103285191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611969867632e+00</text:p>
          </table:table-cell>
        </table:table-row>
        <table:table-row table:style-name="ro1">
          <table:table-cell office:value-type="string">
            <text:p>5.60105116499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757130823778e+00</text:p>
          </table:table-cell>
        </table:table-row>
        <table:table-row table:style-name="ro1">
          <table:table-cell office:value-type="string">
            <text:p>5.60108360606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2.949455046022e+00</text:p>
          </table:table-cell>
        </table:table-row>
        <table:table-row table:style-name="ro1">
          <table:table-cell office:value-type="string">
            <text:p>5.601126743685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108858367147e+00</text:p>
          </table:table-cell>
        </table:table-row>
        <table:table-row table:style-name="ro1">
          <table:table-cell office:value-type="string">
            <text:p>5.601169643241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196351093812e+00</text:p>
          </table:table-cell>
        </table:table-row>
        <table:table-row table:style-name="ro1">
          <table:table-cell office:value-type="string">
            <text:p>5.60121526846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45966723060e+00</text:p>
          </table:table-cell>
        </table:table-row>
        <table:table-row table:style-name="ro1">
          <table:table-cell office:value-type="string">
            <text:p>5.60126567617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73505943772e+00</text:p>
          </table:table-cell>
        </table:table-row>
        <table:table-row table:style-name="ro1">
          <table:table-cell office:value-type="string">
            <text:p>5.60132642142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88677646762e+00</text:p>
          </table:table-cell>
        </table:table-row>
        <table:table-row table:style-name="ro1">
          <table:table-cell office:value-type="string">
            <text:p>5.601402276954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6027371867e+00</text:p>
          </table:table-cell>
        </table:table-row>
        <table:table-row table:style-name="ro1">
          <table:table-cell office:value-type="string">
            <text:p>5.60150218125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8997011246e+00</text:p>
          </table:table-cell>
        </table:table-row>
        <table:table-row table:style-name="ro1">
          <table:table-cell office:value-type="string">
            <text:p>5.60164057622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869079495e+00</text:p>
          </table:table-cell>
        </table:table-row>
        <table:table-row table:style-name="ro1">
          <table:table-cell office:value-type="string">
            <text:p>5.6018496667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10789467e+00</text:p>
          </table:table-cell>
        </table:table-row>
        <table:table-row table:style-name="ro1">
          <table:table-cell office:value-type="string">
            <text:p>5.60215986042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336841e+00</text:p>
          </table:table-cell>
        </table:table-row>
        <table:table-row table:style-name="ro1">
          <table:table-cell office:value-type="string">
            <text:p>5.60268344475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155166e+00</text:p>
          </table:table-cell>
        </table:table-row>
        <table:table-row table:style-name="ro1">
          <table:table-cell office:value-type="string">
            <text:p>5.603730613393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49101e+00</text:p>
          </table:table-cell>
        </table:table-row>
        <table:table-row table:style-name="ro1">
          <table:table-cell office:value-type="string">
            <text:p>5.605824950679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071783e+00</text:p>
          </table:table-cell>
        </table:table-row>
        <table:table-row table:style-name="ro1">
          <table:table-cell office:value-type="string">
            <text:p>5.610013625252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80363e+00</text:p>
          </table:table-cell>
        </table:table-row>
        <table:table-row table:style-name="ro1">
          <table:table-cell office:value-type="string">
            <text:p>5.618390974397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058048e+00</text:p>
          </table:table-cell>
        </table:table-row>
        <table:table-row table:style-name="ro1">
          <table:table-cell office:value-type="string">
            <text:p>5.635145672688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86875e+00</text:p>
          </table:table-cell>
        </table:table-row>
        <table:table-row table:style-name="ro1">
          <table:table-cell office:value-type="string">
            <text:p>5.66865506927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00054906e+00</text:p>
          </table:table-cell>
        </table:table-row>
        <table:table-row table:style-name="ro1">
          <table:table-cell office:value-type="string">
            <text:p>5.700000000000e-06</text:p>
          </table:table-cell>
          <table:table-cell office:value-type="string">
            <text:p>0.000000000000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99889003e+00</text:p>
          </table:table-cell>
        </table:table-row>
        <table:table-row table:style-name="ro1">
          <table:table-cell office:value-type="string">
            <text:p>5.700062500000e-06</text:p>
          </table:table-cell>
          <table:table-cell office:value-type="string">
            <text:p>2.062500000005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197384608e+00</text:p>
          </table:table-cell>
        </table:table-row>
        <table:table-row table:style-name="ro1">
          <table:table-cell office:value-type="string">
            <text:p>5.700161750574e-06</text:p>
          </table:table-cell>
          <table:table-cell office:value-type="string">
            <text:p>5.337768952772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208171216e+00</text:p>
          </table:table-cell>
        </table:table-row>
        <table:table-row table:style-name="ro1">
          <table:table-cell office:value-type="string">
            <text:p>5.700211375861e-06</text:p>
          </table:table-cell>
          <table:table-cell office:value-type="string">
            <text:p>6.975403429142e-01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300084188406e+00</text:p>
          </table:table-cell>
        </table:table-row>
        <table:table-row table:style-name="ro1">
          <table:table-cell office:value-type="string">
            <text:p>5.700310626436e-06</text:p>
          </table:table-cell>
          <table:table-cell office:value-type="string">
            <text:p>1.025067238188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754520035e+00</text:p>
          </table:table-cell>
        </table:table-row>
        <table:table-row table:style-name="ro1">
          <table:table-cell office:value-type="string">
            <text:p>5.700390151070e-06</text:p>
          </table:table-cell>
          <table:table-cell office:value-type="string">
            <text:p>1.287498529863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556849428e+00</text:p>
          </table:table-cell>
        </table:table-row>
        <table:table-row table:style-name="ro1">
          <table:table-cell office:value-type="string">
            <text:p>5.700481538452e-06</text:p>
          </table:table-cell>
          <table:table-cell office:value-type="string">
            <text:p>1.589076893027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706396253e+00</text:p>
          </table:table-cell>
        </table:table-row>
        <table:table-row table:style-name="ro1">
          <table:table-cell office:value-type="string">
            <text:p>5.700575747753e-06</text:p>
          </table:table-cell>
          <table:table-cell office:value-type="string">
            <text:p>1.899967584797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874844241e+00</text:p>
          </table:table-cell>
        </table:table-row>
        <table:table-row table:style-name="ro1">
          <table:table-cell office:value-type="string">
            <text:p>5.700689044389e-06</text:p>
          </table:table-cell>
          <table:table-cell office:value-type="string">
            <text:p>2.273846483843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32965043e+00</text:p>
          </table:table-cell>
        </table:table-row>
        <table:table-row table:style-name="ro1">
          <table:table-cell office:value-type="string">
            <text:p>5.700871630388e-06</text:p>
          </table:table-cell>
          <table:table-cell office:value-type="string">
            <text:p>2.876380280938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765873803e+00</text:p>
          </table:table-cell>
        </table:table-row>
        <table:table-row table:style-name="ro1">
          <table:table-cell office:value-type="string">
            <text:p>5.701000000000e-06</text:p>
          </table:table-cell>
          <table:table-cell office:value-type="string">
            <text:p>3.299999999999e+00</text:p>
          </table:table-cell>
          <table:table-cell table:number-columns-repeated="2" office:value-type="string">
            <text:p>3.300000000000e+00</text:p>
          </table:table-cell>
          <table:table-cell office:value-type="string">
            <text:p>3.299980519752e+00</text:p>
          </table:table-cell>
        </table:table-row>
        <table:table-row table:style-name="ro1">
          <table:table-cell office:value-type="string">
            <text:p>5.701025311154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36833922e+00</text:p>
          </table:table-cell>
        </table:table-row>
        <table:table-row table:style-name="ro1">
          <table:table-cell office:value-type="string">
            <text:p>5.70107588362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23807047e+00</text:p>
          </table:table-cell>
        </table:table-row>
        <table:table-row table:style-name="ro1">
          <table:table-cell office:value-type="string">
            <text:p>5.70111871307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214610308e+00</text:p>
          </table:table-cell>
        </table:table-row>
        <table:table-row table:style-name="ro1">
          <table:table-cell office:value-type="string">
            <text:p>5.70120437197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342265683e+00</text:p>
          </table:table-cell>
        </table:table-row>
        <table:table-row table:style-name="ro1">
          <table:table-cell office:value-type="string">
            <text:p>5.70128763286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261221558e+00</text:p>
          </table:table-cell>
        </table:table-row>
        <table:table-row table:style-name="ro1">
          <table:table-cell office:value-type="string">
            <text:p>5.701406355366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133875161e+00</text:p>
          </table:table-cell>
        </table:table-row>
        <table:table-row table:style-name="ro1">
          <table:table-cell office:value-type="string">
            <text:p>5.701578526471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42970135e+00</text:p>
          </table:table-cell>
        </table:table-row>
        <table:table-row table:style-name="ro1">
          <table:table-cell office:value-type="string">
            <text:p>5.70182792991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10192438e+00</text:p>
          </table:table-cell>
        </table:table-row>
        <table:table-row table:style-name="ro1">
          <table:table-cell office:value-type="string">
            <text:p>5.70217595798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3854217e+00</text:p>
          </table:table-cell>
        </table:table-row>
        <table:table-row table:style-name="ro1">
          <table:table-cell office:value-type="string">
            <text:p>5.702665291995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1458538e+00</text:p>
          </table:table-cell>
        </table:table-row>
        <table:table-row table:style-name="ro1">
          <table:table-cell office:value-type="string">
            <text:p>5.703369814818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609933e+00</text:p>
          </table:table-cell>
        </table:table-row>
        <table:table-row table:style-name="ro1">
          <table:table-cell office:value-type="string">
            <text:p>5.70440030217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237336e+00</text:p>
          </table:table-cell>
        </table:table-row>
        <table:table-row table:style-name="ro1">
          <table:table-cell office:value-type="string">
            <text:p>5.70590873275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83932e+00</text:p>
          </table:table-cell>
        </table:table-row>
        <table:table-row table:style-name="ro1">
          <table:table-cell office:value-type="string">
            <text:p>5.708119733007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300000026076e+00</text:p>
          </table:table-cell>
        </table:table-row>
        <table:table-row table:style-name="ro1">
          <table:table-cell office:value-type="string">
            <text:p>5.71137950032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88366e+00</text:p>
          </table:table-cell>
        </table:table-row>
        <table:table-row table:style-name="ro1">
          <table:table-cell office:value-type="string">
            <text:p>5.716211438222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86885e+00</text:p>
          </table:table-cell>
        </table:table-row>
        <table:table-row table:style-name="ro1">
          <table:table-cell office:value-type="string">
            <text:p>5.72339171714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69638e+00</text:p>
          </table:table-cell>
        </table:table-row>
        <table:table-row table:style-name="ro1">
          <table:table-cell office:value-type="string">
            <text:p>5.734079175999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79547e+00</text:p>
          </table:table-cell>
        </table:table-row>
        <table:table-row table:style-name="ro1">
          <table:table-cell office:value-type="string">
            <text:p>5.749000000000e-06</text:p>
          </table:table-cell>
          <table:table-cell table:number-columns-repeated="3" office:value-type="string">
            <text:p>3.300000000000e+00</text:p>
          </table:table-cell>
          <table:table-cell office:value-type="string">
            <text:p>3.299999965856e+00</text:p>
          </table:table-cell>
        </table:table-row>
        <table:table-row table:style-name="ro1">
          <table:table-cell office:value-type="string">
            <text:p>5.749250000000e-06</text:p>
          </table:table-cell>
          <table:table-cell office:value-type="string">
            <text:p>3.300000000000e+00</text:p>
          </table:table-cell>
          <table:table-cell office:value-type="string">
            <text:p>2.475000000002e+00</text:p>
          </table:table-cell>
          <table:table-cell office:value-type="string">
            <text:p>3.300000000000e+00</text:p>
          </table:table-cell>
          <table:table-cell office:value-type="string">
            <text:p>3.298897767182e+00</text:p>
          </table:table-cell>
        </table:table-row>
        <table:table-row table:style-name="ro1">
          <table:table-cell office:value-type="string">
            <text:p>5.749312523944e-06</text:p>
          </table:table-cell>
          <table:table-cell office:value-type="string">
            <text:p>3.300000000000e+00</text:p>
          </table:table-cell>
          <table:table-cell office:value-type="string">
            <text:p>2.268670985120e+00</text:p>
          </table:table-cell>
          <table:table-cell office:value-type="string">
            <text:p>3.300000000000e+00</text:p>
          </table:table-cell>
          <table:table-cell office:value-type="string">
            <text:p>3.299187494006e+00</text:p>
          </table:table-cell>
        </table:table-row>
        <table:table-row table:style-name="ro1">
          <table:table-cell office:value-type="string">
            <text:p>5.749437571832e-06</text:p>
          </table:table-cell>
          <table:table-cell office:value-type="string">
            <text:p>3.300000000000e+00</text:p>
          </table:table-cell>
          <table:table-cell office:value-type="string">
            <text:p>1.856012955355e+00</text:p>
          </table:table-cell>
          <table:table-cell office:value-type="string">
            <text:p>3.300000000000e+00</text:p>
          </table:table-cell>
          <table:table-cell office:value-type="string">
            <text:p>3.304423090690e+00</text:p>
          </table:table-cell>
        </table:table-row>
        <table:table-row table:style-name="ro1">
          <table:table-cell office:value-type="string">
            <text:p>5.749550591711e-06</text:p>
          </table:table-cell>
          <table:table-cell office:value-type="string">
            <text:p>3.300000000000e+00</text:p>
          </table:table-cell>
          <table:table-cell office:value-type="string">
            <text:p>1.483047353176e+00</text:p>
          </table:table-cell>
          <table:table-cell office:value-type="string">
            <text:p>3.300000000000e+00</text:p>
          </table:table-cell>
          <table:table-cell office:value-type="string">
            <text:p>3.312643655264e+00</text:p>
          </table:table-cell>
        </table:table-row>
        <table:table-row table:style-name="ro1">
          <table:table-cell office:value-type="string">
            <text:p>5.749616872039e-06</text:p>
          </table:table-cell>
          <table:table-cell office:value-type="string">
            <text:p>3.300000000000e+00</text:p>
          </table:table-cell>
          <table:table-cell office:value-type="string">
            <text:p>1.264322272646e+00</text:p>
          </table:table-cell>
          <table:table-cell office:value-type="string">
            <text:p>3.300000000000e+00</text:p>
          </table:table-cell>
          <table:table-cell office:value-type="string">
            <text:p>3.323328553992e+00</text:p>
          </table:table-cell>
        </table:table-row>
        <table:table-row table:style-name="ro1">
          <table:table-cell office:value-type="string">
            <text:p>5.749700234402e-06</text:p>
          </table:table-cell>
          <table:table-cell office:value-type="string">
            <text:p>3.300000000000e+00</text:p>
          </table:table-cell>
          <table:table-cell office:value-type="string">
            <text:p>9.892264729016e-01</text:p>
          </table:table-cell>
          <table:table-cell office:value-type="string">
            <text:p>3.300000000000e+00</text:p>
          </table:table-cell>
          <table:table-cell office:value-type="string">
            <text:p>3.348919492750e+00</text:p>
          </table:table-cell>
        </table:table-row>
        <table:table-row table:style-name="ro1">
          <table:table-cell office:value-type="string">
            <text:p>5.749766798091e-06</text:p>
          </table:table-cell>
          <table:table-cell office:value-type="string">
            <text:p>3.300000000000e+00</text:p>
          </table:table-cell>
          <table:table-cell office:value-type="string">
            <text:p>7.695662998430e-01</text:p>
          </table:table-cell>
          <table:table-cell office:value-type="string">
            <text:p>3.300000000000e+00</text:p>
          </table:table-cell>
          <table:table-cell office:value-type="string">
            <text:p>3.352704484065e+00</text:p>
          </table:table-cell>
        </table:table-row>
        <table:table-row table:style-name="ro1">
          <table:table-cell office:value-type="string">
            <text:p>5.749819036219e-06</text:p>
          </table:table-cell>
          <table:table-cell office:value-type="string">
            <text:p>3.300000000000e+00</text:p>
          </table:table-cell>
          <table:table-cell office:value-type="string">
            <text:p>5.971804772746e-01</text:p>
          </table:table-cell>
          <table:table-cell office:value-type="string">
            <text:p>3.300000000000e+00</text:p>
          </table:table-cell>
          <table:table-cell office:value-type="string">
            <text:p>3.282403005414e+00</text:p>
          </table:table-cell>
        </table:table-row>
        <table:table-row table:style-name="ro1">
          <table:table-cell office:value-type="string">
            <text:p>5.749873850870e-06</text:p>
          </table:table-cell>
          <table:table-cell office:value-type="string">
            <text:p>3.300000000000e+00</text:p>
          </table:table-cell>
          <table:table-cell office:value-type="string">
            <text:p>4.162921280358e-01</text:p>
          </table:table-cell>
          <table:table-cell office:value-type="string">
            <text:p>3.300000000000e+00</text:p>
          </table:table-cell>
          <table:table-cell office:value-type="string">
            <text:p>3.061640793584e+00</text:p>
          </table:table-cell>
        </table:table-row>
        <table:table-row table:style-name="ro1">
          <table:table-cell office:value-type="string">
            <text:p>5.749921514276e-06</text:p>
          </table:table-cell>
          <table:table-cell office:value-type="string">
            <text:p>3.300000000000e+00</text:p>
          </table:table-cell>
          <table:table-cell office:value-type="string">
            <text:p>2.590028902329e-01</text:p>
          </table:table-cell>
          <table:table-cell office:value-type="string">
            <text:p>3.300000000000e+00</text:p>
          </table:table-cell>
          <table:table-cell office:value-type="string">
            <text:p>2.658017571180e+00</text:p>
          </table:table-cell>
        </table:table-row>
        <table:table-row table:style-name="ro1">
          <table:table-cell office:value-type="string">
            <text:p>5.749962705511e-06</text:p>
          </table:table-cell>
          <table:table-cell office:value-type="string">
            <text:p>3.300000000000e+00</text:p>
          </table:table-cell>
          <table:table-cell office:value-type="string">
            <text:p>1.230718144254e-01</text:p>
          </table:table-cell>
          <table:table-cell office:value-type="string">
            <text:p>3.300000000000e+00</text:p>
          </table:table-cell>
          <table:table-cell office:value-type="string">
            <text:p>2.145449422827e+00</text:p>
          </table:table-cell>
        </table:table-row>
        <table:table-row table:style-name="ro1">
          <table:table-cell office:value-type="string">
            <text:p>5.750000000000e-06</text:p>
          </table:table-cell>
          <table:table-cell office:value-type="string">
            <text:p>3.300000000000e+00</text:p>
          </table:table-cell>
          <table:table-cell office:value-type="string">
            <text:p>2.372768648229e-12</text:p>
          </table:table-cell>
          <table:table-cell office:value-type="string">
            <text:p>3.300000000000e+00</text:p>
          </table:table-cell>
          <table:table-cell office:value-type="string">
            <text:p>1.592147645537e+00</text:p>
          </table:table-cell>
        </table:table-row>
        <table:table-row table:style-name="ro1">
          <table:table-cell office:value-type="string">
            <text:p>5.75001681758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330071974094e+00</text:p>
          </table:table-cell>
        </table:table-row>
        <table:table-row table:style-name="ro1">
          <table:table-cell office:value-type="string">
            <text:p>5.75004027500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004095753457e+00</text:p>
          </table:table-cell>
        </table:table-row>
        <table:table-row table:style-name="ro1">
          <table:table-cell office:value-type="string">
            <text:p>5.75006217655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687668250742e-01</text:p>
          </table:table-cell>
        </table:table-row>
        <table:table-row table:style-name="ro1">
          <table:table-cell office:value-type="string">
            <text:p>5.75008867614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556145406390e-01</text:p>
          </table:table-cell>
        </table:table-row>
        <table:table-row table:style-name="ro1">
          <table:table-cell office:value-type="string">
            <text:p>5.750117440813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895397342007e-01</text:p>
          </table:table-cell>
        </table:table-row>
        <table:table-row table:style-name="ro1">
          <table:table-cell office:value-type="string">
            <text:p>5.75014882042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43274148520e-01</text:p>
          </table:table-cell>
        </table:table-row>
        <table:table-row table:style-name="ro1">
          <table:table-cell office:value-type="string">
            <text:p>5.75018853422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621165783884e-01</text:p>
          </table:table-cell>
        </table:table-row>
        <table:table-row table:style-name="ro1">
          <table:table-cell office:value-type="string">
            <text:p>5.75023246904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525507539989e-02</text:p>
          </table:table-cell>
        </table:table-row>
        <table:table-row table:style-name="ro1">
          <table:table-cell office:value-type="string">
            <text:p>5.75028302938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230529990553e-02</text:p>
          </table:table-cell>
        </table:table-row>
        <table:table-row table:style-name="ro1">
          <table:table-cell office:value-type="string">
            <text:p>5.750341805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2.649286025992e-02</text:p>
          </table:table-cell>
        </table:table-row>
        <table:table-row table:style-name="ro1">
          <table:table-cell office:value-type="string">
            <text:p>5.75041401226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164757436811e-02</text:p>
          </table:table-cell>
        </table:table-row>
        <table:table-row table:style-name="ro1">
          <table:table-cell office:value-type="string">
            <text:p>5.750505324537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136223148138e-03</text:p>
          </table:table-cell>
        </table:table-row>
        <table:table-row table:style-name="ro1">
          <table:table-cell office:value-type="string">
            <text:p>5.75062661300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9.818280974768e-04</text:p>
          </table:table-cell>
        </table:table-row>
        <table:table-row table:style-name="ro1">
          <table:table-cell office:value-type="string">
            <text:p>5.75079534908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7.860125222308e-05</text:p>
          </table:table-cell>
        </table:table-row>
        <table:table-row table:style-name="ro1">
          <table:table-cell office:value-type="string">
            <text:p>5.751040399321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524696845796e-05</text:p>
          </table:table-cell>
        </table:table-row>
        <table:table-row table:style-name="ro1">
          <table:table-cell office:value-type="string">
            <text:p>5.75141932638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3.095578192296e-06</text:p>
          </table:table-cell>
        </table:table-row>
        <table:table-row table:style-name="ro1">
          <table:table-cell office:value-type="string">
            <text:p>5.75213383473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975131526795e-06</text:p>
          </table:table-cell>
        </table:table-row>
        <table:table-row table:style-name="ro1">
          <table:table-cell office:value-type="string">
            <text:p>5.753562851426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23520900864e-06</text:p>
          </table:table-cell>
        </table:table-row>
        <table:table-row table:style-name="ro1">
          <table:table-cell office:value-type="string">
            <text:p>5.756420884818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457372653304e-06</text:p>
          </table:table-cell>
        </table:table-row>
        <table:table-row table:style-name="ro1">
          <table:table-cell office:value-type="string">
            <text:p>5.76213695160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504256569468e-06</text:p>
          </table:table-cell>
        </table:table-row>
        <table:table-row table:style-name="ro1">
          <table:table-cell office:value-type="string">
            <text:p>5.773569085169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62187676207e-06</text:p>
          </table:table-cell>
        </table:table-row>
        <table:table-row table:style-name="ro1">
          <table:table-cell office:value-type="string">
            <text:p>5.796433352304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56114750666e-06</text:p>
          </table:table-cell>
        </table:table-row>
        <table:table-row table:style-name="ro1">
          <table:table-cell office:value-type="string">
            <text:p>5.822716676152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1.334169350916e-06</text:p>
          </table:table-cell>
        </table:table-row>
        <table:table-row table:style-name="ro1">
          <table:table-cell office:value-type="string">
            <text:p>5.849000000000e-06</text:p>
          </table:table-cell>
          <table:table-cell office:value-type="string">
            <text:p>3.30000000000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429603440300e-06</text:p>
          </table:table-cell>
        </table:table-row>
        <table:table-row table:style-name="ro1">
          <table:table-cell office:value-type="string">
            <text:p>5.849312333915e-06</text:p>
          </table:table-cell>
          <table:table-cell office:value-type="string">
            <text:p>2.269298081641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2.343537664582e-04</text:p>
          </table:table-cell>
        </table:table-row>
        <table:table-row table:style-name="ro1">
          <table:table-cell office:value-type="string">
            <text:p>5.849602441519e-06</text:p>
          </table:table-cell>
          <table:table-cell office:value-type="string">
            <text:p>1.311942986070e+00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3.203547010375e-04</text:p>
          </table:table-cell>
        </table:table-row>
        <table:table-row table:style-name="ro1">
          <table:table-cell office:value-type="string">
            <text:p>5.850000000000e-06</text:p>
          </table:table-cell>
          <table:table-cell office:value-type="string">
            <text:p>1.935784865736e-12</text:p>
          </table:table-cell>
          <table:table-cell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63328421187e-04</text:p>
          </table:table-cell>
        </table:table-row>
        <table:table-row table:style-name="ro1">
          <table:table-cell office:value-type="string">
            <text:p>5.85005403486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6.433034863026e-04</text:p>
          </table:table-cell>
        </table:table-row>
        <table:table-row table:style-name="ro1">
          <table:table-cell office:value-type="string">
            <text:p>5.85014410808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5.471013998422e-04</text:p>
          </table:table-cell>
        </table:table-row>
        <table:table-row table:style-name="ro1">
          <table:table-cell office:value-type="string">
            <text:p>5.85022902083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1.707998446018e-04</text:p>
          </table:table-cell>
        </table:table-row>
        <table:table-row table:style-name="ro1">
          <table:table-cell office:value-type="string">
            <text:p>5.85039884631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8.071593577580e-06</text:p>
          </table:table-cell>
        </table:table-row>
        <table:table-row table:style-name="ro1">
          <table:table-cell office:value-type="string">
            <text:p>5.85059162281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951526534010e-06</text:p>
          </table:table-cell>
        </table:table-row>
        <table:table-row table:style-name="ro1">
          <table:table-cell office:value-type="string">
            <text:p>5.85097717580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019784239633e-06</text:p>
          </table:table-cell>
        </table:table-row>
        <table:table-row table:style-name="ro1">
          <table:table-cell office:value-type="string">
            <text:p>5.85174828177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393023388933e-06</text:p>
          </table:table-cell>
        </table:table-row>
        <table:table-row table:style-name="ro1">
          <table:table-cell office:value-type="string">
            <text:p>5.85329049372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091762620389e-06</text:p>
          </table:table-cell>
        </table:table-row>
        <table:table-row table:style-name="ro1">
          <table:table-cell office:value-type="string">
            <text:p>5.85637491763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280373624952e-06</text:p>
          </table:table-cell>
        </table:table-row>
        <table:table-row table:style-name="ro1">
          <table:table-cell office:value-type="string">
            <text:p>5.86254376544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129784917874e-06</text:p>
          </table:table-cell>
        </table:table-row>
        <table:table-row table:style-name="ro1">
          <table:table-cell office:value-type="string">
            <text:p>5.87488146105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279734117799e-06</text:p>
          </table:table-cell>
        </table:table-row>
        <table:table-row table:style-name="ro1">
          <table:table-cell office:value-type="string">
            <text:p>5.89955685228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162512211511e-06</text:p>
          </table:table-cell>
        </table:table-row>
        <table:table-row table:style-name="ro1">
          <table:table-cell office:value-type="string">
            <text:p>5.924278426145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4.279920294914e-06</text:p>
          </table:table-cell>
        </table:table-row>
        <table:table-row table:style-name="ro1">
          <table:table-cell office:value-type="string">
            <text:p>5.949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300000000000e+00</text:p>
          </table:table-cell>
          <table:table-cell office:value-type="string">
            <text:p>-4.162455800409e-06</text:p>
          </table:table-cell>
        </table:table-row>
        <table:table-row table:style-name="ro1">
          <table:table-cell office:value-type="string">
            <text:p>5.94925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475000000003e+00</text:p>
          </table:table-cell>
          <table:table-cell office:value-type="string">
            <text:p>-3.021698401731e-04</text:p>
          </table:table-cell>
        </table:table-row>
        <table:table-row table:style-name="ro1">
          <table:table-cell office:value-type="string">
            <text:p>5.949500095776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649683940470e+00</text:p>
          </table:table-cell>
          <table:table-cell office:value-type="string">
            <text:p>-8.456318951904e-04</text:p>
          </table:table-cell>
        </table:table-row>
        <table:table-row table:style-name="ro1">
          <table:table-cell office:value-type="string">
            <text:p>5.94957658287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97276501492e+00</text:p>
          </table:table-cell>
          <table:table-cell office:value-type="string">
            <text:p>2.174782767088e-04</text:p>
          </table:table-cell>
        </table:table-row>
        <table:table-row table:style-name="ro1">
          <table:table-cell office:value-type="string">
            <text:p>5.94964369394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175809996354e+00</text:p>
          </table:table-cell>
          <table:table-cell office:value-type="string">
            <text:p>6.145455476504e-04</text:p>
          </table:table-cell>
        </table:table-row>
        <table:table-row table:style-name="ro1">
          <table:table-cell office:value-type="string">
            <text:p>5.949717660358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9.317208192748e-01</text:p>
          </table:table-cell>
          <table:table-cell office:value-type="string">
            <text:p>8.644491698052e-04</text:p>
          </table:table-cell>
        </table:table-row>
        <table:table-row table:style-name="ro1">
          <table:table-cell office:value-type="string">
            <text:p>5.94976357246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7.802108575619e-01</text:p>
          </table:table-cell>
          <table:table-cell office:value-type="string">
            <text:p>8.985424377134e-04</text:p>
          </table:table-cell>
        </table:table-row>
        <table:table-row table:style-name="ro1">
          <table:table-cell office:value-type="string">
            <text:p>5.94978848716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979923646733e-01</text:p>
          </table:table-cell>
          <table:table-cell office:value-type="string">
            <text:p>8.700059211862e-04</text:p>
          </table:table-cell>
        </table:table-row>
        <table:table-row table:style-name="ro1">
          <table:table-cell office:value-type="string">
            <text:p>5.949822444383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5.859335363249e-01</text:p>
          </table:table-cell>
          <table:table-cell office:value-type="string">
            <text:p>8.436653266840e-04</text:p>
          </table:table-cell>
        </table:table-row>
        <table:table-row table:style-name="ro1">
          <table:table-cell office:value-type="string">
            <text:p>5.949849319177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4.972467155544e-01</text:p>
          </table:table-cell>
          <table:table-cell office:value-type="string">
            <text:p>8.255148539122e-04</text:p>
          </table:table-cell>
        </table:table-row>
        <table:table-row table:style-name="ro1">
          <table:table-cell office:value-type="string">
            <text:p>5.949887672531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706806489332e-01</text:p>
          </table:table-cell>
          <table:table-cell office:value-type="string">
            <text:p>7.990752415639e-04</text:p>
          </table:table-cell>
        </table:table-row>
        <table:table-row table:style-name="ro1">
          <table:table-cell office:value-type="string">
            <text:p>5.94990243570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3.219621589838e-01</text:p>
          </table:table-cell>
          <table:table-cell office:value-type="string">
            <text:p>7.660128118216e-04</text:p>
          </table:table-cell>
        </table:table-row>
        <table:table-row table:style-name="ro1">
          <table:table-cell office:value-type="string">
            <text:p>5.94992109697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603799707370e-01</text:p>
          </table:table-cell>
          <table:table-cell office:value-type="string">
            <text:p>7.042055334544e-04</text:p>
          </table:table-cell>
        </table:table-row>
        <table:table-row table:style-name="ro1">
          <table:table-cell office:value-type="string">
            <text:p>5.949937156602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073832119738e-01</text:p>
          </table:table-cell>
          <table:table-cell office:value-type="string">
            <text:p>6.383879897889e-04</text:p>
          </table:table-cell>
        </table:table-row>
        <table:table-row table:style-name="ro1">
          <table:table-cell office:value-type="string">
            <text:p>5.949957915434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1.388790678024e-01</text:p>
          </table:table-cell>
          <table:table-cell office:value-type="string">
            <text:p>4.127393661387e-04</text:p>
          </table:table-cell>
        </table:table-row>
        <table:table-row table:style-name="ro1">
          <table:table-cell office:value-type="string">
            <text:p>5.949979012209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6.925970958724e-02</text:p>
          </table:table-cell>
          <table:table-cell office:value-type="string">
            <text:p>3.736901957515e-05</text:p>
          </table:table-cell>
        </table:table-row>
        <table:table-row table:style-name="ro1">
          <table:table-cell office:value-type="string">
            <text:p>5.950000000000e-06</text:p>
          </table:table-cell>
          <table:table-cell table:number-columns-repeated="2" office:value-type="string">
            <text:p>0.000000000000e+00</text:p>
          </table:table-cell>
          <table:table-cell office:value-type="string">
            <text:p>2.722266856381e-12</text:p>
          </table:table-cell>
          <table:table-cell office:value-type="string">
            <text:p>-2.768722130487e-04</text:p>
          </table:table-cell>
        </table:table-row>
        <table:table-row table:style-name="ro1">
          <table:table-cell office:value-type="string">
            <text:p>5.95001331312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609022528328e-05</text:p>
          </table:table-cell>
        </table:table-row>
        <table:table-row table:style-name="ro1">
          <table:table-cell office:value-type="string">
            <text:p>5.95003013001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421747494375e-04</text:p>
          </table:table-cell>
        </table:table-row>
        <table:table-row table:style-name="ro1">
          <table:table-cell office:value-type="string">
            <text:p>5.95004650215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449272728589e-04</text:p>
          </table:table-cell>
        </table:table-row>
        <table:table-row table:style-name="ro1">
          <table:table-cell office:value-type="string">
            <text:p>5.95007924645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700491634509e-04</text:p>
          </table:table-cell>
        </table:table-row>
        <table:table-row table:style-name="ro1">
          <table:table-cell office:value-type="string">
            <text:p>5.95013427556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4.095889188604e-05</text:p>
          </table:table-cell>
        </table:table-row>
        <table:table-row table:style-name="ro1">
          <table:table-cell office:value-type="string">
            <text:p>5.95019434030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037758915279e-04</text:p>
          </table:table-cell>
        </table:table-row>
        <table:table-row table:style-name="ro1">
          <table:table-cell office:value-type="string">
            <text:p>5.95026186277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632792041770e-04</text:p>
          </table:table-cell>
        </table:table-row>
        <table:table-row table:style-name="ro1">
          <table:table-cell office:value-type="string">
            <text:p>5.950337784879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2.058242381978e-04</text:p>
          </table:table-cell>
        </table:table-row>
        <table:table-row table:style-name="ro1">
          <table:table-cell office:value-type="string">
            <text:p>5.95043065345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162002093234e-04</text:p>
          </table:table-cell>
        </table:table-row>
        <table:table-row table:style-name="ro1">
          <table:table-cell office:value-type="string">
            <text:p>5.95054794953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4.544634418729e-05</text:p>
          </table:table-cell>
        </table:table-row>
        <table:table-row table:style-name="ro1">
          <table:table-cell office:value-type="string">
            <text:p>5.95070535477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9.285343904815e-06</text:p>
          </table:table-cell>
        </table:table-row>
        <table:table-row table:style-name="ro1">
          <table:table-cell office:value-type="string">
            <text:p>5.95092944414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3.425368580561e-07</text:p>
          </table:table-cell>
        </table:table-row>
        <table:table-row table:style-name="ro1">
          <table:table-cell office:value-type="string">
            <text:p>5.951285682185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3.521199966665e-08</text:p>
          </table:table-cell>
        </table:table-row>
        <table:table-row table:style-name="ro1">
          <table:table-cell office:value-type="string">
            <text:p>5.951960755184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172205642068e-07</text:p>
          </table:table-cell>
        </table:table-row>
        <table:table-row table:style-name="ro1">
          <table:table-cell office:value-type="string">
            <text:p>5.953310901183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-1.923565610912e-09</text:p>
          </table:table-cell>
        </table:table-row>
        <table:table-row table:style-name="ro1">
          <table:table-cell office:value-type="string">
            <text:p>5.956011193182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71813428615e-07</text:p>
          </table:table-cell>
        </table:table-row>
        <table:table-row table:style-name="ro1">
          <table:table-cell office:value-type="string">
            <text:p>5.961411777178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371524319034e-09</text:p>
          </table:table-cell>
        </table:table-row>
        <table:table-row table:style-name="ro1">
          <table:table-cell office:value-type="string">
            <text:p>5.972212945171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53896801189e-07</text:p>
          </table:table-cell>
        </table:table-row>
        <table:table-row table:style-name="ro1">
          <table:table-cell office:value-type="string">
            <text:p>5.986106472586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2.235526146268e-09</text:p>
          </table:table-cell>
        </table:table-row>
        <table:table-row table:style-name="ro1">
          <table:table-cell office:value-type="string">
            <text:p>6.000000000000e-06</text:p>
          </table:table-cell>
          <table:table-cell table:number-columns-repeated="3" office:value-type="string">
            <text:p>0.000000000000e+00</text:p>
          </table:table-cell>
          <table:table-cell office:value-type="string">
            <text:p>1.046276588294e-07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01:50:23</meta:creation-date>
    <dc:date>2013-11-06T02:02:26</dc:date>
    <meta:editing-duration>P0D</meta:editing-duration>
    <meta:editing-cycles>1</meta:editing-cycles>
    <meta:document-statistic meta:table-count="3" meta:cell-count="1136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2:Sheet1.E2272" chart:data-source-has-labels="both" svg:x="0.77cm" svg:y="0.855cm" svg:width="12.327cm" svg:height="7.545cm">
          <chartooo:coordinate-region svg:x="1.391cm" svg:y="1.054cm" svg:width="11.334cm" svg:height="6.699cm"/>
          <chart:axis chart:dimension="x" chart:name="primary-x" chart:style-name="ch4" chartooo:axis-type="auto">
            <chart:categories table:cell-range-address="Sheet1.A2272:Sheet1.E22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2272" chart:class="chart:scatter">
            <chart:domain table:cell-range-address="Sheet1.A2:Sheet1.A2272"/>
            <chart:data-point chart:repeated="22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6.000000000000e-06</text:p>
                <draw:g>
                  <svg:desc>Sheet1.A2272:Sheet1.E2272</svg:desc>
                </draw:g>
              </table:table-cell>
              <table:table-cell office:value-type="float" office:value="1">
                <text:p>1</text:p>
                <draw:g>
                  <svg:desc>Sheet1.A2:Sheet1.A2272</svg:desc>
                </draw:g>
              </table:table-cell>
              <table:table-cell office:value-type="float" office:value="NaN">
                <text:p>NaN</text:p>
                <draw:g>
                  <svg:desc>Sheet1.E2:Sheet1.E2272</svg:desc>
                </draw:g>
              </table:table-cell>
            </table:table-row>
            <table:table-row>
              <table:table-cell office:value-type="string">
                <text:p>0.000000000000e+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00000000000e+0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00000000000e+0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.046276588294e-0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2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4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6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9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1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3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5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2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4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7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8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1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5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6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3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5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6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2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5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1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3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4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7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9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1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3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4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6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8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9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4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5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6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7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9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1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3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5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6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8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9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1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3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5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6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7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8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9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1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3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6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7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8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9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1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4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5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6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7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9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1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3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4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5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6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8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9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5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6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7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8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9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1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2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3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5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9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1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2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3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5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6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7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8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9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1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2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3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4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5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8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9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0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3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4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5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6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7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8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9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0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1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2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3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5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6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7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9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1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2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3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4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6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7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8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9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1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2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3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4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5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6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7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8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9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2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3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4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5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6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7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8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9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0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1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2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4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5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7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8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9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0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3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5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6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7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8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1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2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3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4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5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6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7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0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1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2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3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5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7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8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9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0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2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4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6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7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8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0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1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2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3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4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5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7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8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9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1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2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3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4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5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6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7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8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9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0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4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5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7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1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2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4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5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6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7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8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9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0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2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3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6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7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8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9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2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3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4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5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6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9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1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2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3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4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5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6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7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8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9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1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3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4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6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7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8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9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1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3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4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5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6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7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8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9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1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2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3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5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7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8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9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0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1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2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3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4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5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6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7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9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1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3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4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5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7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0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2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3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4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6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7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8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1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2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4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5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6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9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0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1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2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3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4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5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6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7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9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1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2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3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4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5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6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7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8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9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1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2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3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4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5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6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7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8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9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2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3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4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5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6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7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8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9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1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3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5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6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7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8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9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0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1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2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3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5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6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7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9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0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1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2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3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5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6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7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8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9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0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2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3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4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5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6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7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8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1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2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3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7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8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9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0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1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3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4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5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6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8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9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1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2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3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4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5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6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7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9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0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1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2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3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4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5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7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9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0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1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2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3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4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5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6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7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8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9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1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2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3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4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6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7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8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9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0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1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2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3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4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5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6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7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8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1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3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4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5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6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7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8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9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1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2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3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5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6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7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8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9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1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2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5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6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7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9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0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1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2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3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4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5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6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7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9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0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1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2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3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4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5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7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8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9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0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1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2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3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4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5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6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7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8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0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1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2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3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4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5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6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7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9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1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2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3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4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5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6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7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8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9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0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1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2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3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4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5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6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7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8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1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2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3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4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5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6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7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9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0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1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2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3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4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5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6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8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9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3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4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5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6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9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0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1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2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3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4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5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6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7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8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9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0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1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2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3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5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6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7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8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9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1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2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3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4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6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7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8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9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0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1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2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3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4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7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8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9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1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2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3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4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6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7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8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9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0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1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2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3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4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5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6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7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9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1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2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3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4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5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6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7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8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9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0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1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2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3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4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5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6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7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8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9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1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3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4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5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6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7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8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9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1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2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3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4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5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6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7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8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9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0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1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3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5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6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8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9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0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1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2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3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4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5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6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7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8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9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0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1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2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3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5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6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7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8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9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0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1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2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3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4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5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6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8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9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0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1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2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3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4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5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7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8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9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1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2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3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4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5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6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7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8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9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1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2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4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5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6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7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9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0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1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2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3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4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5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6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7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8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9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0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2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3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4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5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6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7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8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9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1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2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3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4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5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6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7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9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1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3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4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5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7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8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9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0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1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3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4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5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6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7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9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0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1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2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3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4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5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6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7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9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0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1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2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3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5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6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7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8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9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0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2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3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4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5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6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7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8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9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0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1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2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3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4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5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7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9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1">
                <text:p>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3">
                <text:p>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4">
                <text:p>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5">
                <text:p>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6">
                <text:p>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7">
                <text:p>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8">
                <text:p>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9">
                <text:p>1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0">
                <text:p>1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2">
                <text:p>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4">
                <text:p>1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5">
                <text:p>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6">
                <text:p>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7">
                <text:p>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9">
                <text:p>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0">
                <text:p>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1">
                <text:p>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2">
                <text:p>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3">
                <text:p>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4">
                <text:p>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5">
                <text:p>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6">
                <text:p>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7">
                <text:p>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9">
                <text:p>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0">
                <text:p>1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1">
                <text:p>1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2">
                <text:p>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3">
                <text:p>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4">
                <text:p>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5">
                <text:p>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6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7">
                <text:p>1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8">
                <text:p>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9">
                <text:p>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1">
                <text:p>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3">
                <text:p>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5">
                <text:p>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6">
                <text:p>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7">
                <text:p>1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8">
                <text:p>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9">
                <text:p>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1">
                <text:p>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2">
                <text:p>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3">
                <text:p>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4">
                <text:p>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5">
                <text:p>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6">
                <text:p>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7">
                <text:p>1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8">
                <text:p>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9">
                <text:p>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0">
                <text:p>1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1">
                <text:p>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3">
                <text:p>1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4">
                <text:p>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5">
                <text:p>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6">
                <text:p>1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7">
                <text:p>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8">
                <text:p>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9">
                <text:p>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1">
                <text:p>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2">
                <text:p>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3">
                <text:p>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4">
                <text:p>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5">
                <text:p>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6">
                <text:p>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7">
                <text:p>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8">
                <text:p>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9">
                <text:p>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0">
                <text:p>1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2">
                <text:p>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3">
                <text:p>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5">
                <text:p>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6">
                <text:p>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7">
                <text:p>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8">
                <text:p>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9">
                <text:p>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0">
                <text:p>1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1">
                <text:p>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2">
                <text:p>1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3">
                <text:p>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4">
                <text:p>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5">
                <text:p>1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6">
                <text:p>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8">
                <text:p>1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9">
                <text:p>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1">
                <text:p>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2">
                <text:p>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3">
                <text:p>1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4">
                <text:p>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5">
                <text:p>1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7">
                <text:p>1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9">
                <text:p>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0">
                <text:p>1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2">
                <text:p>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3">
                <text:p>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4">
                <text:p>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5">
                <text:p>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6">
                <text:p>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7">
                <text:p>1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8">
                <text:p>1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9">
                <text:p>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0">
                <text:p>1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1">
                <text:p>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2">
                <text:p>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3">
                <text:p>1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4">
                <text:p>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5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6">
                <text:p>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7">
                <text:p>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29">
                <text:p>1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0">
                <text:p>1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1">
                <text:p>1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2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3">
                <text:p>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4">
                <text:p>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5">
                <text:p>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7">
                <text:p>1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8">
                <text:p>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39">
                <text:p>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0">
                <text:p>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1">
                <text:p>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2">
                <text:p>1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3">
                <text:p>1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4">
                <text:p>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5">
                <text:p>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6">
                <text:p>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7">
                <text:p>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8">
                <text:p>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49">
                <text:p>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1">
                <text:p>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2">
                <text:p>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3">
                <text:p>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4">
                <text:p>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5">
                <text:p>1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">
                <text:p>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7">
                <text:p>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8">
                <text:p>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9">
                <text:p>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0">
                <text:p>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1">
                <text:p>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4">
                <text:p>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5">
                <text:p>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6">
                <text:p>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">
                <text:p>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8">
                <text:p>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9">
                <text:p>1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0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1">
                <text:p>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4">
                <text:p>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5">
                <text:p>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6">
                <text:p>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7">
                <text:p>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8">
                <text:p>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79">
                <text:p>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0">
                <text:p>1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1">
                <text:p>1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2">
                <text:p>1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3">
                <text:p>1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4">
                <text:p>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5">
                <text:p>1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6">
                <text:p>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7">
                <text:p>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8">
                <text:p>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89">
                <text:p>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0">
                <text:p>1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1">
                <text:p>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2">
                <text:p>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3">
                <text:p>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5">
                <text:p>1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6">
                <text:p>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7">
                <text:p>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8">
                <text:p>1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99">
                <text:p>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0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1">
                <text:p>1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3">
                <text:p>1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4">
                <text:p>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5">
                <text:p>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7">
                <text:p>1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8">
                <text:p>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9">
                <text:p>1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0">
                <text:p>1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2">
                <text:p>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3">
                <text:p>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4">
                <text:p>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5">
                <text:p>1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7">
                <text:p>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8">
                <text:p>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19">
                <text:p>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0">
                <text:p>1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1">
                <text:p>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2">
                <text:p>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3">
                <text:p>1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4">
                <text:p>1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5">
                <text:p>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6">
                <text:p>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7">
                <text:p>1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8">
                <text:p>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29">
                <text:p>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0">
                <text:p>1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1">
                <text:p>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2">
                <text:p>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3">
                <text:p>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5">
                <text:p>1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6">
                <text:p>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7">
                <text:p>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39">
                <text:p>1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0">
                <text:p>1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1">
                <text:p>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2">
                <text:p>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3">
                <text:p>1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4">
                <text:p>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5">
                <text:p>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6">
                <text:p>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7">
                <text:p>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8">
                <text:p>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49">
                <text:p>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0">
                <text:p>1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1">
                <text:p>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2">
                <text:p>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3">
                <text:p>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4">
                <text:p>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5">
                <text:p>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6">
                <text:p>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7">
                <text:p>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8">
                <text:p>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59">
                <text:p>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1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2">
                <text:p>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3">
                <text:p>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4">
                <text:p>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5">
                <text:p>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6">
                <text:p>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7">
                <text:p>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69">
                <text:p>1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0">
                <text:p>1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1">
                <text:p>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2">
                <text:p>1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3">
                <text:p>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4">
                <text:p>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5">
                <text:p>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7">
                <text:p>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8">
                <text:p>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79">
                <text:p>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0">
                <text:p>1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1">
                <text:p>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3">
                <text:p>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4">
                <text:p>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5">
                <text:p>1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6">
                <text:p>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7">
                <text:p>1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8">
                <text:p>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89">
                <text:p>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0">
                <text:p>1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1">
                <text:p>1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2">
                <text:p>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3">
                <text:p>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4">
                <text:p>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5">
                <text:p>1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6">
                <text:p>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7">
                <text:p>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8">
                <text:p>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0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1">
                <text:p>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2">
                <text:p>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3">
                <text:p>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5">
                <text:p>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6">
                <text:p>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7">
                <text:p>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8">
                <text:p>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9">
                <text:p>1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0">
                <text:p>1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1">
                <text:p>1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2">
                <text:p>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3">
                <text:p>1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4">
                <text:p>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5">
                <text:p>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6">
                <text:p>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7">
                <text:p>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8">
                <text:p>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19">
                <text:p>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0">
                <text:p>1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1">
                <text:p>1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2">
                <text:p>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3">
                <text:p>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4">
                <text:p>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7">
                <text:p>1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8">
                <text:p>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29">
                <text:p>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0">
                <text:p>1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1">
                <text:p>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3">
                <text:p>1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4">
                <text:p>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5">
                <text:p>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6">
                <text:p>1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7">
                <text:p>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8">
                <text:p>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39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0">
                <text:p>1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1">
                <text:p>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2">
                <text:p>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3">
                <text:p>1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4">
                <text:p>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5">
                <text:p>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6">
                <text:p>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7">
                <text:p>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49">
                <text:p>1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0">
                <text:p>1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1">
                <text:p>1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2">
                <text:p>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3">
                <text:p>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5">
                <text:p>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6">
                <text:p>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7">
                <text:p>1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8">
                <text:p>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59">
                <text:p>1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0">
                <text:p>1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1">
                <text:p>1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2">
                <text:p>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3">
                <text:p>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4">
                <text:p>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5">
                <text:p>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6">
                <text:p>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7">
                <text:p>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8">
                <text:p>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69">
                <text:p>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1">
                <text:p>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2">
                <text:p>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3">
                <text:p>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4">
                <text:p>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6">
                <text:p>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7">
                <text:p>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8">
                <text:p>1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79">
                <text:p>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0">
                <text:p>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1">
                <text:p>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2">
                <text:p>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4">
                <text:p>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5">
                <text:p>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6">
                <text:p>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7">
                <text:p>1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8">
                <text:p>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89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0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3">
                <text:p>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4">
                <text:p>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5">
                <text:p>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6">
                <text:p>1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7">
                <text:p>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8">
                <text:p>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99">
                <text:p>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0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1">
                <text:p>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2">
                <text:p>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3">
                <text:p>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4">
                <text:p>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5">
                <text:p>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6">
                <text:p>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7">
                <text:p>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8">
                <text:p>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9">
                <text:p>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0">
                <text:p>1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1">
                <text:p>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2">
                <text:p>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3">
                <text:p>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5">
                <text:p>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6">
                <text:p>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7">
                <text:p>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8">
                <text:p>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19">
                <text:p>1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0">
                <text:p>1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1">
                <text:p>1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5">
                <text:p>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6">
                <text:p>1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7">
                <text:p>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8">
                <text:p>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29">
                <text:p>1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0">
                <text:p>1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1">
                <text:p>1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2">
                <text:p>1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3">
                <text:p>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4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5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7">
                <text:p>1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8">
                <text:p>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39">
                <text:p>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0">
                <text:p>1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2">
                <text:p>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3">
                <text:p>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4">
                <text:p>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5">
                <text:p>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6">
                <text:p>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7">
                <text:p>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8">
                <text:p>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49">
                <text:p>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0">
                <text:p>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1">
                <text:p>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2">
                <text:p>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3">
                <text:p>1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4">
                <text:p>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5">
                <text:p>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6">
                <text:p>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7">
                <text:p>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59">
                <text:p>1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0">
                <text:p>1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1">
                <text:p>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2">
                <text:p>1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3">
                <text:p>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4">
                <text:p>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5">
                <text:p>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6">
                <text:p>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7">
                <text:p>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8">
                <text:p>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1">
                <text:p>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1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7">
                <text:p>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8">
                <text:p>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29">
                <text:p>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0">
                <text:p>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1">
                <text:p>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2">
                <text:p>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3">
                <text:p>2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4">
                <text:p>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5">
                <text:p>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6">
                <text:p>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7">
                <text:p>2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8">
                <text:p>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39">
                <text:p>2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0">
                <text:p>2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1">
                <text:p>2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2">
                <text:p>2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3">
                <text:p>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4">
                <text:p>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5">
                <text:p>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7">
                <text:p>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49">
                <text:p>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0">
                <text:p>2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1">
                <text:p>2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2">
                <text:p>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3">
                <text:p>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4">
                <text:p>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5">
                <text:p>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7">
                <text:p>2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8">
                <text:p>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59">
                <text:p>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0">
                <text:p>2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1">
                <text:p>2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2">
                <text:p>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3">
                <text:p>2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4">
                <text:p>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5">
                <text:p>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6">
                <text:p>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7">
                <text:p>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69">
                <text:p>2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0">
                <text:p>2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1">
                <text:p>2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2">
                <text:p>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3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4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5">
                <text:p>2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6">
                <text:p>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7">
                <text:p>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8">
                <text:p>2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79">
                <text:p>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0">
                <text:p>2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1">
                <text:p>2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2">
                <text:p>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3">
                <text:p>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4">
                <text:p>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5">
                <text:p>2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6">
                <text:p>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8">
                <text:p>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89">
                <text:p>2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1">
                <text:p>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2">
                <text:p>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3">
                <text:p>2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4">
                <text:p>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5">
                <text:p>2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6">
                <text:p>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8">
                <text:p>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99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0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2">
                <text:p>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3">
                <text:p>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4">
                <text:p>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5">
                <text:p>2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6">
                <text:p>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7">
                <text:p>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8">
                <text:p>2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9">
                <text:p>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0">
                <text:p>2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1">
                <text:p>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3">
                <text:p>2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4">
                <text:p>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5">
                <text:p>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6">
                <text:p>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7">
                <text:p>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8">
                <text:p>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0">
                <text:p>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1">
                <text:p>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2">
                <text:p>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3">
                <text:p>2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4">
                <text:p>2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5">
                <text:p>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6">
                <text:p>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7">
                <text:p>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8">
                <text:p>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29">
                <text:p>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0">
                <text:p>2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1">
                <text:p>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2">
                <text:p>2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3">
                <text:p>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5">
                <text:p>2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6">
                <text:p>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7">
                <text:p>2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8">
                <text:p>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39">
                <text:p>2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0">
                <text:p>2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1">
                <text:p>2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3">
                <text:p>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4">
                <text:p>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5">
                <text:p>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6">
                <text:p>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7">
                <text:p>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8">
                <text:p>2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49">
                <text:p>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0">
                <text:p>2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1">
                <text:p>2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2">
                <text:p>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5">
                <text:p>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7">
                <text:p>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8">
                <text:p>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9">
                <text:p>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0">
                <text:p>2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1">
                <text:p>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2">
                <text:p>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3">
                <text:p>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4">
                <text:p>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5">
                <text:p>2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6">
                <text:p>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7">
                <text:p>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8">
                <text:p>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69">
                <text:p>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0">
                <text:p>2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1">
                <text:p>2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2">
                <text:p>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3">
                <text:p>2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4">
                <text:p>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5">
                <text:p>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6">
                <text:p>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7">
                <text:p>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0">
                <text:p>2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1">
                <text:p>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2">
                <text:p>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3">
                <text:p>2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4">
                <text:p>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5">
                <text:p>2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6">
                <text:p>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7">
                <text:p>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8">
                <text:p>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89">
                <text:p>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">
                <text:p>2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1">
                <text:p>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2">
                <text:p>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3">
                <text:p>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4">
                <text:p>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5">
                <text:p>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6">
                <text:p>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7">
                <text:p>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8">
                <text:p>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9">
                <text:p>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1">
                <text:p>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2">
                <text:p>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3">
                <text:p>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4">
                <text:p>2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5">
                <text:p>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6">
                <text:p>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7">
                <text:p>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8">
                <text:p>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9">
                <text:p>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0">
                <text:p>2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1">
                <text:p>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2">
                <text:p>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3">
                <text:p>2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4">
                <text:p>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5">
                <text:p>2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6">
                <text:p>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7">
                <text:p>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8">
                <text:p>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19">
                <text:p>2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0">
                <text:p>2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1">
                <text:p>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2">
                <text:p>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3">
                <text:p>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4">
                <text:p>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5">
                <text:p>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6">
                <text:p>2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7">
                <text:p>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8">
                <text:p>2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29">
                <text:p>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0">
                <text:p>2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1">
                <text:p>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2">
                <text:p>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3">
                <text:p>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4">
                <text:p>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5">
                <text:p>2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6">
                <text:p>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7">
                <text:p>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8">
                <text:p>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39">
                <text:p>2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0">
                <text:p>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1">
                <text:p>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2">
                <text:p>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3">
                <text:p>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4">
                <text:p>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5">
                <text:p>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6">
                <text:p>2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7">
                <text:p>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8">
                <text:p>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49">
                <text:p>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0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1">
                <text:p>2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2">
                <text:p>2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3">
                <text:p>2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4">
                <text:p>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5">
                <text:p>2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6">
                <text:p>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7">
                <text:p>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8">
                <text:p>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59">
                <text:p>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0">
                <text:p>2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1">
                <text:p>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2">
                <text:p>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3">
                <text:p>2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4">
                <text:p>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5">
                <text:p>2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6">
                <text:p>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7">
                <text:p>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8">
                <text:p>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69">
                <text:p>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70">
                <text:p>2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71">
                <text:p>227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